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9.05pt"/>
    </style:style>
    <style:style style:name="co2" style:family="table-column">
      <style:table-column-properties fo:break-before="auto" style:column-width="55.05pt"/>
    </style:style>
    <style:style style:name="co3" style:family="table-column">
      <style:table-column-properties fo:break-before="auto" style:column-width="58.11pt"/>
    </style:style>
    <style:style style:name="co4" style:family="table-column">
      <style:table-column-properties fo:break-before="auto" style:column-width="33.39pt"/>
    </style:style>
    <style:style style:name="co5" style:family="table-column">
      <style:table-column-properties fo:break-before="auto" style:column-width="32.6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2018-07-27_MAF-5K_Strava-Android-Polar-Heart_Crunch" table:style-name="ta1">
        <table:shapes>
          <draw:frame draw:z-index="0" draw:style-name="gr1" draw:text-style-name="P1" svg:width="824.37pt" svg:height="557.94pt" svg:x="291.43pt" svg:y="3pt">
            <draw:object draw:notify-on-update-of-ranges="'2018-07-27_MAF-5K_Strava-Android-Polar-Heart_Crunch'.A1:'2018-07-27_MAF-5K_Strava-Android-Polar-Heart_Crunch'.A1 '2018-07-27_MAF-5K_Strava-Android-Polar-Heart_Crunch'.A2:'2018-07-27_MAF-5K_Strava-Android-Polar-Heart_Crunch'.A1583 '2018-07-27_MAF-5K_Strava-Android-Polar-Heart_Crunch'.E1:'2018-07-27_MAF-5K_Strava-Android-Polar-Heart_Crunch'.E1 '2018-07-27_MAF-5K_Strava-Android-Polar-Heart_Crunch'.E2:'2018-07-27_MAF-5K_Strava-Android-Polar-Heart_Crunch'.E158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Date_Time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Lon</text:p>
          </table:table-cell>
          <table:table-cell office:value-type="string" calcext:value-type="string">
            <text:p>Elev</text:p>
          </table:table-cell>
          <table:table-cell office:value-type="string" calcext:value-type="string">
            <text:p>Heart</text:p>
          </table:table-cell>
        </table:table-row>
        <table:table-row table:style-name="ro1">
          <table:table-cell office:value-type="string" calcext:value-type="string">
            <text:p>2018-07-27T10:40:00Z</text:p>
          </table:table-cell>
          <table:table-cell office:value-type="float" office:value="40.007056" calcext:value-type="float">
            <text:p>40.007056</text:p>
          </table:table-cell>
          <table:table-cell office:value-type="float" office:value="-79.588988" calcext:value-type="float">
            <text:p>-79.588988</text:p>
          </table:table-cell>
          <table:table-cell office:value-type="float" office:value="290.5" calcext:value-type="float">
            <text:p>290.5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2018-07-27T10:40:03Z</text:p>
          </table:table-cell>
          <table:table-cell office:value-type="float" office:value="40.007024" calcext:value-type="float">
            <text:p>40.007024</text:p>
          </table:table-cell>
          <table:table-cell office:value-type="float" office:value="-79.588972" calcext:value-type="float">
            <text:p>-79.588972</text:p>
          </table:table-cell>
          <table:table-cell office:value-type="float" office:value="290.5" calcext:value-type="float">
            <text:p>290.5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2018-07-27T10:40:05Z</text:p>
          </table:table-cell>
          <table:table-cell office:value-type="float" office:value="40.006996" calcext:value-type="float">
            <text:p>40.006996</text:p>
          </table:table-cell>
          <table:table-cell office:value-type="float" office:value="-79.588961" calcext:value-type="float">
            <text:p>-79.588961</text:p>
          </table:table-cell>
          <table:table-cell office:value-type="float" office:value="290.5" calcext:value-type="float">
            <text:p>290.5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2018-07-27T10:40:08Z</text:p>
          </table:table-cell>
          <table:table-cell office:value-type="float" office:value="40.006966" calcext:value-type="float">
            <text:p>40.006966</text:p>
          </table:table-cell>
          <table:table-cell office:value-type="float" office:value="-79.588948" calcext:value-type="float">
            <text:p>-79.588948</text:p>
          </table:table-cell>
          <table:table-cell office:value-type="float" office:value="290.6" calcext:value-type="float">
            <text:p>290.6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2018-07-27T10:40:12Z</text:p>
          </table:table-cell>
          <table:table-cell office:value-type="float" office:value="40.006925" calcext:value-type="float">
            <text:p>40.006925</text:p>
          </table:table-cell>
          <table:table-cell office:value-type="float" office:value="-79.58895" calcext:value-type="float">
            <text:p>-79.58895</text:p>
          </table:table-cell>
          <table:table-cell office:value-type="float" office:value="290.6" calcext:value-type="float">
            <text:p>290.6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2018-07-27T10:40:14Z</text:p>
          </table:table-cell>
          <table:table-cell office:value-type="float" office:value="40.006897" calcext:value-type="float">
            <text:p>40.006897</text:p>
          </table:table-cell>
          <table:table-cell office:value-type="float" office:value="-79.588945" calcext:value-type="float">
            <text:p>-79.588945</text:p>
          </table:table-cell>
          <table:table-cell office:value-type="float" office:value="290.7" calcext:value-type="float">
            <text:p>290.7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2018-07-27T10:40:16Z</text:p>
          </table:table-cell>
          <table:table-cell office:value-type="float" office:value="40.006866" calcext:value-type="float">
            <text:p>40.006866</text:p>
          </table:table-cell>
          <table:table-cell office:value-type="float" office:value="-79.588945" calcext:value-type="float">
            <text:p>-79.588945</text:p>
          </table:table-cell>
          <table:table-cell office:value-type="float" office:value="290.7" calcext:value-type="float">
            <text:p>290.7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2018-07-27T10:40:18Z</text:p>
          </table:table-cell>
          <table:table-cell office:value-type="float" office:value="40.006837" calcext:value-type="float">
            <text:p>40.006837</text:p>
          </table:table-cell>
          <table:table-cell office:value-type="float" office:value="-79.588944" calcext:value-type="float">
            <text:p>-79.588944</text:p>
          </table:table-cell>
          <table:table-cell office:value-type="float" office:value="290.8" calcext:value-type="float">
            <text:p>290.8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2018-07-27T10:40:21Z</text:p>
          </table:table-cell>
          <table:table-cell office:value-type="float" office:value="40.006807" calcext:value-type="float">
            <text:p>40.006807</text:p>
          </table:table-cell>
          <table:table-cell office:value-type="float" office:value="-79.588939" calcext:value-type="float">
            <text:p>-79.588939</text:p>
          </table:table-cell>
          <table:table-cell office:value-type="float" office:value="290.8" calcext:value-type="float">
            <text:p>290.8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2018-07-27T10:40:23Z</text:p>
          </table:table-cell>
          <table:table-cell office:value-type="float" office:value="40.006778" calcext:value-type="float">
            <text:p>40.006778</text:p>
          </table:table-cell>
          <table:table-cell office:value-type="float" office:value="-79.588937" calcext:value-type="float">
            <text:p>-79.588937</text:p>
          </table:table-cell>
          <table:table-cell office:value-type="float" office:value="290.8" calcext:value-type="float">
            <text:p>290.8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2018-07-27T10:40:26Z</text:p>
          </table:table-cell>
          <table:table-cell office:value-type="float" office:value="40.006741" calcext:value-type="float">
            <text:p>40.006741</text:p>
          </table:table-cell>
          <table:table-cell office:value-type="float" office:value="-79.588928" calcext:value-type="float">
            <text:p>-79.588928</text:p>
          </table:table-cell>
          <table:table-cell office:value-type="float" office:value="290.9" calcext:value-type="float">
            <text:p>290.9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2018-07-27T10:40:29Z</text:p>
          </table:table-cell>
          <table:table-cell office:value-type="float" office:value="40.006703" calcext:value-type="float">
            <text:p>40.006703</text:p>
          </table:table-cell>
          <table:table-cell office:value-type="float" office:value="-79.588928" calcext:value-type="float">
            <text:p>-79.588928</text:p>
          </table:table-cell>
          <table:table-cell office:value-type="float" office:value="290.9" calcext:value-type="float">
            <text:p>290.9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2018-07-27T10:40:31Z</text:p>
          </table:table-cell>
          <table:table-cell office:value-type="float" office:value="40.006675" calcext:value-type="float">
            <text:p>40.006675</text:p>
          </table:table-cell>
          <table:table-cell office:value-type="float" office:value="-79.588931" calcext:value-type="float">
            <text:p>-79.588931</text:p>
          </table:table-cell>
          <table:table-cell office:value-type="float" office:value="291" calcext:value-type="float">
            <text:p>291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2018-07-27T10:40:33Z</text:p>
          </table:table-cell>
          <table:table-cell office:value-type="float" office:value="40.006647" calcext:value-type="float">
            <text:p>40.006647</text:p>
          </table:table-cell>
          <table:table-cell office:value-type="float" office:value="-79.588925" calcext:value-type="float">
            <text:p>-79.588925</text:p>
          </table:table-cell>
          <table:table-cell office:value-type="float" office:value="290.9" calcext:value-type="float">
            <text:p>290.9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2018-07-27T10:40:36Z</text:p>
          </table:table-cell>
          <table:table-cell office:value-type="float" office:value="40.006612" calcext:value-type="float">
            <text:p>40.006612</text:p>
          </table:table-cell>
          <table:table-cell office:value-type="float" office:value="-79.588911" calcext:value-type="float">
            <text:p>-79.588911</text:p>
          </table:table-cell>
          <table:table-cell office:value-type="float" office:value="290.6" calcext:value-type="float">
            <text:p>290.6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2018-07-27T10:40:38Z</text:p>
          </table:table-cell>
          <table:table-cell office:value-type="float" office:value="40.006584" calcext:value-type="float">
            <text:p>40.006584</text:p>
          </table:table-cell>
          <table:table-cell office:value-type="float" office:value="-79.588906" calcext:value-type="float">
            <text:p>-79.588906</text:p>
          </table:table-cell>
          <table:table-cell office:value-type="float" office:value="290.3" calcext:value-type="float">
            <text:p>290.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2018-07-27T10:40:41Z</text:p>
          </table:table-cell>
          <table:table-cell office:value-type="float" office:value="40.006548" calcext:value-type="float">
            <text:p>40.006548</text:p>
          </table:table-cell>
          <table:table-cell office:value-type="float" office:value="-79.588901" calcext:value-type="float">
            <text:p>-79.588901</text:p>
          </table:table-cell>
          <table:table-cell office:value-type="float" office:value="290" calcext:value-type="float">
            <text:p>290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2018-07-27T10:40:44Z</text:p>
          </table:table-cell>
          <table:table-cell office:value-type="float" office:value="40.006515" calcext:value-type="float">
            <text:p>40.006515</text:p>
          </table:table-cell>
          <table:table-cell office:value-type="float" office:value="-79.588899" calcext:value-type="float">
            <text:p>-79.588899</text:p>
          </table:table-cell>
          <table:table-cell office:value-type="float" office:value="289.8" calcext:value-type="float">
            <text:p>289.8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2018-07-27T10:40:47Z</text:p>
          </table:table-cell>
          <table:table-cell office:value-type="float" office:value="40.006475" calcext:value-type="float">
            <text:p>40.006475</text:p>
          </table:table-cell>
          <table:table-cell office:value-type="float" office:value="-79.588897" calcext:value-type="float">
            <text:p>-79.588897</text:p>
          </table:table-cell>
          <table:table-cell office:value-type="float" office:value="289.4" calcext:value-type="float">
            <text:p>289.4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2018-07-27T10:40:49Z</text:p>
          </table:table-cell>
          <table:table-cell office:value-type="float" office:value="40.006447" calcext:value-type="float">
            <text:p>40.006447</text:p>
          </table:table-cell>
          <table:table-cell office:value-type="float" office:value="-79.588895" calcext:value-type="float">
            <text:p>-79.588895</text:p>
          </table:table-cell>
          <table:table-cell office:value-type="float" office:value="289.2" calcext:value-type="float">
            <text:p>289.2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2018-07-27T10:40:52Z</text:p>
          </table:table-cell>
          <table:table-cell office:value-type="float" office:value="40.006418" calcext:value-type="float">
            <text:p>40.006418</text:p>
          </table:table-cell>
          <table:table-cell office:value-type="float" office:value="-79.588914" calcext:value-type="float">
            <text:p>-79.588914</text:p>
          </table:table-cell>
          <table:table-cell office:value-type="float" office:value="289" calcext:value-type="float">
            <text:p>289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2018-07-27T10:40:55Z</text:p>
          </table:table-cell>
          <table:table-cell office:value-type="float" office:value="40.006381" calcext:value-type="float">
            <text:p>40.006381</text:p>
          </table:table-cell>
          <table:table-cell office:value-type="float" office:value="-79.588918" calcext:value-type="float">
            <text:p>-79.588918</text:p>
          </table:table-cell>
          <table:table-cell office:value-type="float" office:value="288.8" calcext:value-type="float">
            <text:p>288.8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2018-07-27T10:40:57Z</text:p>
          </table:table-cell>
          <table:table-cell office:value-type="float" office:value="40.006354" calcext:value-type="float">
            <text:p>40.006354</text:p>
          </table:table-cell>
          <table:table-cell office:value-type="float" office:value="-79.588913" calcext:value-type="float">
            <text:p>-79.588913</text:p>
          </table:table-cell>
          <table:table-cell office:value-type="float" office:value="288.7" calcext:value-type="float">
            <text:p>288.7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2018-07-27T10:41:00Z</text:p>
          </table:table-cell>
          <table:table-cell office:value-type="float" office:value="40.006322" calcext:value-type="float">
            <text:p>40.006322</text:p>
          </table:table-cell>
          <table:table-cell office:value-type="float" office:value="-79.588914" calcext:value-type="float">
            <text:p>-79.588914</text:p>
          </table:table-cell>
          <table:table-cell office:value-type="float" office:value="288.6" calcext:value-type="float">
            <text:p>288.6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2018-07-27T10:41:03Z</text:p>
          </table:table-cell>
          <table:table-cell office:value-type="float" office:value="40.006288" calcext:value-type="float">
            <text:p>40.006288</text:p>
          </table:table-cell>
          <table:table-cell office:value-type="float" office:value="-79.588904" calcext:value-type="float">
            <text:p>-79.588904</text:p>
          </table:table-cell>
          <table:table-cell office:value-type="float" office:value="288.6" calcext:value-type="float">
            <text:p>288.6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2018-07-27T10:41:05Z</text:p>
          </table:table-cell>
          <table:table-cell office:value-type="float" office:value="40.00626" calcext:value-type="float">
            <text:p>40.00626</text:p>
          </table:table-cell>
          <table:table-cell office:value-type="float" office:value="-79.588898" calcext:value-type="float">
            <text:p>-79.588898</text:p>
          </table:table-cell>
          <table:table-cell office:value-type="float" office:value="288.5" calcext:value-type="float">
            <text:p>288.5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2018-07-27T10:41:07Z</text:p>
          </table:table-cell>
          <table:table-cell office:value-type="float" office:value="40.006231" calcext:value-type="float">
            <text:p>40.006231</text:p>
          </table:table-cell>
          <table:table-cell office:value-type="float" office:value="-79.588893" calcext:value-type="float">
            <text:p>-79.588893</text:p>
          </table:table-cell>
          <table:table-cell office:value-type="float" office:value="288.4" calcext:value-type="float">
            <text:p>288.4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2018-07-27T10:41:09Z</text:p>
          </table:table-cell>
          <table:table-cell office:value-type="float" office:value="40.006202" calcext:value-type="float">
            <text:p>40.006202</text:p>
          </table:table-cell>
          <table:table-cell office:value-type="float" office:value="-79.588889" calcext:value-type="float">
            <text:p>-79.588889</text:p>
          </table:table-cell>
          <table:table-cell office:value-type="float" office:value="288.4" calcext:value-type="float">
            <text:p>288.4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2018-07-27T10:41:11Z</text:p>
          </table:table-cell>
          <table:table-cell office:value-type="float" office:value="40.006171" calcext:value-type="float">
            <text:p>40.006171</text:p>
          </table:table-cell>
          <table:table-cell office:value-type="float" office:value="-79.588893" calcext:value-type="float">
            <text:p>-79.588893</text:p>
          </table:table-cell>
          <table:table-cell office:value-type="float" office:value="288.3" calcext:value-type="float">
            <text:p>288.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2018-07-27T10:41:13Z</text:p>
          </table:table-cell>
          <table:table-cell office:value-type="float" office:value="40.006141" calcext:value-type="float">
            <text:p>40.006141</text:p>
          </table:table-cell>
          <table:table-cell office:value-type="float" office:value="-79.588895" calcext:value-type="float">
            <text:p>-79.588895</text:p>
          </table:table-cell>
          <table:table-cell office:value-type="float" office:value="288.2" calcext:value-type="float">
            <text:p>288.2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2018-07-27T10:41:15Z</text:p>
          </table:table-cell>
          <table:table-cell office:value-type="float" office:value="40.006112" calcext:value-type="float">
            <text:p>40.006112</text:p>
          </table:table-cell>
          <table:table-cell office:value-type="float" office:value="-79.588893" calcext:value-type="float">
            <text:p>-79.588893</text:p>
          </table:table-cell>
          <table:table-cell office:value-type="float" office:value="288.2" calcext:value-type="float">
            <text:p>288.2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2018-07-27T10:41:17Z</text:p>
          </table:table-cell>
          <table:table-cell office:value-type="float" office:value="40.006078" calcext:value-type="float">
            <text:p>40.006078</text:p>
          </table:table-cell>
          <table:table-cell office:value-type="float" office:value="-79.58889" calcext:value-type="float">
            <text:p>-79.58889</text:p>
          </table:table-cell>
          <table:table-cell office:value-type="float" office:value="288.1" calcext:value-type="float">
            <text:p>288.1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2018-07-27T10:41:19Z</text:p>
          </table:table-cell>
          <table:table-cell office:value-type="float" office:value="40.006046" calcext:value-type="float">
            <text:p>40.006046</text:p>
          </table:table-cell>
          <table:table-cell office:value-type="float" office:value="-79.588884" calcext:value-type="float">
            <text:p>-79.588884</text:p>
          </table:table-cell>
          <table:table-cell office:value-type="float" office:value="288.1" calcext:value-type="float">
            <text:p>288.1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2018-07-27T10:41:21Z</text:p>
          </table:table-cell>
          <table:table-cell office:value-type="float" office:value="40.006019" calcext:value-type="float">
            <text:p>40.006019</text:p>
          </table:table-cell>
          <table:table-cell office:value-type="float" office:value="-79.588884" calcext:value-type="float">
            <text:p>-79.588884</text:p>
          </table:table-cell>
          <table:table-cell office:value-type="float" office:value="288" calcext:value-type="float">
            <text:p>288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2018-07-27T10:41:23Z</text:p>
          </table:table-cell>
          <table:table-cell office:value-type="float" office:value="40.005991" calcext:value-type="float">
            <text:p>40.005991</text:p>
          </table:table-cell>
          <table:table-cell office:value-type="float" office:value="-79.588881" calcext:value-type="float">
            <text:p>-79.588881</text:p>
          </table:table-cell>
          <table:table-cell office:value-type="float" office:value="288" calcext:value-type="float">
            <text:p>288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2018-07-27T10:41:25Z</text:p>
          </table:table-cell>
          <table:table-cell office:value-type="float" office:value="40.005961" calcext:value-type="float">
            <text:p>40.005961</text:p>
          </table:table-cell>
          <table:table-cell office:value-type="float" office:value="-79.58888" calcext:value-type="float">
            <text:p>-79.58888</text:p>
          </table:table-cell>
          <table:table-cell office:value-type="float" office:value="288" calcext:value-type="float">
            <text:p>288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2018-07-27T10:41:28Z</text:p>
          </table:table-cell>
          <table:table-cell office:value-type="float" office:value="40.005923" calcext:value-type="float">
            <text:p>40.005923</text:p>
          </table:table-cell>
          <table:table-cell office:value-type="float" office:value="-79.588873" calcext:value-type="float">
            <text:p>-79.588873</text:p>
          </table:table-cell>
          <table:table-cell office:value-type="float" office:value="287.9" calcext:value-type="float">
            <text:p>287.9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2018-07-27T10:41:31Z</text:p>
          </table:table-cell>
          <table:table-cell office:value-type="float" office:value="40.005885" calcext:value-type="float">
            <text:p>40.005885</text:p>
          </table:table-cell>
          <table:table-cell office:value-type="float" office:value="-79.58887" calcext:value-type="float">
            <text:p>-79.58887</text:p>
          </table:table-cell>
          <table:table-cell office:value-type="float" office:value="287.9" calcext:value-type="float">
            <text:p>287.9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2018-07-27T10:41:34Z</text:p>
          </table:table-cell>
          <table:table-cell office:value-type="float" office:value="40.005849" calcext:value-type="float">
            <text:p>40.005849</text:p>
          </table:table-cell>
          <table:table-cell office:value-type="float" office:value="-79.588874" calcext:value-type="float">
            <text:p>-79.588874</text:p>
          </table:table-cell>
          <table:table-cell office:value-type="float" office:value="287.8" calcext:value-type="float">
            <text:p>287.8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2018-07-27T10:41:36Z</text:p>
          </table:table-cell>
          <table:table-cell office:value-type="float" office:value="40.005821" calcext:value-type="float">
            <text:p>40.005821</text:p>
          </table:table-cell>
          <table:table-cell office:value-type="float" office:value="-79.588874" calcext:value-type="float">
            <text:p>-79.588874</text:p>
          </table:table-cell>
          <table:table-cell office:value-type="float" office:value="287.8" calcext:value-type="float">
            <text:p>287.8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2018-07-27T10:41:38Z</text:p>
          </table:table-cell>
          <table:table-cell office:value-type="float" office:value="40.005794" calcext:value-type="float">
            <text:p>40.005794</text:p>
          </table:table-cell>
          <table:table-cell office:value-type="float" office:value="-79.588879" calcext:value-type="float">
            <text:p>-79.588879</text:p>
          </table:table-cell>
          <table:table-cell office:value-type="float" office:value="287.8" calcext:value-type="float">
            <text:p>287.8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2018-07-27T10:41:41Z</text:p>
          </table:table-cell>
          <table:table-cell office:value-type="float" office:value="40.005758" calcext:value-type="float">
            <text:p>40.005758</text:p>
          </table:table-cell>
          <table:table-cell office:value-type="float" office:value="-79.588892" calcext:value-type="float">
            <text:p>-79.588892</text:p>
          </table:table-cell>
          <table:table-cell office:value-type="float" office:value="287.7" calcext:value-type="float">
            <text:p>287.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2018-07-27T10:41:44Z</text:p>
          </table:table-cell>
          <table:table-cell office:value-type="float" office:value="40.005722" calcext:value-type="float">
            <text:p>40.005722</text:p>
          </table:table-cell>
          <table:table-cell office:value-type="float" office:value="-79.588901" calcext:value-type="float">
            <text:p>-79.588901</text:p>
          </table:table-cell>
          <table:table-cell office:value-type="float" office:value="287.7" calcext:value-type="float">
            <text:p>287.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2018-07-27T10:41:46Z</text:p>
          </table:table-cell>
          <table:table-cell office:value-type="float" office:value="40.005691" calcext:value-type="float">
            <text:p>40.005691</text:p>
          </table:table-cell>
          <table:table-cell office:value-type="float" office:value="-79.588908" calcext:value-type="float">
            <text:p>-79.588908</text:p>
          </table:table-cell>
          <table:table-cell office:value-type="float" office:value="287.7" calcext:value-type="float">
            <text:p>287.7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2018-07-27T10:41:48Z</text:p>
          </table:table-cell>
          <table:table-cell office:value-type="float" office:value="40.005663" calcext:value-type="float">
            <text:p>40.005663</text:p>
          </table:table-cell>
          <table:table-cell office:value-type="float" office:value="-79.588915" calcext:value-type="float">
            <text:p>-79.588915</text:p>
          </table:table-cell>
          <table:table-cell office:value-type="float" office:value="287.7" calcext:value-type="float">
            <text:p>287.7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2018-07-27T10:41:51Z</text:p>
          </table:table-cell>
          <table:table-cell office:value-type="float" office:value="40.005623" calcext:value-type="float">
            <text:p>40.005623</text:p>
          </table:table-cell>
          <table:table-cell office:value-type="float" office:value="-79.588911" calcext:value-type="float">
            <text:p>-79.588911</text:p>
          </table:table-cell>
          <table:table-cell office:value-type="float" office:value="287.7" calcext:value-type="float">
            <text:p>287.7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2018-07-27T10:41:54Z</text:p>
          </table:table-cell>
          <table:table-cell office:value-type="float" office:value="40.005585" calcext:value-type="float">
            <text:p>40.005585</text:p>
          </table:table-cell>
          <table:table-cell office:value-type="float" office:value="-79.588925" calcext:value-type="float">
            <text:p>-79.588925</text:p>
          </table:table-cell>
          <table:table-cell office:value-type="float" office:value="287.7" calcext:value-type="float">
            <text:p>287.7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2018-07-27T10:41:57Z</text:p>
          </table:table-cell>
          <table:table-cell office:value-type="float" office:value="40.005551" calcext:value-type="float">
            <text:p>40.005551</text:p>
          </table:table-cell>
          <table:table-cell office:value-type="float" office:value="-79.58893" calcext:value-type="float">
            <text:p>-79.58893</text:p>
          </table:table-cell>
          <table:table-cell office:value-type="float" office:value="287.7" calcext:value-type="float">
            <text:p>287.7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2018-07-27T10:42:00Z</text:p>
          </table:table-cell>
          <table:table-cell office:value-type="float" office:value="40.005519" calcext:value-type="float">
            <text:p>40.005519</text:p>
          </table:table-cell>
          <table:table-cell office:value-type="float" office:value="-79.588931" calcext:value-type="float">
            <text:p>-79.588931</text:p>
          </table:table-cell>
          <table:table-cell office:value-type="float" office:value="287.8" calcext:value-type="float">
            <text:p>287.8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2018-07-27T10:42:03Z</text:p>
          </table:table-cell>
          <table:table-cell office:value-type="float" office:value="40.005486" calcext:value-type="float">
            <text:p>40.005486</text:p>
          </table:table-cell>
          <table:table-cell office:value-type="float" office:value="-79.588936" calcext:value-type="float">
            <text:p>-79.588936</text:p>
          </table:table-cell>
          <table:table-cell office:value-type="float" office:value="287.8" calcext:value-type="float">
            <text:p>287.8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2018-07-27T10:42:07Z</text:p>
          </table:table-cell>
          <table:table-cell office:value-type="float" office:value="40.005452" calcext:value-type="float">
            <text:p>40.005452</text:p>
          </table:table-cell>
          <table:table-cell office:value-type="float" office:value="-79.588929" calcext:value-type="float">
            <text:p>-79.588929</text:p>
          </table:table-cell>
          <table:table-cell office:value-type="float" office:value="287.8" calcext:value-type="float">
            <text:p>287.8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2018-07-27T10:42:10Z</text:p>
          </table:table-cell>
          <table:table-cell office:value-type="float" office:value="40.00542" calcext:value-type="float">
            <text:p>40.00542</text:p>
          </table:table-cell>
          <table:table-cell office:value-type="float" office:value="-79.588912" calcext:value-type="float">
            <text:p>-79.588912</text:p>
          </table:table-cell>
          <table:table-cell office:value-type="float" office:value="287.8" calcext:value-type="float">
            <text:p>287.8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2018-07-27T10:42:13Z</text:p>
          </table:table-cell>
          <table:table-cell office:value-type="float" office:value="40.005385" calcext:value-type="float">
            <text:p>40.005385</text:p>
          </table:table-cell>
          <table:table-cell office:value-type="float" office:value="-79.588902" calcext:value-type="float">
            <text:p>-79.588902</text:p>
          </table:table-cell>
          <table:table-cell office:value-type="float" office:value="287.8" calcext:value-type="float">
            <text:p>287.8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2018-07-27T10:42:15Z</text:p>
          </table:table-cell>
          <table:table-cell office:value-type="float" office:value="40.005348" calcext:value-type="float">
            <text:p>40.005348</text:p>
          </table:table-cell>
          <table:table-cell office:value-type="float" office:value="-79.588902" calcext:value-type="float">
            <text:p>-79.588902</text:p>
          </table:table-cell>
          <table:table-cell office:value-type="float" office:value="287.9" calcext:value-type="float">
            <text:p>287.9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2018-07-27T10:42:17Z</text:p>
          </table:table-cell>
          <table:table-cell office:value-type="float" office:value="40.005308" calcext:value-type="float">
            <text:p>40.005308</text:p>
          </table:table-cell>
          <table:table-cell office:value-type="float" office:value="-79.588904" calcext:value-type="float">
            <text:p>-79.588904</text:p>
          </table:table-cell>
          <table:table-cell office:value-type="float" office:value="287.9" calcext:value-type="float">
            <text:p>287.9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2018-07-27T10:42:20Z</text:p>
          </table:table-cell>
          <table:table-cell office:value-type="float" office:value="40.005269" calcext:value-type="float">
            <text:p>40.005269</text:p>
          </table:table-cell>
          <table:table-cell office:value-type="float" office:value="-79.588899" calcext:value-type="float">
            <text:p>-79.588899</text:p>
          </table:table-cell>
          <table:table-cell office:value-type="float" office:value="287.9" calcext:value-type="float">
            <text:p>287.9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2018-07-27T10:42:23Z</text:p>
          </table:table-cell>
          <table:table-cell office:value-type="float" office:value="40.005227" calcext:value-type="float">
            <text:p>40.005227</text:p>
          </table:table-cell>
          <table:table-cell office:value-type="float" office:value="-79.58889" calcext:value-type="float">
            <text:p>-79.58889</text:p>
          </table:table-cell>
          <table:table-cell office:value-type="float" office:value="287.9" calcext:value-type="float">
            <text:p>287.9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2018-07-27T10:42:25Z</text:p>
          </table:table-cell>
          <table:table-cell office:value-type="float" office:value="40.005187" calcext:value-type="float">
            <text:p>40.005187</text:p>
          </table:table-cell>
          <table:table-cell office:value-type="float" office:value="-79.588871" calcext:value-type="float">
            <text:p>-79.588871</text:p>
          </table:table-cell>
          <table:table-cell office:value-type="float" office:value="287.9" calcext:value-type="float">
            <text:p>287.9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2018-07-27T10:42:27Z</text:p>
          </table:table-cell>
          <table:table-cell office:value-type="float" office:value="40.005156" calcext:value-type="float">
            <text:p>40.005156</text:p>
          </table:table-cell>
          <table:table-cell office:value-type="float" office:value="-79.588852" calcext:value-type="float">
            <text:p>-79.588852</text:p>
          </table:table-cell>
          <table:table-cell office:value-type="float" office:value="287.9" calcext:value-type="float">
            <text:p>287.9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2018-07-27T10:42:29Z</text:p>
          </table:table-cell>
          <table:table-cell office:value-type="float" office:value="40.005128" calcext:value-type="float">
            <text:p>40.005128</text:p>
          </table:table-cell>
          <table:table-cell office:value-type="float" office:value="-79.58883" calcext:value-type="float">
            <text:p>-79.58883</text:p>
          </table:table-cell>
          <table:table-cell office:value-type="float" office:value="287.9" calcext:value-type="float">
            <text:p>287.9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2018-07-27T10:42:31Z</text:p>
          </table:table-cell>
          <table:table-cell office:value-type="float" office:value="40.005098" calcext:value-type="float">
            <text:p>40.005098</text:p>
          </table:table-cell>
          <table:table-cell office:value-type="float" office:value="-79.588811" calcext:value-type="float">
            <text:p>-79.588811</text:p>
          </table:table-cell>
          <table:table-cell office:value-type="float" office:value="287.9" calcext:value-type="float">
            <text:p>287.9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2018-07-27T10:42:34Z</text:p>
          </table:table-cell>
          <table:table-cell office:value-type="float" office:value="40.005065" calcext:value-type="float">
            <text:p>40.005065</text:p>
          </table:table-cell>
          <table:table-cell office:value-type="float" office:value="-79.588803" calcext:value-type="float">
            <text:p>-79.588803</text:p>
          </table:table-cell>
          <table:table-cell office:value-type="float" office:value="287.9" calcext:value-type="float">
            <text:p>287.9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2018-07-27T10:42:38Z</text:p>
          </table:table-cell>
          <table:table-cell office:value-type="float" office:value="40.005035" calcext:value-type="float">
            <text:p>40.005035</text:p>
          </table:table-cell>
          <table:table-cell office:value-type="float" office:value="-79.588798" calcext:value-type="float">
            <text:p>-79.588798</text:p>
          </table:table-cell>
          <table:table-cell office:value-type="float" office:value="288" calcext:value-type="float">
            <text:p>288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2018-07-27T10:42:41Z</text:p>
          </table:table-cell>
          <table:table-cell office:value-type="float" office:value="40.004998" calcext:value-type="float">
            <text:p>40.004998</text:p>
          </table:table-cell>
          <table:table-cell office:value-type="float" office:value="-79.588792" calcext:value-type="float">
            <text:p>-79.588792</text:p>
          </table:table-cell>
          <table:table-cell office:value-type="float" office:value="288" calcext:value-type="float">
            <text:p>288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2018-07-27T10:42:44Z</text:p>
          </table:table-cell>
          <table:table-cell office:value-type="float" office:value="40.004963" calcext:value-type="float">
            <text:p>40.004963</text:p>
          </table:table-cell>
          <table:table-cell office:value-type="float" office:value="-79.588789" calcext:value-type="float">
            <text:p>-79.588789</text:p>
          </table:table-cell>
          <table:table-cell office:value-type="float" office:value="288" calcext:value-type="float">
            <text:p>288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2018-07-27T10:42:46Z</text:p>
          </table:table-cell>
          <table:table-cell office:value-type="float" office:value="40.004935" calcext:value-type="float">
            <text:p>40.004935</text:p>
          </table:table-cell>
          <table:table-cell office:value-type="float" office:value="-79.588777" calcext:value-type="float">
            <text:p>-79.588777</text:p>
          </table:table-cell>
          <table:table-cell office:value-type="float" office:value="288" calcext:value-type="float">
            <text:p>288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2018-07-27T10:42:48Z</text:p>
          </table:table-cell>
          <table:table-cell office:value-type="float" office:value="40.004901" calcext:value-type="float">
            <text:p>40.004901</text:p>
          </table:table-cell>
          <table:table-cell office:value-type="float" office:value="-79.588746" calcext:value-type="float">
            <text:p>-79.588746</text:p>
          </table:table-cell>
          <table:table-cell office:value-type="float" office:value="288" calcext:value-type="float">
            <text:p>288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2018-07-27T10:42:50Z</text:p>
          </table:table-cell>
          <table:table-cell office:value-type="float" office:value="40.004885" calcext:value-type="float">
            <text:p>40.004885</text:p>
          </table:table-cell>
          <table:table-cell office:value-type="float" office:value="-79.588717" calcext:value-type="float">
            <text:p>-79.588717</text:p>
          </table:table-cell>
          <table:table-cell office:value-type="float" office:value="288" calcext:value-type="float">
            <text:p>288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2018-07-27T10:42:53Z</text:p>
          </table:table-cell>
          <table:table-cell office:value-type="float" office:value="40.004859" calcext:value-type="float">
            <text:p>40.004859</text:p>
          </table:table-cell>
          <table:table-cell office:value-type="float" office:value="-79.588691" calcext:value-type="float">
            <text:p>-79.588691</text:p>
          </table:table-cell>
          <table:table-cell office:value-type="float" office:value="288" calcext:value-type="float">
            <text:p>288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2018-07-27T10:42:55Z</text:p>
          </table:table-cell>
          <table:table-cell office:value-type="float" office:value="40.004843" calcext:value-type="float">
            <text:p>40.004843</text:p>
          </table:table-cell>
          <table:table-cell office:value-type="float" office:value="-79.588661" calcext:value-type="float">
            <text:p>-79.588661</text:p>
          </table:table-cell>
          <table:table-cell office:value-type="float" office:value="288" calcext:value-type="float">
            <text:p>288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2018-07-27T10:42:57Z</text:p>
          </table:table-cell>
          <table:table-cell office:value-type="float" office:value="40.004836" calcext:value-type="float">
            <text:p>40.004836</text:p>
          </table:table-cell>
          <table:table-cell office:value-type="float" office:value="-79.588623" calcext:value-type="float">
            <text:p>-79.588623</text:p>
          </table:table-cell>
          <table:table-cell office:value-type="float" office:value="288" calcext:value-type="float">
            <text:p>288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2018-07-27T10:42:59Z</text:p>
          </table:table-cell>
          <table:table-cell office:value-type="float" office:value="40.00484" calcext:value-type="float">
            <text:p>40.00484</text:p>
          </table:table-cell>
          <table:table-cell office:value-type="float" office:value="-79.588585" calcext:value-type="float">
            <text:p>-79.588585</text:p>
          </table:table-cell>
          <table:table-cell office:value-type="float" office:value="288" calcext:value-type="float">
            <text:p>288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2018-07-27T10:43:02Z</text:p>
          </table:table-cell>
          <table:table-cell office:value-type="float" office:value="40.00484" calcext:value-type="float">
            <text:p>40.00484</text:p>
          </table:table-cell>
          <table:table-cell office:value-type="float" office:value="-79.588533" calcext:value-type="float">
            <text:p>-79.588533</text:p>
          </table:table-cell>
          <table:table-cell office:value-type="float" office:value="288" calcext:value-type="float">
            <text:p>288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2018-07-27T10:43:04Z</text:p>
          </table:table-cell>
          <table:table-cell office:value-type="float" office:value="40.00484" calcext:value-type="float">
            <text:p>40.00484</text:p>
          </table:table-cell>
          <table:table-cell office:value-type="float" office:value="-79.588479" calcext:value-type="float">
            <text:p>-79.588479</text:p>
          </table:table-cell>
          <table:table-cell office:value-type="float" office:value="288" calcext:value-type="float">
            <text:p>288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2018-07-27T10:43:06Z</text:p>
          </table:table-cell>
          <table:table-cell office:value-type="float" office:value="40.004842" calcext:value-type="float">
            <text:p>40.004842</text:p>
          </table:table-cell>
          <table:table-cell office:value-type="float" office:value="-79.588432" calcext:value-type="float">
            <text:p>-79.588432</text:p>
          </table:table-cell>
          <table:table-cell office:value-type="float" office:value="288" calcext:value-type="float">
            <text:p>288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2018-07-27T10:43:09Z</text:p>
          </table:table-cell>
          <table:table-cell office:value-type="float" office:value="40.004843" calcext:value-type="float">
            <text:p>40.004843</text:p>
          </table:table-cell>
          <table:table-cell office:value-type="float" office:value="-79.588395" calcext:value-type="float">
            <text:p>-79.588395</text:p>
          </table:table-cell>
          <table:table-cell office:value-type="float" office:value="288" calcext:value-type="float">
            <text:p>288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2018-07-27T10:43:12Z</text:p>
          </table:table-cell>
          <table:table-cell office:value-type="float" office:value="40.004837" calcext:value-type="float">
            <text:p>40.004837</text:p>
          </table:table-cell>
          <table:table-cell office:value-type="float" office:value="-79.588355" calcext:value-type="float">
            <text:p>-79.588355</text:p>
          </table:table-cell>
          <table:table-cell office:value-type="float" office:value="288" calcext:value-type="float">
            <text:p>288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2018-07-27T10:43:14Z</text:p>
          </table:table-cell>
          <table:table-cell office:value-type="float" office:value="40.004829" calcext:value-type="float">
            <text:p>40.004829</text:p>
          </table:table-cell>
          <table:table-cell office:value-type="float" office:value="-79.588318" calcext:value-type="float">
            <text:p>-79.588318</text:p>
          </table:table-cell>
          <table:table-cell office:value-type="float" office:value="288" calcext:value-type="float">
            <text:p>288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2018-07-27T10:43:17Z</text:p>
          </table:table-cell>
          <table:table-cell office:value-type="float" office:value="40.004831" calcext:value-type="float">
            <text:p>40.004831</text:p>
          </table:table-cell>
          <table:table-cell office:value-type="float" office:value="-79.588276" calcext:value-type="float">
            <text:p>-79.588276</text:p>
          </table:table-cell>
          <table:table-cell office:value-type="float" office:value="288" calcext:value-type="float">
            <text:p>288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2018-07-27T10:43:19Z</text:p>
          </table:table-cell>
          <table:table-cell office:value-type="float" office:value="40.004827" calcext:value-type="float">
            <text:p>40.004827</text:p>
          </table:table-cell>
          <table:table-cell office:value-type="float" office:value="-79.58824" calcext:value-type="float">
            <text:p>-79.58824</text:p>
          </table:table-cell>
          <table:table-cell office:value-type="float" office:value="288" calcext:value-type="float">
            <text:p>288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2018-07-27T10:43:21Z</text:p>
          </table:table-cell>
          <table:table-cell office:value-type="float" office:value="40.004825" calcext:value-type="float">
            <text:p>40.004825</text:p>
          </table:table-cell>
          <table:table-cell office:value-type="float" office:value="-79.588192" calcext:value-type="float">
            <text:p>-79.588192</text:p>
          </table:table-cell>
          <table:table-cell office:value-type="float" office:value="288" calcext:value-type="float">
            <text:p>288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2018-07-27T10:43:23Z</text:p>
          </table:table-cell>
          <table:table-cell office:value-type="float" office:value="40.004828" calcext:value-type="float">
            <text:p>40.004828</text:p>
          </table:table-cell>
          <table:table-cell office:value-type="float" office:value="-79.588148" calcext:value-type="float">
            <text:p>-79.588148</text:p>
          </table:table-cell>
          <table:table-cell office:value-type="float" office:value="288" calcext:value-type="float">
            <text:p>28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8-07-27T10:43:26Z</text:p>
          </table:table-cell>
          <table:table-cell office:value-type="float" office:value="40.00483" calcext:value-type="float">
            <text:p>40.00483</text:p>
          </table:table-cell>
          <table:table-cell office:value-type="float" office:value="-79.588111" calcext:value-type="float">
            <text:p>-79.588111</text:p>
          </table:table-cell>
          <table:table-cell office:value-type="float" office:value="288" calcext:value-type="float">
            <text:p>288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2018-07-27T10:43:29Z</text:p>
          </table:table-cell>
          <table:table-cell office:value-type="float" office:value="40.004829" calcext:value-type="float">
            <text:p>40.004829</text:p>
          </table:table-cell>
          <table:table-cell office:value-type="float" office:value="-79.588057" calcext:value-type="float">
            <text:p>-79.588057</text:p>
          </table:table-cell>
          <table:table-cell office:value-type="float" office:value="288" calcext:value-type="float">
            <text:p>28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8-07-27T10:43:31Z</text:p>
          </table:table-cell>
          <table:table-cell office:value-type="float" office:value="40.004833" calcext:value-type="float">
            <text:p>40.004833</text:p>
          </table:table-cell>
          <table:table-cell office:value-type="float" office:value="-79.588014" calcext:value-type="float">
            <text:p>-79.588014</text:p>
          </table:table-cell>
          <table:table-cell office:value-type="float" office:value="288" calcext:value-type="float">
            <text:p>288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2018-07-27T10:43:33Z</text:p>
          </table:table-cell>
          <table:table-cell office:value-type="float" office:value="40.004838" calcext:value-type="float">
            <text:p>40.004838</text:p>
          </table:table-cell>
          <table:table-cell office:value-type="float" office:value="-79.587973" calcext:value-type="float">
            <text:p>-79.587973</text:p>
          </table:table-cell>
          <table:table-cell office:value-type="float" office:value="288" calcext:value-type="float">
            <text:p>288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2018-07-27T10:43:35Z</text:p>
          </table:table-cell>
          <table:table-cell office:value-type="float" office:value="40.004844" calcext:value-type="float">
            <text:p>40.004844</text:p>
          </table:table-cell>
          <table:table-cell office:value-type="float" office:value="-79.587935" calcext:value-type="float">
            <text:p>-79.587935</text:p>
          </table:table-cell>
          <table:table-cell office:value-type="float" office:value="288" calcext:value-type="float">
            <text:p>288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2018-07-27T10:43:37Z</text:p>
          </table:table-cell>
          <table:table-cell office:value-type="float" office:value="40.004846" calcext:value-type="float">
            <text:p>40.004846</text:p>
          </table:table-cell>
          <table:table-cell office:value-type="float" office:value="-79.587892" calcext:value-type="float">
            <text:p>-79.587892</text:p>
          </table:table-cell>
          <table:table-cell office:value-type="float" office:value="288" calcext:value-type="float">
            <text:p>288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2018-07-27T10:43:39Z</text:p>
          </table:table-cell>
          <table:table-cell office:value-type="float" office:value="40.00485" calcext:value-type="float">
            <text:p>40.00485</text:p>
          </table:table-cell>
          <table:table-cell office:value-type="float" office:value="-79.587854" calcext:value-type="float">
            <text:p>-79.587854</text:p>
          </table:table-cell>
          <table:table-cell office:value-type="float" office:value="288" calcext:value-type="float">
            <text:p>288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2018-07-27T10:43:41Z</text:p>
          </table:table-cell>
          <table:table-cell office:value-type="float" office:value="40.004855" calcext:value-type="float">
            <text:p>40.004855</text:p>
          </table:table-cell>
          <table:table-cell office:value-type="float" office:value="-79.587816" calcext:value-type="float">
            <text:p>-79.587816</text:p>
          </table:table-cell>
          <table:table-cell office:value-type="float" office:value="288" calcext:value-type="float">
            <text:p>288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2018-07-27T10:43:44Z</text:p>
          </table:table-cell>
          <table:table-cell office:value-type="float" office:value="40.004833" calcext:value-type="float">
            <text:p>40.004833</text:p>
          </table:table-cell>
          <table:table-cell office:value-type="float" office:value="-79.587781" calcext:value-type="float">
            <text:p>-79.587781</text:p>
          </table:table-cell>
          <table:table-cell office:value-type="float" office:value="288.1" calcext:value-type="float">
            <text:p>288.1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2018-07-27T10:43:46Z</text:p>
          </table:table-cell>
          <table:table-cell office:value-type="float" office:value="40.004801" calcext:value-type="float">
            <text:p>40.004801</text:p>
          </table:table-cell>
          <table:table-cell office:value-type="float" office:value="-79.587776" calcext:value-type="float">
            <text:p>-79.587776</text:p>
          </table:table-cell>
          <table:table-cell office:value-type="float" office:value="288.1" calcext:value-type="float">
            <text:p>288.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2018-07-27T10:43:48Z</text:p>
          </table:table-cell>
          <table:table-cell office:value-type="float" office:value="40.004767" calcext:value-type="float">
            <text:p>40.004767</text:p>
          </table:table-cell>
          <table:table-cell office:value-type="float" office:value="-79.587778" calcext:value-type="float">
            <text:p>-79.587778</text:p>
          </table:table-cell>
          <table:table-cell office:value-type="float" office:value="288.2" calcext:value-type="float">
            <text:p>288.2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2018-07-27T10:43:51Z</text:p>
          </table:table-cell>
          <table:table-cell office:value-type="float" office:value="40.004729" calcext:value-type="float">
            <text:p>40.004729</text:p>
          </table:table-cell>
          <table:table-cell office:value-type="float" office:value="-79.587785" calcext:value-type="float">
            <text:p>-79.587785</text:p>
          </table:table-cell>
          <table:table-cell office:value-type="float" office:value="288.2" calcext:value-type="float">
            <text:p>288.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8-07-27T10:43:54Z</text:p>
          </table:table-cell>
          <table:table-cell office:value-type="float" office:value="40.004696" calcext:value-type="float">
            <text:p>40.004696</text:p>
          </table:table-cell>
          <table:table-cell office:value-type="float" office:value="-79.587789" calcext:value-type="float">
            <text:p>-79.587789</text:p>
          </table:table-cell>
          <table:table-cell office:value-type="float" office:value="288.3" calcext:value-type="float">
            <text:p>288.3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2018-07-27T10:43:56Z</text:p>
          </table:table-cell>
          <table:table-cell office:value-type="float" office:value="40.004667" calcext:value-type="float">
            <text:p>40.004667</text:p>
          </table:table-cell>
          <table:table-cell office:value-type="float" office:value="-79.587789" calcext:value-type="float">
            <text:p>-79.587789</text:p>
          </table:table-cell>
          <table:table-cell office:value-type="float" office:value="288.3" calcext:value-type="float">
            <text:p>288.3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8-07-27T10:43:58Z</text:p>
          </table:table-cell>
          <table:table-cell office:value-type="float" office:value="40.004638" calcext:value-type="float">
            <text:p>40.004638</text:p>
          </table:table-cell>
          <table:table-cell office:value-type="float" office:value="-79.587786" calcext:value-type="float">
            <text:p>-79.587786</text:p>
          </table:table-cell>
          <table:table-cell office:value-type="float" office:value="288.4" calcext:value-type="float">
            <text:p>288.4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8-07-27T10:44:02Z</text:p>
          </table:table-cell>
          <table:table-cell office:value-type="float" office:value="40.004609" calcext:value-type="float">
            <text:p>40.004609</text:p>
          </table:table-cell>
          <table:table-cell office:value-type="float" office:value="-79.587783" calcext:value-type="float">
            <text:p>-79.587783</text:p>
          </table:table-cell>
          <table:table-cell office:value-type="float" office:value="288.4" calcext:value-type="float">
            <text:p>288.4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8-07-27T10:44:05Z</text:p>
          </table:table-cell>
          <table:table-cell office:value-type="float" office:value="40.004574" calcext:value-type="float">
            <text:p>40.004574</text:p>
          </table:table-cell>
          <table:table-cell office:value-type="float" office:value="-79.587791" calcext:value-type="float">
            <text:p>-79.587791</text:p>
          </table:table-cell>
          <table:table-cell office:value-type="float" office:value="288.5" calcext:value-type="float">
            <text:p>288.5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8-07-27T10:44:07Z</text:p>
          </table:table-cell>
          <table:table-cell office:value-type="float" office:value="40.004544" calcext:value-type="float">
            <text:p>40.004544</text:p>
          </table:table-cell>
          <table:table-cell office:value-type="float" office:value="-79.587798" calcext:value-type="float">
            <text:p>-79.587798</text:p>
          </table:table-cell>
          <table:table-cell office:value-type="float" office:value="288.5" calcext:value-type="float">
            <text:p>288.5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2018-07-27T10:44:09Z</text:p>
          </table:table-cell>
          <table:table-cell office:value-type="float" office:value="40.004516" calcext:value-type="float">
            <text:p>40.004516</text:p>
          </table:table-cell>
          <table:table-cell office:value-type="float" office:value="-79.5878" calcext:value-type="float">
            <text:p>-79.5878</text:p>
          </table:table-cell>
          <table:table-cell office:value-type="float" office:value="288.6" calcext:value-type="float">
            <text:p>288.6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2018-07-27T10:44:11Z</text:p>
          </table:table-cell>
          <table:table-cell office:value-type="float" office:value="40.004479" calcext:value-type="float">
            <text:p>40.004479</text:p>
          </table:table-cell>
          <table:table-cell office:value-type="float" office:value="-79.587794" calcext:value-type="float">
            <text:p>-79.587794</text:p>
          </table:table-cell>
          <table:table-cell office:value-type="float" office:value="288.6" calcext:value-type="float">
            <text:p>288.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2018-07-27T10:44:13Z</text:p>
          </table:table-cell>
          <table:table-cell office:value-type="float" office:value="40.004444" calcext:value-type="float">
            <text:p>40.004444</text:p>
          </table:table-cell>
          <table:table-cell office:value-type="float" office:value="-79.587791" calcext:value-type="float">
            <text:p>-79.587791</text:p>
          </table:table-cell>
          <table:table-cell office:value-type="float" office:value="288.7" calcext:value-type="float">
            <text:p>288.7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2018-07-27T10:44:17Z</text:p>
          </table:table-cell>
          <table:table-cell office:value-type="float" office:value="40.004407" calcext:value-type="float">
            <text:p>40.004407</text:p>
          </table:table-cell>
          <table:table-cell office:value-type="float" office:value="-79.587795" calcext:value-type="float">
            <text:p>-79.587795</text:p>
          </table:table-cell>
          <table:table-cell office:value-type="float" office:value="288.7" calcext:value-type="float">
            <text:p>288.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8-07-27T10:44:19Z</text:p>
          </table:table-cell>
          <table:table-cell office:value-type="float" office:value="40.004375" calcext:value-type="float">
            <text:p>40.004375</text:p>
          </table:table-cell>
          <table:table-cell office:value-type="float" office:value="-79.587799" calcext:value-type="float">
            <text:p>-79.587799</text:p>
          </table:table-cell>
          <table:table-cell office:value-type="float" office:value="288.8" calcext:value-type="float">
            <text:p>288.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8-07-27T10:44:23Z</text:p>
          </table:table-cell>
          <table:table-cell office:value-type="float" office:value="40.004343" calcext:value-type="float">
            <text:p>40.004343</text:p>
          </table:table-cell>
          <table:table-cell office:value-type="float" office:value="-79.587807" calcext:value-type="float">
            <text:p>-79.587807</text:p>
          </table:table-cell>
          <table:table-cell office:value-type="float" office:value="288.8" calcext:value-type="float">
            <text:p>288.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8-07-27T10:44:25Z</text:p>
          </table:table-cell>
          <table:table-cell office:value-type="float" office:value="40.004315" calcext:value-type="float">
            <text:p>40.004315</text:p>
          </table:table-cell>
          <table:table-cell office:value-type="float" office:value="-79.58781" calcext:value-type="float">
            <text:p>-79.58781</text:p>
          </table:table-cell>
          <table:table-cell office:value-type="float" office:value="288.9" calcext:value-type="float">
            <text:p>288.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8-07-27T10:44:27Z</text:p>
          </table:table-cell>
          <table:table-cell office:value-type="float" office:value="40.004275" calcext:value-type="float">
            <text:p>40.004275</text:p>
          </table:table-cell>
          <table:table-cell office:value-type="float" office:value="-79.587806" calcext:value-type="float">
            <text:p>-79.587806</text:p>
          </table:table-cell>
          <table:table-cell office:value-type="float" office:value="288.9" calcext:value-type="float">
            <text:p>288.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8-07-27T10:44:29Z</text:p>
          </table:table-cell>
          <table:table-cell office:value-type="float" office:value="40.004246" calcext:value-type="float">
            <text:p>40.004246</text:p>
          </table:table-cell>
          <table:table-cell office:value-type="float" office:value="-79.587799" calcext:value-type="float">
            <text:p>-79.587799</text:p>
          </table:table-cell>
          <table:table-cell office:value-type="float" office:value="289" calcext:value-type="float">
            <text:p>28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8-07-27T10:44:32Z</text:p>
          </table:table-cell>
          <table:table-cell office:value-type="float" office:value="40.004213" calcext:value-type="float">
            <text:p>40.004213</text:p>
          </table:table-cell>
          <table:table-cell office:value-type="float" office:value="-79.587797" calcext:value-type="float">
            <text:p>-79.587797</text:p>
          </table:table-cell>
          <table:table-cell office:value-type="float" office:value="289" calcext:value-type="float">
            <text:p>289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2018-07-27T10:44:36Z</text:p>
          </table:table-cell>
          <table:table-cell office:value-type="float" office:value="40.00418" calcext:value-type="float">
            <text:p>40.00418</text:p>
          </table:table-cell>
          <table:table-cell office:value-type="float" office:value="-79.587802" calcext:value-type="float">
            <text:p>-79.587802</text:p>
          </table:table-cell>
          <table:table-cell office:value-type="float" office:value="289.1" calcext:value-type="float">
            <text:p>289.1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2018-07-27T10:44:41Z</text:p>
          </table:table-cell>
          <table:table-cell office:value-type="float" office:value="40.004143" calcext:value-type="float">
            <text:p>40.004143</text:p>
          </table:table-cell>
          <table:table-cell office:value-type="float" office:value="-79.587803" calcext:value-type="float">
            <text:p>-79.587803</text:p>
          </table:table-cell>
          <table:table-cell office:value-type="float" office:value="289.1" calcext:value-type="float">
            <text:p>289.1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2018-07-27T10:44:44Z</text:p>
          </table:table-cell>
          <table:table-cell office:value-type="float" office:value="40.004114" calcext:value-type="float">
            <text:p>40.004114</text:p>
          </table:table-cell>
          <table:table-cell office:value-type="float" office:value="-79.5878" calcext:value-type="float">
            <text:p>-79.5878</text:p>
          </table:table-cell>
          <table:table-cell office:value-type="float" office:value="289.2" calcext:value-type="float">
            <text:p>289.2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2018-07-27T10:44:46Z</text:p>
          </table:table-cell>
          <table:table-cell office:value-type="float" office:value="40.00408" calcext:value-type="float">
            <text:p>40.00408</text:p>
          </table:table-cell>
          <table:table-cell office:value-type="float" office:value="-79.587812" calcext:value-type="float">
            <text:p>-79.587812</text:p>
          </table:table-cell>
          <table:table-cell office:value-type="float" office:value="289.2" calcext:value-type="float">
            <text:p>289.2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2018-07-27T10:44:48Z</text:p>
          </table:table-cell>
          <table:table-cell office:value-type="float" office:value="40.00404" calcext:value-type="float">
            <text:p>40.00404</text:p>
          </table:table-cell>
          <table:table-cell office:value-type="float" office:value="-79.587822" calcext:value-type="float">
            <text:p>-79.587822</text:p>
          </table:table-cell>
          <table:table-cell office:value-type="float" office:value="289.3" calcext:value-type="float">
            <text:p>289.3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2018-07-27T10:44:50Z</text:p>
          </table:table-cell>
          <table:table-cell office:value-type="float" office:value="40.004004" calcext:value-type="float">
            <text:p>40.004004</text:p>
          </table:table-cell>
          <table:table-cell office:value-type="float" office:value="-79.58782" calcext:value-type="float">
            <text:p>-79.58782</text:p>
          </table:table-cell>
          <table:table-cell office:value-type="float" office:value="289.4" calcext:value-type="float">
            <text:p>289.4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2018-07-27T10:44:52Z</text:p>
          </table:table-cell>
          <table:table-cell office:value-type="float" office:value="40.003972" calcext:value-type="float">
            <text:p>40.003972</text:p>
          </table:table-cell>
          <table:table-cell office:value-type="float" office:value="-79.587819" calcext:value-type="float">
            <text:p>-79.587819</text:p>
          </table:table-cell>
          <table:table-cell office:value-type="float" office:value="289.4" calcext:value-type="float">
            <text:p>289.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8-07-27T10:44:54Z</text:p>
          </table:table-cell>
          <table:table-cell office:value-type="float" office:value="40.003938" calcext:value-type="float">
            <text:p>40.003938</text:p>
          </table:table-cell>
          <table:table-cell office:value-type="float" office:value="-79.587822" calcext:value-type="float">
            <text:p>-79.587822</text:p>
          </table:table-cell>
          <table:table-cell office:value-type="float" office:value="289.5" calcext:value-type="float">
            <text:p>289.5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8-07-27T10:44:57Z</text:p>
          </table:table-cell>
          <table:table-cell office:value-type="float" office:value="40.003908" calcext:value-type="float">
            <text:p>40.003908</text:p>
          </table:table-cell>
          <table:table-cell office:value-type="float" office:value="-79.587815" calcext:value-type="float">
            <text:p>-79.587815</text:p>
          </table:table-cell>
          <table:table-cell office:value-type="float" office:value="289.5" calcext:value-type="float">
            <text:p>289.5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8-07-27T10:44:59Z</text:p>
          </table:table-cell>
          <table:table-cell office:value-type="float" office:value="40.00388" calcext:value-type="float">
            <text:p>40.00388</text:p>
          </table:table-cell>
          <table:table-cell office:value-type="float" office:value="-79.587813" calcext:value-type="float">
            <text:p>-79.587813</text:p>
          </table:table-cell>
          <table:table-cell office:value-type="float" office:value="289.6" calcext:value-type="float">
            <text:p>289.6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8-07-27T10:45:01Z</text:p>
          </table:table-cell>
          <table:table-cell office:value-type="float" office:value="40.00385" calcext:value-type="float">
            <text:p>40.00385</text:p>
          </table:table-cell>
          <table:table-cell office:value-type="float" office:value="-79.587816" calcext:value-type="float">
            <text:p>-79.587816</text:p>
          </table:table-cell>
          <table:table-cell office:value-type="float" office:value="289.6" calcext:value-type="float">
            <text:p>289.6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8-07-27T10:45:04Z</text:p>
          </table:table-cell>
          <table:table-cell office:value-type="float" office:value="40.003815" calcext:value-type="float">
            <text:p>40.003815</text:p>
          </table:table-cell>
          <table:table-cell office:value-type="float" office:value="-79.587806" calcext:value-type="float">
            <text:p>-79.587806</text:p>
          </table:table-cell>
          <table:table-cell office:value-type="float" office:value="289.7" calcext:value-type="float">
            <text:p>289.7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18-07-27T10:45:06Z</text:p>
          </table:table-cell>
          <table:table-cell office:value-type="float" office:value="40.003786" calcext:value-type="float">
            <text:p>40.003786</text:p>
          </table:table-cell>
          <table:table-cell office:value-type="float" office:value="-79.587797" calcext:value-type="float">
            <text:p>-79.587797</text:p>
          </table:table-cell>
          <table:table-cell office:value-type="float" office:value="289.8" calcext:value-type="float">
            <text:p>289.8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18-07-27T10:45:08Z</text:p>
          </table:table-cell>
          <table:table-cell office:value-type="float" office:value="40.003757" calcext:value-type="float">
            <text:p>40.003757</text:p>
          </table:table-cell>
          <table:table-cell office:value-type="float" office:value="-79.587789" calcext:value-type="float">
            <text:p>-79.587789</text:p>
          </table:table-cell>
          <table:table-cell office:value-type="float" office:value="289.9" calcext:value-type="float">
            <text:p>289.9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18-07-27T10:45:13Z</text:p>
          </table:table-cell>
          <table:table-cell office:value-type="float" office:value="40.003728" calcext:value-type="float">
            <text:p>40.003728</text:p>
          </table:table-cell>
          <table:table-cell office:value-type="float" office:value="-79.587792" calcext:value-type="float">
            <text:p>-79.587792</text:p>
          </table:table-cell>
          <table:table-cell office:value-type="float" office:value="289.9" calcext:value-type="float">
            <text:p>289.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8-07-27T10:45:15Z</text:p>
          </table:table-cell>
          <table:table-cell office:value-type="float" office:value="40.003693" calcext:value-type="float">
            <text:p>40.003693</text:p>
          </table:table-cell>
          <table:table-cell office:value-type="float" office:value="-79.587795" calcext:value-type="float">
            <text:p>-79.587795</text:p>
          </table:table-cell>
          <table:table-cell office:value-type="float" office:value="290" calcext:value-type="float">
            <text:p>29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18-07-27T10:45:17Z</text:p>
          </table:table-cell>
          <table:table-cell office:value-type="float" office:value="40.003646" calcext:value-type="float">
            <text:p>40.003646</text:p>
          </table:table-cell>
          <table:table-cell office:value-type="float" office:value="-79.587788" calcext:value-type="float">
            <text:p>-79.587788</text:p>
          </table:table-cell>
          <table:table-cell office:value-type="float" office:value="290.1" calcext:value-type="float">
            <text:p>290.1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18-07-27T10:45:19Z</text:p>
          </table:table-cell>
          <table:table-cell office:value-type="float" office:value="40.003598" calcext:value-type="float">
            <text:p>40.003598</text:p>
          </table:table-cell>
          <table:table-cell office:value-type="float" office:value="-79.587784" calcext:value-type="float">
            <text:p>-79.587784</text:p>
          </table:table-cell>
          <table:table-cell office:value-type="float" office:value="290.2" calcext:value-type="float">
            <text:p>290.2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18-07-27T10:45:21Z</text:p>
          </table:table-cell>
          <table:table-cell office:value-type="float" office:value="40.003566" calcext:value-type="float">
            <text:p>40.003566</text:p>
          </table:table-cell>
          <table:table-cell office:value-type="float" office:value="-79.58778" calcext:value-type="float">
            <text:p>-79.58778</text:p>
          </table:table-cell>
          <table:table-cell office:value-type="float" office:value="290.3" calcext:value-type="float">
            <text:p>290.3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18-07-27T10:45:23Z</text:p>
          </table:table-cell>
          <table:table-cell office:value-type="float" office:value="40.003535" calcext:value-type="float">
            <text:p>40.003535</text:p>
          </table:table-cell>
          <table:table-cell office:value-type="float" office:value="-79.587779" calcext:value-type="float">
            <text:p>-79.587779</text:p>
          </table:table-cell>
          <table:table-cell office:value-type="float" office:value="290.5" calcext:value-type="float">
            <text:p>290.5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18-07-27T10:45:25Z</text:p>
          </table:table-cell>
          <table:table-cell office:value-type="float" office:value="40.003502" calcext:value-type="float">
            <text:p>40.003502</text:p>
          </table:table-cell>
          <table:table-cell office:value-type="float" office:value="-79.587783" calcext:value-type="float">
            <text:p>-79.587783</text:p>
          </table:table-cell>
          <table:table-cell office:value-type="float" office:value="290.6" calcext:value-type="float">
            <text:p>290.6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18-07-27T10:45:28Z</text:p>
          </table:table-cell>
          <table:table-cell office:value-type="float" office:value="40.003471" calcext:value-type="float">
            <text:p>40.003471</text:p>
          </table:table-cell>
          <table:table-cell office:value-type="float" office:value="-79.587783" calcext:value-type="float">
            <text:p>-79.587783</text:p>
          </table:table-cell>
          <table:table-cell office:value-type="float" office:value="290.7" calcext:value-type="float">
            <text:p>290.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8-07-27T10:45:30Z</text:p>
          </table:table-cell>
          <table:table-cell office:value-type="float" office:value="40.003437" calcext:value-type="float">
            <text:p>40.003437</text:p>
          </table:table-cell>
          <table:table-cell office:value-type="float" office:value="-79.587778" calcext:value-type="float">
            <text:p>-79.587778</text:p>
          </table:table-cell>
          <table:table-cell office:value-type="float" office:value="290.9" calcext:value-type="float">
            <text:p>290.9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18-07-27T10:45:32Z</text:p>
          </table:table-cell>
          <table:table-cell office:value-type="float" office:value="40.003405" calcext:value-type="float">
            <text:p>40.003405</text:p>
          </table:table-cell>
          <table:table-cell office:value-type="float" office:value="-79.587773" calcext:value-type="float">
            <text:p>-79.587773</text:p>
          </table:table-cell>
          <table:table-cell office:value-type="float" office:value="291" calcext:value-type="float">
            <text:p>291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18-07-27T10:45:34Z</text:p>
          </table:table-cell>
          <table:table-cell office:value-type="float" office:value="40.003378" calcext:value-type="float">
            <text:p>40.003378</text:p>
          </table:table-cell>
          <table:table-cell office:value-type="float" office:value="-79.58777" calcext:value-type="float">
            <text:p>-79.58777</text:p>
          </table:table-cell>
          <table:table-cell office:value-type="float" office:value="291.2" calcext:value-type="float">
            <text:p>291.2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2018-07-27T10:45:37Z</text:p>
          </table:table-cell>
          <table:table-cell office:value-type="float" office:value="40.003338" calcext:value-type="float">
            <text:p>40.003338</text:p>
          </table:table-cell>
          <table:table-cell office:value-type="float" office:value="-79.587773" calcext:value-type="float">
            <text:p>-79.587773</text:p>
          </table:table-cell>
          <table:table-cell office:value-type="float" office:value="291.4" calcext:value-type="float">
            <text:p>291.4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2018-07-27T10:45:40Z</text:p>
          </table:table-cell>
          <table:table-cell office:value-type="float" office:value="40.0033" calcext:value-type="float">
            <text:p>40.0033</text:p>
          </table:table-cell>
          <table:table-cell office:value-type="float" office:value="-79.587759" calcext:value-type="float">
            <text:p>-79.587759</text:p>
          </table:table-cell>
          <table:table-cell office:value-type="float" office:value="291.9" calcext:value-type="float">
            <text:p>291.9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2018-07-27T10:45:42Z</text:p>
          </table:table-cell>
          <table:table-cell office:value-type="float" office:value="40.00327" calcext:value-type="float">
            <text:p>40.00327</text:p>
          </table:table-cell>
          <table:table-cell office:value-type="float" office:value="-79.587749" calcext:value-type="float">
            <text:p>-79.587749</text:p>
          </table:table-cell>
          <table:table-cell office:value-type="float" office:value="292.4" calcext:value-type="float">
            <text:p>292.4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18-07-27T10:45:45Z</text:p>
          </table:table-cell>
          <table:table-cell office:value-type="float" office:value="40.00324" calcext:value-type="float">
            <text:p>40.00324</text:p>
          </table:table-cell>
          <table:table-cell office:value-type="float" office:value="-79.587749" calcext:value-type="float">
            <text:p>-79.587749</text:p>
          </table:table-cell>
          <table:table-cell office:value-type="float" office:value="292.9" calcext:value-type="float">
            <text:p>292.9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18-07-27T10:45:48Z</text:p>
          </table:table-cell>
          <table:table-cell office:value-type="float" office:value="40.003202" calcext:value-type="float">
            <text:p>40.003202</text:p>
          </table:table-cell>
          <table:table-cell office:value-type="float" office:value="-79.587762" calcext:value-type="float">
            <text:p>-79.587762</text:p>
          </table:table-cell>
          <table:table-cell office:value-type="float" office:value="293.5" calcext:value-type="float">
            <text:p>293.5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2018-07-27T10:45:50Z</text:p>
          </table:table-cell>
          <table:table-cell office:value-type="float" office:value="40.003172" calcext:value-type="float">
            <text:p>40.003172</text:p>
          </table:table-cell>
          <table:table-cell office:value-type="float" office:value="-79.587764" calcext:value-type="float">
            <text:p>-79.587764</text:p>
          </table:table-cell>
          <table:table-cell office:value-type="float" office:value="294" calcext:value-type="float">
            <text:p>29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18-07-27T10:45:53Z</text:p>
          </table:table-cell>
          <table:table-cell office:value-type="float" office:value="40.003135" calcext:value-type="float">
            <text:p>40.003135</text:p>
          </table:table-cell>
          <table:table-cell office:value-type="float" office:value="-79.587764" calcext:value-type="float">
            <text:p>-79.587764</text:p>
          </table:table-cell>
          <table:table-cell office:value-type="float" office:value="294.4" calcext:value-type="float">
            <text:p>294.4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2018-07-27T10:45:56Z</text:p>
          </table:table-cell>
          <table:table-cell office:value-type="float" office:value="40.003092" calcext:value-type="float">
            <text:p>40.003092</text:p>
          </table:table-cell>
          <table:table-cell office:value-type="float" office:value="-79.58777" calcext:value-type="float">
            <text:p>-79.58777</text:p>
          </table:table-cell>
          <table:table-cell office:value-type="float" office:value="294.9" calcext:value-type="float">
            <text:p>294.9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18-07-27T10:45:58Z</text:p>
          </table:table-cell>
          <table:table-cell office:value-type="float" office:value="40.003061" calcext:value-type="float">
            <text:p>40.003061</text:p>
          </table:table-cell>
          <table:table-cell office:value-type="float" office:value="-79.587774" calcext:value-type="float">
            <text:p>-79.587774</text:p>
          </table:table-cell>
          <table:table-cell office:value-type="float" office:value="295.1" calcext:value-type="float">
            <text:p>295.1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2018-07-27T10:46:01Z</text:p>
          </table:table-cell>
          <table:table-cell office:value-type="float" office:value="40.003026" calcext:value-type="float">
            <text:p>40.003026</text:p>
          </table:table-cell>
          <table:table-cell office:value-type="float" office:value="-79.587762" calcext:value-type="float">
            <text:p>-79.587762</text:p>
          </table:table-cell>
          <table:table-cell office:value-type="float" office:value="295.2" calcext:value-type="float">
            <text:p>295.2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2018-07-27T10:46:03Z</text:p>
          </table:table-cell>
          <table:table-cell office:value-type="float" office:value="40.002991" calcext:value-type="float">
            <text:p>40.002991</text:p>
          </table:table-cell>
          <table:table-cell office:value-type="float" office:value="-79.587755" calcext:value-type="float">
            <text:p>-79.587755</text:p>
          </table:table-cell>
          <table:table-cell office:value-type="float" office:value="295.3" calcext:value-type="float">
            <text:p>295.3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18-07-27T10:46:06Z</text:p>
          </table:table-cell>
          <table:table-cell office:value-type="float" office:value="40.002955" calcext:value-type="float">
            <text:p>40.002955</text:p>
          </table:table-cell>
          <table:table-cell office:value-type="float" office:value="-79.587749" calcext:value-type="float">
            <text:p>-79.587749</text:p>
          </table:table-cell>
          <table:table-cell office:value-type="float" office:value="295.4" calcext:value-type="float">
            <text:p>295.4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18-07-27T10:46:09Z</text:p>
          </table:table-cell>
          <table:table-cell office:value-type="float" office:value="40.00292" calcext:value-type="float">
            <text:p>40.00292</text:p>
          </table:table-cell>
          <table:table-cell office:value-type="float" office:value="-79.587741" calcext:value-type="float">
            <text:p>-79.587741</text:p>
          </table:table-cell>
          <table:table-cell office:value-type="float" office:value="295.5" calcext:value-type="float">
            <text:p>295.5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2018-07-27T10:46:11Z</text:p>
          </table:table-cell>
          <table:table-cell office:value-type="float" office:value="40.002886" calcext:value-type="float">
            <text:p>40.002886</text:p>
          </table:table-cell>
          <table:table-cell office:value-type="float" office:value="-79.58773" calcext:value-type="float">
            <text:p>-79.58773</text:p>
          </table:table-cell>
          <table:table-cell office:value-type="float" office:value="295.6" calcext:value-type="float">
            <text:p>295.6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2018-07-27T10:46:14Z</text:p>
          </table:table-cell>
          <table:table-cell office:value-type="float" office:value="40.002852" calcext:value-type="float">
            <text:p>40.002852</text:p>
          </table:table-cell>
          <table:table-cell office:value-type="float" office:value="-79.587717" calcext:value-type="float">
            <text:p>-79.587717</text:p>
          </table:table-cell>
          <table:table-cell office:value-type="float" office:value="295.7" calcext:value-type="float">
            <text:p>295.7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18-07-27T10:46:16Z</text:p>
          </table:table-cell>
          <table:table-cell office:value-type="float" office:value="40.002822" calcext:value-type="float">
            <text:p>40.002822</text:p>
          </table:table-cell>
          <table:table-cell office:value-type="float" office:value="-79.587704" calcext:value-type="float">
            <text:p>-79.587704</text:p>
          </table:table-cell>
          <table:table-cell office:value-type="float" office:value="295.8" calcext:value-type="float">
            <text:p>295.8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2018-07-27T10:46:18Z</text:p>
          </table:table-cell>
          <table:table-cell office:value-type="float" office:value="40.002786" calcext:value-type="float">
            <text:p>40.002786</text:p>
          </table:table-cell>
          <table:table-cell office:value-type="float" office:value="-79.587702" calcext:value-type="float">
            <text:p>-79.587702</text:p>
          </table:table-cell>
          <table:table-cell office:value-type="float" office:value="295.9" calcext:value-type="float">
            <text:p>295.9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2018-07-27T10:46:20Z</text:p>
          </table:table-cell>
          <table:table-cell office:value-type="float" office:value="40.002755" calcext:value-type="float">
            <text:p>40.002755</text:p>
          </table:table-cell>
          <table:table-cell office:value-type="float" office:value="-79.587704" calcext:value-type="float">
            <text:p>-79.587704</text:p>
          </table:table-cell>
          <table:table-cell office:value-type="float" office:value="296" calcext:value-type="float">
            <text:p>296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2018-07-27T10:46:22Z</text:p>
          </table:table-cell>
          <table:table-cell office:value-type="float" office:value="40.002728" calcext:value-type="float">
            <text:p>40.002728</text:p>
          </table:table-cell>
          <table:table-cell office:value-type="float" office:value="-79.5877" calcext:value-type="float">
            <text:p>-79.5877</text:p>
          </table:table-cell>
          <table:table-cell office:value-type="float" office:value="296.1" calcext:value-type="float">
            <text:p>296.1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2018-07-27T10:46:25Z</text:p>
          </table:table-cell>
          <table:table-cell office:value-type="float" office:value="40.00269" calcext:value-type="float">
            <text:p>40.00269</text:p>
          </table:table-cell>
          <table:table-cell office:value-type="float" office:value="-79.587705" calcext:value-type="float">
            <text:p>-79.587705</text:p>
          </table:table-cell>
          <table:table-cell office:value-type="float" office:value="296.2" calcext:value-type="float">
            <text:p>296.2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2018-07-27T10:46:28Z</text:p>
          </table:table-cell>
          <table:table-cell office:value-type="float" office:value="40.002651" calcext:value-type="float">
            <text:p>40.002651</text:p>
          </table:table-cell>
          <table:table-cell office:value-type="float" office:value="-79.587711" calcext:value-type="float">
            <text:p>-79.587711</text:p>
          </table:table-cell>
          <table:table-cell office:value-type="float" office:value="296.3" calcext:value-type="float">
            <text:p>296.3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2018-07-27T10:46:31Z</text:p>
          </table:table-cell>
          <table:table-cell office:value-type="float" office:value="40.002613" calcext:value-type="float">
            <text:p>40.002613</text:p>
          </table:table-cell>
          <table:table-cell office:value-type="float" office:value="-79.587706" calcext:value-type="float">
            <text:p>-79.587706</text:p>
          </table:table-cell>
          <table:table-cell office:value-type="float" office:value="296.5" calcext:value-type="float">
            <text:p>296.5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18-07-27T10:46:33Z</text:p>
          </table:table-cell>
          <table:table-cell office:value-type="float" office:value="40.002581" calcext:value-type="float">
            <text:p>40.002581</text:p>
          </table:table-cell>
          <table:table-cell office:value-type="float" office:value="-79.587697" calcext:value-type="float">
            <text:p>-79.587697</text:p>
          </table:table-cell>
          <table:table-cell office:value-type="float" office:value="296.5" calcext:value-type="float">
            <text:p>296.5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2018-07-27T10:46:35Z</text:p>
          </table:table-cell>
          <table:table-cell office:value-type="float" office:value="40.002548" calcext:value-type="float">
            <text:p>40.002548</text:p>
          </table:table-cell>
          <table:table-cell office:value-type="float" office:value="-79.587692" calcext:value-type="float">
            <text:p>-79.587692</text:p>
          </table:table-cell>
          <table:table-cell office:value-type="float" office:value="296.6" calcext:value-type="float">
            <text:p>296.6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2018-07-27T10:46:38Z</text:p>
          </table:table-cell>
          <table:table-cell office:value-type="float" office:value="40.002518" calcext:value-type="float">
            <text:p>40.002518</text:p>
          </table:table-cell>
          <table:table-cell office:value-type="float" office:value="-79.587691" calcext:value-type="float">
            <text:p>-79.587691</text:p>
          </table:table-cell>
          <table:table-cell office:value-type="float" office:value="296.7" calcext:value-type="float">
            <text:p>296.7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18-07-27T10:46:40Z</text:p>
          </table:table-cell>
          <table:table-cell office:value-type="float" office:value="40.002486" calcext:value-type="float">
            <text:p>40.002486</text:p>
          </table:table-cell>
          <table:table-cell office:value-type="float" office:value="-79.587697" calcext:value-type="float">
            <text:p>-79.587697</text:p>
          </table:table-cell>
          <table:table-cell office:value-type="float" office:value="296.8" calcext:value-type="float">
            <text:p>296.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8-07-27T10:46:43Z</text:p>
          </table:table-cell>
          <table:table-cell office:value-type="float" office:value="40.002448" calcext:value-type="float">
            <text:p>40.002448</text:p>
          </table:table-cell>
          <table:table-cell office:value-type="float" office:value="-79.587695" calcext:value-type="float">
            <text:p>-79.587695</text:p>
          </table:table-cell>
          <table:table-cell office:value-type="float" office:value="296.9" calcext:value-type="float">
            <text:p>296.9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18-07-27T10:46:46Z</text:p>
          </table:table-cell>
          <table:table-cell office:value-type="float" office:value="40.002422" calcext:value-type="float">
            <text:p>40.002422</text:p>
          </table:table-cell>
          <table:table-cell office:value-type="float" office:value="-79.587667" calcext:value-type="float">
            <text:p>-79.587667</text:p>
          </table:table-cell>
          <table:table-cell office:value-type="float" office:value="297.2" calcext:value-type="float">
            <text:p>297.2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8-07-27T10:46:49Z</text:p>
          </table:table-cell>
          <table:table-cell office:value-type="float" office:value="40.002389" calcext:value-type="float">
            <text:p>40.002389</text:p>
          </table:table-cell>
          <table:table-cell office:value-type="float" office:value="-79.587644" calcext:value-type="float">
            <text:p>-79.587644</text:p>
          </table:table-cell>
          <table:table-cell office:value-type="float" office:value="297.3" calcext:value-type="float">
            <text:p>297.3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8-07-27T10:46:51Z</text:p>
          </table:table-cell>
          <table:table-cell office:value-type="float" office:value="40.002362" calcext:value-type="float">
            <text:p>40.002362</text:p>
          </table:table-cell>
          <table:table-cell office:value-type="float" office:value="-79.587615" calcext:value-type="float">
            <text:p>-79.587615</text:p>
          </table:table-cell>
          <table:table-cell office:value-type="float" office:value="297.5" calcext:value-type="float">
            <text:p>297.5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18-07-27T10:46:53Z</text:p>
          </table:table-cell>
          <table:table-cell office:value-type="float" office:value="40.00235" calcext:value-type="float">
            <text:p>40.00235</text:p>
          </table:table-cell>
          <table:table-cell office:value-type="float" office:value="-79.58758" calcext:value-type="float">
            <text:p>-79.58758</text:p>
          </table:table-cell>
          <table:table-cell office:value-type="float" office:value="297.6" calcext:value-type="float">
            <text:p>297.6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18-07-27T10:46:55Z</text:p>
          </table:table-cell>
          <table:table-cell office:value-type="float" office:value="40.002343" calcext:value-type="float">
            <text:p>40.002343</text:p>
          </table:table-cell>
          <table:table-cell office:value-type="float" office:value="-79.587531" calcext:value-type="float">
            <text:p>-79.587531</text:p>
          </table:table-cell>
          <table:table-cell office:value-type="float" office:value="297.7" calcext:value-type="float">
            <text:p>297.7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18-07-27T10:46:57Z</text:p>
          </table:table-cell>
          <table:table-cell office:value-type="float" office:value="40.002344" calcext:value-type="float">
            <text:p>40.002344</text:p>
          </table:table-cell>
          <table:table-cell office:value-type="float" office:value="-79.587484" calcext:value-type="float">
            <text:p>-79.587484</text:p>
          </table:table-cell>
          <table:table-cell office:value-type="float" office:value="297.9" calcext:value-type="float">
            <text:p>297.9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18-07-27T10:47:00Z</text:p>
          </table:table-cell>
          <table:table-cell office:value-type="float" office:value="40.002347" calcext:value-type="float">
            <text:p>40.002347</text:p>
          </table:table-cell>
          <table:table-cell office:value-type="float" office:value="-79.587442" calcext:value-type="float">
            <text:p>-79.587442</text:p>
          </table:table-cell>
          <table:table-cell office:value-type="float" office:value="298" calcext:value-type="float">
            <text:p>298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18-07-27T10:47:02Z</text:p>
          </table:table-cell>
          <table:table-cell office:value-type="float" office:value="40.002348" calcext:value-type="float">
            <text:p>40.002348</text:p>
          </table:table-cell>
          <table:table-cell office:value-type="float" office:value="-79.587401" calcext:value-type="float">
            <text:p>-79.587401</text:p>
          </table:table-cell>
          <table:table-cell office:value-type="float" office:value="298.2" calcext:value-type="float">
            <text:p>298.2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18-07-27T10:47:05Z</text:p>
          </table:table-cell>
          <table:table-cell office:value-type="float" office:value="40.002347" calcext:value-type="float">
            <text:p>40.002347</text:p>
          </table:table-cell>
          <table:table-cell office:value-type="float" office:value="-79.587347" calcext:value-type="float">
            <text:p>-79.587347</text:p>
          </table:table-cell>
          <table:table-cell office:value-type="float" office:value="298.3" calcext:value-type="float">
            <text:p>298.3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18-07-27T10:47:07Z</text:p>
          </table:table-cell>
          <table:table-cell office:value-type="float" office:value="40.002346" calcext:value-type="float">
            <text:p>40.002346</text:p>
          </table:table-cell>
          <table:table-cell office:value-type="float" office:value="-79.587303" calcext:value-type="float">
            <text:p>-79.587303</text:p>
          </table:table-cell>
          <table:table-cell office:value-type="float" office:value="298.5" calcext:value-type="float">
            <text:p>298.5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18-07-27T10:47:10Z</text:p>
          </table:table-cell>
          <table:table-cell office:value-type="float" office:value="40.002343" calcext:value-type="float">
            <text:p>40.002343</text:p>
          </table:table-cell>
          <table:table-cell office:value-type="float" office:value="-79.587259" calcext:value-type="float">
            <text:p>-79.587259</text:p>
          </table:table-cell>
          <table:table-cell office:value-type="float" office:value="298.6" calcext:value-type="float">
            <text:p>298.6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18-07-27T10:47:13Z</text:p>
          </table:table-cell>
          <table:table-cell office:value-type="float" office:value="40.00233" calcext:value-type="float">
            <text:p>40.00233</text:p>
          </table:table-cell>
          <table:table-cell office:value-type="float" office:value="-79.587209" calcext:value-type="float">
            <text:p>-79.587209</text:p>
          </table:table-cell>
          <table:table-cell office:value-type="float" office:value="298.8" calcext:value-type="float">
            <text:p>298.8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18-07-27T10:47:15Z</text:p>
          </table:table-cell>
          <table:table-cell office:value-type="float" office:value="40.00232" calcext:value-type="float">
            <text:p>40.00232</text:p>
          </table:table-cell>
          <table:table-cell office:value-type="float" office:value="-79.587173" calcext:value-type="float">
            <text:p>-79.587173</text:p>
          </table:table-cell>
          <table:table-cell office:value-type="float" office:value="298.9" calcext:value-type="float">
            <text:p>298.9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18-07-27T10:47:18Z</text:p>
          </table:table-cell>
          <table:table-cell office:value-type="float" office:value="40.002306" calcext:value-type="float">
            <text:p>40.002306</text:p>
          </table:table-cell>
          <table:table-cell office:value-type="float" office:value="-79.58712" calcext:value-type="float">
            <text:p>-79.58712</text:p>
          </table:table-cell>
          <table:table-cell office:value-type="float" office:value="299" calcext:value-type="float">
            <text:p>299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18-07-27T10:47:21Z</text:p>
          </table:table-cell>
          <table:table-cell office:value-type="float" office:value="40.002294" calcext:value-type="float">
            <text:p>40.002294</text:p>
          </table:table-cell>
          <table:table-cell office:value-type="float" office:value="-79.587081" calcext:value-type="float">
            <text:p>-79.587081</text:p>
          </table:table-cell>
          <table:table-cell office:value-type="float" office:value="299" calcext:value-type="float">
            <text:p>299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18-07-27T10:47:25Z</text:p>
          </table:table-cell>
          <table:table-cell office:value-type="float" office:value="40.002269" calcext:value-type="float">
            <text:p>40.002269</text:p>
          </table:table-cell>
          <table:table-cell office:value-type="float" office:value="-79.587048" calcext:value-type="float">
            <text:p>-79.587048</text:p>
          </table:table-cell>
          <table:table-cell office:value-type="float" office:value="299" calcext:value-type="float">
            <text:p>299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18-07-27T10:47:28Z</text:p>
          </table:table-cell>
          <table:table-cell office:value-type="float" office:value="40.002225" calcext:value-type="float">
            <text:p>40.002225</text:p>
          </table:table-cell>
          <table:table-cell office:value-type="float" office:value="-79.587047" calcext:value-type="float">
            <text:p>-79.587047</text:p>
          </table:table-cell>
          <table:table-cell office:value-type="float" office:value="299" calcext:value-type="float">
            <text:p>299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18-07-27T10:47:30Z</text:p>
          </table:table-cell>
          <table:table-cell office:value-type="float" office:value="40.002194" calcext:value-type="float">
            <text:p>40.002194</text:p>
          </table:table-cell>
          <table:table-cell office:value-type="float" office:value="-79.58705" calcext:value-type="float">
            <text:p>-79.58705</text:p>
          </table:table-cell>
          <table:table-cell office:value-type="float" office:value="299" calcext:value-type="float">
            <text:p>299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18-07-27T10:47:33Z</text:p>
          </table:table-cell>
          <table:table-cell office:value-type="float" office:value="40.002154" calcext:value-type="float">
            <text:p>40.002154</text:p>
          </table:table-cell>
          <table:table-cell office:value-type="float" office:value="-79.587042" calcext:value-type="float">
            <text:p>-79.587042</text:p>
          </table:table-cell>
          <table:table-cell office:value-type="float" office:value="299" calcext:value-type="float">
            <text:p>299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18-07-27T10:47:36Z</text:p>
          </table:table-cell>
          <table:table-cell office:value-type="float" office:value="40.002116" calcext:value-type="float">
            <text:p>40.002116</text:p>
          </table:table-cell>
          <table:table-cell office:value-type="float" office:value="-79.587051" calcext:value-type="float">
            <text:p>-79.587051</text:p>
          </table:table-cell>
          <table:table-cell office:value-type="float" office:value="299" calcext:value-type="float">
            <text:p>299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18-07-27T10:47:38Z</text:p>
          </table:table-cell>
          <table:table-cell office:value-type="float" office:value="40.002083" calcext:value-type="float">
            <text:p>40.002083</text:p>
          </table:table-cell>
          <table:table-cell office:value-type="float" office:value="-79.587058" calcext:value-type="float">
            <text:p>-79.587058</text:p>
          </table:table-cell>
          <table:table-cell office:value-type="float" office:value="299" calcext:value-type="float">
            <text:p>299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18-07-27T10:47:40Z</text:p>
          </table:table-cell>
          <table:table-cell office:value-type="float" office:value="40.002047" calcext:value-type="float">
            <text:p>40.002047</text:p>
          </table:table-cell>
          <table:table-cell office:value-type="float" office:value="-79.587066" calcext:value-type="float">
            <text:p>-79.587066</text:p>
          </table:table-cell>
          <table:table-cell office:value-type="float" office:value="299" calcext:value-type="float">
            <text:p>299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8-07-27T10:47:42Z</text:p>
          </table:table-cell>
          <table:table-cell office:value-type="float" office:value="40.002017" calcext:value-type="float">
            <text:p>40.002017</text:p>
          </table:table-cell>
          <table:table-cell office:value-type="float" office:value="-79.587069" calcext:value-type="float">
            <text:p>-79.587069</text:p>
          </table:table-cell>
          <table:table-cell office:value-type="float" office:value="299" calcext:value-type="float">
            <text:p>29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8-07-27T10:47:46Z</text:p>
          </table:table-cell>
          <table:table-cell office:value-type="float" office:value="40.001983" calcext:value-type="float">
            <text:p>40.001983</text:p>
          </table:table-cell>
          <table:table-cell office:value-type="float" office:value="-79.587077" calcext:value-type="float">
            <text:p>-79.587077</text:p>
          </table:table-cell>
          <table:table-cell office:value-type="float" office:value="299" calcext:value-type="float">
            <text:p>299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2018-07-27T10:47:49Z</text:p>
          </table:table-cell>
          <table:table-cell office:value-type="float" office:value="40.001957" calcext:value-type="float">
            <text:p>40.001957</text:p>
          </table:table-cell>
          <table:table-cell office:value-type="float" office:value="-79.587091" calcext:value-type="float">
            <text:p>-79.587091</text:p>
          </table:table-cell>
          <table:table-cell office:value-type="float" office:value="299" calcext:value-type="float">
            <text:p>299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2018-07-27T10:47:51Z</text:p>
          </table:table-cell>
          <table:table-cell office:value-type="float" office:value="40.001924" calcext:value-type="float">
            <text:p>40.001924</text:p>
          </table:table-cell>
          <table:table-cell office:value-type="float" office:value="-79.587101" calcext:value-type="float">
            <text:p>-79.587101</text:p>
          </table:table-cell>
          <table:table-cell office:value-type="float" office:value="299" calcext:value-type="float">
            <text:p>29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8-07-27T10:47:53Z</text:p>
          </table:table-cell>
          <table:table-cell office:value-type="float" office:value="40.001893" calcext:value-type="float">
            <text:p>40.001893</text:p>
          </table:table-cell>
          <table:table-cell office:value-type="float" office:value="-79.587095" calcext:value-type="float">
            <text:p>-79.587095</text:p>
          </table:table-cell>
          <table:table-cell office:value-type="float" office:value="299" calcext:value-type="float">
            <text:p>299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8-07-27T10:47:55Z</text:p>
          </table:table-cell>
          <table:table-cell office:value-type="float" office:value="40.001863" calcext:value-type="float">
            <text:p>40.001863</text:p>
          </table:table-cell>
          <table:table-cell office:value-type="float" office:value="-79.587087" calcext:value-type="float">
            <text:p>-79.587087</text:p>
          </table:table-cell>
          <table:table-cell office:value-type="float" office:value="298.9" calcext:value-type="float">
            <text:p>298.9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8-07-27T10:47:57Z</text:p>
          </table:table-cell>
          <table:table-cell office:value-type="float" office:value="40.001835" calcext:value-type="float">
            <text:p>40.001835</text:p>
          </table:table-cell>
          <table:table-cell office:value-type="float" office:value="-79.587083" calcext:value-type="float">
            <text:p>-79.587083</text:p>
          </table:table-cell>
          <table:table-cell office:value-type="float" office:value="298.8" calcext:value-type="float">
            <text:p>298.8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8-07-27T10:47:59Z</text:p>
          </table:table-cell>
          <table:table-cell office:value-type="float" office:value="40.001805" calcext:value-type="float">
            <text:p>40.001805</text:p>
          </table:table-cell>
          <table:table-cell office:value-type="float" office:value="-79.587076" calcext:value-type="float">
            <text:p>-79.587076</text:p>
          </table:table-cell>
          <table:table-cell office:value-type="float" office:value="298.8" calcext:value-type="float">
            <text:p>298.8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2018-07-27T10:48:01Z</text:p>
          </table:table-cell>
          <table:table-cell office:value-type="float" office:value="40.00177" calcext:value-type="float">
            <text:p>40.00177</text:p>
          </table:table-cell>
          <table:table-cell office:value-type="float" office:value="-79.587073" calcext:value-type="float">
            <text:p>-79.587073</text:p>
          </table:table-cell>
          <table:table-cell office:value-type="float" office:value="298.7" calcext:value-type="float">
            <text:p>298.7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2018-07-27T10:48:03Z</text:p>
          </table:table-cell>
          <table:table-cell office:value-type="float" office:value="40.001731" calcext:value-type="float">
            <text:p>40.001731</text:p>
          </table:table-cell>
          <table:table-cell office:value-type="float" office:value="-79.587072" calcext:value-type="float">
            <text:p>-79.587072</text:p>
          </table:table-cell>
          <table:table-cell office:value-type="float" office:value="298.6" calcext:value-type="float">
            <text:p>298.6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2018-07-27T10:48:05Z</text:p>
          </table:table-cell>
          <table:table-cell office:value-type="float" office:value="40.001702" calcext:value-type="float">
            <text:p>40.001702</text:p>
          </table:table-cell>
          <table:table-cell office:value-type="float" office:value="-79.587071" calcext:value-type="float">
            <text:p>-79.587071</text:p>
          </table:table-cell>
          <table:table-cell office:value-type="float" office:value="298.5" calcext:value-type="float">
            <text:p>298.5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2018-07-27T10:48:08Z</text:p>
          </table:table-cell>
          <table:table-cell office:value-type="float" office:value="40.001675" calcext:value-type="float">
            <text:p>40.001675</text:p>
          </table:table-cell>
          <table:table-cell office:value-type="float" office:value="-79.587066" calcext:value-type="float">
            <text:p>-79.587066</text:p>
          </table:table-cell>
          <table:table-cell office:value-type="float" office:value="298.4" calcext:value-type="float">
            <text:p>298.4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2018-07-27T10:48:11Z</text:p>
          </table:table-cell>
          <table:table-cell office:value-type="float" office:value="40.001642" calcext:value-type="float">
            <text:p>40.001642</text:p>
          </table:table-cell>
          <table:table-cell office:value-type="float" office:value="-79.587063" calcext:value-type="float">
            <text:p>-79.587063</text:p>
          </table:table-cell>
          <table:table-cell office:value-type="float" office:value="298.3" calcext:value-type="float">
            <text:p>298.3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2018-07-27T10:48:14Z</text:p>
          </table:table-cell>
          <table:table-cell office:value-type="float" office:value="40.001619" calcext:value-type="float">
            <text:p>40.001619</text:p>
          </table:table-cell>
          <table:table-cell office:value-type="float" office:value="-79.587029" calcext:value-type="float">
            <text:p>-79.587029</text:p>
          </table:table-cell>
          <table:table-cell office:value-type="float" office:value="298.2" calcext:value-type="float">
            <text:p>298.2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2018-07-27T10:48:16Z</text:p>
          </table:table-cell>
          <table:table-cell office:value-type="float" office:value="40.001588" calcext:value-type="float">
            <text:p>40.001588</text:p>
          </table:table-cell>
          <table:table-cell office:value-type="float" office:value="-79.587019" calcext:value-type="float">
            <text:p>-79.587019</text:p>
          </table:table-cell>
          <table:table-cell office:value-type="float" office:value="298.2" calcext:value-type="float">
            <text:p>298.2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2018-07-27T10:48:19Z</text:p>
          </table:table-cell>
          <table:table-cell office:value-type="float" office:value="40.001558" calcext:value-type="float">
            <text:p>40.001558</text:p>
          </table:table-cell>
          <table:table-cell office:value-type="float" office:value="-79.587028" calcext:value-type="float">
            <text:p>-79.587028</text:p>
          </table:table-cell>
          <table:table-cell office:value-type="float" office:value="298.1" calcext:value-type="float">
            <text:p>298.1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2018-07-27T10:48:23Z</text:p>
          </table:table-cell>
          <table:table-cell office:value-type="float" office:value="40.00154" calcext:value-type="float">
            <text:p>40.00154</text:p>
          </table:table-cell>
          <table:table-cell office:value-type="float" office:value="-79.58707" calcext:value-type="float">
            <text:p>-79.58707</text:p>
          </table:table-cell>
          <table:table-cell office:value-type="float" office:value="298" calcext:value-type="float">
            <text:p>298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2018-07-27T10:48:25Z</text:p>
          </table:table-cell>
          <table:table-cell office:value-type="float" office:value="40.001512" calcext:value-type="float">
            <text:p>40.001512</text:p>
          </table:table-cell>
          <table:table-cell office:value-type="float" office:value="-79.587094" calcext:value-type="float">
            <text:p>-79.587094</text:p>
          </table:table-cell>
          <table:table-cell office:value-type="float" office:value="297.9" calcext:value-type="float">
            <text:p>297.9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2018-07-27T10:48:27Z</text:p>
          </table:table-cell>
          <table:table-cell office:value-type="float" office:value="40.001475" calcext:value-type="float">
            <text:p>40.001475</text:p>
          </table:table-cell>
          <table:table-cell office:value-type="float" office:value="-79.587114" calcext:value-type="float">
            <text:p>-79.587114</text:p>
          </table:table-cell>
          <table:table-cell office:value-type="float" office:value="298" calcext:value-type="float">
            <text:p>298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2018-07-27T10:48:29Z</text:p>
          </table:table-cell>
          <table:table-cell office:value-type="float" office:value="40.001438" calcext:value-type="float">
            <text:p>40.001438</text:p>
          </table:table-cell>
          <table:table-cell office:value-type="float" office:value="-79.587112" calcext:value-type="float">
            <text:p>-79.587112</text:p>
          </table:table-cell>
          <table:table-cell office:value-type="float" office:value="298.1" calcext:value-type="float">
            <text:p>298.1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2018-07-27T10:48:32Z</text:p>
          </table:table-cell>
          <table:table-cell office:value-type="float" office:value="40.001407" calcext:value-type="float">
            <text:p>40.001407</text:p>
          </table:table-cell>
          <table:table-cell office:value-type="float" office:value="-79.587102" calcext:value-type="float">
            <text:p>-79.587102</text:p>
          </table:table-cell>
          <table:table-cell office:value-type="float" office:value="298.1" calcext:value-type="float">
            <text:p>298.1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2018-07-27T10:48:35Z</text:p>
          </table:table-cell>
          <table:table-cell office:value-type="float" office:value="40.001379" calcext:value-type="float">
            <text:p>40.001379</text:p>
          </table:table-cell>
          <table:table-cell office:value-type="float" office:value="-79.587114" calcext:value-type="float">
            <text:p>-79.587114</text:p>
          </table:table-cell>
          <table:table-cell office:value-type="float" office:value="298.2" calcext:value-type="float">
            <text:p>298.2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8-07-27T10:48:37Z</text:p>
          </table:table-cell>
          <table:table-cell office:value-type="float" office:value="40.001346" calcext:value-type="float">
            <text:p>40.001346</text:p>
          </table:table-cell>
          <table:table-cell office:value-type="float" office:value="-79.587129" calcext:value-type="float">
            <text:p>-79.587129</text:p>
          </table:table-cell>
          <table:table-cell office:value-type="float" office:value="298.2" calcext:value-type="float">
            <text:p>298.2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8-07-27T10:48:39Z</text:p>
          </table:table-cell>
          <table:table-cell office:value-type="float" office:value="40.001324" calcext:value-type="float">
            <text:p>40.001324</text:p>
          </table:table-cell>
          <table:table-cell office:value-type="float" office:value="-79.58715" calcext:value-type="float">
            <text:p>-79.58715</text:p>
          </table:table-cell>
          <table:table-cell office:value-type="float" office:value="298.3" calcext:value-type="float">
            <text:p>298.3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8-07-27T10:48:41Z</text:p>
          </table:table-cell>
          <table:table-cell office:value-type="float" office:value="40.001293" calcext:value-type="float">
            <text:p>40.001293</text:p>
          </table:table-cell>
          <table:table-cell office:value-type="float" office:value="-79.58717" calcext:value-type="float">
            <text:p>-79.58717</text:p>
          </table:table-cell>
          <table:table-cell office:value-type="float" office:value="298.3" calcext:value-type="float">
            <text:p>298.3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8-07-27T10:48:43Z</text:p>
          </table:table-cell>
          <table:table-cell office:value-type="float" office:value="40.001262" calcext:value-type="float">
            <text:p>40.001262</text:p>
          </table:table-cell>
          <table:table-cell office:value-type="float" office:value="-79.587182" calcext:value-type="float">
            <text:p>-79.587182</text:p>
          </table:table-cell>
          <table:table-cell office:value-type="float" office:value="298.4" calcext:value-type="float">
            <text:p>298.4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8-07-27T10:48:46Z</text:p>
          </table:table-cell>
          <table:table-cell office:value-type="float" office:value="40.00122" calcext:value-type="float">
            <text:p>40.00122</text:p>
          </table:table-cell>
          <table:table-cell office:value-type="float" office:value="-79.587196" calcext:value-type="float">
            <text:p>-79.587196</text:p>
          </table:table-cell>
          <table:table-cell office:value-type="float" office:value="298.5" calcext:value-type="float">
            <text:p>298.5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8-07-27T10:48:48Z</text:p>
          </table:table-cell>
          <table:table-cell office:value-type="float" office:value="40.00118" calcext:value-type="float">
            <text:p>40.00118</text:p>
          </table:table-cell>
          <table:table-cell office:value-type="float" office:value="-79.587192" calcext:value-type="float">
            <text:p>-79.587192</text:p>
          </table:table-cell>
          <table:table-cell office:value-type="float" office:value="298.6" calcext:value-type="float">
            <text:p>298.6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2018-07-27T10:48:50Z</text:p>
          </table:table-cell>
          <table:table-cell office:value-type="float" office:value="40.001141" calcext:value-type="float">
            <text:p>40.001141</text:p>
          </table:table-cell>
          <table:table-cell office:value-type="float" office:value="-79.587186" calcext:value-type="float">
            <text:p>-79.587186</text:p>
          </table:table-cell>
          <table:table-cell office:value-type="float" office:value="298.6" calcext:value-type="float">
            <text:p>298.6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2018-07-27T10:48:53Z</text:p>
          </table:table-cell>
          <table:table-cell office:value-type="float" office:value="40.00111" calcext:value-type="float">
            <text:p>40.00111</text:p>
          </table:table-cell>
          <table:table-cell office:value-type="float" office:value="-79.587193" calcext:value-type="float">
            <text:p>-79.587193</text:p>
          </table:table-cell>
          <table:table-cell office:value-type="float" office:value="298.7" calcext:value-type="float">
            <text:p>298.7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2018-07-27T10:48:56Z</text:p>
          </table:table-cell>
          <table:table-cell office:value-type="float" office:value="40.001083" calcext:value-type="float">
            <text:p>40.001083</text:p>
          </table:table-cell>
          <table:table-cell office:value-type="float" office:value="-79.587202" calcext:value-type="float">
            <text:p>-79.587202</text:p>
          </table:table-cell>
          <table:table-cell office:value-type="float" office:value="298.7" calcext:value-type="float">
            <text:p>298.7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2018-07-27T10:48:59Z</text:p>
          </table:table-cell>
          <table:table-cell office:value-type="float" office:value="40.001044" calcext:value-type="float">
            <text:p>40.001044</text:p>
          </table:table-cell>
          <table:table-cell office:value-type="float" office:value="-79.58722" calcext:value-type="float">
            <text:p>-79.58722</text:p>
          </table:table-cell>
          <table:table-cell office:value-type="float" office:value="298.8" calcext:value-type="float">
            <text:p>298.8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2018-07-27T10:49:01Z</text:p>
          </table:table-cell>
          <table:table-cell office:value-type="float" office:value="40.00101" calcext:value-type="float">
            <text:p>40.00101</text:p>
          </table:table-cell>
          <table:table-cell office:value-type="float" office:value="-79.587227" calcext:value-type="float">
            <text:p>-79.587227</text:p>
          </table:table-cell>
          <table:table-cell office:value-type="float" office:value="298.9" calcext:value-type="float">
            <text:p>298.9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2018-07-27T10:49:03Z</text:p>
          </table:table-cell>
          <table:table-cell office:value-type="float" office:value="40.000981" calcext:value-type="float">
            <text:p>40.000981</text:p>
          </table:table-cell>
          <table:table-cell office:value-type="float" office:value="-79.587235" calcext:value-type="float">
            <text:p>-79.587235</text:p>
          </table:table-cell>
          <table:table-cell office:value-type="float" office:value="298.9" calcext:value-type="float">
            <text:p>298.9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2018-07-27T10:49:05Z</text:p>
          </table:table-cell>
          <table:table-cell office:value-type="float" office:value="40.000955" calcext:value-type="float">
            <text:p>40.000955</text:p>
          </table:table-cell>
          <table:table-cell office:value-type="float" office:value="-79.587247" calcext:value-type="float">
            <text:p>-79.587247</text:p>
          </table:table-cell>
          <table:table-cell office:value-type="float" office:value="299" calcext:value-type="float">
            <text:p>299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2018-07-27T10:49:07Z</text:p>
          </table:table-cell>
          <table:table-cell office:value-type="float" office:value="40.000913" calcext:value-type="float">
            <text:p>40.000913</text:p>
          </table:table-cell>
          <table:table-cell office:value-type="float" office:value="-79.587256" calcext:value-type="float">
            <text:p>-79.587256</text:p>
          </table:table-cell>
          <table:table-cell office:value-type="float" office:value="299.1" calcext:value-type="float">
            <text:p>299.1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2018-07-27T10:49:09Z</text:p>
          </table:table-cell>
          <table:table-cell office:value-type="float" office:value="40.000872" calcext:value-type="float">
            <text:p>40.000872</text:p>
          </table:table-cell>
          <table:table-cell office:value-type="float" office:value="-79.587261" calcext:value-type="float">
            <text:p>-79.587261</text:p>
          </table:table-cell>
          <table:table-cell office:value-type="float" office:value="299.2" calcext:value-type="float">
            <text:p>299.2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8-07-27T10:49:11Z</text:p>
          </table:table-cell>
          <table:table-cell office:value-type="float" office:value="40.000844" calcext:value-type="float">
            <text:p>40.000844</text:p>
          </table:table-cell>
          <table:table-cell office:value-type="float" office:value="-79.587263" calcext:value-type="float">
            <text:p>-79.587263</text:p>
          </table:table-cell>
          <table:table-cell office:value-type="float" office:value="299.2" calcext:value-type="float">
            <text:p>299.2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8-07-27T10:49:14Z</text:p>
          </table:table-cell>
          <table:table-cell office:value-type="float" office:value="40.000809" calcext:value-type="float">
            <text:p>40.000809</text:p>
          </table:table-cell>
          <table:table-cell office:value-type="float" office:value="-79.587264" calcext:value-type="float">
            <text:p>-79.587264</text:p>
          </table:table-cell>
          <table:table-cell office:value-type="float" office:value="299.3" calcext:value-type="float">
            <text:p>299.3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8-07-27T10:49:17Z</text:p>
          </table:table-cell>
          <table:table-cell office:value-type="float" office:value="40.000773" calcext:value-type="float">
            <text:p>40.000773</text:p>
          </table:table-cell>
          <table:table-cell office:value-type="float" office:value="-79.587268" calcext:value-type="float">
            <text:p>-79.587268</text:p>
          </table:table-cell>
          <table:table-cell office:value-type="float" office:value="299.4" calcext:value-type="float">
            <text:p>299.4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8-07-27T10:49:19Z</text:p>
          </table:table-cell>
          <table:table-cell office:value-type="float" office:value="40.000744" calcext:value-type="float">
            <text:p>40.000744</text:p>
          </table:table-cell>
          <table:table-cell office:value-type="float" office:value="-79.587279" calcext:value-type="float">
            <text:p>-79.587279</text:p>
          </table:table-cell>
          <table:table-cell office:value-type="float" office:value="299.4" calcext:value-type="float">
            <text:p>299.4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8-07-27T10:49:21Z</text:p>
          </table:table-cell>
          <table:table-cell office:value-type="float" office:value="40.000712" calcext:value-type="float">
            <text:p>40.000712</text:p>
          </table:table-cell>
          <table:table-cell office:value-type="float" office:value="-79.587304" calcext:value-type="float">
            <text:p>-79.587304</text:p>
          </table:table-cell>
          <table:table-cell office:value-type="float" office:value="299.5" calcext:value-type="float">
            <text:p>299.5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8-07-27T10:49:23Z</text:p>
          </table:table-cell>
          <table:table-cell office:value-type="float" office:value="40.000679" calcext:value-type="float">
            <text:p>40.000679</text:p>
          </table:table-cell>
          <table:table-cell office:value-type="float" office:value="-79.587318" calcext:value-type="float">
            <text:p>-79.587318</text:p>
          </table:table-cell>
          <table:table-cell office:value-type="float" office:value="299.5" calcext:value-type="float">
            <text:p>299.5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8-07-27T10:49:25Z</text:p>
          </table:table-cell>
          <table:table-cell office:value-type="float" office:value="40.000651" calcext:value-type="float">
            <text:p>40.000651</text:p>
          </table:table-cell>
          <table:table-cell office:value-type="float" office:value="-79.587322" calcext:value-type="float">
            <text:p>-79.587322</text:p>
          </table:table-cell>
          <table:table-cell office:value-type="float" office:value="299.6" calcext:value-type="float">
            <text:p>299.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8-07-27T10:49:28Z</text:p>
          </table:table-cell>
          <table:table-cell office:value-type="float" office:value="40.000613" calcext:value-type="float">
            <text:p>40.000613</text:p>
          </table:table-cell>
          <table:table-cell office:value-type="float" office:value="-79.587325" calcext:value-type="float">
            <text:p>-79.587325</text:p>
          </table:table-cell>
          <table:table-cell office:value-type="float" office:value="299.6" calcext:value-type="float">
            <text:p>299.6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8-07-27T10:49:30Z</text:p>
          </table:table-cell>
          <table:table-cell office:value-type="float" office:value="40.000583" calcext:value-type="float">
            <text:p>40.000583</text:p>
          </table:table-cell>
          <table:table-cell office:value-type="float" office:value="-79.587336" calcext:value-type="float">
            <text:p>-79.587336</text:p>
          </table:table-cell>
          <table:table-cell office:value-type="float" office:value="299.6" calcext:value-type="float">
            <text:p>299.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18-07-27T10:49:32Z</text:p>
          </table:table-cell>
          <table:table-cell office:value-type="float" office:value="40.000549" calcext:value-type="float">
            <text:p>40.000549</text:p>
          </table:table-cell>
          <table:table-cell office:value-type="float" office:value="-79.587337" calcext:value-type="float">
            <text:p>-79.587337</text:p>
          </table:table-cell>
          <table:table-cell office:value-type="float" office:value="299.7" calcext:value-type="float">
            <text:p>299.7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18-07-27T10:49:34Z</text:p>
          </table:table-cell>
          <table:table-cell office:value-type="float" office:value="40.000516" calcext:value-type="float">
            <text:p>40.000516</text:p>
          </table:table-cell>
          <table:table-cell office:value-type="float" office:value="-79.587329" calcext:value-type="float">
            <text:p>-79.587329</text:p>
          </table:table-cell>
          <table:table-cell office:value-type="float" office:value="299.7" calcext:value-type="float">
            <text:p>299.7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18-07-27T10:49:36Z</text:p>
          </table:table-cell>
          <table:table-cell office:value-type="float" office:value="40.000487" calcext:value-type="float">
            <text:p>40.000487</text:p>
          </table:table-cell>
          <table:table-cell office:value-type="float" office:value="-79.587326" calcext:value-type="float">
            <text:p>-79.587326</text:p>
          </table:table-cell>
          <table:table-cell office:value-type="float" office:value="299.8" calcext:value-type="float">
            <text:p>299.8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18-07-27T10:49:39Z</text:p>
          </table:table-cell>
          <table:table-cell office:value-type="float" office:value="40.000447" calcext:value-type="float">
            <text:p>40.000447</text:p>
          </table:table-cell>
          <table:table-cell office:value-type="float" office:value="-79.587324" calcext:value-type="float">
            <text:p>-79.587324</text:p>
          </table:table-cell>
          <table:table-cell office:value-type="float" office:value="299.8" calcext:value-type="float">
            <text:p>299.8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18-07-27T10:49:41Z</text:p>
          </table:table-cell>
          <table:table-cell office:value-type="float" office:value="40.000417" calcext:value-type="float">
            <text:p>40.000417</text:p>
          </table:table-cell>
          <table:table-cell office:value-type="float" office:value="-79.587321" calcext:value-type="float">
            <text:p>-79.587321</text:p>
          </table:table-cell>
          <table:table-cell office:value-type="float" office:value="299.9" calcext:value-type="float">
            <text:p>299.9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18-07-27T10:49:43Z</text:p>
          </table:table-cell>
          <table:table-cell office:value-type="float" office:value="40.000385" calcext:value-type="float">
            <text:p>40.000385</text:p>
          </table:table-cell>
          <table:table-cell office:value-type="float" office:value="-79.587319" calcext:value-type="float">
            <text:p>-79.587319</text:p>
          </table:table-cell>
          <table:table-cell office:value-type="float" office:value="299.9" calcext:value-type="float">
            <text:p>299.9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18-07-27T10:49:45Z</text:p>
          </table:table-cell>
          <table:table-cell office:value-type="float" office:value="40.000351" calcext:value-type="float">
            <text:p>40.000351</text:p>
          </table:table-cell>
          <table:table-cell office:value-type="float" office:value="-79.587317" calcext:value-type="float">
            <text:p>-79.587317</text:p>
          </table:table-cell>
          <table:table-cell office:value-type="float" office:value="299.9" calcext:value-type="float">
            <text:p>299.9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2018-07-27T10:49:47Z</text:p>
          </table:table-cell>
          <table:table-cell office:value-type="float" office:value="40.000314" calcext:value-type="float">
            <text:p>40.000314</text:p>
          </table:table-cell>
          <table:table-cell office:value-type="float" office:value="-79.587314" calcext:value-type="float">
            <text:p>-79.587314</text:p>
          </table:table-cell>
          <table:table-cell office:value-type="float" office:value="300" calcext:value-type="float">
            <text:p>30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2018-07-27T10:49:49Z</text:p>
          </table:table-cell>
          <table:table-cell office:value-type="float" office:value="40.000277" calcext:value-type="float">
            <text:p>40.000277</text:p>
          </table:table-cell>
          <table:table-cell office:value-type="float" office:value="-79.587308" calcext:value-type="float">
            <text:p>-79.587308</text:p>
          </table:table-cell>
          <table:table-cell office:value-type="float" office:value="300" calcext:value-type="float">
            <text:p>30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2018-07-27T10:49:51Z</text:p>
          </table:table-cell>
          <table:table-cell office:value-type="float" office:value="40.000246" calcext:value-type="float">
            <text:p>40.000246</text:p>
          </table:table-cell>
          <table:table-cell office:value-type="float" office:value="-79.587312" calcext:value-type="float">
            <text:p>-79.587312</text:p>
          </table:table-cell>
          <table:table-cell office:value-type="float" office:value="300.1" calcext:value-type="float">
            <text:p>300.1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18-07-27T10:49:53Z</text:p>
          </table:table-cell>
          <table:table-cell office:value-type="float" office:value="40.000217" calcext:value-type="float">
            <text:p>40.000217</text:p>
          </table:table-cell>
          <table:table-cell office:value-type="float" office:value="-79.587313" calcext:value-type="float">
            <text:p>-79.587313</text:p>
          </table:table-cell>
          <table:table-cell office:value-type="float" office:value="300.1" calcext:value-type="float">
            <text:p>300.1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18-07-27T10:49:56Z</text:p>
          </table:table-cell>
          <table:table-cell office:value-type="float" office:value="40.000179" calcext:value-type="float">
            <text:p>40.000179</text:p>
          </table:table-cell>
          <table:table-cell office:value-type="float" office:value="-79.587308" calcext:value-type="float">
            <text:p>-79.587308</text:p>
          </table:table-cell>
          <table:table-cell office:value-type="float" office:value="300.2" calcext:value-type="float">
            <text:p>300.2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18-07-27T10:49:58Z</text:p>
          </table:table-cell>
          <table:table-cell office:value-type="float" office:value="40.000151" calcext:value-type="float">
            <text:p>40.000151</text:p>
          </table:table-cell>
          <table:table-cell office:value-type="float" office:value="-79.587305" calcext:value-type="float">
            <text:p>-79.587305</text:p>
          </table:table-cell>
          <table:table-cell office:value-type="float" office:value="300.3" calcext:value-type="float">
            <text:p>300.3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2018-07-27T10:50:00Z</text:p>
          </table:table-cell>
          <table:table-cell office:value-type="float" office:value="40.000117" calcext:value-type="float">
            <text:p>40.000117</text:p>
          </table:table-cell>
          <table:table-cell office:value-type="float" office:value="-79.587298" calcext:value-type="float">
            <text:p>-79.587298</text:p>
          </table:table-cell>
          <table:table-cell office:value-type="float" office:value="300.4" calcext:value-type="float">
            <text:p>300.4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2018-07-27T10:50:03Z</text:p>
          </table:table-cell>
          <table:table-cell office:value-type="float" office:value="40.000083" calcext:value-type="float">
            <text:p>40.000083</text:p>
          </table:table-cell>
          <table:table-cell office:value-type="float" office:value="-79.587293" calcext:value-type="float">
            <text:p>-79.587293</text:p>
          </table:table-cell>
          <table:table-cell office:value-type="float" office:value="300.5" calcext:value-type="float">
            <text:p>300.5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2018-07-27T10:50:07Z</text:p>
          </table:table-cell>
          <table:table-cell office:value-type="float" office:value="40.000049" calcext:value-type="float">
            <text:p>40.000049</text:p>
          </table:table-cell>
          <table:table-cell office:value-type="float" office:value="-79.587296" calcext:value-type="float">
            <text:p>-79.587296</text:p>
          </table:table-cell>
          <table:table-cell office:value-type="float" office:value="300.5" calcext:value-type="float">
            <text:p>300.5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18-07-27T10:50:09Z</text:p>
          </table:table-cell>
          <table:table-cell office:value-type="float" office:value="40.00002" calcext:value-type="float">
            <text:p>40.00002</text:p>
          </table:table-cell>
          <table:table-cell office:value-type="float" office:value="-79.587302" calcext:value-type="float">
            <text:p>-79.587302</text:p>
          </table:table-cell>
          <table:table-cell office:value-type="float" office:value="300.6" calcext:value-type="float">
            <text:p>300.6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2018-07-27T10:50:11Z</text:p>
          </table:table-cell>
          <table:table-cell office:value-type="float" office:value="39.99999" calcext:value-type="float">
            <text:p>39.99999</text:p>
          </table:table-cell>
          <table:table-cell office:value-type="float" office:value="-79.587303" calcext:value-type="float">
            <text:p>-79.587303</text:p>
          </table:table-cell>
          <table:table-cell office:value-type="float" office:value="300.7" calcext:value-type="float">
            <text:p>300.7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2018-07-27T10:50:13Z</text:p>
          </table:table-cell>
          <table:table-cell office:value-type="float" office:value="39.999958" calcext:value-type="float">
            <text:p>39.999958</text:p>
          </table:table-cell>
          <table:table-cell office:value-type="float" office:value="-79.587303" calcext:value-type="float">
            <text:p>-79.587303</text:p>
          </table:table-cell>
          <table:table-cell office:value-type="float" office:value="300.8" calcext:value-type="float">
            <text:p>300.8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2018-07-27T10:50:15Z</text:p>
          </table:table-cell>
          <table:table-cell office:value-type="float" office:value="39.999918" calcext:value-type="float">
            <text:p>39.999918</text:p>
          </table:table-cell>
          <table:table-cell office:value-type="float" office:value="-79.587307" calcext:value-type="float">
            <text:p>-79.587307</text:p>
          </table:table-cell>
          <table:table-cell office:value-type="float" office:value="300.9" calcext:value-type="float">
            <text:p>300.9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18-07-27T10:50:17Z</text:p>
          </table:table-cell>
          <table:table-cell office:value-type="float" office:value="39.999888" calcext:value-type="float">
            <text:p>39.999888</text:p>
          </table:table-cell>
          <table:table-cell office:value-type="float" office:value="-79.587307" calcext:value-type="float">
            <text:p>-79.587307</text:p>
          </table:table-cell>
          <table:table-cell office:value-type="float" office:value="301" calcext:value-type="float">
            <text:p>301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18-07-27T10:50:19Z</text:p>
          </table:table-cell>
          <table:table-cell office:value-type="float" office:value="39.999859" calcext:value-type="float">
            <text:p>39.999859</text:p>
          </table:table-cell>
          <table:table-cell office:value-type="float" office:value="-79.587305" calcext:value-type="float">
            <text:p>-79.587305</text:p>
          </table:table-cell>
          <table:table-cell office:value-type="float" office:value="301" calcext:value-type="float">
            <text:p>301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18-07-27T10:50:21Z</text:p>
          </table:table-cell>
          <table:table-cell office:value-type="float" office:value="39.999827" calcext:value-type="float">
            <text:p>39.999827</text:p>
          </table:table-cell>
          <table:table-cell office:value-type="float" office:value="-79.587304" calcext:value-type="float">
            <text:p>-79.587304</text:p>
          </table:table-cell>
          <table:table-cell office:value-type="float" office:value="301" calcext:value-type="float">
            <text:p>301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18-07-27T10:50:23Z</text:p>
          </table:table-cell>
          <table:table-cell office:value-type="float" office:value="39.999799" calcext:value-type="float">
            <text:p>39.999799</text:p>
          </table:table-cell>
          <table:table-cell office:value-type="float" office:value="-79.587298" calcext:value-type="float">
            <text:p>-79.587298</text:p>
          </table:table-cell>
          <table:table-cell office:value-type="float" office:value="301.1" calcext:value-type="float">
            <text:p>301.1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2018-07-27T10:50:25Z</text:p>
          </table:table-cell>
          <table:table-cell office:value-type="float" office:value="39.999767" calcext:value-type="float">
            <text:p>39.999767</text:p>
          </table:table-cell>
          <table:table-cell office:value-type="float" office:value="-79.58729" calcext:value-type="float">
            <text:p>-79.58729</text:p>
          </table:table-cell>
          <table:table-cell office:value-type="float" office:value="301.2" calcext:value-type="float">
            <text:p>301.2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2018-07-27T10:50:27Z</text:p>
          </table:table-cell>
          <table:table-cell office:value-type="float" office:value="39.999735" calcext:value-type="float">
            <text:p>39.999735</text:p>
          </table:table-cell>
          <table:table-cell office:value-type="float" office:value="-79.587279" calcext:value-type="float">
            <text:p>-79.587279</text:p>
          </table:table-cell>
          <table:table-cell office:value-type="float" office:value="301.3" calcext:value-type="float">
            <text:p>301.3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18-07-27T10:50:30Z</text:p>
          </table:table-cell>
          <table:table-cell office:value-type="float" office:value="39.999698" calcext:value-type="float">
            <text:p>39.999698</text:p>
          </table:table-cell>
          <table:table-cell office:value-type="float" office:value="-79.587263" calcext:value-type="float">
            <text:p>-79.587263</text:p>
          </table:table-cell>
          <table:table-cell office:value-type="float" office:value="301.4" calcext:value-type="float">
            <text:p>301.4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2018-07-27T10:50:34Z</text:p>
          </table:table-cell>
          <table:table-cell office:value-type="float" office:value="39.999673" calcext:value-type="float">
            <text:p>39.999673</text:p>
          </table:table-cell>
          <table:table-cell office:value-type="float" office:value="-79.587241" calcext:value-type="float">
            <text:p>-79.587241</text:p>
          </table:table-cell>
          <table:table-cell office:value-type="float" office:value="301.5" calcext:value-type="float">
            <text:p>301.5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2018-07-27T10:50:37Z</text:p>
          </table:table-cell>
          <table:table-cell office:value-type="float" office:value="39.999642" calcext:value-type="float">
            <text:p>39.999642</text:p>
          </table:table-cell>
          <table:table-cell office:value-type="float" office:value="-79.587218" calcext:value-type="float">
            <text:p>-79.587218</text:p>
          </table:table-cell>
          <table:table-cell office:value-type="float" office:value="301.7" calcext:value-type="float">
            <text:p>301.7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18-07-27T10:50:40Z</text:p>
          </table:table-cell>
          <table:table-cell office:value-type="float" office:value="39.999608" calcext:value-type="float">
            <text:p>39.999608</text:p>
          </table:table-cell>
          <table:table-cell office:value-type="float" office:value="-79.587205" calcext:value-type="float">
            <text:p>-79.587205</text:p>
          </table:table-cell>
          <table:table-cell office:value-type="float" office:value="301.8" calcext:value-type="float">
            <text:p>301.8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18-07-27T10:50:42Z</text:p>
          </table:table-cell>
          <table:table-cell office:value-type="float" office:value="39.999582" calcext:value-type="float">
            <text:p>39.999582</text:p>
          </table:table-cell>
          <table:table-cell office:value-type="float" office:value="-79.587193" calcext:value-type="float">
            <text:p>-79.587193</text:p>
          </table:table-cell>
          <table:table-cell office:value-type="float" office:value="301.9" calcext:value-type="float">
            <text:p>301.9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2018-07-27T10:50:44Z</text:p>
          </table:table-cell>
          <table:table-cell office:value-type="float" office:value="39.999541" calcext:value-type="float">
            <text:p>39.999541</text:p>
          </table:table-cell>
          <table:table-cell office:value-type="float" office:value="-79.587171" calcext:value-type="float">
            <text:p>-79.587171</text:p>
          </table:table-cell>
          <table:table-cell office:value-type="float" office:value="302.1" calcext:value-type="float">
            <text:p>302.1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2018-07-27T10:50:46Z</text:p>
          </table:table-cell>
          <table:table-cell office:value-type="float" office:value="39.999509" calcext:value-type="float">
            <text:p>39.999509</text:p>
          </table:table-cell>
          <table:table-cell office:value-type="float" office:value="-79.587155" calcext:value-type="float">
            <text:p>-79.587155</text:p>
          </table:table-cell>
          <table:table-cell office:value-type="float" office:value="302.2" calcext:value-type="float">
            <text:p>302.2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18-07-27T10:50:48Z</text:p>
          </table:table-cell>
          <table:table-cell office:value-type="float" office:value="39.999479" calcext:value-type="float">
            <text:p>39.999479</text:p>
          </table:table-cell>
          <table:table-cell office:value-type="float" office:value="-79.587138" calcext:value-type="float">
            <text:p>-79.587138</text:p>
          </table:table-cell>
          <table:table-cell office:value-type="float" office:value="302.3" calcext:value-type="float">
            <text:p>302.3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2018-07-27T10:50:51Z</text:p>
          </table:table-cell>
          <table:table-cell office:value-type="float" office:value="39.999448" calcext:value-type="float">
            <text:p>39.999448</text:p>
          </table:table-cell>
          <table:table-cell office:value-type="float" office:value="-79.587123" calcext:value-type="float">
            <text:p>-79.587123</text:p>
          </table:table-cell>
          <table:table-cell office:value-type="float" office:value="302.4" calcext:value-type="float">
            <text:p>302.4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2018-07-27T10:50:54Z</text:p>
          </table:table-cell>
          <table:table-cell office:value-type="float" office:value="39.999422" calcext:value-type="float">
            <text:p>39.999422</text:p>
          </table:table-cell>
          <table:table-cell office:value-type="float" office:value="-79.587109" calcext:value-type="float">
            <text:p>-79.587109</text:p>
          </table:table-cell>
          <table:table-cell office:value-type="float" office:value="302.5" calcext:value-type="float">
            <text:p>302.5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2018-07-27T10:50:57Z</text:p>
          </table:table-cell>
          <table:table-cell office:value-type="float" office:value="39.999378" calcext:value-type="float">
            <text:p>39.999378</text:p>
          </table:table-cell>
          <table:table-cell office:value-type="float" office:value="-79.58708" calcext:value-type="float">
            <text:p>-79.58708</text:p>
          </table:table-cell>
          <table:table-cell office:value-type="float" office:value="302.6" calcext:value-type="float">
            <text:p>302.6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18-07-27T10:50:59Z</text:p>
          </table:table-cell>
          <table:table-cell office:value-type="float" office:value="39.999335" calcext:value-type="float">
            <text:p>39.999335</text:p>
          </table:table-cell>
          <table:table-cell office:value-type="float" office:value="-79.587055" calcext:value-type="float">
            <text:p>-79.587055</text:p>
          </table:table-cell>
          <table:table-cell office:value-type="float" office:value="302.8" calcext:value-type="float">
            <text:p>302.8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18-07-27T10:51:01Z</text:p>
          </table:table-cell>
          <table:table-cell office:value-type="float" office:value="39.999306" calcext:value-type="float">
            <text:p>39.999306</text:p>
          </table:table-cell>
          <table:table-cell office:value-type="float" office:value="-79.587027" calcext:value-type="float">
            <text:p>-79.587027</text:p>
          </table:table-cell>
          <table:table-cell office:value-type="float" office:value="303" calcext:value-type="float">
            <text:p>303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18-07-27T10:51:03Z</text:p>
          </table:table-cell>
          <table:table-cell office:value-type="float" office:value="39.999283" calcext:value-type="float">
            <text:p>39.999283</text:p>
          </table:table-cell>
          <table:table-cell office:value-type="float" office:value="-79.586988" calcext:value-type="float">
            <text:p>-79.586988</text:p>
          </table:table-cell>
          <table:table-cell office:value-type="float" office:value="303.1" calcext:value-type="float">
            <text:p>303.1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18-07-27T10:51:06Z</text:p>
          </table:table-cell>
          <table:table-cell office:value-type="float" office:value="39.999269" calcext:value-type="float">
            <text:p>39.999269</text:p>
          </table:table-cell>
          <table:table-cell office:value-type="float" office:value="-79.586954" calcext:value-type="float">
            <text:p>-79.586954</text:p>
          </table:table-cell>
          <table:table-cell office:value-type="float" office:value="303.3" calcext:value-type="float">
            <text:p>303.3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2018-07-27T10:51:09Z</text:p>
          </table:table-cell>
          <table:table-cell office:value-type="float" office:value="39.999248" calcext:value-type="float">
            <text:p>39.999248</text:p>
          </table:table-cell>
          <table:table-cell office:value-type="float" office:value="-79.586909" calcext:value-type="float">
            <text:p>-79.586909</text:p>
          </table:table-cell>
          <table:table-cell office:value-type="float" office:value="303.3" calcext:value-type="float">
            <text:p>303.3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18-07-27T10:51:12Z</text:p>
          </table:table-cell>
          <table:table-cell office:value-type="float" office:value="39.999241" calcext:value-type="float">
            <text:p>39.999241</text:p>
          </table:table-cell>
          <table:table-cell office:value-type="float" office:value="-79.586863" calcext:value-type="float">
            <text:p>-79.586863</text:p>
          </table:table-cell>
          <table:table-cell office:value-type="float" office:value="303.5" calcext:value-type="float">
            <text:p>303.5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2018-07-27T10:51:15Z</text:p>
          </table:table-cell>
          <table:table-cell office:value-type="float" office:value="39.999253" calcext:value-type="float">
            <text:p>39.999253</text:p>
          </table:table-cell>
          <table:table-cell office:value-type="float" office:value="-79.586821" calcext:value-type="float">
            <text:p>-79.586821</text:p>
          </table:table-cell>
          <table:table-cell office:value-type="float" office:value="303.7" calcext:value-type="float">
            <text:p>303.7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2018-07-27T10:51:17Z</text:p>
          </table:table-cell>
          <table:table-cell office:value-type="float" office:value="39.999265" calcext:value-type="float">
            <text:p>39.999265</text:p>
          </table:table-cell>
          <table:table-cell office:value-type="float" office:value="-79.586788" calcext:value-type="float">
            <text:p>-79.586788</text:p>
          </table:table-cell>
          <table:table-cell office:value-type="float" office:value="303.9" calcext:value-type="float">
            <text:p>303.9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18-07-27T10:51:19Z</text:p>
          </table:table-cell>
          <table:table-cell office:value-type="float" office:value="39.99929" calcext:value-type="float">
            <text:p>39.99929</text:p>
          </table:table-cell>
          <table:table-cell office:value-type="float" office:value="-79.586766" calcext:value-type="float">
            <text:p>-79.586766</text:p>
          </table:table-cell>
          <table:table-cell office:value-type="float" office:value="304.1" calcext:value-type="float">
            <text:p>304.1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18-07-27T10:51:22Z</text:p>
          </table:table-cell>
          <table:table-cell office:value-type="float" office:value="39.999327" calcext:value-type="float">
            <text:p>39.999327</text:p>
          </table:table-cell>
          <table:table-cell office:value-type="float" office:value="-79.586749" calcext:value-type="float">
            <text:p>-79.586749</text:p>
          </table:table-cell>
          <table:table-cell office:value-type="float" office:value="303.9" calcext:value-type="float">
            <text:p>303.9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18-07-27T10:51:24Z</text:p>
          </table:table-cell>
          <table:table-cell office:value-type="float" office:value="39.999348" calcext:value-type="float">
            <text:p>39.999348</text:p>
          </table:table-cell>
          <table:table-cell office:value-type="float" office:value="-79.586729" calcext:value-type="float">
            <text:p>-79.586729</text:p>
          </table:table-cell>
          <table:table-cell office:value-type="float" office:value="303.7" calcext:value-type="float">
            <text:p>303.7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18-07-27T10:51:26Z</text:p>
          </table:table-cell>
          <table:table-cell office:value-type="float" office:value="39.999375" calcext:value-type="float">
            <text:p>39.999375</text:p>
          </table:table-cell>
          <table:table-cell office:value-type="float" office:value="-79.586711" calcext:value-type="float">
            <text:p>-79.586711</text:p>
          </table:table-cell>
          <table:table-cell office:value-type="float" office:value="303.5" calcext:value-type="float">
            <text:p>303.5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18-07-27T10:51:29Z</text:p>
          </table:table-cell>
          <table:table-cell office:value-type="float" office:value="39.999415" calcext:value-type="float">
            <text:p>39.999415</text:p>
          </table:table-cell>
          <table:table-cell office:value-type="float" office:value="-79.586701" calcext:value-type="float">
            <text:p>-79.586701</text:p>
          </table:table-cell>
          <table:table-cell office:value-type="float" office:value="303.4" calcext:value-type="float">
            <text:p>303.4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2018-07-27T10:51:31Z</text:p>
          </table:table-cell>
          <table:table-cell office:value-type="float" office:value="39.999452" calcext:value-type="float">
            <text:p>39.999452</text:p>
          </table:table-cell>
          <table:table-cell office:value-type="float" office:value="-79.586689" calcext:value-type="float">
            <text:p>-79.586689</text:p>
          </table:table-cell>
          <table:table-cell office:value-type="float" office:value="303.4" calcext:value-type="float">
            <text:p>303.4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2018-07-27T10:51:33Z</text:p>
          </table:table-cell>
          <table:table-cell office:value-type="float" office:value="39.999501" calcext:value-type="float">
            <text:p>39.999501</text:p>
          </table:table-cell>
          <table:table-cell office:value-type="float" office:value="-79.586673" calcext:value-type="float">
            <text:p>-79.586673</text:p>
          </table:table-cell>
          <table:table-cell office:value-type="float" office:value="303.2" calcext:value-type="float">
            <text:p>303.2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2018-07-27T10:51:35Z</text:p>
          </table:table-cell>
          <table:table-cell office:value-type="float" office:value="39.999541" calcext:value-type="float">
            <text:p>39.999541</text:p>
          </table:table-cell>
          <table:table-cell office:value-type="float" office:value="-79.58666" calcext:value-type="float">
            <text:p>-79.58666</text:p>
          </table:table-cell>
          <table:table-cell office:value-type="float" office:value="303" calcext:value-type="float">
            <text:p>303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18-07-27T10:51:37Z</text:p>
          </table:table-cell>
          <table:table-cell office:value-type="float" office:value="39.999575" calcext:value-type="float">
            <text:p>39.999575</text:p>
          </table:table-cell>
          <table:table-cell office:value-type="float" office:value="-79.586653" calcext:value-type="float">
            <text:p>-79.586653</text:p>
          </table:table-cell>
          <table:table-cell office:value-type="float" office:value="302.9" calcext:value-type="float">
            <text:p>302.9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18-07-27T10:51:40Z</text:p>
          </table:table-cell>
          <table:table-cell office:value-type="float" office:value="39.999611" calcext:value-type="float">
            <text:p>39.999611</text:p>
          </table:table-cell>
          <table:table-cell office:value-type="float" office:value="-79.586646" calcext:value-type="float">
            <text:p>-79.586646</text:p>
          </table:table-cell>
          <table:table-cell office:value-type="float" office:value="302.8" calcext:value-type="float">
            <text:p>302.8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18-07-27T10:51:42Z</text:p>
          </table:table-cell>
          <table:table-cell office:value-type="float" office:value="39.999638" calcext:value-type="float">
            <text:p>39.999638</text:p>
          </table:table-cell>
          <table:table-cell office:value-type="float" office:value="-79.586642" calcext:value-type="float">
            <text:p>-79.586642</text:p>
          </table:table-cell>
          <table:table-cell office:value-type="float" office:value="302.7" calcext:value-type="float">
            <text:p>302.7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18-07-27T10:51:45Z</text:p>
          </table:table-cell>
          <table:table-cell office:value-type="float" office:value="39.999676" calcext:value-type="float">
            <text:p>39.999676</text:p>
          </table:table-cell>
          <table:table-cell office:value-type="float" office:value="-79.586632" calcext:value-type="float">
            <text:p>-79.586632</text:p>
          </table:table-cell>
          <table:table-cell office:value-type="float" office:value="302.6" calcext:value-type="float">
            <text:p>302.6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18-07-27T10:51:48Z</text:p>
          </table:table-cell>
          <table:table-cell office:value-type="float" office:value="39.999714" calcext:value-type="float">
            <text:p>39.999714</text:p>
          </table:table-cell>
          <table:table-cell office:value-type="float" office:value="-79.586621" calcext:value-type="float">
            <text:p>-79.586621</text:p>
          </table:table-cell>
          <table:table-cell office:value-type="float" office:value="302.4" calcext:value-type="float">
            <text:p>302.4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18-07-27T10:51:50Z</text:p>
          </table:table-cell>
          <table:table-cell office:value-type="float" office:value="39.999744" calcext:value-type="float">
            <text:p>39.999744</text:p>
          </table:table-cell>
          <table:table-cell office:value-type="float" office:value="-79.586612" calcext:value-type="float">
            <text:p>-79.586612</text:p>
          </table:table-cell>
          <table:table-cell office:value-type="float" office:value="302.4" calcext:value-type="float">
            <text:p>302.4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8-07-27T10:51:53Z</text:p>
          </table:table-cell>
          <table:table-cell office:value-type="float" office:value="39.999786" calcext:value-type="float">
            <text:p>39.999786</text:p>
          </table:table-cell>
          <table:table-cell office:value-type="float" office:value="-79.586606" calcext:value-type="float">
            <text:p>-79.586606</text:p>
          </table:table-cell>
          <table:table-cell office:value-type="float" office:value="302.4" calcext:value-type="float">
            <text:p>302.4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18-07-27T10:51:55Z</text:p>
          </table:table-cell>
          <table:table-cell office:value-type="float" office:value="39.999819" calcext:value-type="float">
            <text:p>39.999819</text:p>
          </table:table-cell>
          <table:table-cell office:value-type="float" office:value="-79.586589" calcext:value-type="float">
            <text:p>-79.586589</text:p>
          </table:table-cell>
          <table:table-cell office:value-type="float" office:value="302.3" calcext:value-type="float">
            <text:p>302.3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8-07-27T10:51:57Z</text:p>
          </table:table-cell>
          <table:table-cell office:value-type="float" office:value="39.999855" calcext:value-type="float">
            <text:p>39.999855</text:p>
          </table:table-cell>
          <table:table-cell office:value-type="float" office:value="-79.586571" calcext:value-type="float">
            <text:p>-79.586571</text:p>
          </table:table-cell>
          <table:table-cell office:value-type="float" office:value="302.1" calcext:value-type="float">
            <text:p>302.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8-07-27T10:51:59Z</text:p>
          </table:table-cell>
          <table:table-cell office:value-type="float" office:value="39.999895" calcext:value-type="float">
            <text:p>39.999895</text:p>
          </table:table-cell>
          <table:table-cell office:value-type="float" office:value="-79.586558" calcext:value-type="float">
            <text:p>-79.586558</text:p>
          </table:table-cell>
          <table:table-cell office:value-type="float" office:value="301.9" calcext:value-type="float">
            <text:p>301.9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8-07-27T10:52:01Z</text:p>
          </table:table-cell>
          <table:table-cell office:value-type="float" office:value="39.999931" calcext:value-type="float">
            <text:p>39.999931</text:p>
          </table:table-cell>
          <table:table-cell office:value-type="float" office:value="-79.58655" calcext:value-type="float">
            <text:p>-79.58655</text:p>
          </table:table-cell>
          <table:table-cell office:value-type="float" office:value="301.8" calcext:value-type="float">
            <text:p>301.8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8-07-27T10:52:03Z</text:p>
          </table:table-cell>
          <table:table-cell office:value-type="float" office:value="39.999959" calcext:value-type="float">
            <text:p>39.999959</text:p>
          </table:table-cell>
          <table:table-cell office:value-type="float" office:value="-79.586545" calcext:value-type="float">
            <text:p>-79.586545</text:p>
          </table:table-cell>
          <table:table-cell office:value-type="float" office:value="301.7" calcext:value-type="float">
            <text:p>301.7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8-07-27T10:52:06Z</text:p>
          </table:table-cell>
          <table:table-cell office:value-type="float" office:value="39.999994" calcext:value-type="float">
            <text:p>39.999994</text:p>
          </table:table-cell>
          <table:table-cell office:value-type="float" office:value="-79.586543" calcext:value-type="float">
            <text:p>-79.586543</text:p>
          </table:table-cell>
          <table:table-cell office:value-type="float" office:value="301.6" calcext:value-type="float">
            <text:p>301.6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2018-07-27T10:52:10Z</text:p>
          </table:table-cell>
          <table:table-cell office:value-type="float" office:value="40.000028" calcext:value-type="float">
            <text:p>40.000028</text:p>
          </table:table-cell>
          <table:table-cell office:value-type="float" office:value="-79.586534" calcext:value-type="float">
            <text:p>-79.586534</text:p>
          </table:table-cell>
          <table:table-cell office:value-type="float" office:value="301.6" calcext:value-type="float">
            <text:p>301.6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2018-07-27T10:52:12Z</text:p>
          </table:table-cell>
          <table:table-cell office:value-type="float" office:value="40.000064" calcext:value-type="float">
            <text:p>40.000064</text:p>
          </table:table-cell>
          <table:table-cell office:value-type="float" office:value="-79.586523" calcext:value-type="float">
            <text:p>-79.586523</text:p>
          </table:table-cell>
          <table:table-cell office:value-type="float" office:value="301.5" calcext:value-type="float">
            <text:p>301.5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2018-07-27T10:52:14Z</text:p>
          </table:table-cell>
          <table:table-cell office:value-type="float" office:value="40.000107" calcext:value-type="float">
            <text:p>40.000107</text:p>
          </table:table-cell>
          <table:table-cell office:value-type="float" office:value="-79.586527" calcext:value-type="float">
            <text:p>-79.586527</text:p>
          </table:table-cell>
          <table:table-cell office:value-type="float" office:value="301.4" calcext:value-type="float">
            <text:p>301.4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2018-07-27T10:52:16Z</text:p>
          </table:table-cell>
          <table:table-cell office:value-type="float" office:value="40.000138" calcext:value-type="float">
            <text:p>40.000138</text:p>
          </table:table-cell>
          <table:table-cell office:value-type="float" office:value="-79.58653" calcext:value-type="float">
            <text:p>-79.58653</text:p>
          </table:table-cell>
          <table:table-cell office:value-type="float" office:value="301.3" calcext:value-type="float">
            <text:p>301.3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2018-07-27T10:52:18Z</text:p>
          </table:table-cell>
          <table:table-cell office:value-type="float" office:value="40.000179" calcext:value-type="float">
            <text:p>40.000179</text:p>
          </table:table-cell>
          <table:table-cell office:value-type="float" office:value="-79.586509" calcext:value-type="float">
            <text:p>-79.586509</text:p>
          </table:table-cell>
          <table:table-cell office:value-type="float" office:value="301.2" calcext:value-type="float">
            <text:p>301.2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8-07-27T10:52:20Z</text:p>
          </table:table-cell>
          <table:table-cell office:value-type="float" office:value="40.000212" calcext:value-type="float">
            <text:p>40.000212</text:p>
          </table:table-cell>
          <table:table-cell office:value-type="float" office:value="-79.586488" calcext:value-type="float">
            <text:p>-79.586488</text:p>
          </table:table-cell>
          <table:table-cell office:value-type="float" office:value="301.1" calcext:value-type="float">
            <text:p>301.1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8-07-27T10:52:22Z</text:p>
          </table:table-cell>
          <table:table-cell office:value-type="float" office:value="40.000241" calcext:value-type="float">
            <text:p>40.000241</text:p>
          </table:table-cell>
          <table:table-cell office:value-type="float" office:value="-79.586479" calcext:value-type="float">
            <text:p>-79.586479</text:p>
          </table:table-cell>
          <table:table-cell office:value-type="float" office:value="301" calcext:value-type="float">
            <text:p>30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8-07-27T10:52:25Z</text:p>
          </table:table-cell>
          <table:table-cell office:value-type="float" office:value="40.000271" calcext:value-type="float">
            <text:p>40.000271</text:p>
          </table:table-cell>
          <table:table-cell office:value-type="float" office:value="-79.586461" calcext:value-type="float">
            <text:p>-79.586461</text:p>
          </table:table-cell>
          <table:table-cell office:value-type="float" office:value="301" calcext:value-type="float">
            <text:p>30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8-07-27T10:52:27Z</text:p>
          </table:table-cell>
          <table:table-cell office:value-type="float" office:value="40.000301" calcext:value-type="float">
            <text:p>40.000301</text:p>
          </table:table-cell>
          <table:table-cell office:value-type="float" office:value="-79.586444" calcext:value-type="float">
            <text:p>-79.586444</text:p>
          </table:table-cell>
          <table:table-cell office:value-type="float" office:value="301" calcext:value-type="float">
            <text:p>301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8-07-27T10:52:30Z</text:p>
          </table:table-cell>
          <table:table-cell office:value-type="float" office:value="40.000335" calcext:value-type="float">
            <text:p>40.000335</text:p>
          </table:table-cell>
          <table:table-cell office:value-type="float" office:value="-79.586429" calcext:value-type="float">
            <text:p>-79.586429</text:p>
          </table:table-cell>
          <table:table-cell office:value-type="float" office:value="301.1" calcext:value-type="float">
            <text:p>301.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8-07-27T10:52:32Z</text:p>
          </table:table-cell>
          <table:table-cell office:value-type="float" office:value="40.000372" calcext:value-type="float">
            <text:p>40.000372</text:p>
          </table:table-cell>
          <table:table-cell office:value-type="float" office:value="-79.586414" calcext:value-type="float">
            <text:p>-79.586414</text:p>
          </table:table-cell>
          <table:table-cell office:value-type="float" office:value="301.1" calcext:value-type="float">
            <text:p>301.1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18-07-27T10:52:34Z</text:p>
          </table:table-cell>
          <table:table-cell office:value-type="float" office:value="40.000407" calcext:value-type="float">
            <text:p>40.000407</text:p>
          </table:table-cell>
          <table:table-cell office:value-type="float" office:value="-79.586404" calcext:value-type="float">
            <text:p>-79.586404</text:p>
          </table:table-cell>
          <table:table-cell office:value-type="float" office:value="301.2" calcext:value-type="float">
            <text:p>301.2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18-07-27T10:52:36Z</text:p>
          </table:table-cell>
          <table:table-cell office:value-type="float" office:value="40.000437" calcext:value-type="float">
            <text:p>40.000437</text:p>
          </table:table-cell>
          <table:table-cell office:value-type="float" office:value="-79.586402" calcext:value-type="float">
            <text:p>-79.586402</text:p>
          </table:table-cell>
          <table:table-cell office:value-type="float" office:value="301.1" calcext:value-type="float">
            <text:p>301.1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18-07-27T10:52:39Z</text:p>
          </table:table-cell>
          <table:table-cell office:value-type="float" office:value="40.000472" calcext:value-type="float">
            <text:p>40.000472</text:p>
          </table:table-cell>
          <table:table-cell office:value-type="float" office:value="-79.586412" calcext:value-type="float">
            <text:p>-79.586412</text:p>
          </table:table-cell>
          <table:table-cell office:value-type="float" office:value="301.1" calcext:value-type="float">
            <text:p>301.1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18-07-27T10:52:41Z</text:p>
          </table:table-cell>
          <table:table-cell office:value-type="float" office:value="40.000501" calcext:value-type="float">
            <text:p>40.000501</text:p>
          </table:table-cell>
          <table:table-cell office:value-type="float" office:value="-79.586413" calcext:value-type="float">
            <text:p>-79.586413</text:p>
          </table:table-cell>
          <table:table-cell office:value-type="float" office:value="301" calcext:value-type="float">
            <text:p>301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18-07-27T10:52:43Z</text:p>
          </table:table-cell>
          <table:table-cell office:value-type="float" office:value="40.000528" calcext:value-type="float">
            <text:p>40.000528</text:p>
          </table:table-cell>
          <table:table-cell office:value-type="float" office:value="-79.586407" calcext:value-type="float">
            <text:p>-79.586407</text:p>
          </table:table-cell>
          <table:table-cell office:value-type="float" office:value="300.9" calcext:value-type="float">
            <text:p>300.9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18-07-27T10:52:47Z</text:p>
          </table:table-cell>
          <table:table-cell office:value-type="float" office:value="40.000558" calcext:value-type="float">
            <text:p>40.000558</text:p>
          </table:table-cell>
          <table:table-cell office:value-type="float" office:value="-79.586405" calcext:value-type="float">
            <text:p>-79.586405</text:p>
          </table:table-cell>
          <table:table-cell office:value-type="float" office:value="300.8" calcext:value-type="float">
            <text:p>300.8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8-07-27T10:52:53Z</text:p>
          </table:table-cell>
          <table:table-cell office:value-type="float" office:value="40.000601" calcext:value-type="float">
            <text:p>40.000601</text:p>
          </table:table-cell>
          <table:table-cell office:value-type="float" office:value="-79.586405" calcext:value-type="float">
            <text:p>-79.586405</text:p>
          </table:table-cell>
          <table:table-cell office:value-type="float" office:value="300.7" calcext:value-type="float">
            <text:p>300.7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18-07-27T10:52:55Z</text:p>
          </table:table-cell>
          <table:table-cell office:value-type="float" office:value="40.00064" calcext:value-type="float">
            <text:p>40.00064</text:p>
          </table:table-cell>
          <table:table-cell office:value-type="float" office:value="-79.586396" calcext:value-type="float">
            <text:p>-79.586396</text:p>
          </table:table-cell>
          <table:table-cell office:value-type="float" office:value="300.6" calcext:value-type="float">
            <text:p>300.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18-07-27T10:52:57Z</text:p>
          </table:table-cell>
          <table:table-cell office:value-type="float" office:value="40.000684" calcext:value-type="float">
            <text:p>40.000684</text:p>
          </table:table-cell>
          <table:table-cell office:value-type="float" office:value="-79.586369" calcext:value-type="float">
            <text:p>-79.586369</text:p>
          </table:table-cell>
          <table:table-cell office:value-type="float" office:value="300.5" calcext:value-type="float">
            <text:p>300.5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18-07-27T10:52:59Z</text:p>
          </table:table-cell>
          <table:table-cell office:value-type="float" office:value="40.000718" calcext:value-type="float">
            <text:p>40.000718</text:p>
          </table:table-cell>
          <table:table-cell office:value-type="float" office:value="-79.586341" calcext:value-type="float">
            <text:p>-79.586341</text:p>
          </table:table-cell>
          <table:table-cell office:value-type="float" office:value="300.5" calcext:value-type="float">
            <text:p>300.5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18-07-27T10:53:01Z</text:p>
          </table:table-cell>
          <table:table-cell office:value-type="float" office:value="40.000756" calcext:value-type="float">
            <text:p>40.000756</text:p>
          </table:table-cell>
          <table:table-cell office:value-type="float" office:value="-79.586331" calcext:value-type="float">
            <text:p>-79.586331</text:p>
          </table:table-cell>
          <table:table-cell office:value-type="float" office:value="300.4" calcext:value-type="float">
            <text:p>300.4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18-07-27T10:53:04Z</text:p>
          </table:table-cell>
          <table:table-cell office:value-type="float" office:value="40.00079" calcext:value-type="float">
            <text:p>40.00079</text:p>
          </table:table-cell>
          <table:table-cell office:value-type="float" office:value="-79.586327" calcext:value-type="float">
            <text:p>-79.586327</text:p>
          </table:table-cell>
          <table:table-cell office:value-type="float" office:value="300.4" calcext:value-type="float">
            <text:p>300.4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8-07-27T10:53:07Z</text:p>
          </table:table-cell>
          <table:table-cell office:value-type="float" office:value="40.000818" calcext:value-type="float">
            <text:p>40.000818</text:p>
          </table:table-cell>
          <table:table-cell office:value-type="float" office:value="-79.586318" calcext:value-type="float">
            <text:p>-79.586318</text:p>
          </table:table-cell>
          <table:table-cell office:value-type="float" office:value="300.3" calcext:value-type="float">
            <text:p>300.3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8-07-27T10:53:10Z</text:p>
          </table:table-cell>
          <table:table-cell office:value-type="float" office:value="40.000849" calcext:value-type="float">
            <text:p>40.000849</text:p>
          </table:table-cell>
          <table:table-cell office:value-type="float" office:value="-79.586306" calcext:value-type="float">
            <text:p>-79.586306</text:p>
          </table:table-cell>
          <table:table-cell office:value-type="float" office:value="300.3" calcext:value-type="float">
            <text:p>300.3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8-07-27T10:53:12Z</text:p>
          </table:table-cell>
          <table:table-cell office:value-type="float" office:value="40.000865" calcext:value-type="float">
            <text:p>40.000865</text:p>
          </table:table-cell>
          <table:table-cell office:value-type="float" office:value="-79.586276" calcext:value-type="float">
            <text:p>-79.586276</text:p>
          </table:table-cell>
          <table:table-cell office:value-type="float" office:value="300.3" calcext:value-type="float">
            <text:p>300.3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2018-07-27T10:53:15Z</text:p>
          </table:table-cell>
          <table:table-cell office:value-type="float" office:value="40.000902" calcext:value-type="float">
            <text:p>40.000902</text:p>
          </table:table-cell>
          <table:table-cell office:value-type="float" office:value="-79.586249" calcext:value-type="float">
            <text:p>-79.586249</text:p>
          </table:table-cell>
          <table:table-cell office:value-type="float" office:value="300.3" calcext:value-type="float">
            <text:p>300.3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2018-07-27T10:53:17Z</text:p>
          </table:table-cell>
          <table:table-cell office:value-type="float" office:value="40.000933" calcext:value-type="float">
            <text:p>40.000933</text:p>
          </table:table-cell>
          <table:table-cell office:value-type="float" office:value="-79.586247" calcext:value-type="float">
            <text:p>-79.586247</text:p>
          </table:table-cell>
          <table:table-cell office:value-type="float" office:value="300.3" calcext:value-type="float">
            <text:p>300.3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2018-07-27T10:53:19Z</text:p>
          </table:table-cell>
          <table:table-cell office:value-type="float" office:value="40.000972" calcext:value-type="float">
            <text:p>40.000972</text:p>
          </table:table-cell>
          <table:table-cell office:value-type="float" office:value="-79.586237" calcext:value-type="float">
            <text:p>-79.586237</text:p>
          </table:table-cell>
          <table:table-cell office:value-type="float" office:value="300.3" calcext:value-type="float">
            <text:p>300.3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8-07-27T10:53:21Z</text:p>
          </table:table-cell>
          <table:table-cell office:value-type="float" office:value="40.00101" calcext:value-type="float">
            <text:p>40.00101</text:p>
          </table:table-cell>
          <table:table-cell office:value-type="float" office:value="-79.586223" calcext:value-type="float">
            <text:p>-79.586223</text:p>
          </table:table-cell>
          <table:table-cell office:value-type="float" office:value="300.3" calcext:value-type="float">
            <text:p>300.3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8-07-27T10:53:23Z</text:p>
          </table:table-cell>
          <table:table-cell office:value-type="float" office:value="40.001042" calcext:value-type="float">
            <text:p>40.001042</text:p>
          </table:table-cell>
          <table:table-cell office:value-type="float" office:value="-79.586217" calcext:value-type="float">
            <text:p>-79.586217</text:p>
          </table:table-cell>
          <table:table-cell office:value-type="float" office:value="300.3" calcext:value-type="float">
            <text:p>300.3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8-07-27T10:53:25Z</text:p>
          </table:table-cell>
          <table:table-cell office:value-type="float" office:value="40.001075" calcext:value-type="float">
            <text:p>40.001075</text:p>
          </table:table-cell>
          <table:table-cell office:value-type="float" office:value="-79.586204" calcext:value-type="float">
            <text:p>-79.586204</text:p>
          </table:table-cell>
          <table:table-cell office:value-type="float" office:value="300.3" calcext:value-type="float">
            <text:p>300.3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8-07-27T10:53:28Z</text:p>
          </table:table-cell>
          <table:table-cell office:value-type="float" office:value="40.001114" calcext:value-type="float">
            <text:p>40.001114</text:p>
          </table:table-cell>
          <table:table-cell office:value-type="float" office:value="-79.586199" calcext:value-type="float">
            <text:p>-79.586199</text:p>
          </table:table-cell>
          <table:table-cell office:value-type="float" office:value="300.3" calcext:value-type="float">
            <text:p>300.3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8-07-27T10:53:30Z</text:p>
          </table:table-cell>
          <table:table-cell office:value-type="float" office:value="40.001141" calcext:value-type="float">
            <text:p>40.001141</text:p>
          </table:table-cell>
          <table:table-cell office:value-type="float" office:value="-79.586193" calcext:value-type="float">
            <text:p>-79.586193</text:p>
          </table:table-cell>
          <table:table-cell office:value-type="float" office:value="300.4" calcext:value-type="float">
            <text:p>300.4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8-07-27T10:53:32Z</text:p>
          </table:table-cell>
          <table:table-cell office:value-type="float" office:value="40.001171" calcext:value-type="float">
            <text:p>40.001171</text:p>
          </table:table-cell>
          <table:table-cell office:value-type="float" office:value="-79.586196" calcext:value-type="float">
            <text:p>-79.586196</text:p>
          </table:table-cell>
          <table:table-cell office:value-type="float" office:value="300.6" calcext:value-type="float">
            <text:p>300.6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8-07-27T10:53:34Z</text:p>
          </table:table-cell>
          <table:table-cell office:value-type="float" office:value="40.001203" calcext:value-type="float">
            <text:p>40.001203</text:p>
          </table:table-cell>
          <table:table-cell office:value-type="float" office:value="-79.5862" calcext:value-type="float">
            <text:p>-79.5862</text:p>
          </table:table-cell>
          <table:table-cell office:value-type="float" office:value="300.5" calcext:value-type="float">
            <text:p>300.5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18-07-27T10:53:36Z</text:p>
          </table:table-cell>
          <table:table-cell office:value-type="float" office:value="40.001237" calcext:value-type="float">
            <text:p>40.001237</text:p>
          </table:table-cell>
          <table:table-cell office:value-type="float" office:value="-79.586195" calcext:value-type="float">
            <text:p>-79.586195</text:p>
          </table:table-cell>
          <table:table-cell office:value-type="float" office:value="300.4" calcext:value-type="float">
            <text:p>300.4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18-07-27T10:53:38Z</text:p>
          </table:table-cell>
          <table:table-cell office:value-type="float" office:value="40.001264" calcext:value-type="float">
            <text:p>40.001264</text:p>
          </table:table-cell>
          <table:table-cell office:value-type="float" office:value="-79.586189" calcext:value-type="float">
            <text:p>-79.586189</text:p>
          </table:table-cell>
          <table:table-cell office:value-type="float" office:value="300.4" calcext:value-type="float">
            <text:p>300.4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18-07-27T10:53:40Z</text:p>
          </table:table-cell>
          <table:table-cell office:value-type="float" office:value="40.001315" calcext:value-type="float">
            <text:p>40.001315</text:p>
          </table:table-cell>
          <table:table-cell office:value-type="float" office:value="-79.586179" calcext:value-type="float">
            <text:p>-79.586179</text:p>
          </table:table-cell>
          <table:table-cell office:value-type="float" office:value="300.3" calcext:value-type="float">
            <text:p>300.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18-07-27T10:53:42Z</text:p>
          </table:table-cell>
          <table:table-cell office:value-type="float" office:value="40.001359" calcext:value-type="float">
            <text:p>40.001359</text:p>
          </table:table-cell>
          <table:table-cell office:value-type="float" office:value="-79.586172" calcext:value-type="float">
            <text:p>-79.586172</text:p>
          </table:table-cell>
          <table:table-cell office:value-type="float" office:value="300.3" calcext:value-type="float">
            <text:p>300.3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18-07-27T10:53:44Z</text:p>
          </table:table-cell>
          <table:table-cell office:value-type="float" office:value="40.001401" calcext:value-type="float">
            <text:p>40.001401</text:p>
          </table:table-cell>
          <table:table-cell office:value-type="float" office:value="-79.586164" calcext:value-type="float">
            <text:p>-79.586164</text:p>
          </table:table-cell>
          <table:table-cell office:value-type="float" office:value="300.4" calcext:value-type="float">
            <text:p>300.4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18-07-27T10:53:46Z</text:p>
          </table:table-cell>
          <table:table-cell office:value-type="float" office:value="40.00144" calcext:value-type="float">
            <text:p>40.00144</text:p>
          </table:table-cell>
          <table:table-cell office:value-type="float" office:value="-79.586157" calcext:value-type="float">
            <text:p>-79.586157</text:p>
          </table:table-cell>
          <table:table-cell office:value-type="float" office:value="300.5" calcext:value-type="float">
            <text:p>300.5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18-07-27T10:53:48Z</text:p>
          </table:table-cell>
          <table:table-cell office:value-type="float" office:value="40.001471" calcext:value-type="float">
            <text:p>40.001471</text:p>
          </table:table-cell>
          <table:table-cell office:value-type="float" office:value="-79.586148" calcext:value-type="float">
            <text:p>-79.586148</text:p>
          </table:table-cell>
          <table:table-cell office:value-type="float" office:value="300.5" calcext:value-type="float">
            <text:p>300.5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18-07-27T10:53:51Z</text:p>
          </table:table-cell>
          <table:table-cell office:value-type="float" office:value="40.00151" calcext:value-type="float">
            <text:p>40.00151</text:p>
          </table:table-cell>
          <table:table-cell office:value-type="float" office:value="-79.586133" calcext:value-type="float">
            <text:p>-79.586133</text:p>
          </table:table-cell>
          <table:table-cell office:value-type="float" office:value="300.5" calcext:value-type="float">
            <text:p>300.5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18-07-27T10:53:53Z</text:p>
          </table:table-cell>
          <table:table-cell office:value-type="float" office:value="40.001535" calcext:value-type="float">
            <text:p>40.001535</text:p>
          </table:table-cell>
          <table:table-cell office:value-type="float" office:value="-79.586113" calcext:value-type="float">
            <text:p>-79.586113</text:p>
          </table:table-cell>
          <table:table-cell office:value-type="float" office:value="300.5" calcext:value-type="float">
            <text:p>300.5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18-07-27T10:53:55Z</text:p>
          </table:table-cell>
          <table:table-cell office:value-type="float" office:value="40.001567" calcext:value-type="float">
            <text:p>40.001567</text:p>
          </table:table-cell>
          <table:table-cell office:value-type="float" office:value="-79.586096" calcext:value-type="float">
            <text:p>-79.586096</text:p>
          </table:table-cell>
          <table:table-cell office:value-type="float" office:value="300.4" calcext:value-type="float">
            <text:p>300.4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18-07-27T10:53:57Z</text:p>
          </table:table-cell>
          <table:table-cell office:value-type="float" office:value="40.001595" calcext:value-type="float">
            <text:p>40.001595</text:p>
          </table:table-cell>
          <table:table-cell office:value-type="float" office:value="-79.586097" calcext:value-type="float">
            <text:p>-79.586097</text:p>
          </table:table-cell>
          <table:table-cell office:value-type="float" office:value="300.4" calcext:value-type="float">
            <text:p>300.4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18-07-27T10:53:59Z</text:p>
          </table:table-cell>
          <table:table-cell office:value-type="float" office:value="40.001629" calcext:value-type="float">
            <text:p>40.001629</text:p>
          </table:table-cell>
          <table:table-cell office:value-type="float" office:value="-79.586097" calcext:value-type="float">
            <text:p>-79.586097</text:p>
          </table:table-cell>
          <table:table-cell office:value-type="float" office:value="300.3" calcext:value-type="float">
            <text:p>300.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8-07-27T10:54:01Z</text:p>
          </table:table-cell>
          <table:table-cell office:value-type="float" office:value="40.001657" calcext:value-type="float">
            <text:p>40.001657</text:p>
          </table:table-cell>
          <table:table-cell office:value-type="float" office:value="-79.586094" calcext:value-type="float">
            <text:p>-79.586094</text:p>
          </table:table-cell>
          <table:table-cell office:value-type="float" office:value="300.4" calcext:value-type="float">
            <text:p>300.4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18-07-27T10:54:03Z</text:p>
          </table:table-cell>
          <table:table-cell office:value-type="float" office:value="40.001691" calcext:value-type="float">
            <text:p>40.001691</text:p>
          </table:table-cell>
          <table:table-cell office:value-type="float" office:value="-79.586087" calcext:value-type="float">
            <text:p>-79.586087</text:p>
          </table:table-cell>
          <table:table-cell office:value-type="float" office:value="300.4" calcext:value-type="float">
            <text:p>300.4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18-07-27T10:54:05Z</text:p>
          </table:table-cell>
          <table:table-cell office:value-type="float" office:value="40.001722" calcext:value-type="float">
            <text:p>40.001722</text:p>
          </table:table-cell>
          <table:table-cell office:value-type="float" office:value="-79.586079" calcext:value-type="float">
            <text:p>-79.586079</text:p>
          </table:table-cell>
          <table:table-cell office:value-type="float" office:value="300.4" calcext:value-type="float">
            <text:p>300.4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2018-07-27T10:54:07Z</text:p>
          </table:table-cell>
          <table:table-cell office:value-type="float" office:value="40.00175" calcext:value-type="float">
            <text:p>40.00175</text:p>
          </table:table-cell>
          <table:table-cell office:value-type="float" office:value="-79.58607" calcext:value-type="float">
            <text:p>-79.58607</text:p>
          </table:table-cell>
          <table:table-cell office:value-type="float" office:value="300.4" calcext:value-type="float">
            <text:p>300.4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2018-07-27T10:54:10Z</text:p>
          </table:table-cell>
          <table:table-cell office:value-type="float" office:value="40.001786" calcext:value-type="float">
            <text:p>40.001786</text:p>
          </table:table-cell>
          <table:table-cell office:value-type="float" office:value="-79.586063" calcext:value-type="float">
            <text:p>-79.586063</text:p>
          </table:table-cell>
          <table:table-cell office:value-type="float" office:value="300.4" calcext:value-type="float">
            <text:p>300.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8-07-27T10:54:13Z</text:p>
          </table:table-cell>
          <table:table-cell office:value-type="float" office:value="40.001815" calcext:value-type="float">
            <text:p>40.001815</text:p>
          </table:table-cell>
          <table:table-cell office:value-type="float" office:value="-79.58606" calcext:value-type="float">
            <text:p>-79.58606</text:p>
          </table:table-cell>
          <table:table-cell office:value-type="float" office:value="300.3" calcext:value-type="float">
            <text:p>300.3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18-07-27T10:54:17Z</text:p>
          </table:table-cell>
          <table:table-cell office:value-type="float" office:value="40.001847" calcext:value-type="float">
            <text:p>40.001847</text:p>
          </table:table-cell>
          <table:table-cell office:value-type="float" office:value="-79.586089" calcext:value-type="float">
            <text:p>-79.586089</text:p>
          </table:table-cell>
          <table:table-cell office:value-type="float" office:value="300.1" calcext:value-type="float">
            <text:p>300.1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18-07-27T10:54:19Z</text:p>
          </table:table-cell>
          <table:table-cell office:value-type="float" office:value="40.001861" calcext:value-type="float">
            <text:p>40.001861</text:p>
          </table:table-cell>
          <table:table-cell office:value-type="float" office:value="-79.586128" calcext:value-type="float">
            <text:p>-79.586128</text:p>
          </table:table-cell>
          <table:table-cell office:value-type="float" office:value="300" calcext:value-type="float">
            <text:p>300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18-07-27T10:54:21Z</text:p>
          </table:table-cell>
          <table:table-cell office:value-type="float" office:value="40.001868" calcext:value-type="float">
            <text:p>40.001868</text:p>
          </table:table-cell>
          <table:table-cell office:value-type="float" office:value="-79.586171" calcext:value-type="float">
            <text:p>-79.586171</text:p>
          </table:table-cell>
          <table:table-cell office:value-type="float" office:value="300" calcext:value-type="float">
            <text:p>300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18-07-27T10:54:23Z</text:p>
          </table:table-cell>
          <table:table-cell office:value-type="float" office:value="40.001873" calcext:value-type="float">
            <text:p>40.001873</text:p>
          </table:table-cell>
          <table:table-cell office:value-type="float" office:value="-79.58621" calcext:value-type="float">
            <text:p>-79.58621</text:p>
          </table:table-cell>
          <table:table-cell office:value-type="float" office:value="299.9" calcext:value-type="float">
            <text:p>299.9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18-07-27T10:54:25Z</text:p>
          </table:table-cell>
          <table:table-cell office:value-type="float" office:value="40.001878" calcext:value-type="float">
            <text:p>40.001878</text:p>
          </table:table-cell>
          <table:table-cell office:value-type="float" office:value="-79.586255" calcext:value-type="float">
            <text:p>-79.586255</text:p>
          </table:table-cell>
          <table:table-cell office:value-type="float" office:value="299.7" calcext:value-type="float">
            <text:p>299.7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18-07-27T10:54:27Z</text:p>
          </table:table-cell>
          <table:table-cell office:value-type="float" office:value="40.001882" calcext:value-type="float">
            <text:p>40.001882</text:p>
          </table:table-cell>
          <table:table-cell office:value-type="float" office:value="-79.586304" calcext:value-type="float">
            <text:p>-79.586304</text:p>
          </table:table-cell>
          <table:table-cell office:value-type="float" office:value="299.6" calcext:value-type="float">
            <text:p>299.6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18-07-27T10:54:29Z</text:p>
          </table:table-cell>
          <table:table-cell office:value-type="float" office:value="40.001882" calcext:value-type="float">
            <text:p>40.001882</text:p>
          </table:table-cell>
          <table:table-cell office:value-type="float" office:value="-79.586343" calcext:value-type="float">
            <text:p>-79.586343</text:p>
          </table:table-cell>
          <table:table-cell office:value-type="float" office:value="299.6" calcext:value-type="float">
            <text:p>299.6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18-07-27T10:54:31Z</text:p>
          </table:table-cell>
          <table:table-cell office:value-type="float" office:value="40.00188" calcext:value-type="float">
            <text:p>40.00188</text:p>
          </table:table-cell>
          <table:table-cell office:value-type="float" office:value="-79.586385" calcext:value-type="float">
            <text:p>-79.586385</text:p>
          </table:table-cell>
          <table:table-cell office:value-type="float" office:value="299.5" calcext:value-type="float">
            <text:p>299.5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18-07-27T10:54:33Z</text:p>
          </table:table-cell>
          <table:table-cell office:value-type="float" office:value="40.001885" calcext:value-type="float">
            <text:p>40.001885</text:p>
          </table:table-cell>
          <table:table-cell office:value-type="float" office:value="-79.586428" calcext:value-type="float">
            <text:p>-79.586428</text:p>
          </table:table-cell>
          <table:table-cell office:value-type="float" office:value="299.4" calcext:value-type="float">
            <text:p>299.4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18-07-27T10:54:35Z</text:p>
          </table:table-cell>
          <table:table-cell office:value-type="float" office:value="40.001893" calcext:value-type="float">
            <text:p>40.001893</text:p>
          </table:table-cell>
          <table:table-cell office:value-type="float" office:value="-79.586466" calcext:value-type="float">
            <text:p>-79.586466</text:p>
          </table:table-cell>
          <table:table-cell office:value-type="float" office:value="299.3" calcext:value-type="float">
            <text:p>299.3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18-07-27T10:54:37Z</text:p>
          </table:table-cell>
          <table:table-cell office:value-type="float" office:value="40.001893" calcext:value-type="float">
            <text:p>40.001893</text:p>
          </table:table-cell>
          <table:table-cell office:value-type="float" office:value="-79.586512" calcext:value-type="float">
            <text:p>-79.586512</text:p>
          </table:table-cell>
          <table:table-cell office:value-type="float" office:value="299.3" calcext:value-type="float">
            <text:p>299.3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18-07-27T10:54:39Z</text:p>
          </table:table-cell>
          <table:table-cell office:value-type="float" office:value="40.001887" calcext:value-type="float">
            <text:p>40.001887</text:p>
          </table:table-cell>
          <table:table-cell office:value-type="float" office:value="-79.586558" calcext:value-type="float">
            <text:p>-79.586558</text:p>
          </table:table-cell>
          <table:table-cell office:value-type="float" office:value="299.2" calcext:value-type="float">
            <text:p>299.2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8-07-27T10:54:41Z</text:p>
          </table:table-cell>
          <table:table-cell office:value-type="float" office:value="40.001884" calcext:value-type="float">
            <text:p>40.001884</text:p>
          </table:table-cell>
          <table:table-cell office:value-type="float" office:value="-79.586607" calcext:value-type="float">
            <text:p>-79.586607</text:p>
          </table:table-cell>
          <table:table-cell office:value-type="float" office:value="299" calcext:value-type="float">
            <text:p>299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8-07-27T10:54:44Z</text:p>
          </table:table-cell>
          <table:table-cell office:value-type="float" office:value="40.00188" calcext:value-type="float">
            <text:p>40.00188</text:p>
          </table:table-cell>
          <table:table-cell office:value-type="float" office:value="-79.586653" calcext:value-type="float">
            <text:p>-79.586653</text:p>
          </table:table-cell>
          <table:table-cell office:value-type="float" office:value="298.9" calcext:value-type="float">
            <text:p>298.9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8-07-27T10:54:48Z</text:p>
          </table:table-cell>
          <table:table-cell office:value-type="float" office:value="40.001883" calcext:value-type="float">
            <text:p>40.001883</text:p>
          </table:table-cell>
          <table:table-cell office:value-type="float" office:value="-79.586689" calcext:value-type="float">
            <text:p>-79.586689</text:p>
          </table:table-cell>
          <table:table-cell office:value-type="float" office:value="298.8" calcext:value-type="float">
            <text:p>298.8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8-07-27T10:54:51Z</text:p>
          </table:table-cell>
          <table:table-cell office:value-type="float" office:value="40.001889" calcext:value-type="float">
            <text:p>40.001889</text:p>
          </table:table-cell>
          <table:table-cell office:value-type="float" office:value="-79.586732" calcext:value-type="float">
            <text:p>-79.586732</text:p>
          </table:table-cell>
          <table:table-cell office:value-type="float" office:value="298.7" calcext:value-type="float">
            <text:p>298.7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8-07-27T10:54:53Z</text:p>
          </table:table-cell>
          <table:table-cell office:value-type="float" office:value="40.001896" calcext:value-type="float">
            <text:p>40.001896</text:p>
          </table:table-cell>
          <table:table-cell office:value-type="float" office:value="-79.586791" calcext:value-type="float">
            <text:p>-79.586791</text:p>
          </table:table-cell>
          <table:table-cell office:value-type="float" office:value="298.5" calcext:value-type="float">
            <text:p>298.5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18-07-27T10:54:55Z</text:p>
          </table:table-cell>
          <table:table-cell office:value-type="float" office:value="40.001891" calcext:value-type="float">
            <text:p>40.001891</text:p>
          </table:table-cell>
          <table:table-cell office:value-type="float" office:value="-79.586852" calcext:value-type="float">
            <text:p>-79.586852</text:p>
          </table:table-cell>
          <table:table-cell office:value-type="float" office:value="298.4" calcext:value-type="float">
            <text:p>298.4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18-07-27T10:54:57Z</text:p>
          </table:table-cell>
          <table:table-cell office:value-type="float" office:value="40.001854" calcext:value-type="float">
            <text:p>40.001854</text:p>
          </table:table-cell>
          <table:table-cell office:value-type="float" office:value="-79.586898" calcext:value-type="float">
            <text:p>-79.586898</text:p>
          </table:table-cell>
          <table:table-cell office:value-type="float" office:value="298.3" calcext:value-type="float">
            <text:p>298.3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18-07-27T10:54:59Z</text:p>
          </table:table-cell>
          <table:table-cell office:value-type="float" office:value="40.0018" calcext:value-type="float">
            <text:p>40.0018</text:p>
          </table:table-cell>
          <table:table-cell office:value-type="float" office:value="-79.586919" calcext:value-type="float">
            <text:p>-79.586919</text:p>
          </table:table-cell>
          <table:table-cell office:value-type="float" office:value="298.4" calcext:value-type="float">
            <text:p>298.4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18-07-27T10:55:00Z</text:p>
          </table:table-cell>
          <table:table-cell office:value-type="float" office:value="40.001774" calcext:value-type="float">
            <text:p>40.001774</text:p>
          </table:table-cell>
          <table:table-cell office:value-type="float" office:value="-79.586925" calcext:value-type="float">
            <text:p>-79.586925</text:p>
          </table:table-cell>
          <table:table-cell office:value-type="float" office:value="298.4" calcext:value-type="float">
            <text:p>298.4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2018-07-27T10:55:02Z</text:p>
          </table:table-cell>
          <table:table-cell office:value-type="float" office:value="40.001725" calcext:value-type="float">
            <text:p>40.001725</text:p>
          </table:table-cell>
          <table:table-cell office:value-type="float" office:value="-79.586928" calcext:value-type="float">
            <text:p>-79.586928</text:p>
          </table:table-cell>
          <table:table-cell office:value-type="float" office:value="298.5" calcext:value-type="float">
            <text:p>298.5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2018-07-27T10:55:04Z</text:p>
          </table:table-cell>
          <table:table-cell office:value-type="float" office:value="40.001683" calcext:value-type="float">
            <text:p>40.001683</text:p>
          </table:table-cell>
          <table:table-cell office:value-type="float" office:value="-79.586934" calcext:value-type="float">
            <text:p>-79.586934</text:p>
          </table:table-cell>
          <table:table-cell office:value-type="float" office:value="298.5" calcext:value-type="float">
            <text:p>298.5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18-07-27T10:55:06Z</text:p>
          </table:table-cell>
          <table:table-cell office:value-type="float" office:value="40.001636" calcext:value-type="float">
            <text:p>40.001636</text:p>
          </table:table-cell>
          <table:table-cell office:value-type="float" office:value="-79.586943" calcext:value-type="float">
            <text:p>-79.586943</text:p>
          </table:table-cell>
          <table:table-cell office:value-type="float" office:value="298.4" calcext:value-type="float">
            <text:p>298.4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2018-07-27T10:55:08Z</text:p>
          </table:table-cell>
          <table:table-cell office:value-type="float" office:value="40.00159" calcext:value-type="float">
            <text:p>40.00159</text:p>
          </table:table-cell>
          <table:table-cell office:value-type="float" office:value="-79.586966" calcext:value-type="float">
            <text:p>-79.586966</text:p>
          </table:table-cell>
          <table:table-cell office:value-type="float" office:value="298.2" calcext:value-type="float">
            <text:p>298.2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8-07-27T10:55:09Z</text:p>
          </table:table-cell>
          <table:table-cell office:value-type="float" office:value="40.001563" calcext:value-type="float">
            <text:p>40.001563</text:p>
          </table:table-cell>
          <table:table-cell office:value-type="float" office:value="-79.586987" calcext:value-type="float">
            <text:p>-79.586987</text:p>
          </table:table-cell>
          <table:table-cell office:value-type="float" office:value="298.2" calcext:value-type="float">
            <text:p>298.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8-07-27T10:55:10Z</text:p>
          </table:table-cell>
          <table:table-cell office:value-type="float" office:value="40.001537" calcext:value-type="float">
            <text:p>40.001537</text:p>
          </table:table-cell>
          <table:table-cell office:value-type="float" office:value="-79.587009" calcext:value-type="float">
            <text:p>-79.587009</text:p>
          </table:table-cell>
          <table:table-cell office:value-type="float" office:value="298.1" calcext:value-type="float">
            <text:p>298.1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2018-07-27T10:55:12Z</text:p>
          </table:table-cell>
          <table:table-cell office:value-type="float" office:value="40.001506" calcext:value-type="float">
            <text:p>40.001506</text:p>
          </table:table-cell>
          <table:table-cell office:value-type="float" office:value="-79.587053" calcext:value-type="float">
            <text:p>-79.587053</text:p>
          </table:table-cell>
          <table:table-cell office:value-type="float" office:value="298" calcext:value-type="float">
            <text:p>29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2018-07-27T10:55:14Z</text:p>
          </table:table-cell>
          <table:table-cell office:value-type="float" office:value="40.001496" calcext:value-type="float">
            <text:p>40.001496</text:p>
          </table:table-cell>
          <table:table-cell office:value-type="float" office:value="-79.587096" calcext:value-type="float">
            <text:p>-79.587096</text:p>
          </table:table-cell>
          <table:table-cell office:value-type="float" office:value="297.9" calcext:value-type="float">
            <text:p>297.9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2018-07-27T10:55:15Z</text:p>
          </table:table-cell>
          <table:table-cell office:value-type="float" office:value="40.001472" calcext:value-type="float">
            <text:p>40.001472</text:p>
          </table:table-cell>
          <table:table-cell office:value-type="float" office:value="-79.587116" calcext:value-type="float">
            <text:p>-79.587116</text:p>
          </table:table-cell>
          <table:table-cell office:value-type="float" office:value="298" calcext:value-type="float">
            <text:p>298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2018-07-27T10:55:16Z</text:p>
          </table:table-cell>
          <table:table-cell office:value-type="float" office:value="40.001439" calcext:value-type="float">
            <text:p>40.001439</text:p>
          </table:table-cell>
          <table:table-cell office:value-type="float" office:value="-79.58713" calcext:value-type="float">
            <text:p>-79.58713</text:p>
          </table:table-cell>
          <table:table-cell office:value-type="float" office:value="298.1" calcext:value-type="float">
            <text:p>298.1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2018-07-27T10:55:17Z</text:p>
          </table:table-cell>
          <table:table-cell office:value-type="float" office:value="40.001403" calcext:value-type="float">
            <text:p>40.001403</text:p>
          </table:table-cell>
          <table:table-cell office:value-type="float" office:value="-79.58713" calcext:value-type="float">
            <text:p>-79.58713</text:p>
          </table:table-cell>
          <table:table-cell office:value-type="float" office:value="298.1" calcext:value-type="float">
            <text:p>298.1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2018-07-27T10:55:18Z</text:p>
          </table:table-cell>
          <table:table-cell office:value-type="float" office:value="40.001364" calcext:value-type="float">
            <text:p>40.001364</text:p>
          </table:table-cell>
          <table:table-cell office:value-type="float" office:value="-79.587128" calcext:value-type="float">
            <text:p>-79.587128</text:p>
          </table:table-cell>
          <table:table-cell office:value-type="float" office:value="298.2" calcext:value-type="float">
            <text:p>298.2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2018-07-27T10:55:19Z</text:p>
          </table:table-cell>
          <table:table-cell office:value-type="float" office:value="40.001327" calcext:value-type="float">
            <text:p>40.001327</text:p>
          </table:table-cell>
          <table:table-cell office:value-type="float" office:value="-79.58713" calcext:value-type="float">
            <text:p>-79.58713</text:p>
          </table:table-cell>
          <table:table-cell office:value-type="float" office:value="298.3" calcext:value-type="float">
            <text:p>298.3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8-07-27T10:55:20Z</text:p>
          </table:table-cell>
          <table:table-cell office:value-type="float" office:value="40.0013" calcext:value-type="float">
            <text:p>40.0013</text:p>
          </table:table-cell>
          <table:table-cell office:value-type="float" office:value="-79.587139" calcext:value-type="float">
            <text:p>-79.587139</text:p>
          </table:table-cell>
          <table:table-cell office:value-type="float" office:value="298.3" calcext:value-type="float">
            <text:p>298.3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7-27T10:55:22Z</text:p>
          </table:table-cell>
          <table:table-cell office:value-type="float" office:value="40.001258" calcext:value-type="float">
            <text:p>40.001258</text:p>
          </table:table-cell>
          <table:table-cell office:value-type="float" office:value="-79.587159" calcext:value-type="float">
            <text:p>-79.587159</text:p>
          </table:table-cell>
          <table:table-cell office:value-type="float" office:value="298.4" calcext:value-type="float">
            <text:p>298.4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8-07-27T10:55:24Z</text:p>
          </table:table-cell>
          <table:table-cell office:value-type="float" office:value="40.001215" calcext:value-type="float">
            <text:p>40.001215</text:p>
          </table:table-cell>
          <table:table-cell office:value-type="float" office:value="-79.587176" calcext:value-type="float">
            <text:p>-79.587176</text:p>
          </table:table-cell>
          <table:table-cell office:value-type="float" office:value="298.5" calcext:value-type="float">
            <text:p>298.5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8-07-27T10:55:26Z</text:p>
          </table:table-cell>
          <table:table-cell office:value-type="float" office:value="40.001171" calcext:value-type="float">
            <text:p>40.001171</text:p>
          </table:table-cell>
          <table:table-cell office:value-type="float" office:value="-79.587187" calcext:value-type="float">
            <text:p>-79.587187</text:p>
          </table:table-cell>
          <table:table-cell office:value-type="float" office:value="298.6" calcext:value-type="float">
            <text:p>298.6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7T10:55:28Z</text:p>
          </table:table-cell>
          <table:table-cell office:value-type="float" office:value="40.001137" calcext:value-type="float">
            <text:p>40.001137</text:p>
          </table:table-cell>
          <table:table-cell office:value-type="float" office:value="-79.58719" calcext:value-type="float">
            <text:p>-79.58719</text:p>
          </table:table-cell>
          <table:table-cell office:value-type="float" office:value="298.6" calcext:value-type="float">
            <text:p>298.6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7-27T10:55:30Z</text:p>
          </table:table-cell>
          <table:table-cell office:value-type="float" office:value="40.001099" calcext:value-type="float">
            <text:p>40.001099</text:p>
          </table:table-cell>
          <table:table-cell office:value-type="float" office:value="-79.587196" calcext:value-type="float">
            <text:p>-79.587196</text:p>
          </table:table-cell>
          <table:table-cell office:value-type="float" office:value="298.7" calcext:value-type="float">
            <text:p>298.7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2018-07-27T10:55:32Z</text:p>
          </table:table-cell>
          <table:table-cell office:value-type="float" office:value="40.001064" calcext:value-type="float">
            <text:p>40.001064</text:p>
          </table:table-cell>
          <table:table-cell office:value-type="float" office:value="-79.5872" calcext:value-type="float">
            <text:p>-79.5872</text:p>
          </table:table-cell>
          <table:table-cell office:value-type="float" office:value="298.8" calcext:value-type="float">
            <text:p>298.8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2018-07-27T10:55:34Z</text:p>
          </table:table-cell>
          <table:table-cell office:value-type="float" office:value="40.001032" calcext:value-type="float">
            <text:p>40.001032</text:p>
          </table:table-cell>
          <table:table-cell office:value-type="float" office:value="-79.587201" calcext:value-type="float">
            <text:p>-79.587201</text:p>
          </table:table-cell>
          <table:table-cell office:value-type="float" office:value="298.8" calcext:value-type="float">
            <text:p>298.8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2018-07-27T10:55:36Z</text:p>
          </table:table-cell>
          <table:table-cell office:value-type="float" office:value="40.000999" calcext:value-type="float">
            <text:p>40.000999</text:p>
          </table:table-cell>
          <table:table-cell office:value-type="float" office:value="-79.587212" calcext:value-type="float">
            <text:p>-79.587212</text:p>
          </table:table-cell>
          <table:table-cell office:value-type="float" office:value="298.9" calcext:value-type="float">
            <text:p>298.9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2018-07-27T10:55:39Z</text:p>
          </table:table-cell>
          <table:table-cell office:value-type="float" office:value="40.000968" calcext:value-type="float">
            <text:p>40.000968</text:p>
          </table:table-cell>
          <table:table-cell office:value-type="float" office:value="-79.587214" calcext:value-type="float">
            <text:p>-79.587214</text:p>
          </table:table-cell>
          <table:table-cell office:value-type="float" office:value="299" calcext:value-type="float">
            <text:p>299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2018-07-27T10:55:41Z</text:p>
          </table:table-cell>
          <table:table-cell office:value-type="float" office:value="40.000941" calcext:value-type="float">
            <text:p>40.000941</text:p>
          </table:table-cell>
          <table:table-cell office:value-type="float" office:value="-79.587217" calcext:value-type="float">
            <text:p>-79.587217</text:p>
          </table:table-cell>
          <table:table-cell office:value-type="float" office:value="299" calcext:value-type="float">
            <text:p>299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2018-07-27T10:55:43Z</text:p>
          </table:table-cell>
          <table:table-cell office:value-type="float" office:value="40.000915" calcext:value-type="float">
            <text:p>40.000915</text:p>
          </table:table-cell>
          <table:table-cell office:value-type="float" office:value="-79.587226" calcext:value-type="float">
            <text:p>-79.587226</text:p>
          </table:table-cell>
          <table:table-cell office:value-type="float" office:value="299.1" calcext:value-type="float">
            <text:p>299.1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2018-07-27T10:55:46Z</text:p>
          </table:table-cell>
          <table:table-cell office:value-type="float" office:value="40.000876" calcext:value-type="float">
            <text:p>40.000876</text:p>
          </table:table-cell>
          <table:table-cell office:value-type="float" office:value="-79.587236" calcext:value-type="float">
            <text:p>-79.587236</text:p>
          </table:table-cell>
          <table:table-cell office:value-type="float" office:value="299.1" calcext:value-type="float">
            <text:p>299.1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2018-07-27T10:55:49Z</text:p>
          </table:table-cell>
          <table:table-cell office:value-type="float" office:value="40.000838" calcext:value-type="float">
            <text:p>40.000838</text:p>
          </table:table-cell>
          <table:table-cell office:value-type="float" office:value="-79.587247" calcext:value-type="float">
            <text:p>-79.587247</text:p>
          </table:table-cell>
          <table:table-cell office:value-type="float" office:value="299.2" calcext:value-type="float">
            <text:p>299.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2018-07-27T10:55:52Z</text:p>
          </table:table-cell>
          <table:table-cell office:value-type="float" office:value="40.000801" calcext:value-type="float">
            <text:p>40.000801</text:p>
          </table:table-cell>
          <table:table-cell office:value-type="float" office:value="-79.587248" calcext:value-type="float">
            <text:p>-79.587248</text:p>
          </table:table-cell>
          <table:table-cell office:value-type="float" office:value="299.3" calcext:value-type="float">
            <text:p>299.3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2018-07-27T10:55:55Z</text:p>
          </table:table-cell>
          <table:table-cell office:value-type="float" office:value="40.000763" calcext:value-type="float">
            <text:p>40.000763</text:p>
          </table:table-cell>
          <table:table-cell office:value-type="float" office:value="-79.587246" calcext:value-type="float">
            <text:p>-79.587246</text:p>
          </table:table-cell>
          <table:table-cell office:value-type="float" office:value="299.4" calcext:value-type="float">
            <text:p>299.4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2018-07-27T10:55:58Z</text:p>
          </table:table-cell>
          <table:table-cell office:value-type="float" office:value="40.000725" calcext:value-type="float">
            <text:p>40.000725</text:p>
          </table:table-cell>
          <table:table-cell office:value-type="float" office:value="-79.587251" calcext:value-type="float">
            <text:p>-79.587251</text:p>
          </table:table-cell>
          <table:table-cell office:value-type="float" office:value="299.4" calcext:value-type="float">
            <text:p>299.4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2018-07-27T10:56:00Z</text:p>
          </table:table-cell>
          <table:table-cell office:value-type="float" office:value="40.000699" calcext:value-type="float">
            <text:p>40.000699</text:p>
          </table:table-cell>
          <table:table-cell office:value-type="float" office:value="-79.587261" calcext:value-type="float">
            <text:p>-79.587261</text:p>
          </table:table-cell>
          <table:table-cell office:value-type="float" office:value="299.5" calcext:value-type="float">
            <text:p>299.5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2018-07-27T10:56:02Z</text:p>
          </table:table-cell>
          <table:table-cell office:value-type="float" office:value="40.000672" calcext:value-type="float">
            <text:p>40.000672</text:p>
          </table:table-cell>
          <table:table-cell office:value-type="float" office:value="-79.587275" calcext:value-type="float">
            <text:p>-79.587275</text:p>
          </table:table-cell>
          <table:table-cell office:value-type="float" office:value="299.5" calcext:value-type="float">
            <text:p>299.5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2018-07-27T10:56:04Z</text:p>
          </table:table-cell>
          <table:table-cell office:value-type="float" office:value="40.000642" calcext:value-type="float">
            <text:p>40.000642</text:p>
          </table:table-cell>
          <table:table-cell office:value-type="float" office:value="-79.587285" calcext:value-type="float">
            <text:p>-79.587285</text:p>
          </table:table-cell>
          <table:table-cell office:value-type="float" office:value="299.6" calcext:value-type="float">
            <text:p>299.6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2018-07-27T10:56:07Z</text:p>
          </table:table-cell>
          <table:table-cell office:value-type="float" office:value="40.000603" calcext:value-type="float">
            <text:p>40.000603</text:p>
          </table:table-cell>
          <table:table-cell office:value-type="float" office:value="-79.587298" calcext:value-type="float">
            <text:p>-79.587298</text:p>
          </table:table-cell>
          <table:table-cell office:value-type="float" office:value="299.6" calcext:value-type="float">
            <text:p>299.6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2018-07-27T10:56:10Z</text:p>
          </table:table-cell>
          <table:table-cell office:value-type="float" office:value="40.00057" calcext:value-type="float">
            <text:p>40.00057</text:p>
          </table:table-cell>
          <table:table-cell office:value-type="float" office:value="-79.58731" calcext:value-type="float">
            <text:p>-79.58731</text:p>
          </table:table-cell>
          <table:table-cell office:value-type="float" office:value="299.7" calcext:value-type="float">
            <text:p>299.7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2018-07-27T10:56:12Z</text:p>
          </table:table-cell>
          <table:table-cell office:value-type="float" office:value="40.000536" calcext:value-type="float">
            <text:p>40.000536</text:p>
          </table:table-cell>
          <table:table-cell office:value-type="float" office:value="-79.587316" calcext:value-type="float">
            <text:p>-79.587316</text:p>
          </table:table-cell>
          <table:table-cell office:value-type="float" office:value="299.7" calcext:value-type="float">
            <text:p>299.7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2018-07-27T10:56:14Z</text:p>
          </table:table-cell>
          <table:table-cell office:value-type="float" office:value="40.000495" calcext:value-type="float">
            <text:p>40.000495</text:p>
          </table:table-cell>
          <table:table-cell office:value-type="float" office:value="-79.587328" calcext:value-type="float">
            <text:p>-79.587328</text:p>
          </table:table-cell>
          <table:table-cell office:value-type="float" office:value="299.8" calcext:value-type="float">
            <text:p>299.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2018-07-27T10:56:16Z</text:p>
          </table:table-cell>
          <table:table-cell office:value-type="float" office:value="40.000462" calcext:value-type="float">
            <text:p>40.000462</text:p>
          </table:table-cell>
          <table:table-cell office:value-type="float" office:value="-79.587342" calcext:value-type="float">
            <text:p>-79.587342</text:p>
          </table:table-cell>
          <table:table-cell office:value-type="float" office:value="299.8" calcext:value-type="float">
            <text:p>299.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2018-07-27T10:56:18Z</text:p>
          </table:table-cell>
          <table:table-cell office:value-type="float" office:value="40.000424" calcext:value-type="float">
            <text:p>40.000424</text:p>
          </table:table-cell>
          <table:table-cell office:value-type="float" office:value="-79.587349" calcext:value-type="float">
            <text:p>-79.587349</text:p>
          </table:table-cell>
          <table:table-cell office:value-type="float" office:value="299.8" calcext:value-type="float">
            <text:p>299.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2018-07-27T10:56:20Z</text:p>
          </table:table-cell>
          <table:table-cell office:value-type="float" office:value="40.000381" calcext:value-type="float">
            <text:p>40.000381</text:p>
          </table:table-cell>
          <table:table-cell office:value-type="float" office:value="-79.587347" calcext:value-type="float">
            <text:p>-79.587347</text:p>
          </table:table-cell>
          <table:table-cell office:value-type="float" office:value="299.9" calcext:value-type="float">
            <text:p>299.9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2018-07-27T10:56:21Z</text:p>
          </table:table-cell>
          <table:table-cell office:value-type="float" office:value="40.000354" calcext:value-type="float">
            <text:p>40.000354</text:p>
          </table:table-cell>
          <table:table-cell office:value-type="float" office:value="-79.587344" calcext:value-type="float">
            <text:p>-79.587344</text:p>
          </table:table-cell>
          <table:table-cell office:value-type="float" office:value="299.9" calcext:value-type="float">
            <text:p>299.9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2018-07-27T10:56:23Z</text:p>
          </table:table-cell>
          <table:table-cell office:value-type="float" office:value="40.000309" calcext:value-type="float">
            <text:p>40.000309</text:p>
          </table:table-cell>
          <table:table-cell office:value-type="float" office:value="-79.587338" calcext:value-type="float">
            <text:p>-79.587338</text:p>
          </table:table-cell>
          <table:table-cell office:value-type="float" office:value="300" calcext:value-type="float">
            <text:p>300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2018-07-27T10:56:25Z</text:p>
          </table:table-cell>
          <table:table-cell office:value-type="float" office:value="40.000262" calcext:value-type="float">
            <text:p>40.000262</text:p>
          </table:table-cell>
          <table:table-cell office:value-type="float" office:value="-79.587335" calcext:value-type="float">
            <text:p>-79.587335</text:p>
          </table:table-cell>
          <table:table-cell office:value-type="float" office:value="300.1" calcext:value-type="float">
            <text:p>300.1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8-07-27T10:56:27Z</text:p>
          </table:table-cell>
          <table:table-cell office:value-type="float" office:value="40.000219" calcext:value-type="float">
            <text:p>40.000219</text:p>
          </table:table-cell>
          <table:table-cell office:value-type="float" office:value="-79.587336" calcext:value-type="float">
            <text:p>-79.587336</text:p>
          </table:table-cell>
          <table:table-cell office:value-type="float" office:value="300.1" calcext:value-type="float">
            <text:p>300.1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7-27T10:56:28Z</text:p>
          </table:table-cell>
          <table:table-cell office:value-type="float" office:value="40.00019" calcext:value-type="float">
            <text:p>40.00019</text:p>
          </table:table-cell>
          <table:table-cell office:value-type="float" office:value="-79.587335" calcext:value-type="float">
            <text:p>-79.587335</text:p>
          </table:table-cell>
          <table:table-cell office:value-type="float" office:value="300.2" calcext:value-type="float">
            <text:p>300.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7T10:56:30Z</text:p>
          </table:table-cell>
          <table:table-cell office:value-type="float" office:value="40.000142" calcext:value-type="float">
            <text:p>40.000142</text:p>
          </table:table-cell>
          <table:table-cell office:value-type="float" office:value="-79.587334" calcext:value-type="float">
            <text:p>-79.587334</text:p>
          </table:table-cell>
          <table:table-cell office:value-type="float" office:value="300.3" calcext:value-type="float">
            <text:p>300.3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27T10:56:32Z</text:p>
          </table:table-cell>
          <table:table-cell office:value-type="float" office:value="40.000095" calcext:value-type="float">
            <text:p>40.000095</text:p>
          </table:table-cell>
          <table:table-cell office:value-type="float" office:value="-79.587337" calcext:value-type="float">
            <text:p>-79.587337</text:p>
          </table:table-cell>
          <table:table-cell office:value-type="float" office:value="300.4" calcext:value-type="float">
            <text:p>300.4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27T10:56:33Z</text:p>
          </table:table-cell>
          <table:table-cell office:value-type="float" office:value="40.000068" calcext:value-type="float">
            <text:p>40.000068</text:p>
          </table:table-cell>
          <table:table-cell office:value-type="float" office:value="-79.587335" calcext:value-type="float">
            <text:p>-79.587335</text:p>
          </table:table-cell>
          <table:table-cell office:value-type="float" office:value="300.5" calcext:value-type="float">
            <text:p>300.5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27T10:56:34Z</text:p>
          </table:table-cell>
          <table:table-cell office:value-type="float" office:value="40.000036" calcext:value-type="float">
            <text:p>40.000036</text:p>
          </table:table-cell>
          <table:table-cell office:value-type="float" office:value="-79.587329" calcext:value-type="float">
            <text:p>-79.587329</text:p>
          </table:table-cell>
          <table:table-cell office:value-type="float" office:value="300.6" calcext:value-type="float">
            <text:p>300.6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7-27T10:56:35Z</text:p>
          </table:table-cell>
          <table:table-cell office:value-type="float" office:value="40.000007" calcext:value-type="float">
            <text:p>40.000007</text:p>
          </table:table-cell>
          <table:table-cell office:value-type="float" office:value="-79.587324" calcext:value-type="float">
            <text:p>-79.587324</text:p>
          </table:table-cell>
          <table:table-cell office:value-type="float" office:value="300.6" calcext:value-type="float">
            <text:p>300.6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27T10:56:37Z</text:p>
          </table:table-cell>
          <table:table-cell office:value-type="float" office:value="39.999953" calcext:value-type="float">
            <text:p>39.999953</text:p>
          </table:table-cell>
          <table:table-cell office:value-type="float" office:value="-79.587322" calcext:value-type="float">
            <text:p>-79.587322</text:p>
          </table:table-cell>
          <table:table-cell office:value-type="float" office:value="300.8" calcext:value-type="float">
            <text:p>300.8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27T10:56:38Z</text:p>
          </table:table-cell>
          <table:table-cell office:value-type="float" office:value="39.999923" calcext:value-type="float">
            <text:p>39.999923</text:p>
          </table:table-cell>
          <table:table-cell office:value-type="float" office:value="-79.587323" calcext:value-type="float">
            <text:p>-79.587323</text:p>
          </table:table-cell>
          <table:table-cell office:value-type="float" office:value="300.9" calcext:value-type="float">
            <text:p>300.9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8-07-27T10:56:40Z</text:p>
          </table:table-cell>
          <table:table-cell office:value-type="float" office:value="39.999873" calcext:value-type="float">
            <text:p>39.999873</text:p>
          </table:table-cell>
          <table:table-cell office:value-type="float" office:value="-79.58733" calcext:value-type="float">
            <text:p>-79.58733</text:p>
          </table:table-cell>
          <table:table-cell office:value-type="float" office:value="301" calcext:value-type="float">
            <text:p>301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018-07-27T10:56:43Z</text:p>
          </table:table-cell>
          <table:table-cell office:value-type="float" office:value="39.99984" calcext:value-type="float">
            <text:p>39.99984</text:p>
          </table:table-cell>
          <table:table-cell office:value-type="float" office:value="-79.587328" calcext:value-type="float">
            <text:p>-79.587328</text:p>
          </table:table-cell>
          <table:table-cell office:value-type="float" office:value="301" calcext:value-type="float">
            <text:p>301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2018-07-27T10:56:45Z</text:p>
          </table:table-cell>
          <table:table-cell office:value-type="float" office:value="39.999801" calcext:value-type="float">
            <text:p>39.999801</text:p>
          </table:table-cell>
          <table:table-cell office:value-type="float" office:value="-79.587318" calcext:value-type="float">
            <text:p>-79.587318</text:p>
          </table:table-cell>
          <table:table-cell office:value-type="float" office:value="301.1" calcext:value-type="float">
            <text:p>301.1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2018-07-27T10:56:48Z</text:p>
          </table:table-cell>
          <table:table-cell office:value-type="float" office:value="39.999767" calcext:value-type="float">
            <text:p>39.999767</text:p>
          </table:table-cell>
          <table:table-cell office:value-type="float" office:value="-79.587309" calcext:value-type="float">
            <text:p>-79.587309</text:p>
          </table:table-cell>
          <table:table-cell office:value-type="float" office:value="301.2" calcext:value-type="float">
            <text:p>301.2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2018-07-27T10:56:52Z</text:p>
          </table:table-cell>
          <table:table-cell office:value-type="float" office:value="39.999739" calcext:value-type="float">
            <text:p>39.999739</text:p>
          </table:table-cell>
          <table:table-cell office:value-type="float" office:value="-79.587295" calcext:value-type="float">
            <text:p>-79.587295</text:p>
          </table:table-cell>
          <table:table-cell office:value-type="float" office:value="301.3" calcext:value-type="float">
            <text:p>301.3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2018-07-27T10:56:54Z</text:p>
          </table:table-cell>
          <table:table-cell office:value-type="float" office:value="39.999708" calcext:value-type="float">
            <text:p>39.999708</text:p>
          </table:table-cell>
          <table:table-cell office:value-type="float" office:value="-79.587284" calcext:value-type="float">
            <text:p>-79.587284</text:p>
          </table:table-cell>
          <table:table-cell office:value-type="float" office:value="301.4" calcext:value-type="float">
            <text:p>301.4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018-07-27T10:56:56Z</text:p>
          </table:table-cell>
          <table:table-cell office:value-type="float" office:value="39.999675" calcext:value-type="float">
            <text:p>39.999675</text:p>
          </table:table-cell>
          <table:table-cell office:value-type="float" office:value="-79.587267" calcext:value-type="float">
            <text:p>-79.587267</text:p>
          </table:table-cell>
          <table:table-cell office:value-type="float" office:value="301.5" calcext:value-type="float">
            <text:p>301.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8-07-27T10:56:58Z</text:p>
          </table:table-cell>
          <table:table-cell office:value-type="float" office:value="39.999644" calcext:value-type="float">
            <text:p>39.999644</text:p>
          </table:table-cell>
          <table:table-cell office:value-type="float" office:value="-79.587257" calcext:value-type="float">
            <text:p>-79.587257</text:p>
          </table:table-cell>
          <table:table-cell office:value-type="float" office:value="301.6" calcext:value-type="float">
            <text:p>301.6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7-27T10:57:01Z</text:p>
          </table:table-cell>
          <table:table-cell office:value-type="float" office:value="39.999605" calcext:value-type="float">
            <text:p>39.999605</text:p>
          </table:table-cell>
          <table:table-cell office:value-type="float" office:value="-79.587246" calcext:value-type="float">
            <text:p>-79.587246</text:p>
          </table:table-cell>
          <table:table-cell office:value-type="float" office:value="301.8" calcext:value-type="float">
            <text:p>301.8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27T10:57:03Z</text:p>
          </table:table-cell>
          <table:table-cell office:value-type="float" office:value="39.999577" calcext:value-type="float">
            <text:p>39.999577</text:p>
          </table:table-cell>
          <table:table-cell office:value-type="float" office:value="-79.587231" calcext:value-type="float">
            <text:p>-79.587231</text:p>
          </table:table-cell>
          <table:table-cell office:value-type="float" office:value="301.9" calcext:value-type="float">
            <text:p>301.9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27T10:57:05Z</text:p>
          </table:table-cell>
          <table:table-cell office:value-type="float" office:value="39.999548" calcext:value-type="float">
            <text:p>39.999548</text:p>
          </table:table-cell>
          <table:table-cell office:value-type="float" office:value="-79.587215" calcext:value-type="float">
            <text:p>-79.587215</text:p>
          </table:table-cell>
          <table:table-cell office:value-type="float" office:value="302" calcext:value-type="float">
            <text:p>302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27T10:57:07Z</text:p>
          </table:table-cell>
          <table:table-cell office:value-type="float" office:value="39.99952" calcext:value-type="float">
            <text:p>39.99952</text:p>
          </table:table-cell>
          <table:table-cell office:value-type="float" office:value="-79.587197" calcext:value-type="float">
            <text:p>-79.587197</text:p>
          </table:table-cell>
          <table:table-cell office:value-type="float" office:value="302.2" calcext:value-type="float">
            <text:p>302.2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7T10:57:09Z</text:p>
          </table:table-cell>
          <table:table-cell office:value-type="float" office:value="39.999495" calcext:value-type="float">
            <text:p>39.999495</text:p>
          </table:table-cell>
          <table:table-cell office:value-type="float" office:value="-79.587179" calcext:value-type="float">
            <text:p>-79.587179</text:p>
          </table:table-cell>
          <table:table-cell office:value-type="float" office:value="302.3" calcext:value-type="float">
            <text:p>302.3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27T10:57:11Z</text:p>
          </table:table-cell>
          <table:table-cell office:value-type="float" office:value="39.999459" calcext:value-type="float">
            <text:p>39.999459</text:p>
          </table:table-cell>
          <table:table-cell office:value-type="float" office:value="-79.587159" calcext:value-type="float">
            <text:p>-79.587159</text:p>
          </table:table-cell>
          <table:table-cell office:value-type="float" office:value="302.4" calcext:value-type="float">
            <text:p>302.4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27T10:57:13Z</text:p>
          </table:table-cell>
          <table:table-cell office:value-type="float" office:value="39.999423" calcext:value-type="float">
            <text:p>39.999423</text:p>
          </table:table-cell>
          <table:table-cell office:value-type="float" office:value="-79.587137" calcext:value-type="float">
            <text:p>-79.587137</text:p>
          </table:table-cell>
          <table:table-cell office:value-type="float" office:value="302.5" calcext:value-type="float">
            <text:p>302.5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27T10:57:15Z</text:p>
          </table:table-cell>
          <table:table-cell office:value-type="float" office:value="39.999396" calcext:value-type="float">
            <text:p>39.999396</text:p>
          </table:table-cell>
          <table:table-cell office:value-type="float" office:value="-79.587119" calcext:value-type="float">
            <text:p>-79.587119</text:p>
          </table:table-cell>
          <table:table-cell office:value-type="float" office:value="302.5" calcext:value-type="float">
            <text:p>302.5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27T10:57:18Z</text:p>
          </table:table-cell>
          <table:table-cell office:value-type="float" office:value="39.999367" calcext:value-type="float">
            <text:p>39.999367</text:p>
          </table:table-cell>
          <table:table-cell office:value-type="float" office:value="-79.587099" calcext:value-type="float">
            <text:p>-79.587099</text:p>
          </table:table-cell>
          <table:table-cell office:value-type="float" office:value="302.7" calcext:value-type="float">
            <text:p>302.7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27T10:57:22Z</text:p>
          </table:table-cell>
          <table:table-cell office:value-type="float" office:value="39.999344" calcext:value-type="float">
            <text:p>39.999344</text:p>
          </table:table-cell>
          <table:table-cell office:value-type="float" office:value="-79.587066" calcext:value-type="float">
            <text:p>-79.587066</text:p>
          </table:table-cell>
          <table:table-cell office:value-type="float" office:value="302.8" calcext:value-type="float">
            <text:p>302.8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7T10:57:25Z</text:p>
          </table:table-cell>
          <table:table-cell office:value-type="float" office:value="39.999317" calcext:value-type="float">
            <text:p>39.999317</text:p>
          </table:table-cell>
          <table:table-cell office:value-type="float" office:value="-79.587023" calcext:value-type="float">
            <text:p>-79.587023</text:p>
          </table:table-cell>
          <table:table-cell office:value-type="float" office:value="303" calcext:value-type="float">
            <text:p>303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7T10:57:27Z</text:p>
          </table:table-cell>
          <table:table-cell office:value-type="float" office:value="39.999297" calcext:value-type="float">
            <text:p>39.999297</text:p>
          </table:table-cell>
          <table:table-cell office:value-type="float" office:value="-79.586984" calcext:value-type="float">
            <text:p>-79.586984</text:p>
          </table:table-cell>
          <table:table-cell office:value-type="float" office:value="303.1" calcext:value-type="float">
            <text:p>303.1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27T10:57:29Z</text:p>
          </table:table-cell>
          <table:table-cell office:value-type="float" office:value="39.999289" calcext:value-type="float">
            <text:p>39.999289</text:p>
          </table:table-cell>
          <table:table-cell office:value-type="float" office:value="-79.586949" calcext:value-type="float">
            <text:p>-79.586949</text:p>
          </table:table-cell>
          <table:table-cell office:value-type="float" office:value="303.3" calcext:value-type="float">
            <text:p>303.3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27T10:57:31Z</text:p>
          </table:table-cell>
          <table:table-cell office:value-type="float" office:value="39.99928" calcext:value-type="float">
            <text:p>39.99928</text:p>
          </table:table-cell>
          <table:table-cell office:value-type="float" office:value="-79.586914" calcext:value-type="float">
            <text:p>-79.586914</text:p>
          </table:table-cell>
          <table:table-cell office:value-type="float" office:value="303.3" calcext:value-type="float">
            <text:p>303.3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27T10:57:33Z</text:p>
          </table:table-cell>
          <table:table-cell office:value-type="float" office:value="39.999275" calcext:value-type="float">
            <text:p>39.999275</text:p>
          </table:table-cell>
          <table:table-cell office:value-type="float" office:value="-79.586878" calcext:value-type="float">
            <text:p>-79.586878</text:p>
          </table:table-cell>
          <table:table-cell office:value-type="float" office:value="303.3" calcext:value-type="float">
            <text:p>303.3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27T10:57:35Z</text:p>
          </table:table-cell>
          <table:table-cell office:value-type="float" office:value="39.999278" calcext:value-type="float">
            <text:p>39.999278</text:p>
          </table:table-cell>
          <table:table-cell office:value-type="float" office:value="-79.586831" calcext:value-type="float">
            <text:p>-79.586831</text:p>
          </table:table-cell>
          <table:table-cell office:value-type="float" office:value="303.6" calcext:value-type="float">
            <text:p>303.6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27T10:57:37Z</text:p>
          </table:table-cell>
          <table:table-cell office:value-type="float" office:value="39.999285" calcext:value-type="float">
            <text:p>39.999285</text:p>
          </table:table-cell>
          <table:table-cell office:value-type="float" office:value="-79.586789" calcext:value-type="float">
            <text:p>-79.586789</text:p>
          </table:table-cell>
          <table:table-cell office:value-type="float" office:value="303.8" calcext:value-type="float">
            <text:p>303.8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27T10:57:39Z</text:p>
          </table:table-cell>
          <table:table-cell office:value-type="float" office:value="39.999311" calcext:value-type="float">
            <text:p>39.999311</text:p>
          </table:table-cell>
          <table:table-cell office:value-type="float" office:value="-79.586751" calcext:value-type="float">
            <text:p>-79.586751</text:p>
          </table:table-cell>
          <table:table-cell office:value-type="float" office:value="304" calcext:value-type="float">
            <text:p>304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27T10:57:41Z</text:p>
          </table:table-cell>
          <table:table-cell office:value-type="float" office:value="39.999338" calcext:value-type="float">
            <text:p>39.999338</text:p>
          </table:table-cell>
          <table:table-cell office:value-type="float" office:value="-79.586727" calcext:value-type="float">
            <text:p>-79.586727</text:p>
          </table:table-cell>
          <table:table-cell office:value-type="float" office:value="304" calcext:value-type="float">
            <text:p>304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8-07-27T10:57:43Z</text:p>
          </table:table-cell>
          <table:table-cell office:value-type="float" office:value="39.99938" calcext:value-type="float">
            <text:p>39.99938</text:p>
          </table:table-cell>
          <table:table-cell office:value-type="float" office:value="-79.586697" calcext:value-type="float">
            <text:p>-79.586697</text:p>
          </table:table-cell>
          <table:table-cell office:value-type="float" office:value="303.6" calcext:value-type="float">
            <text:p>303.6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8-07-27T10:57:44Z</text:p>
          </table:table-cell>
          <table:table-cell office:value-type="float" office:value="39.999409" calcext:value-type="float">
            <text:p>39.999409</text:p>
          </table:table-cell>
          <table:table-cell office:value-type="float" office:value="-79.586682" calcext:value-type="float">
            <text:p>-79.586682</text:p>
          </table:table-cell>
          <table:table-cell office:value-type="float" office:value="303.5" calcext:value-type="float">
            <text:p>303.5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27T10:57:46Z</text:p>
          </table:table-cell>
          <table:table-cell office:value-type="float" office:value="39.999454" calcext:value-type="float">
            <text:p>39.999454</text:p>
          </table:table-cell>
          <table:table-cell office:value-type="float" office:value="-79.586661" calcext:value-type="float">
            <text:p>-79.586661</text:p>
          </table:table-cell>
          <table:table-cell office:value-type="float" office:value="303.4" calcext:value-type="float">
            <text:p>303.4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27T10:57:48Z</text:p>
          </table:table-cell>
          <table:table-cell office:value-type="float" office:value="39.999498" calcext:value-type="float">
            <text:p>39.999498</text:p>
          </table:table-cell>
          <table:table-cell office:value-type="float" office:value="-79.586639" calcext:value-type="float">
            <text:p>-79.586639</text:p>
          </table:table-cell>
          <table:table-cell office:value-type="float" office:value="303.3" calcext:value-type="float">
            <text:p>303.3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27T10:57:50Z</text:p>
          </table:table-cell>
          <table:table-cell office:value-type="float" office:value="39.999542" calcext:value-type="float">
            <text:p>39.999542</text:p>
          </table:table-cell>
          <table:table-cell office:value-type="float" office:value="-79.586618" calcext:value-type="float">
            <text:p>-79.586618</text:p>
          </table:table-cell>
          <table:table-cell office:value-type="float" office:value="303.1" calcext:value-type="float">
            <text:p>303.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7T10:57:51Z</text:p>
          </table:table-cell>
          <table:table-cell office:value-type="float" office:value="39.99957" calcext:value-type="float">
            <text:p>39.99957</text:p>
          </table:table-cell>
          <table:table-cell office:value-type="float" office:value="-79.586606" calcext:value-type="float">
            <text:p>-79.586606</text:p>
          </table:table-cell>
          <table:table-cell office:value-type="float" office:value="303" calcext:value-type="float">
            <text:p>303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7T10:57:52Z</text:p>
          </table:table-cell>
          <table:table-cell office:value-type="float" office:value="39.999599" calcext:value-type="float">
            <text:p>39.999599</text:p>
          </table:table-cell>
          <table:table-cell office:value-type="float" office:value="-79.586592" calcext:value-type="float">
            <text:p>-79.586592</text:p>
          </table:table-cell>
          <table:table-cell office:value-type="float" office:value="302.9" calcext:value-type="float">
            <text:p>302.9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7T10:57:53Z</text:p>
          </table:table-cell>
          <table:table-cell office:value-type="float" office:value="39.999628" calcext:value-type="float">
            <text:p>39.999628</text:p>
          </table:table-cell>
          <table:table-cell office:value-type="float" office:value="-79.586579" calcext:value-type="float">
            <text:p>-79.586579</text:p>
          </table:table-cell>
          <table:table-cell office:value-type="float" office:value="302.8" calcext:value-type="float">
            <text:p>302.8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27T10:57:55Z</text:p>
          </table:table-cell>
          <table:table-cell office:value-type="float" office:value="39.999682" calcext:value-type="float">
            <text:p>39.999682</text:p>
          </table:table-cell>
          <table:table-cell office:value-type="float" office:value="-79.586556" calcext:value-type="float">
            <text:p>-79.586556</text:p>
          </table:table-cell>
          <table:table-cell office:value-type="float" office:value="302.6" calcext:value-type="float">
            <text:p>302.6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7-27T10:57:56Z</text:p>
          </table:table-cell>
          <table:table-cell office:value-type="float" office:value="39.999711" calcext:value-type="float">
            <text:p>39.999711</text:p>
          </table:table-cell>
          <table:table-cell office:value-type="float" office:value="-79.586549" calcext:value-type="float">
            <text:p>-79.586549</text:p>
          </table:table-cell>
          <table:table-cell office:value-type="float" office:value="302.5" calcext:value-type="float">
            <text:p>302.5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7-27T10:57:58Z</text:p>
          </table:table-cell>
          <table:table-cell office:value-type="float" office:value="39.999755" calcext:value-type="float">
            <text:p>39.999755</text:p>
          </table:table-cell>
          <table:table-cell office:value-type="float" office:value="-79.586537" calcext:value-type="float">
            <text:p>-79.586537</text:p>
          </table:table-cell>
          <table:table-cell office:value-type="float" office:value="302.4" calcext:value-type="float">
            <text:p>302.4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27T10:58:00Z</text:p>
          </table:table-cell>
          <table:table-cell office:value-type="float" office:value="39.999804" calcext:value-type="float">
            <text:p>39.999804</text:p>
          </table:table-cell>
          <table:table-cell office:value-type="float" office:value="-79.58653" calcext:value-type="float">
            <text:p>-79.58653</text:p>
          </table:table-cell>
          <table:table-cell office:value-type="float" office:value="302.4" calcext:value-type="float">
            <text:p>302.4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27T10:58:02Z</text:p>
          </table:table-cell>
          <table:table-cell office:value-type="float" office:value="39.999843" calcext:value-type="float">
            <text:p>39.999843</text:p>
          </table:table-cell>
          <table:table-cell office:value-type="float" office:value="-79.586525" calcext:value-type="float">
            <text:p>-79.586525</text:p>
          </table:table-cell>
          <table:table-cell office:value-type="float" office:value="302.3" calcext:value-type="float">
            <text:p>302.3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8-07-27T10:58:04Z</text:p>
          </table:table-cell>
          <table:table-cell office:value-type="float" office:value="39.999874" calcext:value-type="float">
            <text:p>39.999874</text:p>
          </table:table-cell>
          <table:table-cell office:value-type="float" office:value="-79.58652" calcext:value-type="float">
            <text:p>-79.58652</text:p>
          </table:table-cell>
          <table:table-cell office:value-type="float" office:value="302.1" calcext:value-type="float">
            <text:p>302.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8-07-27T10:58:06Z</text:p>
          </table:table-cell>
          <table:table-cell office:value-type="float" office:value="39.999904" calcext:value-type="float">
            <text:p>39.999904</text:p>
          </table:table-cell>
          <table:table-cell office:value-type="float" office:value="-79.586514" calcext:value-type="float">
            <text:p>-79.586514</text:p>
          </table:table-cell>
          <table:table-cell office:value-type="float" office:value="301.9" calcext:value-type="float">
            <text:p>301.9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018-07-27T10:58:08Z</text:p>
          </table:table-cell>
          <table:table-cell office:value-type="float" office:value="39.99993" calcext:value-type="float">
            <text:p>39.99993</text:p>
          </table:table-cell>
          <table:table-cell office:value-type="float" office:value="-79.586503" calcext:value-type="float">
            <text:p>-79.586503</text:p>
          </table:table-cell>
          <table:table-cell office:value-type="float" office:value="301.8" calcext:value-type="float">
            <text:p>301.8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018-07-27T10:58:10Z</text:p>
          </table:table-cell>
          <table:table-cell office:value-type="float" office:value="39.999962" calcext:value-type="float">
            <text:p>39.999962</text:p>
          </table:table-cell>
          <table:table-cell office:value-type="float" office:value="-79.586492" calcext:value-type="float">
            <text:p>-79.586492</text:p>
          </table:table-cell>
          <table:table-cell office:value-type="float" office:value="301.7" calcext:value-type="float">
            <text:p>301.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8-07-27T10:58:12Z</text:p>
          </table:table-cell>
          <table:table-cell office:value-type="float" office:value="40.000004" calcext:value-type="float">
            <text:p>40.000004</text:p>
          </table:table-cell>
          <table:table-cell office:value-type="float" office:value="-79.586486" calcext:value-type="float">
            <text:p>-79.586486</text:p>
          </table:table-cell>
          <table:table-cell office:value-type="float" office:value="301.6" calcext:value-type="float">
            <text:p>301.6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27T10:58:14Z</text:p>
          </table:table-cell>
          <table:table-cell office:value-type="float" office:value="40.000048" calcext:value-type="float">
            <text:p>40.000048</text:p>
          </table:table-cell>
          <table:table-cell office:value-type="float" office:value="-79.586486" calcext:value-type="float">
            <text:p>-79.586486</text:p>
          </table:table-cell>
          <table:table-cell office:value-type="float" office:value="301.5" calcext:value-type="float">
            <text:p>301.5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27T10:58:16Z</text:p>
          </table:table-cell>
          <table:table-cell office:value-type="float" office:value="40.000082" calcext:value-type="float">
            <text:p>40.000082</text:p>
          </table:table-cell>
          <table:table-cell office:value-type="float" office:value="-79.586482" calcext:value-type="float">
            <text:p>-79.586482</text:p>
          </table:table-cell>
          <table:table-cell office:value-type="float" office:value="301.5" calcext:value-type="float">
            <text:p>301.5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7T10:58:18Z</text:p>
          </table:table-cell>
          <table:table-cell office:value-type="float" office:value="40.000114" calcext:value-type="float">
            <text:p>40.000114</text:p>
          </table:table-cell>
          <table:table-cell office:value-type="float" office:value="-79.586478" calcext:value-type="float">
            <text:p>-79.586478</text:p>
          </table:table-cell>
          <table:table-cell office:value-type="float" office:value="301.4" calcext:value-type="float">
            <text:p>301.4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8-07-27T10:58:21Z</text:p>
          </table:table-cell>
          <table:table-cell office:value-type="float" office:value="40.000146" calcext:value-type="float">
            <text:p>40.000146</text:p>
          </table:table-cell>
          <table:table-cell office:value-type="float" office:value="-79.586479" calcext:value-type="float">
            <text:p>-79.586479</text:p>
          </table:table-cell>
          <table:table-cell office:value-type="float" office:value="301.3" calcext:value-type="float">
            <text:p>301.3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7-27T10:58:26Z</text:p>
          </table:table-cell>
          <table:table-cell office:value-type="float" office:value="40.000175" calcext:value-type="float">
            <text:p>40.000175</text:p>
          </table:table-cell>
          <table:table-cell office:value-type="float" office:value="-79.586471" calcext:value-type="float">
            <text:p>-79.586471</text:p>
          </table:table-cell>
          <table:table-cell office:value-type="float" office:value="301.2" calcext:value-type="float">
            <text:p>301.2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2018-07-27T10:58:29Z</text:p>
          </table:table-cell>
          <table:table-cell office:value-type="float" office:value="40.000206" calcext:value-type="float">
            <text:p>40.000206</text:p>
          </table:table-cell>
          <table:table-cell office:value-type="float" office:value="-79.586458" calcext:value-type="float">
            <text:p>-79.586458</text:p>
          </table:table-cell>
          <table:table-cell office:value-type="float" office:value="301.1" calcext:value-type="float">
            <text:p>301.1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2018-07-27T10:58:31Z</text:p>
          </table:table-cell>
          <table:table-cell office:value-type="float" office:value="40.000232" calcext:value-type="float">
            <text:p>40.000232</text:p>
          </table:table-cell>
          <table:table-cell office:value-type="float" office:value="-79.586446" calcext:value-type="float">
            <text:p>-79.586446</text:p>
          </table:table-cell>
          <table:table-cell office:value-type="float" office:value="301.1" calcext:value-type="float">
            <text:p>301.1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2018-07-27T10:58:33Z</text:p>
          </table:table-cell>
          <table:table-cell office:value-type="float" office:value="40.000264" calcext:value-type="float">
            <text:p>40.000264</text:p>
          </table:table-cell>
          <table:table-cell office:value-type="float" office:value="-79.586431" calcext:value-type="float">
            <text:p>-79.586431</text:p>
          </table:table-cell>
          <table:table-cell office:value-type="float" office:value="301" calcext:value-type="float">
            <text:p>301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2018-07-27T10:58:35Z</text:p>
          </table:table-cell>
          <table:table-cell office:value-type="float" office:value="40.000298" calcext:value-type="float">
            <text:p>40.000298</text:p>
          </table:table-cell>
          <table:table-cell office:value-type="float" office:value="-79.58642" calcext:value-type="float">
            <text:p>-79.58642</text:p>
          </table:table-cell>
          <table:table-cell office:value-type="float" office:value="301" calcext:value-type="float">
            <text:p>301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2018-07-27T10:58:37Z</text:p>
          </table:table-cell>
          <table:table-cell office:value-type="float" office:value="40.000348" calcext:value-type="float">
            <text:p>40.000348</text:p>
          </table:table-cell>
          <table:table-cell office:value-type="float" office:value="-79.586409" calcext:value-type="float">
            <text:p>-79.586409</text:p>
          </table:table-cell>
          <table:table-cell office:value-type="float" office:value="301" calcext:value-type="float">
            <text:p>301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2018-07-27T10:58:39Z</text:p>
          </table:table-cell>
          <table:table-cell office:value-type="float" office:value="40.000403" calcext:value-type="float">
            <text:p>40.000403</text:p>
          </table:table-cell>
          <table:table-cell office:value-type="float" office:value="-79.586399" calcext:value-type="float">
            <text:p>-79.586399</text:p>
          </table:table-cell>
          <table:table-cell office:value-type="float" office:value="301.1" calcext:value-type="float">
            <text:p>301.1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2018-07-27T10:58:40Z</text:p>
          </table:table-cell>
          <table:table-cell office:value-type="float" office:value="40.000434" calcext:value-type="float">
            <text:p>40.000434</text:p>
          </table:table-cell>
          <table:table-cell office:value-type="float" office:value="-79.586393" calcext:value-type="float">
            <text:p>-79.586393</text:p>
          </table:table-cell>
          <table:table-cell office:value-type="float" office:value="301.2" calcext:value-type="float">
            <text:p>301.2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2018-07-27T10:58:41Z</text:p>
          </table:table-cell>
          <table:table-cell office:value-type="float" office:value="40.000466" calcext:value-type="float">
            <text:p>40.000466</text:p>
          </table:table-cell>
          <table:table-cell office:value-type="float" office:value="-79.586387" calcext:value-type="float">
            <text:p>-79.586387</text:p>
          </table:table-cell>
          <table:table-cell office:value-type="float" office:value="301.1" calcext:value-type="float">
            <text:p>301.1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2018-07-27T10:58:42Z</text:p>
          </table:table-cell>
          <table:table-cell office:value-type="float" office:value="40.000496" calcext:value-type="float">
            <text:p>40.000496</text:p>
          </table:table-cell>
          <table:table-cell office:value-type="float" office:value="-79.586381" calcext:value-type="float">
            <text:p>-79.586381</text:p>
          </table:table-cell>
          <table:table-cell office:value-type="float" office:value="301.1" calcext:value-type="float">
            <text:p>301.1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2018-07-27T10:58:43Z</text:p>
          </table:table-cell>
          <table:table-cell office:value-type="float" office:value="40.000524" calcext:value-type="float">
            <text:p>40.000524</text:p>
          </table:table-cell>
          <table:table-cell office:value-type="float" office:value="-79.586374" calcext:value-type="float">
            <text:p>-79.586374</text:p>
          </table:table-cell>
          <table:table-cell office:value-type="float" office:value="301" calcext:value-type="float">
            <text:p>301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8-07-27T10:58:45Z</text:p>
          </table:table-cell>
          <table:table-cell office:value-type="float" office:value="40.000571" calcext:value-type="float">
            <text:p>40.000571</text:p>
          </table:table-cell>
          <table:table-cell office:value-type="float" office:value="-79.586357" calcext:value-type="float">
            <text:p>-79.586357</text:p>
          </table:table-cell>
          <table:table-cell office:value-type="float" office:value="300.8" calcext:value-type="float">
            <text:p>300.8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8-07-27T10:58:47Z</text:p>
          </table:table-cell>
          <table:table-cell office:value-type="float" office:value="40.000619" calcext:value-type="float">
            <text:p>40.000619</text:p>
          </table:table-cell>
          <table:table-cell office:value-type="float" office:value="-79.586333" calcext:value-type="float">
            <text:p>-79.586333</text:p>
          </table:table-cell>
          <table:table-cell office:value-type="float" office:value="300.7" calcext:value-type="float">
            <text:p>300.7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7T10:58:49Z</text:p>
          </table:table-cell>
          <table:table-cell office:value-type="float" office:value="40.000668" calcext:value-type="float">
            <text:p>40.000668</text:p>
          </table:table-cell>
          <table:table-cell office:value-type="float" office:value="-79.586307" calcext:value-type="float">
            <text:p>-79.586307</text:p>
          </table:table-cell>
          <table:table-cell office:value-type="float" office:value="300.6" calcext:value-type="float">
            <text:p>300.6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27T10:58:50Z</text:p>
          </table:table-cell>
          <table:table-cell office:value-type="float" office:value="40.000697" calcext:value-type="float">
            <text:p>40.000697</text:p>
          </table:table-cell>
          <table:table-cell office:value-type="float" office:value="-79.586294" calcext:value-type="float">
            <text:p>-79.586294</text:p>
          </table:table-cell>
          <table:table-cell office:value-type="float" office:value="300.6" calcext:value-type="float">
            <text:p>300.6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27T10:58:51Z</text:p>
          </table:table-cell>
          <table:table-cell office:value-type="float" office:value="40.000725" calcext:value-type="float">
            <text:p>40.000725</text:p>
          </table:table-cell>
          <table:table-cell office:value-type="float" office:value="-79.586286" calcext:value-type="float">
            <text:p>-79.586286</text:p>
          </table:table-cell>
          <table:table-cell office:value-type="float" office:value="300.5" calcext:value-type="float">
            <text:p>300.5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7-27T10:58:52Z</text:p>
          </table:table-cell>
          <table:table-cell office:value-type="float" office:value="40.000753" calcext:value-type="float">
            <text:p>40.000753</text:p>
          </table:table-cell>
          <table:table-cell office:value-type="float" office:value="-79.586283" calcext:value-type="float">
            <text:p>-79.586283</text:p>
          </table:table-cell>
          <table:table-cell office:value-type="float" office:value="300.5" calcext:value-type="float">
            <text:p>300.5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27T10:58:53Z</text:p>
          </table:table-cell>
          <table:table-cell office:value-type="float" office:value="40.000785" calcext:value-type="float">
            <text:p>40.000785</text:p>
          </table:table-cell>
          <table:table-cell office:value-type="float" office:value="-79.586285" calcext:value-type="float">
            <text:p>-79.586285</text:p>
          </table:table-cell>
          <table:table-cell office:value-type="float" office:value="300.4" calcext:value-type="float">
            <text:p>300.4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27T10:58:55Z</text:p>
          </table:table-cell>
          <table:table-cell office:value-type="float" office:value="40.000832" calcext:value-type="float">
            <text:p>40.000832</text:p>
          </table:table-cell>
          <table:table-cell office:value-type="float" office:value="-79.586285" calcext:value-type="float">
            <text:p>-79.586285</text:p>
          </table:table-cell>
          <table:table-cell office:value-type="float" office:value="300.4" calcext:value-type="float">
            <text:p>300.4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27T10:58:57Z</text:p>
          </table:table-cell>
          <table:table-cell office:value-type="float" office:value="40.000879" calcext:value-type="float">
            <text:p>40.000879</text:p>
          </table:table-cell>
          <table:table-cell office:value-type="float" office:value="-79.586273" calcext:value-type="float">
            <text:p>-79.586273</text:p>
          </table:table-cell>
          <table:table-cell office:value-type="float" office:value="300.3" calcext:value-type="float">
            <text:p>300.3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8-07-27T10:58:59Z</text:p>
          </table:table-cell>
          <table:table-cell office:value-type="float" office:value="40.000931" calcext:value-type="float">
            <text:p>40.000931</text:p>
          </table:table-cell>
          <table:table-cell office:value-type="float" office:value="-79.586258" calcext:value-type="float">
            <text:p>-79.586258</text:p>
          </table:table-cell>
          <table:table-cell office:value-type="float" office:value="300.3" calcext:value-type="float">
            <text:p>300.3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8-07-27T10:59:00Z</text:p>
          </table:table-cell>
          <table:table-cell office:value-type="float" office:value="40.000958" calcext:value-type="float">
            <text:p>40.000958</text:p>
          </table:table-cell>
          <table:table-cell office:value-type="float" office:value="-79.586253" calcext:value-type="float">
            <text:p>-79.586253</text:p>
          </table:table-cell>
          <table:table-cell office:value-type="float" office:value="300.3" calcext:value-type="float">
            <text:p>300.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018-07-27T10:59:02Z</text:p>
          </table:table-cell>
          <table:table-cell office:value-type="float" office:value="40.00099" calcext:value-type="float">
            <text:p>40.00099</text:p>
          </table:table-cell>
          <table:table-cell office:value-type="float" office:value="-79.586244" calcext:value-type="float">
            <text:p>-79.586244</text:p>
          </table:table-cell>
          <table:table-cell office:value-type="float" office:value="300.3" calcext:value-type="float">
            <text:p>300.3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8-07-27T10:59:05Z</text:p>
          </table:table-cell>
          <table:table-cell office:value-type="float" office:value="40.001028" calcext:value-type="float">
            <text:p>40.001028</text:p>
          </table:table-cell>
          <table:table-cell office:value-type="float" office:value="-79.586228" calcext:value-type="float">
            <text:p>-79.586228</text:p>
          </table:table-cell>
          <table:table-cell office:value-type="float" office:value="300.3" calcext:value-type="float">
            <text:p>300.3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8-07-27T10:59:07Z</text:p>
          </table:table-cell>
          <table:table-cell office:value-type="float" office:value="40.001058" calcext:value-type="float">
            <text:p>40.001058</text:p>
          </table:table-cell>
          <table:table-cell office:value-type="float" office:value="-79.586214" calcext:value-type="float">
            <text:p>-79.586214</text:p>
          </table:table-cell>
          <table:table-cell office:value-type="float" office:value="300.3" calcext:value-type="float">
            <text:p>300.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018-07-27T10:59:10Z</text:p>
          </table:table-cell>
          <table:table-cell office:value-type="float" office:value="40.001097" calcext:value-type="float">
            <text:p>40.001097</text:p>
          </table:table-cell>
          <table:table-cell office:value-type="float" office:value="-79.586208" calcext:value-type="float">
            <text:p>-79.586208</text:p>
          </table:table-cell>
          <table:table-cell office:value-type="float" office:value="300.3" calcext:value-type="float">
            <text:p>300.3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8-07-27T10:59:12Z</text:p>
          </table:table-cell>
          <table:table-cell office:value-type="float" office:value="40.00113" calcext:value-type="float">
            <text:p>40.00113</text:p>
          </table:table-cell>
          <table:table-cell office:value-type="float" office:value="-79.5862" calcext:value-type="float">
            <text:p>-79.5862</text:p>
          </table:table-cell>
          <table:table-cell office:value-type="float" office:value="300.3" calcext:value-type="float">
            <text:p>300.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27T10:59:14Z</text:p>
          </table:table-cell>
          <table:table-cell office:value-type="float" office:value="40.001163" calcext:value-type="float">
            <text:p>40.001163</text:p>
          </table:table-cell>
          <table:table-cell office:value-type="float" office:value="-79.586201" calcext:value-type="float">
            <text:p>-79.586201</text:p>
          </table:table-cell>
          <table:table-cell office:value-type="float" office:value="300.3" calcext:value-type="float">
            <text:p>300.3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7-27T10:59:16Z</text:p>
          </table:table-cell>
          <table:table-cell office:value-type="float" office:value="40.001193" calcext:value-type="float">
            <text:p>40.001193</text:p>
          </table:table-cell>
          <table:table-cell office:value-type="float" office:value="-79.5862" calcext:value-type="float">
            <text:p>-79.5862</text:p>
          </table:table-cell>
          <table:table-cell office:value-type="float" office:value="300.5" calcext:value-type="float">
            <text:p>300.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27T10:59:18Z</text:p>
          </table:table-cell>
          <table:table-cell office:value-type="float" office:value="40.001227" calcext:value-type="float">
            <text:p>40.001227</text:p>
          </table:table-cell>
          <table:table-cell office:value-type="float" office:value="-79.586202" calcext:value-type="float">
            <text:p>-79.586202</text:p>
          </table:table-cell>
          <table:table-cell office:value-type="float" office:value="300.6" calcext:value-type="float">
            <text:p>300.6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27T10:59:20Z</text:p>
          </table:table-cell>
          <table:table-cell office:value-type="float" office:value="40.001262" calcext:value-type="float">
            <text:p>40.001262</text:p>
          </table:table-cell>
          <table:table-cell office:value-type="float" office:value="-79.586197" calcext:value-type="float">
            <text:p>-79.586197</text:p>
          </table:table-cell>
          <table:table-cell office:value-type="float" office:value="300.5" calcext:value-type="float">
            <text:p>300.5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8-07-27T10:59:22Z</text:p>
          </table:table-cell>
          <table:table-cell office:value-type="float" office:value="40.001297" calcext:value-type="float">
            <text:p>40.001297</text:p>
          </table:table-cell>
          <table:table-cell office:value-type="float" office:value="-79.586187" calcext:value-type="float">
            <text:p>-79.586187</text:p>
          </table:table-cell>
          <table:table-cell office:value-type="float" office:value="300.4" calcext:value-type="float">
            <text:p>300.4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7T10:59:24Z</text:p>
          </table:table-cell>
          <table:table-cell office:value-type="float" office:value="40.001329" calcext:value-type="float">
            <text:p>40.001329</text:p>
          </table:table-cell>
          <table:table-cell office:value-type="float" office:value="-79.586186" calcext:value-type="float">
            <text:p>-79.586186</text:p>
          </table:table-cell>
          <table:table-cell office:value-type="float" office:value="300.4" calcext:value-type="float">
            <text:p>300.4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7-27T10:59:26Z</text:p>
          </table:table-cell>
          <table:table-cell office:value-type="float" office:value="40.001356" calcext:value-type="float">
            <text:p>40.001356</text:p>
          </table:table-cell>
          <table:table-cell office:value-type="float" office:value="-79.586185" calcext:value-type="float">
            <text:p>-79.586185</text:p>
          </table:table-cell>
          <table:table-cell office:value-type="float" office:value="300.3" calcext:value-type="float">
            <text:p>300.3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7-27T10:59:29Z</text:p>
          </table:table-cell>
          <table:table-cell office:value-type="float" office:value="40.001394" calcext:value-type="float">
            <text:p>40.001394</text:p>
          </table:table-cell>
          <table:table-cell office:value-type="float" office:value="-79.586179" calcext:value-type="float">
            <text:p>-79.586179</text:p>
          </table:table-cell>
          <table:table-cell office:value-type="float" office:value="300.3" calcext:value-type="float">
            <text:p>300.3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7-27T10:59:31Z</text:p>
          </table:table-cell>
          <table:table-cell office:value-type="float" office:value="40.001424" calcext:value-type="float">
            <text:p>40.001424</text:p>
          </table:table-cell>
          <table:table-cell office:value-type="float" office:value="-79.586173" calcext:value-type="float">
            <text:p>-79.586173</text:p>
          </table:table-cell>
          <table:table-cell office:value-type="float" office:value="300.4" calcext:value-type="float">
            <text:p>300.4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7-27T10:59:34Z</text:p>
          </table:table-cell>
          <table:table-cell office:value-type="float" office:value="40.001459" calcext:value-type="float">
            <text:p>40.001459</text:p>
          </table:table-cell>
          <table:table-cell office:value-type="float" office:value="-79.58616" calcext:value-type="float">
            <text:p>-79.58616</text:p>
          </table:table-cell>
          <table:table-cell office:value-type="float" office:value="300.5" calcext:value-type="float">
            <text:p>300.5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7-27T10:59:36Z</text:p>
          </table:table-cell>
          <table:table-cell office:value-type="float" office:value="40.001498" calcext:value-type="float">
            <text:p>40.001498</text:p>
          </table:table-cell>
          <table:table-cell office:value-type="float" office:value="-79.586147" calcext:value-type="float">
            <text:p>-79.586147</text:p>
          </table:table-cell>
          <table:table-cell office:value-type="float" office:value="300.6" calcext:value-type="float">
            <text:p>300.6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7-27T10:59:37Z</text:p>
          </table:table-cell>
          <table:table-cell office:value-type="float" office:value="40.001526" calcext:value-type="float">
            <text:p>40.001526</text:p>
          </table:table-cell>
          <table:table-cell office:value-type="float" office:value="-79.586146" calcext:value-type="float">
            <text:p>-79.586146</text:p>
          </table:table-cell>
          <table:table-cell office:value-type="float" office:value="300.5" calcext:value-type="float">
            <text:p>300.5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7-27T10:59:38Z</text:p>
          </table:table-cell>
          <table:table-cell office:value-type="float" office:value="40.001559" calcext:value-type="float">
            <text:p>40.001559</text:p>
          </table:table-cell>
          <table:table-cell office:value-type="float" office:value="-79.586151" calcext:value-type="float">
            <text:p>-79.586151</text:p>
          </table:table-cell>
          <table:table-cell office:value-type="float" office:value="300.5" calcext:value-type="float">
            <text:p>300.5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7T10:59:39Z</text:p>
          </table:table-cell>
          <table:table-cell office:value-type="float" office:value="40.001592" calcext:value-type="float">
            <text:p>40.001592</text:p>
          </table:table-cell>
          <table:table-cell office:value-type="float" office:value="-79.586157" calcext:value-type="float">
            <text:p>-79.586157</text:p>
          </table:table-cell>
          <table:table-cell office:value-type="float" office:value="300.5" calcext:value-type="float">
            <text:p>300.5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7T10:59:40Z</text:p>
          </table:table-cell>
          <table:table-cell office:value-type="float" office:value="40.001624" calcext:value-type="float">
            <text:p>40.001624</text:p>
          </table:table-cell>
          <table:table-cell office:value-type="float" office:value="-79.586159" calcext:value-type="float">
            <text:p>-79.586159</text:p>
          </table:table-cell>
          <table:table-cell office:value-type="float" office:value="300.4" calcext:value-type="float">
            <text:p>300.4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7T10:59:42Z</text:p>
          </table:table-cell>
          <table:table-cell office:value-type="float" office:value="40.001677" calcext:value-type="float">
            <text:p>40.001677</text:p>
          </table:table-cell>
          <table:table-cell office:value-type="float" office:value="-79.586141" calcext:value-type="float">
            <text:p>-79.586141</text:p>
          </table:table-cell>
          <table:table-cell office:value-type="float" office:value="300.3" calcext:value-type="float">
            <text:p>300.3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27T10:59:43Z</text:p>
          </table:table-cell>
          <table:table-cell office:value-type="float" office:value="40.001713" calcext:value-type="float">
            <text:p>40.001713</text:p>
          </table:table-cell>
          <table:table-cell office:value-type="float" office:value="-79.586128" calcext:value-type="float">
            <text:p>-79.586128</text:p>
          </table:table-cell>
          <table:table-cell office:value-type="float" office:value="300.4" calcext:value-type="float">
            <text:p>300.4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27T10:59:44Z</text:p>
          </table:table-cell>
          <table:table-cell office:value-type="float" office:value="40.001747" calcext:value-type="float">
            <text:p>40.001747</text:p>
          </table:table-cell>
          <table:table-cell office:value-type="float" office:value="-79.586116" calcext:value-type="float">
            <text:p>-79.586116</text:p>
          </table:table-cell>
          <table:table-cell office:value-type="float" office:value="300.4" calcext:value-type="float">
            <text:p>300.4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7T10:59:46Z</text:p>
          </table:table-cell>
          <table:table-cell office:value-type="float" office:value="40.001792" calcext:value-type="float">
            <text:p>40.001792</text:p>
          </table:table-cell>
          <table:table-cell office:value-type="float" office:value="-79.586099" calcext:value-type="float">
            <text:p>-79.586099</text:p>
          </table:table-cell>
          <table:table-cell office:value-type="float" office:value="300.4" calcext:value-type="float">
            <text:p>300.4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27T10:59:48Z</text:p>
          </table:table-cell>
          <table:table-cell office:value-type="float" office:value="40.001834" calcext:value-type="float">
            <text:p>40.001834</text:p>
          </table:table-cell>
          <table:table-cell office:value-type="float" office:value="-79.586083" calcext:value-type="float">
            <text:p>-79.586083</text:p>
          </table:table-cell>
          <table:table-cell office:value-type="float" office:value="300.4" calcext:value-type="float">
            <text:p>300.4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27T10:59:50Z</text:p>
          </table:table-cell>
          <table:table-cell office:value-type="float" office:value="40.001874" calcext:value-type="float">
            <text:p>40.001874</text:p>
          </table:table-cell>
          <table:table-cell office:value-type="float" office:value="-79.586085" calcext:value-type="float">
            <text:p>-79.586085</text:p>
          </table:table-cell>
          <table:table-cell office:value-type="float" office:value="300.3" calcext:value-type="float">
            <text:p>300.3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8-07-27T10:59:52Z</text:p>
          </table:table-cell>
          <table:table-cell office:value-type="float" office:value="40.001907" calcext:value-type="float">
            <text:p>40.001907</text:p>
          </table:table-cell>
          <table:table-cell office:value-type="float" office:value="-79.586143" calcext:value-type="float">
            <text:p>-79.586143</text:p>
          </table:table-cell>
          <table:table-cell office:value-type="float" office:value="300" calcext:value-type="float">
            <text:p>30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018-07-27T10:59:53Z</text:p>
          </table:table-cell>
          <table:table-cell office:value-type="float" office:value="40.001913" calcext:value-type="float">
            <text:p>40.001913</text:p>
          </table:table-cell>
          <table:table-cell office:value-type="float" office:value="-79.586182" calcext:value-type="float">
            <text:p>-79.586182</text:p>
          </table:table-cell>
          <table:table-cell office:value-type="float" office:value="300" calcext:value-type="float">
            <text:p>30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018-07-27T10:59:54Z</text:p>
          </table:table-cell>
          <table:table-cell office:value-type="float" office:value="40.001911" calcext:value-type="float">
            <text:p>40.001911</text:p>
          </table:table-cell>
          <table:table-cell office:value-type="float" office:value="-79.586224" calcext:value-type="float">
            <text:p>-79.586224</text:p>
          </table:table-cell>
          <table:table-cell office:value-type="float" office:value="299.9" calcext:value-type="float">
            <text:p>299.9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8-07-27T10:59:55Z</text:p>
          </table:table-cell>
          <table:table-cell office:value-type="float" office:value="40.001905" calcext:value-type="float">
            <text:p>40.001905</text:p>
          </table:table-cell>
          <table:table-cell office:value-type="float" office:value="-79.586259" calcext:value-type="float">
            <text:p>-79.586259</text:p>
          </table:table-cell>
          <table:table-cell office:value-type="float" office:value="299.8" calcext:value-type="float">
            <text:p>299.8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8-07-27T10:59:57Z</text:p>
          </table:table-cell>
          <table:table-cell office:value-type="float" office:value="40.001893" calcext:value-type="float">
            <text:p>40.001893</text:p>
          </table:table-cell>
          <table:table-cell office:value-type="float" office:value="-79.586319" calcext:value-type="float">
            <text:p>-79.586319</text:p>
          </table:table-cell>
          <table:table-cell office:value-type="float" office:value="299.7" calcext:value-type="float">
            <text:p>299.7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2018-07-27T10:59:58Z</text:p>
          </table:table-cell>
          <table:table-cell office:value-type="float" office:value="40.00189" calcext:value-type="float">
            <text:p>40.00189</text:p>
          </table:table-cell>
          <table:table-cell office:value-type="float" office:value="-79.586359" calcext:value-type="float">
            <text:p>-79.586359</text:p>
          </table:table-cell>
          <table:table-cell office:value-type="float" office:value="299.6" calcext:value-type="float">
            <text:p>299.6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2018-07-27T10:59:59Z</text:p>
          </table:table-cell>
          <table:table-cell office:value-type="float" office:value="40.001889" calcext:value-type="float">
            <text:p>40.001889</text:p>
          </table:table-cell>
          <table:table-cell office:value-type="float" office:value="-79.586395" calcext:value-type="float">
            <text:p>-79.586395</text:p>
          </table:table-cell>
          <table:table-cell office:value-type="float" office:value="299.5" calcext:value-type="float">
            <text:p>299.5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2018-07-27T11:00:00Z</text:p>
          </table:table-cell>
          <table:table-cell office:value-type="float" office:value="40.001891" calcext:value-type="float">
            <text:p>40.001891</text:p>
          </table:table-cell>
          <table:table-cell office:value-type="float" office:value="-79.586431" calcext:value-type="float">
            <text:p>-79.586431</text:p>
          </table:table-cell>
          <table:table-cell office:value-type="float" office:value="299.4" calcext:value-type="float">
            <text:p>299.4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2018-07-27T11:00:01Z</text:p>
          </table:table-cell>
          <table:table-cell office:value-type="float" office:value="40.001893" calcext:value-type="float">
            <text:p>40.001893</text:p>
          </table:table-cell>
          <table:table-cell office:value-type="float" office:value="-79.586469" calcext:value-type="float">
            <text:p>-79.586469</text:p>
          </table:table-cell>
          <table:table-cell office:value-type="float" office:value="299.4" calcext:value-type="float">
            <text:p>299.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2018-07-27T11:00:02Z</text:p>
          </table:table-cell>
          <table:table-cell office:value-type="float" office:value="40.001895" calcext:value-type="float">
            <text:p>40.001895</text:p>
          </table:table-cell>
          <table:table-cell office:value-type="float" office:value="-79.58651" calcext:value-type="float">
            <text:p>-79.58651</text:p>
          </table:table-cell>
          <table:table-cell office:value-type="float" office:value="299.3" calcext:value-type="float">
            <text:p>299.3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2018-07-27T11:00:03Z</text:p>
          </table:table-cell>
          <table:table-cell office:value-type="float" office:value="40.001894" calcext:value-type="float">
            <text:p>40.001894</text:p>
          </table:table-cell>
          <table:table-cell office:value-type="float" office:value="-79.58655" calcext:value-type="float">
            <text:p>-79.58655</text:p>
          </table:table-cell>
          <table:table-cell office:value-type="float" office:value="299.3" calcext:value-type="float">
            <text:p>299.3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2018-07-27T11:00:04Z</text:p>
          </table:table-cell>
          <table:table-cell office:value-type="float" office:value="40.001893" calcext:value-type="float">
            <text:p>40.001893</text:p>
          </table:table-cell>
          <table:table-cell office:value-type="float" office:value="-79.586586" calcext:value-type="float">
            <text:p>-79.586586</text:p>
          </table:table-cell>
          <table:table-cell office:value-type="float" office:value="299.2" calcext:value-type="float">
            <text:p>299.2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2018-07-27T11:00:06Z</text:p>
          </table:table-cell>
          <table:table-cell office:value-type="float" office:value="40.001891" calcext:value-type="float">
            <text:p>40.001891</text:p>
          </table:table-cell>
          <table:table-cell office:value-type="float" office:value="-79.586657" calcext:value-type="float">
            <text:p>-79.586657</text:p>
          </table:table-cell>
          <table:table-cell office:value-type="float" office:value="298.9" calcext:value-type="float">
            <text:p>298.9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2018-07-27T11:00:08Z</text:p>
          </table:table-cell>
          <table:table-cell office:value-type="float" office:value="40.001891" calcext:value-type="float">
            <text:p>40.001891</text:p>
          </table:table-cell>
          <table:table-cell office:value-type="float" office:value="-79.586723" calcext:value-type="float">
            <text:p>-79.586723</text:p>
          </table:table-cell>
          <table:table-cell office:value-type="float" office:value="298.8" calcext:value-type="float">
            <text:p>298.8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2018-07-27T11:00:10Z</text:p>
          </table:table-cell>
          <table:table-cell office:value-type="float" office:value="40.0019" calcext:value-type="float">
            <text:p>40.0019</text:p>
          </table:table-cell>
          <table:table-cell office:value-type="float" office:value="-79.586792" calcext:value-type="float">
            <text:p>-79.586792</text:p>
          </table:table-cell>
          <table:table-cell office:value-type="float" office:value="298.6" calcext:value-type="float">
            <text:p>298.6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2018-07-27T11:00:11Z</text:p>
          </table:table-cell>
          <table:table-cell office:value-type="float" office:value="40.001907" calcext:value-type="float">
            <text:p>40.001907</text:p>
          </table:table-cell>
          <table:table-cell office:value-type="float" office:value="-79.586826" calcext:value-type="float">
            <text:p>-79.586826</text:p>
          </table:table-cell>
          <table:table-cell office:value-type="float" office:value="298.5" calcext:value-type="float">
            <text:p>298.5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2018-07-27T11:00:12Z</text:p>
          </table:table-cell>
          <table:table-cell office:value-type="float" office:value="40.001912" calcext:value-type="float">
            <text:p>40.001912</text:p>
          </table:table-cell>
          <table:table-cell office:value-type="float" office:value="-79.586861" calcext:value-type="float">
            <text:p>-79.586861</text:p>
          </table:table-cell>
          <table:table-cell office:value-type="float" office:value="298.4" calcext:value-type="float">
            <text:p>298.4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2018-07-27T11:00:14Z</text:p>
          </table:table-cell>
          <table:table-cell office:value-type="float" office:value="40.001904" calcext:value-type="float">
            <text:p>40.001904</text:p>
          </table:table-cell>
          <table:table-cell office:value-type="float" office:value="-79.586909" calcext:value-type="float">
            <text:p>-79.586909</text:p>
          </table:table-cell>
          <table:table-cell office:value-type="float" office:value="298.3" calcext:value-type="float">
            <text:p>298.3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2018-07-27T11:00:16Z</text:p>
          </table:table-cell>
          <table:table-cell office:value-type="float" office:value="40.001868" calcext:value-type="float">
            <text:p>40.001868</text:p>
          </table:table-cell>
          <table:table-cell office:value-type="float" office:value="-79.586928" calcext:value-type="float">
            <text:p>-79.586928</text:p>
          </table:table-cell>
          <table:table-cell office:value-type="float" office:value="298.3" calcext:value-type="float">
            <text:p>298.3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2018-07-27T11:00:18Z</text:p>
          </table:table-cell>
          <table:table-cell office:value-type="float" office:value="40.001822" calcext:value-type="float">
            <text:p>40.001822</text:p>
          </table:table-cell>
          <table:table-cell office:value-type="float" office:value="-79.586935" calcext:value-type="float">
            <text:p>-79.586935</text:p>
          </table:table-cell>
          <table:table-cell office:value-type="float" office:value="298.4" calcext:value-type="float">
            <text:p>298.4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2018-07-27T11:00:20Z</text:p>
          </table:table-cell>
          <table:table-cell office:value-type="float" office:value="40.001784" calcext:value-type="float">
            <text:p>40.001784</text:p>
          </table:table-cell>
          <table:table-cell office:value-type="float" office:value="-79.586948" calcext:value-type="float">
            <text:p>-79.586948</text:p>
          </table:table-cell>
          <table:table-cell office:value-type="float" office:value="298.4" calcext:value-type="float">
            <text:p>298.4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2018-07-27T11:00:22Z</text:p>
          </table:table-cell>
          <table:table-cell office:value-type="float" office:value="40.001754" calcext:value-type="float">
            <text:p>40.001754</text:p>
          </table:table-cell>
          <table:table-cell office:value-type="float" office:value="-79.586955" calcext:value-type="float">
            <text:p>-79.586955</text:p>
          </table:table-cell>
          <table:table-cell office:value-type="float" office:value="298.5" calcext:value-type="float">
            <text:p>298.5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2018-07-27T11:00:24Z</text:p>
          </table:table-cell>
          <table:table-cell office:value-type="float" office:value="40.001726" calcext:value-type="float">
            <text:p>40.001726</text:p>
          </table:table-cell>
          <table:table-cell office:value-type="float" office:value="-79.586961" calcext:value-type="float">
            <text:p>-79.586961</text:p>
          </table:table-cell>
          <table:table-cell office:value-type="float" office:value="298.5" calcext:value-type="float">
            <text:p>298.5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2018-07-27T11:00:26Z</text:p>
          </table:table-cell>
          <table:table-cell office:value-type="float" office:value="40.001684" calcext:value-type="float">
            <text:p>40.001684</text:p>
          </table:table-cell>
          <table:table-cell office:value-type="float" office:value="-79.58697" calcext:value-type="float">
            <text:p>-79.58697</text:p>
          </table:table-cell>
          <table:table-cell office:value-type="float" office:value="298.4" calcext:value-type="float">
            <text:p>298.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8-07-27T11:00:28Z</text:p>
          </table:table-cell>
          <table:table-cell office:value-type="float" office:value="40.001655" calcext:value-type="float">
            <text:p>40.001655</text:p>
          </table:table-cell>
          <table:table-cell office:value-type="float" office:value="-79.586977" calcext:value-type="float">
            <text:p>-79.586977</text:p>
          </table:table-cell>
          <table:table-cell office:value-type="float" office:value="298.3" calcext:value-type="float">
            <text:p>298.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018-07-27T11:00:30Z</text:p>
          </table:table-cell>
          <table:table-cell office:value-type="float" office:value="40.001622" calcext:value-type="float">
            <text:p>40.001622</text:p>
          </table:table-cell>
          <table:table-cell office:value-type="float" office:value="-79.586987" calcext:value-type="float">
            <text:p>-79.586987</text:p>
          </table:table-cell>
          <table:table-cell office:value-type="float" office:value="298.2" calcext:value-type="float">
            <text:p>298.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8-07-27T11:00:32Z</text:p>
          </table:table-cell>
          <table:table-cell office:value-type="float" office:value="40.001582" calcext:value-type="float">
            <text:p>40.001582</text:p>
          </table:table-cell>
          <table:table-cell office:value-type="float" office:value="-79.586997" calcext:value-type="float">
            <text:p>-79.586997</text:p>
          </table:table-cell>
          <table:table-cell office:value-type="float" office:value="298.2" calcext:value-type="float">
            <text:p>298.2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8-07-27T11:00:34Z</text:p>
          </table:table-cell>
          <table:table-cell office:value-type="float" office:value="40.001541" calcext:value-type="float">
            <text:p>40.001541</text:p>
          </table:table-cell>
          <table:table-cell office:value-type="float" office:value="-79.587014" calcext:value-type="float">
            <text:p>-79.587014</text:p>
          </table:table-cell>
          <table:table-cell office:value-type="float" office:value="298.1" calcext:value-type="float">
            <text:p>298.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27T11:00:36Z</text:p>
          </table:table-cell>
          <table:table-cell office:value-type="float" office:value="40.001506" calcext:value-type="float">
            <text:p>40.001506</text:p>
          </table:table-cell>
          <table:table-cell office:value-type="float" office:value="-79.587039" calcext:value-type="float">
            <text:p>-79.587039</text:p>
          </table:table-cell>
          <table:table-cell office:value-type="float" office:value="297.9" calcext:value-type="float">
            <text:p>297.9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7-27T11:00:38Z</text:p>
          </table:table-cell>
          <table:table-cell office:value-type="float" office:value="40.001477" calcext:value-type="float">
            <text:p>40.001477</text:p>
          </table:table-cell>
          <table:table-cell office:value-type="float" office:value="-79.587064" calcext:value-type="float">
            <text:p>-79.587064</text:p>
          </table:table-cell>
          <table:table-cell office:value-type="float" office:value="298" calcext:value-type="float">
            <text:p>298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27T11:00:41Z</text:p>
          </table:table-cell>
          <table:table-cell office:value-type="float" office:value="40.001455" calcext:value-type="float">
            <text:p>40.001455</text:p>
          </table:table-cell>
          <table:table-cell office:value-type="float" office:value="-79.587089" calcext:value-type="float">
            <text:p>-79.587089</text:p>
          </table:table-cell>
          <table:table-cell office:value-type="float" office:value="298" calcext:value-type="float">
            <text:p>298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27T11:00:46Z</text:p>
          </table:table-cell>
          <table:table-cell office:value-type="float" office:value="40.001424" calcext:value-type="float">
            <text:p>40.001424</text:p>
          </table:table-cell>
          <table:table-cell office:value-type="float" office:value="-79.587105" calcext:value-type="float">
            <text:p>-79.587105</text:p>
          </table:table-cell>
          <table:table-cell office:value-type="float" office:value="298.1" calcext:value-type="float">
            <text:p>298.1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7T11:00:51Z</text:p>
          </table:table-cell>
          <table:table-cell office:value-type="float" office:value="40.001393" calcext:value-type="float">
            <text:p>40.001393</text:p>
          </table:table-cell>
          <table:table-cell office:value-type="float" office:value="-79.587135" calcext:value-type="float">
            <text:p>-79.587135</text:p>
          </table:table-cell>
          <table:table-cell office:value-type="float" office:value="298.1" calcext:value-type="float">
            <text:p>298.1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2018-07-27T11:00:53Z</text:p>
          </table:table-cell>
          <table:table-cell office:value-type="float" office:value="40.001369" calcext:value-type="float">
            <text:p>40.001369</text:p>
          </table:table-cell>
          <table:table-cell office:value-type="float" office:value="-79.587152" calcext:value-type="float">
            <text:p>-79.587152</text:p>
          </table:table-cell>
          <table:table-cell office:value-type="float" office:value="298.2" calcext:value-type="float">
            <text:p>298.2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2018-07-27T11:00:55Z</text:p>
          </table:table-cell>
          <table:table-cell office:value-type="float" office:value="40.001331" calcext:value-type="float">
            <text:p>40.001331</text:p>
          </table:table-cell>
          <table:table-cell office:value-type="float" office:value="-79.587162" calcext:value-type="float">
            <text:p>-79.587162</text:p>
          </table:table-cell>
          <table:table-cell office:value-type="float" office:value="298.3" calcext:value-type="float">
            <text:p>298.3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2018-07-27T11:00:57Z</text:p>
          </table:table-cell>
          <table:table-cell office:value-type="float" office:value="40.001289" calcext:value-type="float">
            <text:p>40.001289</text:p>
          </table:table-cell>
          <table:table-cell office:value-type="float" office:value="-79.58717" calcext:value-type="float">
            <text:p>-79.58717</text:p>
          </table:table-cell>
          <table:table-cell office:value-type="float" office:value="298.3" calcext:value-type="float">
            <text:p>298.3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2018-07-27T11:00:59Z</text:p>
          </table:table-cell>
          <table:table-cell office:value-type="float" office:value="40.001251" calcext:value-type="float">
            <text:p>40.001251</text:p>
          </table:table-cell>
          <table:table-cell office:value-type="float" office:value="-79.587175" calcext:value-type="float">
            <text:p>-79.587175</text:p>
          </table:table-cell>
          <table:table-cell office:value-type="float" office:value="298.4" calcext:value-type="float">
            <text:p>298.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2018-07-27T11:01:01Z</text:p>
          </table:table-cell>
          <table:table-cell office:value-type="float" office:value="40.001224" calcext:value-type="float">
            <text:p>40.001224</text:p>
          </table:table-cell>
          <table:table-cell office:value-type="float" office:value="-79.587181" calcext:value-type="float">
            <text:p>-79.587181</text:p>
          </table:table-cell>
          <table:table-cell office:value-type="float" office:value="298.5" calcext:value-type="float">
            <text:p>298.5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2018-07-27T11:01:03Z</text:p>
          </table:table-cell>
          <table:table-cell office:value-type="float" office:value="40.001189" calcext:value-type="float">
            <text:p>40.001189</text:p>
          </table:table-cell>
          <table:table-cell office:value-type="float" office:value="-79.587187" calcext:value-type="float">
            <text:p>-79.587187</text:p>
          </table:table-cell>
          <table:table-cell office:value-type="float" office:value="298.5" calcext:value-type="float">
            <text:p>298.5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2018-07-27T11:01:05Z</text:p>
          </table:table-cell>
          <table:table-cell office:value-type="float" office:value="40.00115" calcext:value-type="float">
            <text:p>40.00115</text:p>
          </table:table-cell>
          <table:table-cell office:value-type="float" office:value="-79.587191" calcext:value-type="float">
            <text:p>-79.587191</text:p>
          </table:table-cell>
          <table:table-cell office:value-type="float" office:value="298.6" calcext:value-type="float">
            <text:p>298.6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2018-07-27T11:01:07Z</text:p>
          </table:table-cell>
          <table:table-cell office:value-type="float" office:value="40.001104" calcext:value-type="float">
            <text:p>40.001104</text:p>
          </table:table-cell>
          <table:table-cell office:value-type="float" office:value="-79.587198" calcext:value-type="float">
            <text:p>-79.587198</text:p>
          </table:table-cell>
          <table:table-cell office:value-type="float" office:value="298.7" calcext:value-type="float">
            <text:p>298.7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2018-07-27T11:01:09Z</text:p>
          </table:table-cell>
          <table:table-cell office:value-type="float" office:value="40.001068" calcext:value-type="float">
            <text:p>40.001068</text:p>
          </table:table-cell>
          <table:table-cell office:value-type="float" office:value="-79.587201" calcext:value-type="float">
            <text:p>-79.587201</text:p>
          </table:table-cell>
          <table:table-cell office:value-type="float" office:value="298.8" calcext:value-type="float">
            <text:p>298.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2018-07-27T11:01:12Z</text:p>
          </table:table-cell>
          <table:table-cell office:value-type="float" office:value="40.001031" calcext:value-type="float">
            <text:p>40.001031</text:p>
          </table:table-cell>
          <table:table-cell office:value-type="float" office:value="-79.5872" calcext:value-type="float">
            <text:p>-79.5872</text:p>
          </table:table-cell>
          <table:table-cell office:value-type="float" office:value="298.8" calcext:value-type="float">
            <text:p>298.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8-07-27T11:01:16Z</text:p>
          </table:table-cell>
          <table:table-cell office:value-type="float" office:value="40.001003" calcext:value-type="float">
            <text:p>40.001003</text:p>
          </table:table-cell>
          <table:table-cell office:value-type="float" office:value="-79.587201" calcext:value-type="float">
            <text:p>-79.587201</text:p>
          </table:table-cell>
          <table:table-cell office:value-type="float" office:value="298.9" calcext:value-type="float">
            <text:p>298.9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8-07-27T11:01:18Z</text:p>
          </table:table-cell>
          <table:table-cell office:value-type="float" office:value="40.000972" calcext:value-type="float">
            <text:p>40.000972</text:p>
          </table:table-cell>
          <table:table-cell office:value-type="float" office:value="-79.587218" calcext:value-type="float">
            <text:p>-79.587218</text:p>
          </table:table-cell>
          <table:table-cell office:value-type="float" office:value="299" calcext:value-type="float">
            <text:p>299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8-07-27T11:01:20Z</text:p>
          </table:table-cell>
          <table:table-cell office:value-type="float" office:value="40.000937" calcext:value-type="float">
            <text:p>40.000937</text:p>
          </table:table-cell>
          <table:table-cell office:value-type="float" office:value="-79.587234" calcext:value-type="float">
            <text:p>-79.587234</text:p>
          </table:table-cell>
          <table:table-cell office:value-type="float" office:value="299" calcext:value-type="float">
            <text:p>29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8-07-27T11:01:22Z</text:p>
          </table:table-cell>
          <table:table-cell office:value-type="float" office:value="40.000903" calcext:value-type="float">
            <text:p>40.000903</text:p>
          </table:table-cell>
          <table:table-cell office:value-type="float" office:value="-79.587247" calcext:value-type="float">
            <text:p>-79.587247</text:p>
          </table:table-cell>
          <table:table-cell office:value-type="float" office:value="299.1" calcext:value-type="float">
            <text:p>299.1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2018-07-27T11:01:24Z</text:p>
          </table:table-cell>
          <table:table-cell office:value-type="float" office:value="40.000861" calcext:value-type="float">
            <text:p>40.000861</text:p>
          </table:table-cell>
          <table:table-cell office:value-type="float" office:value="-79.58726" calcext:value-type="float">
            <text:p>-79.58726</text:p>
          </table:table-cell>
          <table:table-cell office:value-type="float" office:value="299.2" calcext:value-type="float">
            <text:p>299.2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2018-07-27T11:01:26Z</text:p>
          </table:table-cell>
          <table:table-cell office:value-type="float" office:value="40.000807" calcext:value-type="float">
            <text:p>40.000807</text:p>
          </table:table-cell>
          <table:table-cell office:value-type="float" office:value="-79.587276" calcext:value-type="float">
            <text:p>-79.587276</text:p>
          </table:table-cell>
          <table:table-cell office:value-type="float" office:value="299.3" calcext:value-type="float">
            <text:p>299.3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2018-07-27T11:01:27Z</text:p>
          </table:table-cell>
          <table:table-cell office:value-type="float" office:value="40.000778" calcext:value-type="float">
            <text:p>40.000778</text:p>
          </table:table-cell>
          <table:table-cell office:value-type="float" office:value="-79.587282" calcext:value-type="float">
            <text:p>-79.587282</text:p>
          </table:table-cell>
          <table:table-cell office:value-type="float" office:value="299.4" calcext:value-type="float">
            <text:p>299.4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2018-07-27T11:01:29Z</text:p>
          </table:table-cell>
          <table:table-cell office:value-type="float" office:value="40.000728" calcext:value-type="float">
            <text:p>40.000728</text:p>
          </table:table-cell>
          <table:table-cell office:value-type="float" office:value="-79.587291" calcext:value-type="float">
            <text:p>-79.587291</text:p>
          </table:table-cell>
          <table:table-cell office:value-type="float" office:value="299.4" calcext:value-type="float">
            <text:p>299.4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7-27T11:01:31Z</text:p>
          </table:table-cell>
          <table:table-cell office:value-type="float" office:value="40.000676" calcext:value-type="float">
            <text:p>40.000676</text:p>
          </table:table-cell>
          <table:table-cell office:value-type="float" office:value="-79.5873" calcext:value-type="float">
            <text:p>-79.5873</text:p>
          </table:table-cell>
          <table:table-cell office:value-type="float" office:value="299.5" calcext:value-type="float">
            <text:p>299.5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8-07-27T11:01:32Z</text:p>
          </table:table-cell>
          <table:table-cell office:value-type="float" office:value="40.00065" calcext:value-type="float">
            <text:p>40.00065</text:p>
          </table:table-cell>
          <table:table-cell office:value-type="float" office:value="-79.58731" calcext:value-type="float">
            <text:p>-79.58731</text:p>
          </table:table-cell>
          <table:table-cell office:value-type="float" office:value="299.5" calcext:value-type="float">
            <text:p>299.5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7T11:01:33Z</text:p>
          </table:table-cell>
          <table:table-cell office:value-type="float" office:value="40.000621" calcext:value-type="float">
            <text:p>40.000621</text:p>
          </table:table-cell>
          <table:table-cell office:value-type="float" office:value="-79.58732" calcext:value-type="float">
            <text:p>-79.58732</text:p>
          </table:table-cell>
          <table:table-cell office:value-type="float" office:value="299.6" calcext:value-type="float">
            <text:p>299.6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27T11:01:35Z</text:p>
          </table:table-cell>
          <table:table-cell office:value-type="float" office:value="40.000568" calcext:value-type="float">
            <text:p>40.000568</text:p>
          </table:table-cell>
          <table:table-cell office:value-type="float" office:value="-79.587337" calcext:value-type="float">
            <text:p>-79.587337</text:p>
          </table:table-cell>
          <table:table-cell office:value-type="float" office:value="299.7" calcext:value-type="float">
            <text:p>299.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7-27T11:01:36Z</text:p>
          </table:table-cell>
          <table:table-cell office:value-type="float" office:value="40.000541" calcext:value-type="float">
            <text:p>40.000541</text:p>
          </table:table-cell>
          <table:table-cell office:value-type="float" office:value="-79.587344" calcext:value-type="float">
            <text:p>-79.587344</text:p>
          </table:table-cell>
          <table:table-cell office:value-type="float" office:value="299.7" calcext:value-type="float">
            <text:p>299.7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27T11:01:37Z</text:p>
          </table:table-cell>
          <table:table-cell office:value-type="float" office:value="40.000513" calcext:value-type="float">
            <text:p>40.000513</text:p>
          </table:table-cell>
          <table:table-cell office:value-type="float" office:value="-79.587351" calcext:value-type="float">
            <text:p>-79.587351</text:p>
          </table:table-cell>
          <table:table-cell office:value-type="float" office:value="299.7" calcext:value-type="float">
            <text:p>299.7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27T11:01:38Z</text:p>
          </table:table-cell>
          <table:table-cell office:value-type="float" office:value="40.000486" calcext:value-type="float">
            <text:p>40.000486</text:p>
          </table:table-cell>
          <table:table-cell office:value-type="float" office:value="-79.587356" calcext:value-type="float">
            <text:p>-79.587356</text:p>
          </table:table-cell>
          <table:table-cell office:value-type="float" office:value="299.8" calcext:value-type="float">
            <text:p>299.8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8-07-27T11:01:39Z</text:p>
          </table:table-cell>
          <table:table-cell office:value-type="float" office:value="40.000458" calcext:value-type="float">
            <text:p>40.000458</text:p>
          </table:table-cell>
          <table:table-cell office:value-type="float" office:value="-79.587357" calcext:value-type="float">
            <text:p>-79.587357</text:p>
          </table:table-cell>
          <table:table-cell office:value-type="float" office:value="299.8" calcext:value-type="float">
            <text:p>299.8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8-07-27T11:01:41Z</text:p>
          </table:table-cell>
          <table:table-cell office:value-type="float" office:value="40.000406" calcext:value-type="float">
            <text:p>40.000406</text:p>
          </table:table-cell>
          <table:table-cell office:value-type="float" office:value="-79.587358" calcext:value-type="float">
            <text:p>-79.587358</text:p>
          </table:table-cell>
          <table:table-cell office:value-type="float" office:value="299.9" calcext:value-type="float">
            <text:p>299.9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018-07-27T11:01:42Z</text:p>
          </table:table-cell>
          <table:table-cell office:value-type="float" office:value="40.000375" calcext:value-type="float">
            <text:p>40.000375</text:p>
          </table:table-cell>
          <table:table-cell office:value-type="float" office:value="-79.58736" calcext:value-type="float">
            <text:p>-79.58736</text:p>
          </table:table-cell>
          <table:table-cell office:value-type="float" office:value="299.9" calcext:value-type="float">
            <text:p>299.9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8-07-27T11:01:43Z</text:p>
          </table:table-cell>
          <table:table-cell office:value-type="float" office:value="40.000339" calcext:value-type="float">
            <text:p>40.000339</text:p>
          </table:table-cell>
          <table:table-cell office:value-type="float" office:value="-79.587362" calcext:value-type="float">
            <text:p>-79.587362</text:p>
          </table:table-cell>
          <table:table-cell office:value-type="float" office:value="300" calcext:value-type="float">
            <text:p>300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8-07-27T11:01:44Z</text:p>
          </table:table-cell>
          <table:table-cell office:value-type="float" office:value="40.000304" calcext:value-type="float">
            <text:p>40.000304</text:p>
          </table:table-cell>
          <table:table-cell office:value-type="float" office:value="-79.587362" calcext:value-type="float">
            <text:p>-79.587362</text:p>
          </table:table-cell>
          <table:table-cell office:value-type="float" office:value="300" calcext:value-type="float">
            <text:p>300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2018-07-27T11:01:45Z</text:p>
          </table:table-cell>
          <table:table-cell office:value-type="float" office:value="40.000273" calcext:value-type="float">
            <text:p>40.000273</text:p>
          </table:table-cell>
          <table:table-cell office:value-type="float" office:value="-79.58736" calcext:value-type="float">
            <text:p>-79.58736</text:p>
          </table:table-cell>
          <table:table-cell office:value-type="float" office:value="300" calcext:value-type="float">
            <text:p>300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2018-07-27T11:01:46Z</text:p>
          </table:table-cell>
          <table:table-cell office:value-type="float" office:value="40.000243" calcext:value-type="float">
            <text:p>40.000243</text:p>
          </table:table-cell>
          <table:table-cell office:value-type="float" office:value="-79.587356" calcext:value-type="float">
            <text:p>-79.587356</text:p>
          </table:table-cell>
          <table:table-cell office:value-type="float" office:value="300.1" calcext:value-type="float">
            <text:p>300.1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2018-07-27T11:01:47Z</text:p>
          </table:table-cell>
          <table:table-cell office:value-type="float" office:value="40.000214" calcext:value-type="float">
            <text:p>40.000214</text:p>
          </table:table-cell>
          <table:table-cell office:value-type="float" office:value="-79.587351" calcext:value-type="float">
            <text:p>-79.587351</text:p>
          </table:table-cell>
          <table:table-cell office:value-type="float" office:value="300.1" calcext:value-type="float">
            <text:p>300.1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2018-07-27T11:01:48Z</text:p>
          </table:table-cell>
          <table:table-cell office:value-type="float" office:value="40.000186" calcext:value-type="float">
            <text:p>40.000186</text:p>
          </table:table-cell>
          <table:table-cell office:value-type="float" office:value="-79.587343" calcext:value-type="float">
            <text:p>-79.587343</text:p>
          </table:table-cell>
          <table:table-cell office:value-type="float" office:value="300.2" calcext:value-type="float">
            <text:p>300.2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2018-07-27T11:01:50Z</text:p>
          </table:table-cell>
          <table:table-cell office:value-type="float" office:value="40.000142" calcext:value-type="float">
            <text:p>40.000142</text:p>
          </table:table-cell>
          <table:table-cell office:value-type="float" office:value="-79.587329" calcext:value-type="float">
            <text:p>-79.587329</text:p>
          </table:table-cell>
          <table:table-cell office:value-type="float" office:value="300.3" calcext:value-type="float">
            <text:p>300.3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2018-07-27T11:01:52Z</text:p>
          </table:table-cell>
          <table:table-cell office:value-type="float" office:value="40.000113" calcext:value-type="float">
            <text:p>40.000113</text:p>
          </table:table-cell>
          <table:table-cell office:value-type="float" office:value="-79.587323" calcext:value-type="float">
            <text:p>-79.587323</text:p>
          </table:table-cell>
          <table:table-cell office:value-type="float" office:value="300.4" calcext:value-type="float">
            <text:p>300.4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2018-07-27T11:01:55Z</text:p>
          </table:table-cell>
          <table:table-cell office:value-type="float" office:value="40.000085" calcext:value-type="float">
            <text:p>40.000085</text:p>
          </table:table-cell>
          <table:table-cell office:value-type="float" office:value="-79.587313" calcext:value-type="float">
            <text:p>-79.587313</text:p>
          </table:table-cell>
          <table:table-cell office:value-type="float" office:value="300.4" calcext:value-type="float">
            <text:p>300.4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2018-07-27T11:01:59Z</text:p>
          </table:table-cell>
          <table:table-cell office:value-type="float" office:value="40.000053" calcext:value-type="float">
            <text:p>40.000053</text:p>
          </table:table-cell>
          <table:table-cell office:value-type="float" office:value="-79.587308" calcext:value-type="float">
            <text:p>-79.587308</text:p>
          </table:table-cell>
          <table:table-cell office:value-type="float" office:value="300.5" calcext:value-type="float">
            <text:p>300.5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2018-07-27T11:02:02Z</text:p>
          </table:table-cell>
          <table:table-cell office:value-type="float" office:value="40.000024" calcext:value-type="float">
            <text:p>40.000024</text:p>
          </table:table-cell>
          <table:table-cell office:value-type="float" office:value="-79.58731" calcext:value-type="float">
            <text:p>-79.58731</text:p>
          </table:table-cell>
          <table:table-cell office:value-type="float" office:value="300.6" calcext:value-type="float">
            <text:p>300.6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2018-07-27T11:02:04Z</text:p>
          </table:table-cell>
          <table:table-cell office:value-type="float" office:value="39.999987" calcext:value-type="float">
            <text:p>39.999987</text:p>
          </table:table-cell>
          <table:table-cell office:value-type="float" office:value="-79.5873" calcext:value-type="float">
            <text:p>-79.5873</text:p>
          </table:table-cell>
          <table:table-cell office:value-type="float" office:value="300.7" calcext:value-type="float">
            <text:p>300.7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2018-07-27T11:02:06Z</text:p>
          </table:table-cell>
          <table:table-cell office:value-type="float" office:value="39.999954" calcext:value-type="float">
            <text:p>39.999954</text:p>
          </table:table-cell>
          <table:table-cell office:value-type="float" office:value="-79.587301" calcext:value-type="float">
            <text:p>-79.587301</text:p>
          </table:table-cell>
          <table:table-cell office:value-type="float" office:value="300.8" calcext:value-type="float">
            <text:p>300.8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8-07-27T11:02:08Z</text:p>
          </table:table-cell>
          <table:table-cell office:value-type="float" office:value="39.99992" calcext:value-type="float">
            <text:p>39.99992</text:p>
          </table:table-cell>
          <table:table-cell office:value-type="float" office:value="-79.587307" calcext:value-type="float">
            <text:p>-79.587307</text:p>
          </table:table-cell>
          <table:table-cell office:value-type="float" office:value="300.9" calcext:value-type="float">
            <text:p>300.9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8-07-27T11:02:10Z</text:p>
          </table:table-cell>
          <table:table-cell office:value-type="float" office:value="39.999876" calcext:value-type="float">
            <text:p>39.999876</text:p>
          </table:table-cell>
          <table:table-cell office:value-type="float" office:value="-79.58731" calcext:value-type="float">
            <text:p>-79.58731</text:p>
          </table:table-cell>
          <table:table-cell office:value-type="float" office:value="301" calcext:value-type="float">
            <text:p>301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8-07-27T11:02:12Z</text:p>
          </table:table-cell>
          <table:table-cell office:value-type="float" office:value="39.999838" calcext:value-type="float">
            <text:p>39.999838</text:p>
          </table:table-cell>
          <table:table-cell office:value-type="float" office:value="-79.587308" calcext:value-type="float">
            <text:p>-79.587308</text:p>
          </table:table-cell>
          <table:table-cell office:value-type="float" office:value="301" calcext:value-type="float">
            <text:p>301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2018-07-27T11:02:14Z</text:p>
          </table:table-cell>
          <table:table-cell office:value-type="float" office:value="39.999803" calcext:value-type="float">
            <text:p>39.999803</text:p>
          </table:table-cell>
          <table:table-cell office:value-type="float" office:value="-79.587301" calcext:value-type="float">
            <text:p>-79.587301</text:p>
          </table:table-cell>
          <table:table-cell office:value-type="float" office:value="301.1" calcext:value-type="float">
            <text:p>301.1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2018-07-27T11:02:16Z</text:p>
          </table:table-cell>
          <table:table-cell office:value-type="float" office:value="39.999758" calcext:value-type="float">
            <text:p>39.999758</text:p>
          </table:table-cell>
          <table:table-cell office:value-type="float" office:value="-79.587286" calcext:value-type="float">
            <text:p>-79.587286</text:p>
          </table:table-cell>
          <table:table-cell office:value-type="float" office:value="301.2" calcext:value-type="float">
            <text:p>301.2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2018-07-27T11:02:18Z</text:p>
          </table:table-cell>
          <table:table-cell office:value-type="float" office:value="39.999723" calcext:value-type="float">
            <text:p>39.999723</text:p>
          </table:table-cell>
          <table:table-cell office:value-type="float" office:value="-79.587271" calcext:value-type="float">
            <text:p>-79.587271</text:p>
          </table:table-cell>
          <table:table-cell office:value-type="float" office:value="301.4" calcext:value-type="float">
            <text:p>301.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2018-07-27T11:02:20Z</text:p>
          </table:table-cell>
          <table:table-cell office:value-type="float" office:value="39.999685" calcext:value-type="float">
            <text:p>39.999685</text:p>
          </table:table-cell>
          <table:table-cell office:value-type="float" office:value="-79.58726" calcext:value-type="float">
            <text:p>-79.58726</text:p>
          </table:table-cell>
          <table:table-cell office:value-type="float" office:value="301.5" calcext:value-type="float">
            <text:p>301.5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2018-07-27T11:02:22Z</text:p>
          </table:table-cell>
          <table:table-cell office:value-type="float" office:value="39.999653" calcext:value-type="float">
            <text:p>39.999653</text:p>
          </table:table-cell>
          <table:table-cell office:value-type="float" office:value="-79.587251" calcext:value-type="float">
            <text:p>-79.587251</text:p>
          </table:table-cell>
          <table:table-cell office:value-type="float" office:value="301.6" calcext:value-type="float">
            <text:p>301.6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2018-07-27T11:02:24Z</text:p>
          </table:table-cell>
          <table:table-cell office:value-type="float" office:value="39.999612" calcext:value-type="float">
            <text:p>39.999612</text:p>
          </table:table-cell>
          <table:table-cell office:value-type="float" office:value="-79.587243" calcext:value-type="float">
            <text:p>-79.587243</text:p>
          </table:table-cell>
          <table:table-cell office:value-type="float" office:value="301.7" calcext:value-type="float">
            <text:p>301.7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2018-07-27T11:02:26Z</text:p>
          </table:table-cell>
          <table:table-cell office:value-type="float" office:value="39.999566" calcext:value-type="float">
            <text:p>39.999566</text:p>
          </table:table-cell>
          <table:table-cell office:value-type="float" office:value="-79.587228" calcext:value-type="float">
            <text:p>-79.587228</text:p>
          </table:table-cell>
          <table:table-cell office:value-type="float" office:value="301.9" calcext:value-type="float">
            <text:p>301.9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2018-07-27T11:02:28Z</text:p>
          </table:table-cell>
          <table:table-cell office:value-type="float" office:value="39.999534" calcext:value-type="float">
            <text:p>39.999534</text:p>
          </table:table-cell>
          <table:table-cell office:value-type="float" office:value="-79.587214" calcext:value-type="float">
            <text:p>-79.587214</text:p>
          </table:table-cell>
          <table:table-cell office:value-type="float" office:value="302.1" calcext:value-type="float">
            <text:p>302.1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2018-07-27T11:02:30Z</text:p>
          </table:table-cell>
          <table:table-cell office:value-type="float" office:value="39.9995" calcext:value-type="float">
            <text:p>39.9995</text:p>
          </table:table-cell>
          <table:table-cell office:value-type="float" office:value="-79.587193" calcext:value-type="float">
            <text:p>-79.587193</text:p>
          </table:table-cell>
          <table:table-cell office:value-type="float" office:value="302.2" calcext:value-type="float">
            <text:p>302.2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2018-07-27T11:02:32Z</text:p>
          </table:table-cell>
          <table:table-cell office:value-type="float" office:value="39.999473" calcext:value-type="float">
            <text:p>39.999473</text:p>
          </table:table-cell>
          <table:table-cell office:value-type="float" office:value="-79.58718" calcext:value-type="float">
            <text:p>-79.58718</text:p>
          </table:table-cell>
          <table:table-cell office:value-type="float" office:value="302.3" calcext:value-type="float">
            <text:p>302.3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2018-07-27T11:02:34Z</text:p>
          </table:table-cell>
          <table:table-cell office:value-type="float" office:value="39.999446" calcext:value-type="float">
            <text:p>39.999446</text:p>
          </table:table-cell>
          <table:table-cell office:value-type="float" office:value="-79.587173" calcext:value-type="float">
            <text:p>-79.587173</text:p>
          </table:table-cell>
          <table:table-cell office:value-type="float" office:value="302.4" calcext:value-type="float">
            <text:p>302.4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2018-07-27T11:02:37Z</text:p>
          </table:table-cell>
          <table:table-cell office:value-type="float" office:value="39.999415" calcext:value-type="float">
            <text:p>39.999415</text:p>
          </table:table-cell>
          <table:table-cell office:value-type="float" office:value="-79.58716" calcext:value-type="float">
            <text:p>-79.58716</text:p>
          </table:table-cell>
          <table:table-cell office:value-type="float" office:value="302.4" calcext:value-type="float">
            <text:p>302.4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2018-07-27T11:02:39Z</text:p>
          </table:table-cell>
          <table:table-cell office:value-type="float" office:value="39.999387" calcext:value-type="float">
            <text:p>39.999387</text:p>
          </table:table-cell>
          <table:table-cell office:value-type="float" office:value="-79.587144" calcext:value-type="float">
            <text:p>-79.587144</text:p>
          </table:table-cell>
          <table:table-cell office:value-type="float" office:value="302.5" calcext:value-type="float">
            <text:p>302.5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2018-07-27T11:02:41Z</text:p>
          </table:table-cell>
          <table:table-cell office:value-type="float" office:value="39.999357" calcext:value-type="float">
            <text:p>39.999357</text:p>
          </table:table-cell>
          <table:table-cell office:value-type="float" office:value="-79.587121" calcext:value-type="float">
            <text:p>-79.587121</text:p>
          </table:table-cell>
          <table:table-cell office:value-type="float" office:value="302.6" calcext:value-type="float">
            <text:p>302.6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8-07-27T11:02:45Z</text:p>
          </table:table-cell>
          <table:table-cell office:value-type="float" office:value="39.999342" calcext:value-type="float">
            <text:p>39.999342</text:p>
          </table:table-cell>
          <table:table-cell office:value-type="float" office:value="-79.587086" calcext:value-type="float">
            <text:p>-79.587086</text:p>
          </table:table-cell>
          <table:table-cell office:value-type="float" office:value="302.7" calcext:value-type="float">
            <text:p>302.7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27T11:02:48Z</text:p>
          </table:table-cell>
          <table:table-cell office:value-type="float" office:value="39.99932" calcext:value-type="float">
            <text:p>39.99932</text:p>
          </table:table-cell>
          <table:table-cell office:value-type="float" office:value="-79.587042" calcext:value-type="float">
            <text:p>-79.587042</text:p>
          </table:table-cell>
          <table:table-cell office:value-type="float" office:value="302.9" calcext:value-type="float">
            <text:p>302.9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7-27T11:02:51Z</text:p>
          </table:table-cell>
          <table:table-cell office:value-type="float" office:value="39.999289" calcext:value-type="float">
            <text:p>39.999289</text:p>
          </table:table-cell>
          <table:table-cell office:value-type="float" office:value="-79.587001" calcext:value-type="float">
            <text:p>-79.587001</text:p>
          </table:table-cell>
          <table:table-cell office:value-type="float" office:value="303.1" calcext:value-type="float">
            <text:p>303.1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27T11:02:53Z</text:p>
          </table:table-cell>
          <table:table-cell office:value-type="float" office:value="39.999277" calcext:value-type="float">
            <text:p>39.999277</text:p>
          </table:table-cell>
          <table:table-cell office:value-type="float" office:value="-79.586953" calcext:value-type="float">
            <text:p>-79.586953</text:p>
          </table:table-cell>
          <table:table-cell office:value-type="float" office:value="303.3" calcext:value-type="float">
            <text:p>303.3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7-27T11:02:55Z</text:p>
          </table:table-cell>
          <table:table-cell office:value-type="float" office:value="39.999274" calcext:value-type="float">
            <text:p>39.999274</text:p>
          </table:table-cell>
          <table:table-cell office:value-type="float" office:value="-79.586895" calcext:value-type="float">
            <text:p>-79.586895</text:p>
          </table:table-cell>
          <table:table-cell office:value-type="float" office:value="303.3" calcext:value-type="float">
            <text:p>303.3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7-27T11:02:58Z</text:p>
          </table:table-cell>
          <table:table-cell office:value-type="float" office:value="39.99926" calcext:value-type="float">
            <text:p>39.99926</text:p>
          </table:table-cell>
          <table:table-cell office:value-type="float" office:value="-79.586853" calcext:value-type="float">
            <text:p>-79.586853</text:p>
          </table:table-cell>
          <table:table-cell office:value-type="float" office:value="303.5" calcext:value-type="float">
            <text:p>303.5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27T11:03:01Z</text:p>
          </table:table-cell>
          <table:table-cell office:value-type="float" office:value="39.999252" calcext:value-type="float">
            <text:p>39.999252</text:p>
          </table:table-cell>
          <table:table-cell office:value-type="float" office:value="-79.5868" calcext:value-type="float">
            <text:p>-79.5868</text:p>
          </table:table-cell>
          <table:table-cell office:value-type="float" office:value="303.8" calcext:value-type="float">
            <text:p>303.8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8-07-27T11:03:03Z</text:p>
          </table:table-cell>
          <table:table-cell office:value-type="float" office:value="39.999275" calcext:value-type="float">
            <text:p>39.999275</text:p>
          </table:table-cell>
          <table:table-cell office:value-type="float" office:value="-79.586749" calcext:value-type="float">
            <text:p>-79.586749</text:p>
          </table:table-cell>
          <table:table-cell office:value-type="float" office:value="304.1" calcext:value-type="float">
            <text:p>304.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8-07-27T11:03:04Z</text:p>
          </table:table-cell>
          <table:table-cell office:value-type="float" office:value="39.999298" calcext:value-type="float">
            <text:p>39.999298</text:p>
          </table:table-cell>
          <table:table-cell office:value-type="float" office:value="-79.586727" calcext:value-type="float">
            <text:p>-79.586727</text:p>
          </table:table-cell>
          <table:table-cell office:value-type="float" office:value="304" calcext:value-type="float">
            <text:p>304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018-07-27T11:03:05Z</text:p>
          </table:table-cell>
          <table:table-cell office:value-type="float" office:value="39.999325" calcext:value-type="float">
            <text:p>39.999325</text:p>
          </table:table-cell>
          <table:table-cell office:value-type="float" office:value="-79.586708" calcext:value-type="float">
            <text:p>-79.586708</text:p>
          </table:table-cell>
          <table:table-cell office:value-type="float" office:value="303.8" calcext:value-type="float">
            <text:p>303.8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018-07-27T11:03:06Z</text:p>
          </table:table-cell>
          <table:table-cell office:value-type="float" office:value="39.999351" calcext:value-type="float">
            <text:p>39.999351</text:p>
          </table:table-cell>
          <table:table-cell office:value-type="float" office:value="-79.586696" calcext:value-type="float">
            <text:p>-79.586696</text:p>
          </table:table-cell>
          <table:table-cell office:value-type="float" office:value="303.6" calcext:value-type="float">
            <text:p>303.6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018-07-27T11:03:08Z</text:p>
          </table:table-cell>
          <table:table-cell office:value-type="float" office:value="39.999397" calcext:value-type="float">
            <text:p>39.999397</text:p>
          </table:table-cell>
          <table:table-cell office:value-type="float" office:value="-79.58667" calcext:value-type="float">
            <text:p>-79.58667</text:p>
          </table:table-cell>
          <table:table-cell office:value-type="float" office:value="303.4" calcext:value-type="float">
            <text:p>303.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8-07-27T11:03:10Z</text:p>
          </table:table-cell>
          <table:table-cell office:value-type="float" office:value="39.999437" calcext:value-type="float">
            <text:p>39.999437</text:p>
          </table:table-cell>
          <table:table-cell office:value-type="float" office:value="-79.586647" calcext:value-type="float">
            <text:p>-79.586647</text:p>
          </table:table-cell>
          <table:table-cell office:value-type="float" office:value="303.4" calcext:value-type="float">
            <text:p>303.4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2018-07-27T11:03:12Z</text:p>
          </table:table-cell>
          <table:table-cell office:value-type="float" office:value="39.999482" calcext:value-type="float">
            <text:p>39.999482</text:p>
          </table:table-cell>
          <table:table-cell office:value-type="float" office:value="-79.586631" calcext:value-type="float">
            <text:p>-79.586631</text:p>
          </table:table-cell>
          <table:table-cell office:value-type="float" office:value="303.2" calcext:value-type="float">
            <text:p>303.2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2018-07-27T11:03:14Z</text:p>
          </table:table-cell>
          <table:table-cell office:value-type="float" office:value="39.999531" calcext:value-type="float">
            <text:p>39.999531</text:p>
          </table:table-cell>
          <table:table-cell office:value-type="float" office:value="-79.586613" calcext:value-type="float">
            <text:p>-79.586613</text:p>
          </table:table-cell>
          <table:table-cell office:value-type="float" office:value="303" calcext:value-type="float">
            <text:p>303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2018-07-27T11:03:16Z</text:p>
          </table:table-cell>
          <table:table-cell office:value-type="float" office:value="39.999576" calcext:value-type="float">
            <text:p>39.999576</text:p>
          </table:table-cell>
          <table:table-cell office:value-type="float" office:value="-79.586594" calcext:value-type="float">
            <text:p>-79.586594</text:p>
          </table:table-cell>
          <table:table-cell office:value-type="float" office:value="302.9" calcext:value-type="float">
            <text:p>302.9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2018-07-27T11:03:18Z</text:p>
          </table:table-cell>
          <table:table-cell office:value-type="float" office:value="39.999613" calcext:value-type="float">
            <text:p>39.999613</text:p>
          </table:table-cell>
          <table:table-cell office:value-type="float" office:value="-79.586565" calcext:value-type="float">
            <text:p>-79.586565</text:p>
          </table:table-cell>
          <table:table-cell office:value-type="float" office:value="302.8" calcext:value-type="float">
            <text:p>302.8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2018-07-27T11:03:20Z</text:p>
          </table:table-cell>
          <table:table-cell office:value-type="float" office:value="39.999653" calcext:value-type="float">
            <text:p>39.999653</text:p>
          </table:table-cell>
          <table:table-cell office:value-type="float" office:value="-79.586544" calcext:value-type="float">
            <text:p>-79.586544</text:p>
          </table:table-cell>
          <table:table-cell office:value-type="float" office:value="302.6" calcext:value-type="float">
            <text:p>302.6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2018-07-27T11:03:22Z</text:p>
          </table:table-cell>
          <table:table-cell office:value-type="float" office:value="39.999704" calcext:value-type="float">
            <text:p>39.999704</text:p>
          </table:table-cell>
          <table:table-cell office:value-type="float" office:value="-79.58653" calcext:value-type="float">
            <text:p>-79.58653</text:p>
          </table:table-cell>
          <table:table-cell office:value-type="float" office:value="302.4" calcext:value-type="float">
            <text:p>302.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2018-07-27T11:03:23Z</text:p>
          </table:table-cell>
          <table:table-cell office:value-type="float" office:value="39.999732" calcext:value-type="float">
            <text:p>39.999732</text:p>
          </table:table-cell>
          <table:table-cell office:value-type="float" office:value="-79.58652" calcext:value-type="float">
            <text:p>-79.58652</text:p>
          </table:table-cell>
          <table:table-cell office:value-type="float" office:value="302.4" calcext:value-type="float">
            <text:p>302.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2018-07-27T11:03:24Z</text:p>
          </table:table-cell>
          <table:table-cell office:value-type="float" office:value="39.999763" calcext:value-type="float">
            <text:p>39.999763</text:p>
          </table:table-cell>
          <table:table-cell office:value-type="float" office:value="-79.58651" calcext:value-type="float">
            <text:p>-79.58651</text:p>
          </table:table-cell>
          <table:table-cell office:value-type="float" office:value="302.4" calcext:value-type="float">
            <text:p>302.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2018-07-27T11:03:25Z</text:p>
          </table:table-cell>
          <table:table-cell office:value-type="float" office:value="39.999793" calcext:value-type="float">
            <text:p>39.999793</text:p>
          </table:table-cell>
          <table:table-cell office:value-type="float" office:value="-79.586504" calcext:value-type="float">
            <text:p>-79.586504</text:p>
          </table:table-cell>
          <table:table-cell office:value-type="float" office:value="302.4" calcext:value-type="float">
            <text:p>302.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2018-07-27T11:03:27Z</text:p>
          </table:table-cell>
          <table:table-cell office:value-type="float" office:value="39.999843" calcext:value-type="float">
            <text:p>39.999843</text:p>
          </table:table-cell>
          <table:table-cell office:value-type="float" office:value="-79.586497" calcext:value-type="float">
            <text:p>-79.586497</text:p>
          </table:table-cell>
          <table:table-cell office:value-type="float" office:value="302.1" calcext:value-type="float">
            <text:p>302.1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2018-07-27T11:03:29Z</text:p>
          </table:table-cell>
          <table:table-cell office:value-type="float" office:value="39.99989" calcext:value-type="float">
            <text:p>39.99989</text:p>
          </table:table-cell>
          <table:table-cell office:value-type="float" office:value="-79.586488" calcext:value-type="float">
            <text:p>-79.586488</text:p>
          </table:table-cell>
          <table:table-cell office:value-type="float" office:value="301.8" calcext:value-type="float">
            <text:p>301.8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2018-07-27T11:03:31Z</text:p>
          </table:table-cell>
          <table:table-cell office:value-type="float" office:value="39.99993" calcext:value-type="float">
            <text:p>39.99993</text:p>
          </table:table-cell>
          <table:table-cell office:value-type="float" office:value="-79.586481" calcext:value-type="float">
            <text:p>-79.586481</text:p>
          </table:table-cell>
          <table:table-cell office:value-type="float" office:value="301.7" calcext:value-type="float">
            <text:p>301.7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2018-07-27T11:03:33Z</text:p>
          </table:table-cell>
          <table:table-cell office:value-type="float" office:value="39.999962" calcext:value-type="float">
            <text:p>39.999962</text:p>
          </table:table-cell>
          <table:table-cell office:value-type="float" office:value="-79.58647" calcext:value-type="float">
            <text:p>-79.58647</text:p>
          </table:table-cell>
          <table:table-cell office:value-type="float" office:value="301.6" calcext:value-type="float">
            <text:p>301.6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2018-07-27T11:03:35Z</text:p>
          </table:table-cell>
          <table:table-cell office:value-type="float" office:value="39.999991" calcext:value-type="float">
            <text:p>39.999991</text:p>
          </table:table-cell>
          <table:table-cell office:value-type="float" office:value="-79.586458" calcext:value-type="float">
            <text:p>-79.586458</text:p>
          </table:table-cell>
          <table:table-cell office:value-type="float" office:value="301.6" calcext:value-type="float">
            <text:p>301.6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2018-07-27T11:03:37Z</text:p>
          </table:table-cell>
          <table:table-cell office:value-type="float" office:value="40.000034" calcext:value-type="float">
            <text:p>40.000034</text:p>
          </table:table-cell>
          <table:table-cell office:value-type="float" office:value="-79.586448" calcext:value-type="float">
            <text:p>-79.586448</text:p>
          </table:table-cell>
          <table:table-cell office:value-type="float" office:value="301.5" calcext:value-type="float">
            <text:p>301.5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2018-07-27T11:03:39Z</text:p>
          </table:table-cell>
          <table:table-cell office:value-type="float" office:value="40.000075" calcext:value-type="float">
            <text:p>40.000075</text:p>
          </table:table-cell>
          <table:table-cell office:value-type="float" office:value="-79.586448" calcext:value-type="float">
            <text:p>-79.586448</text:p>
          </table:table-cell>
          <table:table-cell office:value-type="float" office:value="301.4" calcext:value-type="float">
            <text:p>301.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2018-07-27T11:03:41Z</text:p>
          </table:table-cell>
          <table:table-cell office:value-type="float" office:value="40.00011" calcext:value-type="float">
            <text:p>40.00011</text:p>
          </table:table-cell>
          <table:table-cell office:value-type="float" office:value="-79.586448" calcext:value-type="float">
            <text:p>-79.586448</text:p>
          </table:table-cell>
          <table:table-cell office:value-type="float" office:value="301.3" calcext:value-type="float">
            <text:p>301.3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2018-07-27T11:03:43Z</text:p>
          </table:table-cell>
          <table:table-cell office:value-type="float" office:value="40.00016" calcext:value-type="float">
            <text:p>40.00016</text:p>
          </table:table-cell>
          <table:table-cell office:value-type="float" office:value="-79.586443" calcext:value-type="float">
            <text:p>-79.586443</text:p>
          </table:table-cell>
          <table:table-cell office:value-type="float" office:value="301.2" calcext:value-type="float">
            <text:p>301.2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2018-07-27T11:03:45Z</text:p>
          </table:table-cell>
          <table:table-cell office:value-type="float" office:value="40.000201" calcext:value-type="float">
            <text:p>40.000201</text:p>
          </table:table-cell>
          <table:table-cell office:value-type="float" office:value="-79.586435" calcext:value-type="float">
            <text:p>-79.586435</text:p>
          </table:table-cell>
          <table:table-cell office:value-type="float" office:value="301.1" calcext:value-type="float">
            <text:p>301.1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2018-07-27T11:03:47Z</text:p>
          </table:table-cell>
          <table:table-cell office:value-type="float" office:value="40.000234" calcext:value-type="float">
            <text:p>40.000234</text:p>
          </table:table-cell>
          <table:table-cell office:value-type="float" office:value="-79.586415" calcext:value-type="float">
            <text:p>-79.586415</text:p>
          </table:table-cell>
          <table:table-cell office:value-type="float" office:value="301" calcext:value-type="float">
            <text:p>301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2018-07-27T11:03:49Z</text:p>
          </table:table-cell>
          <table:table-cell office:value-type="float" office:value="40.000273" calcext:value-type="float">
            <text:p>40.000273</text:p>
          </table:table-cell>
          <table:table-cell office:value-type="float" office:value="-79.586392" calcext:value-type="float">
            <text:p>-79.586392</text:p>
          </table:table-cell>
          <table:table-cell office:value-type="float" office:value="301" calcext:value-type="float">
            <text:p>301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2018-07-27T11:03:51Z</text:p>
          </table:table-cell>
          <table:table-cell office:value-type="float" office:value="40.000315" calcext:value-type="float">
            <text:p>40.000315</text:p>
          </table:table-cell>
          <table:table-cell office:value-type="float" office:value="-79.586374" calcext:value-type="float">
            <text:p>-79.586374</text:p>
          </table:table-cell>
          <table:table-cell office:value-type="float" office:value="301" calcext:value-type="float">
            <text:p>301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2018-07-27T11:03:53Z</text:p>
          </table:table-cell>
          <table:table-cell office:value-type="float" office:value="40.000349" calcext:value-type="float">
            <text:p>40.000349</text:p>
          </table:table-cell>
          <table:table-cell office:value-type="float" office:value="-79.586364" calcext:value-type="float">
            <text:p>-79.586364</text:p>
          </table:table-cell>
          <table:table-cell office:value-type="float" office:value="301.1" calcext:value-type="float">
            <text:p>301.1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2018-07-27T11:03:55Z</text:p>
          </table:table-cell>
          <table:table-cell office:value-type="float" office:value="40.000396" calcext:value-type="float">
            <text:p>40.000396</text:p>
          </table:table-cell>
          <table:table-cell office:value-type="float" office:value="-79.586354" calcext:value-type="float">
            <text:p>-79.586354</text:p>
          </table:table-cell>
          <table:table-cell office:value-type="float" office:value="301.2" calcext:value-type="float">
            <text:p>301.2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2018-07-27T11:03:57Z</text:p>
          </table:table-cell>
          <table:table-cell office:value-type="float" office:value="40.000439" calcext:value-type="float">
            <text:p>40.000439</text:p>
          </table:table-cell>
          <table:table-cell office:value-type="float" office:value="-79.586342" calcext:value-type="float">
            <text:p>-79.586342</text:p>
          </table:table-cell>
          <table:table-cell office:value-type="float" office:value="301.1" calcext:value-type="float">
            <text:p>301.1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2018-07-27T11:04:00Z</text:p>
          </table:table-cell>
          <table:table-cell office:value-type="float" office:value="40.000469" calcext:value-type="float">
            <text:p>40.000469</text:p>
          </table:table-cell>
          <table:table-cell office:value-type="float" office:value="-79.586339" calcext:value-type="float">
            <text:p>-79.586339</text:p>
          </table:table-cell>
          <table:table-cell office:value-type="float" office:value="301.1" calcext:value-type="float">
            <text:p>301.1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2018-07-27T11:04:03Z</text:p>
          </table:table-cell>
          <table:table-cell office:value-type="float" office:value="40.000497" calcext:value-type="float">
            <text:p>40.000497</text:p>
          </table:table-cell>
          <table:table-cell office:value-type="float" office:value="-79.586318" calcext:value-type="float">
            <text:p>-79.586318</text:p>
          </table:table-cell>
          <table:table-cell office:value-type="float" office:value="301" calcext:value-type="float">
            <text:p>301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2018-07-27T11:04:06Z</text:p>
          </table:table-cell>
          <table:table-cell office:value-type="float" office:value="40.000524" calcext:value-type="float">
            <text:p>40.000524</text:p>
          </table:table-cell>
          <table:table-cell office:value-type="float" office:value="-79.586292" calcext:value-type="float">
            <text:p>-79.586292</text:p>
          </table:table-cell>
          <table:table-cell office:value-type="float" office:value="300.9" calcext:value-type="float">
            <text:p>300.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8-07-27T11:04:08Z</text:p>
          </table:table-cell>
          <table:table-cell office:value-type="float" office:value="40.000567" calcext:value-type="float">
            <text:p>40.000567</text:p>
          </table:table-cell>
          <table:table-cell office:value-type="float" office:value="-79.586289" calcext:value-type="float">
            <text:p>-79.586289</text:p>
          </table:table-cell>
          <table:table-cell office:value-type="float" office:value="300.7" calcext:value-type="float">
            <text:p>300.7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8-07-27T11:04:10Z</text:p>
          </table:table-cell>
          <table:table-cell office:value-type="float" office:value="40.000607" calcext:value-type="float">
            <text:p>40.000607</text:p>
          </table:table-cell>
          <table:table-cell office:value-type="float" office:value="-79.586293" calcext:value-type="float">
            <text:p>-79.586293</text:p>
          </table:table-cell>
          <table:table-cell office:value-type="float" office:value="300.6" calcext:value-type="float">
            <text:p>300.6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27T11:04:12Z</text:p>
          </table:table-cell>
          <table:table-cell office:value-type="float" office:value="40.00064" calcext:value-type="float">
            <text:p>40.00064</text:p>
          </table:table-cell>
          <table:table-cell office:value-type="float" office:value="-79.586287" calcext:value-type="float">
            <text:p>-79.586287</text:p>
          </table:table-cell>
          <table:table-cell office:value-type="float" office:value="300.6" calcext:value-type="float">
            <text:p>300.6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27T11:04:14Z</text:p>
          </table:table-cell>
          <table:table-cell office:value-type="float" office:value="40.000667" calcext:value-type="float">
            <text:p>40.000667</text:p>
          </table:table-cell>
          <table:table-cell office:value-type="float" office:value="-79.586279" calcext:value-type="float">
            <text:p>-79.586279</text:p>
          </table:table-cell>
          <table:table-cell office:value-type="float" office:value="300.6" calcext:value-type="float">
            <text:p>300.6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27T11:04:16Z</text:p>
          </table:table-cell>
          <table:table-cell office:value-type="float" office:value="40.000698" calcext:value-type="float">
            <text:p>40.000698</text:p>
          </table:table-cell>
          <table:table-cell office:value-type="float" office:value="-79.586278" calcext:value-type="float">
            <text:p>-79.586278</text:p>
          </table:table-cell>
          <table:table-cell office:value-type="float" office:value="300.5" calcext:value-type="float">
            <text:p>300.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27T11:04:18Z</text:p>
          </table:table-cell>
          <table:table-cell office:value-type="float" office:value="40.000732" calcext:value-type="float">
            <text:p>40.000732</text:p>
          </table:table-cell>
          <table:table-cell office:value-type="float" office:value="-79.586275" calcext:value-type="float">
            <text:p>-79.586275</text:p>
          </table:table-cell>
          <table:table-cell office:value-type="float" office:value="300.5" calcext:value-type="float">
            <text:p>300.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27T11:04:20Z</text:p>
          </table:table-cell>
          <table:table-cell office:value-type="float" office:value="40.000771" calcext:value-type="float">
            <text:p>40.000771</text:p>
          </table:table-cell>
          <table:table-cell office:value-type="float" office:value="-79.586265" calcext:value-type="float">
            <text:p>-79.586265</text:p>
          </table:table-cell>
          <table:table-cell office:value-type="float" office:value="300.4" calcext:value-type="float">
            <text:p>300.4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27T11:04:22Z</text:p>
          </table:table-cell>
          <table:table-cell office:value-type="float" office:value="40.000816" calcext:value-type="float">
            <text:p>40.000816</text:p>
          </table:table-cell>
          <table:table-cell office:value-type="float" office:value="-79.586255" calcext:value-type="float">
            <text:p>-79.586255</text:p>
          </table:table-cell>
          <table:table-cell office:value-type="float" office:value="300.3" calcext:value-type="float">
            <text:p>300.3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27T11:04:24Z</text:p>
          </table:table-cell>
          <table:table-cell office:value-type="float" office:value="40.000863" calcext:value-type="float">
            <text:p>40.000863</text:p>
          </table:table-cell>
          <table:table-cell office:value-type="float" office:value="-79.586248" calcext:value-type="float">
            <text:p>-79.586248</text:p>
          </table:table-cell>
          <table:table-cell office:value-type="float" office:value="300.3" calcext:value-type="float">
            <text:p>300.3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27T11:04:26Z</text:p>
          </table:table-cell>
          <table:table-cell office:value-type="float" office:value="40.000899" calcext:value-type="float">
            <text:p>40.000899</text:p>
          </table:table-cell>
          <table:table-cell office:value-type="float" office:value="-79.586226" calcext:value-type="float">
            <text:p>-79.586226</text:p>
          </table:table-cell>
          <table:table-cell office:value-type="float" office:value="300.3" calcext:value-type="float">
            <text:p>300.3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7-27T11:04:28Z</text:p>
          </table:table-cell>
          <table:table-cell office:value-type="float" office:value="40.000942" calcext:value-type="float">
            <text:p>40.000942</text:p>
          </table:table-cell>
          <table:table-cell office:value-type="float" office:value="-79.58621" calcext:value-type="float">
            <text:p>-79.58621</text:p>
          </table:table-cell>
          <table:table-cell office:value-type="float" office:value="300.3" calcext:value-type="float">
            <text:p>300.3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27T11:04:30Z</text:p>
          </table:table-cell>
          <table:table-cell office:value-type="float" office:value="40.000981" calcext:value-type="float">
            <text:p>40.000981</text:p>
          </table:table-cell>
          <table:table-cell office:value-type="float" office:value="-79.586205" calcext:value-type="float">
            <text:p>-79.586205</text:p>
          </table:table-cell>
          <table:table-cell office:value-type="float" office:value="300.3" calcext:value-type="float">
            <text:p>300.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27T11:04:32Z</text:p>
          </table:table-cell>
          <table:table-cell office:value-type="float" office:value="40.00102" calcext:value-type="float">
            <text:p>40.00102</text:p>
          </table:table-cell>
          <table:table-cell office:value-type="float" office:value="-79.586194" calcext:value-type="float">
            <text:p>-79.586194</text:p>
          </table:table-cell>
          <table:table-cell office:value-type="float" office:value="300.3" calcext:value-type="float">
            <text:p>300.3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8-07-27T11:04:34Z</text:p>
          </table:table-cell>
          <table:table-cell office:value-type="float" office:value="40.001057" calcext:value-type="float">
            <text:p>40.001057</text:p>
          </table:table-cell>
          <table:table-cell office:value-type="float" office:value="-79.586184" calcext:value-type="float">
            <text:p>-79.586184</text:p>
          </table:table-cell>
          <table:table-cell office:value-type="float" office:value="300.3" calcext:value-type="float">
            <text:p>300.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018-07-27T11:04:35Z</text:p>
          </table:table-cell>
          <table:table-cell office:value-type="float" office:value="40.001084" calcext:value-type="float">
            <text:p>40.001084</text:p>
          </table:table-cell>
          <table:table-cell office:value-type="float" office:value="-79.586176" calcext:value-type="float">
            <text:p>-79.586176</text:p>
          </table:table-cell>
          <table:table-cell office:value-type="float" office:value="300.3" calcext:value-type="float">
            <text:p>300.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018-07-27T11:04:36Z</text:p>
          </table:table-cell>
          <table:table-cell office:value-type="float" office:value="40.001115" calcext:value-type="float">
            <text:p>40.001115</text:p>
          </table:table-cell>
          <table:table-cell office:value-type="float" office:value="-79.586168" calcext:value-type="float">
            <text:p>-79.586168</text:p>
          </table:table-cell>
          <table:table-cell office:value-type="float" office:value="300.3" calcext:value-type="float">
            <text:p>300.3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8-07-27T11:04:37Z</text:p>
          </table:table-cell>
          <table:table-cell office:value-type="float" office:value="40.001144" calcext:value-type="float">
            <text:p>40.001144</text:p>
          </table:table-cell>
          <table:table-cell office:value-type="float" office:value="-79.586163" calcext:value-type="float">
            <text:p>-79.586163</text:p>
          </table:table-cell>
          <table:table-cell office:value-type="float" office:value="300.4" calcext:value-type="float">
            <text:p>300.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8-07-27T11:04:39Z</text:p>
          </table:table-cell>
          <table:table-cell office:value-type="float" office:value="40.001185" calcext:value-type="float">
            <text:p>40.001185</text:p>
          </table:table-cell>
          <table:table-cell office:value-type="float" office:value="-79.586159" calcext:value-type="float">
            <text:p>-79.586159</text:p>
          </table:table-cell>
          <table:table-cell office:value-type="float" office:value="300.5" calcext:value-type="float">
            <text:p>300.5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2018-07-27T11:04:41Z</text:p>
          </table:table-cell>
          <table:table-cell office:value-type="float" office:value="40.001213" calcext:value-type="float">
            <text:p>40.001213</text:p>
          </table:table-cell>
          <table:table-cell office:value-type="float" office:value="-79.586156" calcext:value-type="float">
            <text:p>-79.586156</text:p>
          </table:table-cell>
          <table:table-cell office:value-type="float" office:value="300.6" calcext:value-type="float">
            <text:p>300.6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2018-07-27T11:04:43Z</text:p>
          </table:table-cell>
          <table:table-cell office:value-type="float" office:value="40.001254" calcext:value-type="float">
            <text:p>40.001254</text:p>
          </table:table-cell>
          <table:table-cell office:value-type="float" office:value="-79.586149" calcext:value-type="float">
            <text:p>-79.586149</text:p>
          </table:table-cell>
          <table:table-cell office:value-type="float" office:value="300.4" calcext:value-type="float">
            <text:p>300.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8-07-27T11:04:45Z</text:p>
          </table:table-cell>
          <table:table-cell office:value-type="float" office:value="40.001296" calcext:value-type="float">
            <text:p>40.001296</text:p>
          </table:table-cell>
          <table:table-cell office:value-type="float" office:value="-79.586138" calcext:value-type="float">
            <text:p>-79.586138</text:p>
          </table:table-cell>
          <table:table-cell office:value-type="float" office:value="300.4" calcext:value-type="float">
            <text:p>300.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8-07-27T11:04:47Z</text:p>
          </table:table-cell>
          <table:table-cell office:value-type="float" office:value="40.001336" calcext:value-type="float">
            <text:p>40.001336</text:p>
          </table:table-cell>
          <table:table-cell office:value-type="float" office:value="-79.586125" calcext:value-type="float">
            <text:p>-79.586125</text:p>
          </table:table-cell>
          <table:table-cell office:value-type="float" office:value="300.3" calcext:value-type="float">
            <text:p>300.3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8-07-27T11:04:49Z</text:p>
          </table:table-cell>
          <table:table-cell office:value-type="float" office:value="40.001383" calcext:value-type="float">
            <text:p>40.001383</text:p>
          </table:table-cell>
          <table:table-cell office:value-type="float" office:value="-79.586108" calcext:value-type="float">
            <text:p>-79.586108</text:p>
          </table:table-cell>
          <table:table-cell office:value-type="float" office:value="300.3" calcext:value-type="float">
            <text:p>300.3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8-07-27T11:04:51Z</text:p>
          </table:table-cell>
          <table:table-cell office:value-type="float" office:value="40.001415" calcext:value-type="float">
            <text:p>40.001415</text:p>
          </table:table-cell>
          <table:table-cell office:value-type="float" office:value="-79.586092" calcext:value-type="float">
            <text:p>-79.586092</text:p>
          </table:table-cell>
          <table:table-cell office:value-type="float" office:value="300.4" calcext:value-type="float">
            <text:p>300.4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8-07-27T11:04:53Z</text:p>
          </table:table-cell>
          <table:table-cell office:value-type="float" office:value="40.00146" calcext:value-type="float">
            <text:p>40.00146</text:p>
          </table:table-cell>
          <table:table-cell office:value-type="float" office:value="-79.586088" calcext:value-type="float">
            <text:p>-79.586088</text:p>
          </table:table-cell>
          <table:table-cell office:value-type="float" office:value="300.5" calcext:value-type="float">
            <text:p>300.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8-07-27T11:04:55Z</text:p>
          </table:table-cell>
          <table:table-cell office:value-type="float" office:value="40.0015" calcext:value-type="float">
            <text:p>40.0015</text:p>
          </table:table-cell>
          <table:table-cell office:value-type="float" office:value="-79.58608" calcext:value-type="float">
            <text:p>-79.58608</text:p>
          </table:table-cell>
          <table:table-cell office:value-type="float" office:value="300.5" calcext:value-type="float">
            <text:p>300.5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018-07-27T11:04:57Z</text:p>
          </table:table-cell>
          <table:table-cell office:value-type="float" office:value="40.00154" calcext:value-type="float">
            <text:p>40.00154</text:p>
          </table:table-cell>
          <table:table-cell office:value-type="float" office:value="-79.586054" calcext:value-type="float">
            <text:p>-79.586054</text:p>
          </table:table-cell>
          <table:table-cell office:value-type="float" office:value="300.5" calcext:value-type="float">
            <text:p>300.5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018-07-27T11:04:59Z</text:p>
          </table:table-cell>
          <table:table-cell office:value-type="float" office:value="40.00157" calcext:value-type="float">
            <text:p>40.00157</text:p>
          </table:table-cell>
          <table:table-cell office:value-type="float" office:value="-79.586048" calcext:value-type="float">
            <text:p>-79.586048</text:p>
          </table:table-cell>
          <table:table-cell office:value-type="float" office:value="300.5" calcext:value-type="float">
            <text:p>300.5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8-07-27T11:05:02Z</text:p>
          </table:table-cell>
          <table:table-cell office:value-type="float" office:value="40.001611" calcext:value-type="float">
            <text:p>40.001611</text:p>
          </table:table-cell>
          <table:table-cell office:value-type="float" office:value="-79.586039" calcext:value-type="float">
            <text:p>-79.586039</text:p>
          </table:table-cell>
          <table:table-cell office:value-type="float" office:value="300.4" calcext:value-type="float">
            <text:p>300.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8-07-27T11:05:04Z</text:p>
          </table:table-cell>
          <table:table-cell office:value-type="float" office:value="40.001652" calcext:value-type="float">
            <text:p>40.001652</text:p>
          </table:table-cell>
          <table:table-cell office:value-type="float" office:value="-79.586038" calcext:value-type="float">
            <text:p>-79.586038</text:p>
          </table:table-cell>
          <table:table-cell office:value-type="float" office:value="300.3" calcext:value-type="float">
            <text:p>300.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018-07-27T11:05:06Z</text:p>
          </table:table-cell>
          <table:table-cell office:value-type="float" office:value="40.001683" calcext:value-type="float">
            <text:p>40.001683</text:p>
          </table:table-cell>
          <table:table-cell office:value-type="float" office:value="-79.58603" calcext:value-type="float">
            <text:p>-79.58603</text:p>
          </table:table-cell>
          <table:table-cell office:value-type="float" office:value="300.4" calcext:value-type="float">
            <text:p>300.4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018-07-27T11:05:09Z</text:p>
          </table:table-cell>
          <table:table-cell office:value-type="float" office:value="40.001725" calcext:value-type="float">
            <text:p>40.001725</text:p>
          </table:table-cell>
          <table:table-cell office:value-type="float" office:value="-79.586032" calcext:value-type="float">
            <text:p>-79.586032</text:p>
          </table:table-cell>
          <table:table-cell office:value-type="float" office:value="300.4" calcext:value-type="float">
            <text:p>300.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8-07-27T11:05:11Z</text:p>
          </table:table-cell>
          <table:table-cell office:value-type="float" office:value="40.00177" calcext:value-type="float">
            <text:p>40.00177</text:p>
          </table:table-cell>
          <table:table-cell office:value-type="float" office:value="-79.586019" calcext:value-type="float">
            <text:p>-79.586019</text:p>
          </table:table-cell>
          <table:table-cell office:value-type="float" office:value="300.4" calcext:value-type="float">
            <text:p>300.4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8-07-27T11:05:13Z</text:p>
          </table:table-cell>
          <table:table-cell office:value-type="float" office:value="40.001821" calcext:value-type="float">
            <text:p>40.001821</text:p>
          </table:table-cell>
          <table:table-cell office:value-type="float" office:value="-79.586009" calcext:value-type="float">
            <text:p>-79.586009</text:p>
          </table:table-cell>
          <table:table-cell office:value-type="float" office:value="300.4" calcext:value-type="float">
            <text:p>300.4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8-07-27T11:05:15Z</text:p>
          </table:table-cell>
          <table:table-cell office:value-type="float" office:value="40.001873" calcext:value-type="float">
            <text:p>40.001873</text:p>
          </table:table-cell>
          <table:table-cell office:value-type="float" office:value="-79.58604" calcext:value-type="float">
            <text:p>-79.58604</text:p>
          </table:table-cell>
          <table:table-cell office:value-type="float" office:value="300.2" calcext:value-type="float">
            <text:p>300.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8-07-27T11:05:16Z</text:p>
          </table:table-cell>
          <table:table-cell office:value-type="float" office:value="40.001894" calcext:value-type="float">
            <text:p>40.001894</text:p>
          </table:table-cell>
          <table:table-cell office:value-type="float" office:value="-79.586071" calcext:value-type="float">
            <text:p>-79.586071</text:p>
          </table:table-cell>
          <table:table-cell office:value-type="float" office:value="300" calcext:value-type="float">
            <text:p>30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8-07-27T11:05:17Z</text:p>
          </table:table-cell>
          <table:table-cell office:value-type="float" office:value="40.00191" calcext:value-type="float">
            <text:p>40.00191</text:p>
          </table:table-cell>
          <table:table-cell office:value-type="float" office:value="-79.586103" calcext:value-type="float">
            <text:p>-79.586103</text:p>
          </table:table-cell>
          <table:table-cell office:value-type="float" office:value="300" calcext:value-type="float">
            <text:p>30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8-07-27T11:05:18Z</text:p>
          </table:table-cell>
          <table:table-cell office:value-type="float" office:value="40.001919" calcext:value-type="float">
            <text:p>40.001919</text:p>
          </table:table-cell>
          <table:table-cell office:value-type="float" office:value="-79.586138" calcext:value-type="float">
            <text:p>-79.586138</text:p>
          </table:table-cell>
          <table:table-cell office:value-type="float" office:value="299.9" calcext:value-type="float">
            <text:p>299.9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018-07-27T11:05:19Z</text:p>
          </table:table-cell>
          <table:table-cell office:value-type="float" office:value="40.001925" calcext:value-type="float">
            <text:p>40.001925</text:p>
          </table:table-cell>
          <table:table-cell office:value-type="float" office:value="-79.586178" calcext:value-type="float">
            <text:p>-79.586178</text:p>
          </table:table-cell>
          <table:table-cell office:value-type="float" office:value="299.8" calcext:value-type="float">
            <text:p>299.8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018-07-27T11:05:20Z</text:p>
          </table:table-cell>
          <table:table-cell office:value-type="float" office:value="40.001927" calcext:value-type="float">
            <text:p>40.001927</text:p>
          </table:table-cell>
          <table:table-cell office:value-type="float" office:value="-79.586221" calcext:value-type="float">
            <text:p>-79.586221</text:p>
          </table:table-cell>
          <table:table-cell office:value-type="float" office:value="299.7" calcext:value-type="float">
            <text:p>299.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8-07-27T11:05:21Z</text:p>
          </table:table-cell>
          <table:table-cell office:value-type="float" office:value="40.001926" calcext:value-type="float">
            <text:p>40.001926</text:p>
          </table:table-cell>
          <table:table-cell office:value-type="float" office:value="-79.586257" calcext:value-type="float">
            <text:p>-79.586257</text:p>
          </table:table-cell>
          <table:table-cell office:value-type="float" office:value="299.6" calcext:value-type="float">
            <text:p>299.6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2018-07-27T11:05:22Z</text:p>
          </table:table-cell>
          <table:table-cell office:value-type="float" office:value="40.001924" calcext:value-type="float">
            <text:p>40.001924</text:p>
          </table:table-cell>
          <table:table-cell office:value-type="float" office:value="-79.586295" calcext:value-type="float">
            <text:p>-79.586295</text:p>
          </table:table-cell>
          <table:table-cell office:value-type="float" office:value="299.6" calcext:value-type="float">
            <text:p>299.6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2018-07-27T11:05:23Z</text:p>
          </table:table-cell>
          <table:table-cell office:value-type="float" office:value="40.001925" calcext:value-type="float">
            <text:p>40.001925</text:p>
          </table:table-cell>
          <table:table-cell office:value-type="float" office:value="-79.586332" calcext:value-type="float">
            <text:p>-79.586332</text:p>
          </table:table-cell>
          <table:table-cell office:value-type="float" office:value="299.5" calcext:value-type="float">
            <text:p>299.5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2018-07-27T11:05:24Z</text:p>
          </table:table-cell>
          <table:table-cell office:value-type="float" office:value="40.001925" calcext:value-type="float">
            <text:p>40.001925</text:p>
          </table:table-cell>
          <table:table-cell office:value-type="float" office:value="-79.586372" calcext:value-type="float">
            <text:p>-79.586372</text:p>
          </table:table-cell>
          <table:table-cell office:value-type="float" office:value="299.4" calcext:value-type="float">
            <text:p>299.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2018-07-27T11:05:25Z</text:p>
          </table:table-cell>
          <table:table-cell office:value-type="float" office:value="40.001925" calcext:value-type="float">
            <text:p>40.001925</text:p>
          </table:table-cell>
          <table:table-cell office:value-type="float" office:value="-79.586408" calcext:value-type="float">
            <text:p>-79.586408</text:p>
          </table:table-cell>
          <table:table-cell office:value-type="float" office:value="299.3" calcext:value-type="float">
            <text:p>299.3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2018-07-27T11:05:27Z</text:p>
          </table:table-cell>
          <table:table-cell office:value-type="float" office:value="40.001924" calcext:value-type="float">
            <text:p>40.001924</text:p>
          </table:table-cell>
          <table:table-cell office:value-type="float" office:value="-79.586473" calcext:value-type="float">
            <text:p>-79.586473</text:p>
          </table:table-cell>
          <table:table-cell office:value-type="float" office:value="299.3" calcext:value-type="float">
            <text:p>299.3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2018-07-27T11:05:29Z</text:p>
          </table:table-cell>
          <table:table-cell office:value-type="float" office:value="40.001918" calcext:value-type="float">
            <text:p>40.001918</text:p>
          </table:table-cell>
          <table:table-cell office:value-type="float" office:value="-79.586536" calcext:value-type="float">
            <text:p>-79.586536</text:p>
          </table:table-cell>
          <table:table-cell office:value-type="float" office:value="299.1" calcext:value-type="float">
            <text:p>299.1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2018-07-27T11:05:31Z</text:p>
          </table:table-cell>
          <table:table-cell office:value-type="float" office:value="40.001902" calcext:value-type="float">
            <text:p>40.001902</text:p>
          </table:table-cell>
          <table:table-cell office:value-type="float" office:value="-79.58658" calcext:value-type="float">
            <text:p>-79.58658</text:p>
          </table:table-cell>
          <table:table-cell office:value-type="float" office:value="298.9" calcext:value-type="float">
            <text:p>298.9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2018-07-27T11:05:33Z</text:p>
          </table:table-cell>
          <table:table-cell office:value-type="float" office:value="40.001891" calcext:value-type="float">
            <text:p>40.001891</text:p>
          </table:table-cell>
          <table:table-cell office:value-type="float" office:value="-79.586615" calcext:value-type="float">
            <text:p>-79.586615</text:p>
          </table:table-cell>
          <table:table-cell office:value-type="float" office:value="298.8" calcext:value-type="float">
            <text:p>298.8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2018-07-27T11:05:35Z</text:p>
          </table:table-cell>
          <table:table-cell office:value-type="float" office:value="40.001883" calcext:value-type="float">
            <text:p>40.001883</text:p>
          </table:table-cell>
          <table:table-cell office:value-type="float" office:value="-79.58665" calcext:value-type="float">
            <text:p>-79.58665</text:p>
          </table:table-cell>
          <table:table-cell office:value-type="float" office:value="298.8" calcext:value-type="float">
            <text:p>298.8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2018-07-27T11:05:37Z</text:p>
          </table:table-cell>
          <table:table-cell office:value-type="float" office:value="40.001876" calcext:value-type="float">
            <text:p>40.001876</text:p>
          </table:table-cell>
          <table:table-cell office:value-type="float" office:value="-79.586687" calcext:value-type="float">
            <text:p>-79.586687</text:p>
          </table:table-cell>
          <table:table-cell office:value-type="float" office:value="298.7" calcext:value-type="float">
            <text:p>298.7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2018-07-27T11:05:40Z</text:p>
          </table:table-cell>
          <table:table-cell office:value-type="float" office:value="40.00187" calcext:value-type="float">
            <text:p>40.00187</text:p>
          </table:table-cell>
          <table:table-cell office:value-type="float" office:value="-79.586735" calcext:value-type="float">
            <text:p>-79.586735</text:p>
          </table:table-cell>
          <table:table-cell office:value-type="float" office:value="298.6" calcext:value-type="float">
            <text:p>298.6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018-07-27T11:05:43Z</text:p>
          </table:table-cell>
          <table:table-cell office:value-type="float" office:value="40.00187" calcext:value-type="float">
            <text:p>40.00187</text:p>
          </table:table-cell>
          <table:table-cell office:value-type="float" office:value="-79.586781" calcext:value-type="float">
            <text:p>-79.586781</text:p>
          </table:table-cell>
          <table:table-cell office:value-type="float" office:value="298.5" calcext:value-type="float">
            <text:p>298.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8-07-27T11:05:45Z</text:p>
          </table:table-cell>
          <table:table-cell office:value-type="float" office:value="40.00187" calcext:value-type="float">
            <text:p>40.00187</text:p>
          </table:table-cell>
          <table:table-cell office:value-type="float" office:value="-79.586824" calcext:value-type="float">
            <text:p>-79.586824</text:p>
          </table:table-cell>
          <table:table-cell office:value-type="float" office:value="298.4" calcext:value-type="float">
            <text:p>298.4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8-07-27T11:05:47Z</text:p>
          </table:table-cell>
          <table:table-cell office:value-type="float" office:value="40.001862" calcext:value-type="float">
            <text:p>40.001862</text:p>
          </table:table-cell>
          <table:table-cell office:value-type="float" office:value="-79.586859" calcext:value-type="float">
            <text:p>-79.586859</text:p>
          </table:table-cell>
          <table:table-cell office:value-type="float" office:value="298.3" calcext:value-type="float">
            <text:p>298.3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27T11:05:49Z</text:p>
          </table:table-cell>
          <table:table-cell office:value-type="float" office:value="40.001833" calcext:value-type="float">
            <text:p>40.001833</text:p>
          </table:table-cell>
          <table:table-cell office:value-type="float" office:value="-79.586883" calcext:value-type="float">
            <text:p>-79.586883</text:p>
          </table:table-cell>
          <table:table-cell office:value-type="float" office:value="298.3" calcext:value-type="float">
            <text:p>298.3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7-27T11:05:51Z</text:p>
          </table:table-cell>
          <table:table-cell office:value-type="float" office:value="40.001799" calcext:value-type="float">
            <text:p>40.001799</text:p>
          </table:table-cell>
          <table:table-cell office:value-type="float" office:value="-79.586893" calcext:value-type="float">
            <text:p>-79.586893</text:p>
          </table:table-cell>
          <table:table-cell office:value-type="float" office:value="298.4" calcext:value-type="float">
            <text:p>298.4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27T11:05:53Z</text:p>
          </table:table-cell>
          <table:table-cell office:value-type="float" office:value="40.001765" calcext:value-type="float">
            <text:p>40.001765</text:p>
          </table:table-cell>
          <table:table-cell office:value-type="float" office:value="-79.586897" calcext:value-type="float">
            <text:p>-79.586897</text:p>
          </table:table-cell>
          <table:table-cell office:value-type="float" office:value="298.4" calcext:value-type="float">
            <text:p>298.4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27T11:05:55Z</text:p>
          </table:table-cell>
          <table:table-cell office:value-type="float" office:value="40.001734" calcext:value-type="float">
            <text:p>40.001734</text:p>
          </table:table-cell>
          <table:table-cell office:value-type="float" office:value="-79.586904" calcext:value-type="float">
            <text:p>-79.586904</text:p>
          </table:table-cell>
          <table:table-cell office:value-type="float" office:value="298.5" calcext:value-type="float">
            <text:p>298.5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7T11:05:57Z</text:p>
          </table:table-cell>
          <table:table-cell office:value-type="float" office:value="40.001705" calcext:value-type="float">
            <text:p>40.001705</text:p>
          </table:table-cell>
          <table:table-cell office:value-type="float" office:value="-79.586908" calcext:value-type="float">
            <text:p>-79.586908</text:p>
          </table:table-cell>
          <table:table-cell office:value-type="float" office:value="298.5" calcext:value-type="float">
            <text:p>298.5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7T11:05:59Z</text:p>
          </table:table-cell>
          <table:table-cell office:value-type="float" office:value="40.001675" calcext:value-type="float">
            <text:p>40.001675</text:p>
          </table:table-cell>
          <table:table-cell office:value-type="float" office:value="-79.586913" calcext:value-type="float">
            <text:p>-79.586913</text:p>
          </table:table-cell>
          <table:table-cell office:value-type="float" office:value="298.5" calcext:value-type="float">
            <text:p>298.5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27T11:06:01Z</text:p>
          </table:table-cell>
          <table:table-cell office:value-type="float" office:value="40.001635" calcext:value-type="float">
            <text:p>40.001635</text:p>
          </table:table-cell>
          <table:table-cell office:value-type="float" office:value="-79.586921" calcext:value-type="float">
            <text:p>-79.586921</text:p>
          </table:table-cell>
          <table:table-cell office:value-type="float" office:value="298.4" calcext:value-type="float">
            <text:p>298.4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27T11:06:03Z</text:p>
          </table:table-cell>
          <table:table-cell office:value-type="float" office:value="40.001603" calcext:value-type="float">
            <text:p>40.001603</text:p>
          </table:table-cell>
          <table:table-cell office:value-type="float" office:value="-79.58693" calcext:value-type="float">
            <text:p>-79.58693</text:p>
          </table:table-cell>
          <table:table-cell office:value-type="float" office:value="298.2" calcext:value-type="float">
            <text:p>298.2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8-07-27T11:06:05Z</text:p>
          </table:table-cell>
          <table:table-cell office:value-type="float" office:value="40.001569" calcext:value-type="float">
            <text:p>40.001569</text:p>
          </table:table-cell>
          <table:table-cell office:value-type="float" office:value="-79.586945" calcext:value-type="float">
            <text:p>-79.586945</text:p>
          </table:table-cell>
          <table:table-cell office:value-type="float" office:value="298.2" calcext:value-type="float">
            <text:p>298.2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8-07-27T11:06:07Z</text:p>
          </table:table-cell>
          <table:table-cell office:value-type="float" office:value="40.001531" calcext:value-type="float">
            <text:p>40.001531</text:p>
          </table:table-cell>
          <table:table-cell office:value-type="float" office:value="-79.586979" calcext:value-type="float">
            <text:p>-79.586979</text:p>
          </table:table-cell>
          <table:table-cell office:value-type="float" office:value="298.1" calcext:value-type="float">
            <text:p>298.1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8-07-27T11:06:09Z</text:p>
          </table:table-cell>
          <table:table-cell office:value-type="float" office:value="40.001494" calcext:value-type="float">
            <text:p>40.001494</text:p>
          </table:table-cell>
          <table:table-cell office:value-type="float" office:value="-79.587024" calcext:value-type="float">
            <text:p>-79.587024</text:p>
          </table:table-cell>
          <table:table-cell office:value-type="float" office:value="297.9" calcext:value-type="float">
            <text:p>297.9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27T11:06:11Z</text:p>
          </table:table-cell>
          <table:table-cell office:value-type="float" office:value="40.001468" calcext:value-type="float">
            <text:p>40.001468</text:p>
          </table:table-cell>
          <table:table-cell office:value-type="float" office:value="-79.587064" calcext:value-type="float">
            <text:p>-79.587064</text:p>
          </table:table-cell>
          <table:table-cell office:value-type="float" office:value="298" calcext:value-type="float">
            <text:p>298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7T11:06:13Z</text:p>
          </table:table-cell>
          <table:table-cell office:value-type="float" office:value="40.001443" calcext:value-type="float">
            <text:p>40.001443</text:p>
          </table:table-cell>
          <table:table-cell office:value-type="float" office:value="-79.587088" calcext:value-type="float">
            <text:p>-79.587088</text:p>
          </table:table-cell>
          <table:table-cell office:value-type="float" office:value="298" calcext:value-type="float">
            <text:p>298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27T11:06:15Z</text:p>
          </table:table-cell>
          <table:table-cell office:value-type="float" office:value="40.001413" calcext:value-type="float">
            <text:p>40.001413</text:p>
          </table:table-cell>
          <table:table-cell office:value-type="float" office:value="-79.587101" calcext:value-type="float">
            <text:p>-79.587101</text:p>
          </table:table-cell>
          <table:table-cell office:value-type="float" office:value="298.1" calcext:value-type="float">
            <text:p>298.1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7-27T11:06:16Z</text:p>
          </table:table-cell>
          <table:table-cell office:value-type="float" office:value="40.001379" calcext:value-type="float">
            <text:p>40.001379</text:p>
          </table:table-cell>
          <table:table-cell office:value-type="float" office:value="-79.587116" calcext:value-type="float">
            <text:p>-79.587116</text:p>
          </table:table-cell>
          <table:table-cell office:value-type="float" office:value="298.2" calcext:value-type="float">
            <text:p>298.2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27T11:06:17Z</text:p>
          </table:table-cell>
          <table:table-cell office:value-type="float" office:value="40.001345" calcext:value-type="float">
            <text:p>40.001345</text:p>
          </table:table-cell>
          <table:table-cell office:value-type="float" office:value="-79.587127" calcext:value-type="float">
            <text:p>-79.587127</text:p>
          </table:table-cell>
          <table:table-cell office:value-type="float" office:value="298.2" calcext:value-type="float">
            <text:p>298.2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27T11:06:18Z</text:p>
          </table:table-cell>
          <table:table-cell office:value-type="float" office:value="40.001313" calcext:value-type="float">
            <text:p>40.001313</text:p>
          </table:table-cell>
          <table:table-cell office:value-type="float" office:value="-79.587135" calcext:value-type="float">
            <text:p>-79.587135</text:p>
          </table:table-cell>
          <table:table-cell office:value-type="float" office:value="298.3" calcext:value-type="float">
            <text:p>298.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27T11:06:19Z</text:p>
          </table:table-cell>
          <table:table-cell office:value-type="float" office:value="40.001279" calcext:value-type="float">
            <text:p>40.001279</text:p>
          </table:table-cell>
          <table:table-cell office:value-type="float" office:value="-79.587142" calcext:value-type="float">
            <text:p>-79.587142</text:p>
          </table:table-cell>
          <table:table-cell office:value-type="float" office:value="298.4" calcext:value-type="float">
            <text:p>298.4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8-07-27T11:06:20Z</text:p>
          </table:table-cell>
          <table:table-cell office:value-type="float" office:value="40.001244" calcext:value-type="float">
            <text:p>40.001244</text:p>
          </table:table-cell>
          <table:table-cell office:value-type="float" office:value="-79.587158" calcext:value-type="float">
            <text:p>-79.587158</text:p>
          </table:table-cell>
          <table:table-cell office:value-type="float" office:value="298.4" calcext:value-type="float">
            <text:p>298.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8-07-27T11:06:21Z</text:p>
          </table:table-cell>
          <table:table-cell office:value-type="float" office:value="40.001211" calcext:value-type="float">
            <text:p>40.001211</text:p>
          </table:table-cell>
          <table:table-cell office:value-type="float" office:value="-79.58718" calcext:value-type="float">
            <text:p>-79.58718</text:p>
          </table:table-cell>
          <table:table-cell office:value-type="float" office:value="298.5" calcext:value-type="float">
            <text:p>298.5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018-07-27T11:06:23Z</text:p>
          </table:table-cell>
          <table:table-cell office:value-type="float" office:value="40.001187" calcext:value-type="float">
            <text:p>40.001187</text:p>
          </table:table-cell>
          <table:table-cell office:value-type="float" office:value="-79.587204" calcext:value-type="float">
            <text:p>-79.587204</text:p>
          </table:table-cell>
          <table:table-cell office:value-type="float" office:value="298.5" calcext:value-type="float">
            <text:p>298.5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8-07-27T11:06:25Z</text:p>
          </table:table-cell>
          <table:table-cell office:value-type="float" office:value="40.001158" calcext:value-type="float">
            <text:p>40.001158</text:p>
          </table:table-cell>
          <table:table-cell office:value-type="float" office:value="-79.587223" calcext:value-type="float">
            <text:p>-79.587223</text:p>
          </table:table-cell>
          <table:table-cell office:value-type="float" office:value="298.6" calcext:value-type="float">
            <text:p>298.6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8-07-27T11:06:27Z</text:p>
          </table:table-cell>
          <table:table-cell office:value-type="float" office:value="40.001117" calcext:value-type="float">
            <text:p>40.001117</text:p>
          </table:table-cell>
          <table:table-cell office:value-type="float" office:value="-79.587234" calcext:value-type="float">
            <text:p>-79.587234</text:p>
          </table:table-cell>
          <table:table-cell office:value-type="float" office:value="298.7" calcext:value-type="float">
            <text:p>298.7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018-07-27T11:06:29Z</text:p>
          </table:table-cell>
          <table:table-cell office:value-type="float" office:value="40.001086" calcext:value-type="float">
            <text:p>40.001086</text:p>
          </table:table-cell>
          <table:table-cell office:value-type="float" office:value="-79.587236" calcext:value-type="float">
            <text:p>-79.587236</text:p>
          </table:table-cell>
          <table:table-cell office:value-type="float" office:value="298.7" calcext:value-type="float">
            <text:p>298.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8-07-27T11:06:32Z</text:p>
          </table:table-cell>
          <table:table-cell office:value-type="float" office:value="40.001046" calcext:value-type="float">
            <text:p>40.001046</text:p>
          </table:table-cell>
          <table:table-cell office:value-type="float" office:value="-79.587242" calcext:value-type="float">
            <text:p>-79.587242</text:p>
          </table:table-cell>
          <table:table-cell office:value-type="float" office:value="298.8" calcext:value-type="float">
            <text:p>298.8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8-07-27T11:06:34Z</text:p>
          </table:table-cell>
          <table:table-cell office:value-type="float" office:value="40.001016" calcext:value-type="float">
            <text:p>40.001016</text:p>
          </table:table-cell>
          <table:table-cell office:value-type="float" office:value="-79.587248" calcext:value-type="float">
            <text:p>-79.587248</text:p>
          </table:table-cell>
          <table:table-cell office:value-type="float" office:value="298.9" calcext:value-type="float">
            <text:p>298.9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27T11:06:36Z</text:p>
          </table:table-cell>
          <table:table-cell office:value-type="float" office:value="40.000989" calcext:value-type="float">
            <text:p>40.000989</text:p>
          </table:table-cell>
          <table:table-cell office:value-type="float" office:value="-79.587258" calcext:value-type="float">
            <text:p>-79.587258</text:p>
          </table:table-cell>
          <table:table-cell office:value-type="float" office:value="298.9" calcext:value-type="float">
            <text:p>298.9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27T11:06:38Z</text:p>
          </table:table-cell>
          <table:table-cell office:value-type="float" office:value="40.000953" calcext:value-type="float">
            <text:p>40.000953</text:p>
          </table:table-cell>
          <table:table-cell office:value-type="float" office:value="-79.587272" calcext:value-type="float">
            <text:p>-79.587272</text:p>
          </table:table-cell>
          <table:table-cell office:value-type="float" office:value="299" calcext:value-type="float">
            <text:p>299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7-27T11:06:40Z</text:p>
          </table:table-cell>
          <table:table-cell office:value-type="float" office:value="40.000925" calcext:value-type="float">
            <text:p>40.000925</text:p>
          </table:table-cell>
          <table:table-cell office:value-type="float" office:value="-79.58728" calcext:value-type="float">
            <text:p>-79.58728</text:p>
          </table:table-cell>
          <table:table-cell office:value-type="float" office:value="299.1" calcext:value-type="float">
            <text:p>299.1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27T11:06:42Z</text:p>
          </table:table-cell>
          <table:table-cell office:value-type="float" office:value="40.000898" calcext:value-type="float">
            <text:p>40.000898</text:p>
          </table:table-cell>
          <table:table-cell office:value-type="float" office:value="-79.58729" calcext:value-type="float">
            <text:p>-79.58729</text:p>
          </table:table-cell>
          <table:table-cell office:value-type="float" office:value="299.1" calcext:value-type="float">
            <text:p>299.1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27T11:06:44Z</text:p>
          </table:table-cell>
          <table:table-cell office:value-type="float" office:value="40.000866" calcext:value-type="float">
            <text:p>40.000866</text:p>
          </table:table-cell>
          <table:table-cell office:value-type="float" office:value="-79.587298" calcext:value-type="float">
            <text:p>-79.587298</text:p>
          </table:table-cell>
          <table:table-cell office:value-type="float" office:value="299.2" calcext:value-type="float">
            <text:p>299.2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27T11:06:46Z</text:p>
          </table:table-cell>
          <table:table-cell office:value-type="float" office:value="40.000828" calcext:value-type="float">
            <text:p>40.000828</text:p>
          </table:table-cell>
          <table:table-cell office:value-type="float" office:value="-79.587302" calcext:value-type="float">
            <text:p>-79.587302</text:p>
          </table:table-cell>
          <table:table-cell office:value-type="float" office:value="299.3" calcext:value-type="float">
            <text:p>299.3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27T11:06:48Z</text:p>
          </table:table-cell>
          <table:table-cell office:value-type="float" office:value="40.000793" calcext:value-type="float">
            <text:p>40.000793</text:p>
          </table:table-cell>
          <table:table-cell office:value-type="float" office:value="-79.587304" calcext:value-type="float">
            <text:p>-79.587304</text:p>
          </table:table-cell>
          <table:table-cell office:value-type="float" office:value="299.3" calcext:value-type="float">
            <text:p>299.3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27T11:06:50Z</text:p>
          </table:table-cell>
          <table:table-cell office:value-type="float" office:value="40.00076" calcext:value-type="float">
            <text:p>40.00076</text:p>
          </table:table-cell>
          <table:table-cell office:value-type="float" office:value="-79.587305" calcext:value-type="float">
            <text:p>-79.587305</text:p>
          </table:table-cell>
          <table:table-cell office:value-type="float" office:value="299.4" calcext:value-type="float">
            <text:p>299.4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27T11:06:52Z</text:p>
          </table:table-cell>
          <table:table-cell office:value-type="float" office:value="40.000727" calcext:value-type="float">
            <text:p>40.000727</text:p>
          </table:table-cell>
          <table:table-cell office:value-type="float" office:value="-79.58731" calcext:value-type="float">
            <text:p>-79.58731</text:p>
          </table:table-cell>
          <table:table-cell office:value-type="float" office:value="299.4" calcext:value-type="float">
            <text:p>299.4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27T11:06:55Z</text:p>
          </table:table-cell>
          <table:table-cell office:value-type="float" office:value="40.000693" calcext:value-type="float">
            <text:p>40.000693</text:p>
          </table:table-cell>
          <table:table-cell office:value-type="float" office:value="-79.587311" calcext:value-type="float">
            <text:p>-79.587311</text:p>
          </table:table-cell>
          <table:table-cell office:value-type="float" office:value="299.5" calcext:value-type="float">
            <text:p>299.5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7T11:07:00Z</text:p>
          </table:table-cell>
          <table:table-cell office:value-type="float" office:value="40.000656" calcext:value-type="float">
            <text:p>40.000656</text:p>
          </table:table-cell>
          <table:table-cell office:value-type="float" office:value="-79.587339" calcext:value-type="float">
            <text:p>-79.587339</text:p>
          </table:table-cell>
          <table:table-cell office:value-type="float" office:value="299.5" calcext:value-type="float">
            <text:p>299.5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27T11:07:03Z</text:p>
          </table:table-cell>
          <table:table-cell office:value-type="float" office:value="40.000616" calcext:value-type="float">
            <text:p>40.000616</text:p>
          </table:table-cell>
          <table:table-cell office:value-type="float" office:value="-79.587357" calcext:value-type="float">
            <text:p>-79.587357</text:p>
          </table:table-cell>
          <table:table-cell office:value-type="float" office:value="299.6" calcext:value-type="float">
            <text:p>299.6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7T11:07:05Z</text:p>
          </table:table-cell>
          <table:table-cell office:value-type="float" office:value="40.000578" calcext:value-type="float">
            <text:p>40.000578</text:p>
          </table:table-cell>
          <table:table-cell office:value-type="float" office:value="-79.587358" calcext:value-type="float">
            <text:p>-79.587358</text:p>
          </table:table-cell>
          <table:table-cell office:value-type="float" office:value="299.6" calcext:value-type="float">
            <text:p>299.6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27T11:07:07Z</text:p>
          </table:table-cell>
          <table:table-cell office:value-type="float" office:value="40.000551" calcext:value-type="float">
            <text:p>40.000551</text:p>
          </table:table-cell>
          <table:table-cell office:value-type="float" office:value="-79.58736" calcext:value-type="float">
            <text:p>-79.58736</text:p>
          </table:table-cell>
          <table:table-cell office:value-type="float" office:value="299.7" calcext:value-type="float">
            <text:p>299.7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7T11:07:09Z</text:p>
          </table:table-cell>
          <table:table-cell office:value-type="float" office:value="40.000519" calcext:value-type="float">
            <text:p>40.000519</text:p>
          </table:table-cell>
          <table:table-cell office:value-type="float" office:value="-79.587367" calcext:value-type="float">
            <text:p>-79.587367</text:p>
          </table:table-cell>
          <table:table-cell office:value-type="float" office:value="299.7" calcext:value-type="float">
            <text:p>299.7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7T11:07:11Z</text:p>
          </table:table-cell>
          <table:table-cell office:value-type="float" office:value="40.00049" calcext:value-type="float">
            <text:p>40.00049</text:p>
          </table:table-cell>
          <table:table-cell office:value-type="float" office:value="-79.58737" calcext:value-type="float">
            <text:p>-79.58737</text:p>
          </table:table-cell>
          <table:table-cell office:value-type="float" office:value="299.8" calcext:value-type="float">
            <text:p>299.8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27T11:07:13Z</text:p>
          </table:table-cell>
          <table:table-cell office:value-type="float" office:value="40.000455" calcext:value-type="float">
            <text:p>40.000455</text:p>
          </table:table-cell>
          <table:table-cell office:value-type="float" office:value="-79.587372" calcext:value-type="float">
            <text:p>-79.587372</text:p>
          </table:table-cell>
          <table:table-cell office:value-type="float" office:value="299.8" calcext:value-type="float">
            <text:p>299.8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27T11:07:15Z</text:p>
          </table:table-cell>
          <table:table-cell office:value-type="float" office:value="40.000422" calcext:value-type="float">
            <text:p>40.000422</text:p>
          </table:table-cell>
          <table:table-cell office:value-type="float" office:value="-79.587367" calcext:value-type="float">
            <text:p>-79.587367</text:p>
          </table:table-cell>
          <table:table-cell office:value-type="float" office:value="299.9" calcext:value-type="float">
            <text:p>299.9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27T11:07:17Z</text:p>
          </table:table-cell>
          <table:table-cell office:value-type="float" office:value="40.000394" calcext:value-type="float">
            <text:p>40.000394</text:p>
          </table:table-cell>
          <table:table-cell office:value-type="float" office:value="-79.587357" calcext:value-type="float">
            <text:p>-79.587357</text:p>
          </table:table-cell>
          <table:table-cell office:value-type="float" office:value="299.9" calcext:value-type="float">
            <text:p>299.9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27T11:07:23Z</text:p>
          </table:table-cell>
          <table:table-cell office:value-type="float" office:value="40.000365" calcext:value-type="float">
            <text:p>40.000365</text:p>
          </table:table-cell>
          <table:table-cell office:value-type="float" office:value="-79.587352" calcext:value-type="float">
            <text:p>-79.587352</text:p>
          </table:table-cell>
          <table:table-cell office:value-type="float" office:value="299.9" calcext:value-type="float">
            <text:p>299.9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8-07-27T11:07:25Z</text:p>
          </table:table-cell>
          <table:table-cell office:value-type="float" office:value="40.00033" calcext:value-type="float">
            <text:p>40.00033</text:p>
          </table:table-cell>
          <table:table-cell office:value-type="float" office:value="-79.587353" calcext:value-type="float">
            <text:p>-79.587353</text:p>
          </table:table-cell>
          <table:table-cell office:value-type="float" office:value="300" calcext:value-type="float">
            <text:p>300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8-07-27T11:07:27Z</text:p>
          </table:table-cell>
          <table:table-cell office:value-type="float" office:value="40.000284" calcext:value-type="float">
            <text:p>40.000284</text:p>
          </table:table-cell>
          <table:table-cell office:value-type="float" office:value="-79.587356" calcext:value-type="float">
            <text:p>-79.587356</text:p>
          </table:table-cell>
          <table:table-cell office:value-type="float" office:value="300" calcext:value-type="float">
            <text:p>300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8-07-27T11:07:29Z</text:p>
          </table:table-cell>
          <table:table-cell office:value-type="float" office:value="40.000242" calcext:value-type="float">
            <text:p>40.000242</text:p>
          </table:table-cell>
          <table:table-cell office:value-type="float" office:value="-79.587351" calcext:value-type="float">
            <text:p>-79.587351</text:p>
          </table:table-cell>
          <table:table-cell office:value-type="float" office:value="300.1" calcext:value-type="float">
            <text:p>300.1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8-07-27T11:07:31Z</text:p>
          </table:table-cell>
          <table:table-cell office:value-type="float" office:value="40.000209" calcext:value-type="float">
            <text:p>40.000209</text:p>
          </table:table-cell>
          <table:table-cell office:value-type="float" office:value="-79.587349" calcext:value-type="float">
            <text:p>-79.587349</text:p>
          </table:table-cell>
          <table:table-cell office:value-type="float" office:value="300.1" calcext:value-type="float">
            <text:p>300.1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7T11:07:33Z</text:p>
          </table:table-cell>
          <table:table-cell office:value-type="float" office:value="40.000177" calcext:value-type="float">
            <text:p>40.000177</text:p>
          </table:table-cell>
          <table:table-cell office:value-type="float" office:value="-79.58735" calcext:value-type="float">
            <text:p>-79.58735</text:p>
          </table:table-cell>
          <table:table-cell office:value-type="float" office:value="300.2" calcext:value-type="float">
            <text:p>300.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7T11:07:35Z</text:p>
          </table:table-cell>
          <table:table-cell office:value-type="float" office:value="40.000137" calcext:value-type="float">
            <text:p>40.000137</text:p>
          </table:table-cell>
          <table:table-cell office:value-type="float" office:value="-79.587355" calcext:value-type="float">
            <text:p>-79.587355</text:p>
          </table:table-cell>
          <table:table-cell office:value-type="float" office:value="300.3" calcext:value-type="float">
            <text:p>300.3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7T11:07:37Z</text:p>
          </table:table-cell>
          <table:table-cell office:value-type="float" office:value="40.000098" calcext:value-type="float">
            <text:p>40.000098</text:p>
          </table:table-cell>
          <table:table-cell office:value-type="float" office:value="-79.587351" calcext:value-type="float">
            <text:p>-79.587351</text:p>
          </table:table-cell>
          <table:table-cell office:value-type="float" office:value="300.4" calcext:value-type="float">
            <text:p>300.4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7T11:07:39Z</text:p>
          </table:table-cell>
          <table:table-cell office:value-type="float" office:value="40.000053" calcext:value-type="float">
            <text:p>40.000053</text:p>
          </table:table-cell>
          <table:table-cell office:value-type="float" office:value="-79.587346" calcext:value-type="float">
            <text:p>-79.587346</text:p>
          </table:table-cell>
          <table:table-cell office:value-type="float" office:value="300.5" calcext:value-type="float">
            <text:p>300.5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7T11:07:41Z</text:p>
          </table:table-cell>
          <table:table-cell office:value-type="float" office:value="40.000012" calcext:value-type="float">
            <text:p>40.000012</text:p>
          </table:table-cell>
          <table:table-cell office:value-type="float" office:value="-79.587339" calcext:value-type="float">
            <text:p>-79.587339</text:p>
          </table:table-cell>
          <table:table-cell office:value-type="float" office:value="300.6" calcext:value-type="float">
            <text:p>300.6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7-27T11:07:43Z</text:p>
          </table:table-cell>
          <table:table-cell office:value-type="float" office:value="39.999982" calcext:value-type="float">
            <text:p>39.999982</text:p>
          </table:table-cell>
          <table:table-cell office:value-type="float" office:value="-79.58733" calcext:value-type="float">
            <text:p>-79.58733</text:p>
          </table:table-cell>
          <table:table-cell office:value-type="float" office:value="300.7" calcext:value-type="float">
            <text:p>300.7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7-27T11:07:45Z</text:p>
          </table:table-cell>
          <table:table-cell office:value-type="float" office:value="39.999937" calcext:value-type="float">
            <text:p>39.999937</text:p>
          </table:table-cell>
          <table:table-cell office:value-type="float" office:value="-79.587313" calcext:value-type="float">
            <text:p>-79.587313</text:p>
          </table:table-cell>
          <table:table-cell office:value-type="float" office:value="300.9" calcext:value-type="float">
            <text:p>300.9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7-27T11:07:46Z</text:p>
          </table:table-cell>
          <table:table-cell office:value-type="float" office:value="39.999905" calcext:value-type="float">
            <text:p>39.999905</text:p>
          </table:table-cell>
          <table:table-cell office:value-type="float" office:value="-79.587306" calcext:value-type="float">
            <text:p>-79.587306</text:p>
          </table:table-cell>
          <table:table-cell office:value-type="float" office:value="301" calcext:value-type="float">
            <text:p>301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7-27T11:07:47Z</text:p>
          </table:table-cell>
          <table:table-cell office:value-type="float" office:value="39.999877" calcext:value-type="float">
            <text:p>39.999877</text:p>
          </table:table-cell>
          <table:table-cell office:value-type="float" office:value="-79.587302" calcext:value-type="float">
            <text:p>-79.587302</text:p>
          </table:table-cell>
          <table:table-cell office:value-type="float" office:value="301" calcext:value-type="float">
            <text:p>301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7T11:07:49Z</text:p>
          </table:table-cell>
          <table:table-cell office:value-type="float" office:value="39.999821" calcext:value-type="float">
            <text:p>39.999821</text:p>
          </table:table-cell>
          <table:table-cell office:value-type="float" office:value="-79.587309" calcext:value-type="float">
            <text:p>-79.587309</text:p>
          </table:table-cell>
          <table:table-cell office:value-type="float" office:value="301" calcext:value-type="float">
            <text:p>301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8-07-27T11:07:50Z</text:p>
          </table:table-cell>
          <table:table-cell office:value-type="float" office:value="39.999794" calcext:value-type="float">
            <text:p>39.999794</text:p>
          </table:table-cell>
          <table:table-cell office:value-type="float" office:value="-79.58731" calcext:value-type="float">
            <text:p>-79.58731</text:p>
          </table:table-cell>
          <table:table-cell office:value-type="float" office:value="301.1" calcext:value-type="float">
            <text:p>301.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27T11:07:52Z</text:p>
          </table:table-cell>
          <table:table-cell office:value-type="float" office:value="39.999755" calcext:value-type="float">
            <text:p>39.999755</text:p>
          </table:table-cell>
          <table:table-cell office:value-type="float" office:value="-79.587303" calcext:value-type="float">
            <text:p>-79.587303</text:p>
          </table:table-cell>
          <table:table-cell office:value-type="float" office:value="301.2" calcext:value-type="float">
            <text:p>301.2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7T11:07:54Z</text:p>
          </table:table-cell>
          <table:table-cell office:value-type="float" office:value="39.999716" calcext:value-type="float">
            <text:p>39.999716</text:p>
          </table:table-cell>
          <table:table-cell office:value-type="float" office:value="-79.587297" calcext:value-type="float">
            <text:p>-79.587297</text:p>
          </table:table-cell>
          <table:table-cell office:value-type="float" office:value="301.4" calcext:value-type="float">
            <text:p>301.4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27T11:07:56Z</text:p>
          </table:table-cell>
          <table:table-cell office:value-type="float" office:value="39.999686" calcext:value-type="float">
            <text:p>39.999686</text:p>
          </table:table-cell>
          <table:table-cell office:value-type="float" office:value="-79.587294" calcext:value-type="float">
            <text:p>-79.587294</text:p>
          </table:table-cell>
          <table:table-cell office:value-type="float" office:value="301.4" calcext:value-type="float">
            <text:p>301.4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27T11:07:58Z</text:p>
          </table:table-cell>
          <table:table-cell office:value-type="float" office:value="39.999638" calcext:value-type="float">
            <text:p>39.999638</text:p>
          </table:table-cell>
          <table:table-cell office:value-type="float" office:value="-79.587271" calcext:value-type="float">
            <text:p>-79.587271</text:p>
          </table:table-cell>
          <table:table-cell office:value-type="float" office:value="301.6" calcext:value-type="float">
            <text:p>301.6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8-07-27T11:08:00Z</text:p>
          </table:table-cell>
          <table:table-cell office:value-type="float" office:value="39.999599" calcext:value-type="float">
            <text:p>39.999599</text:p>
          </table:table-cell>
          <table:table-cell office:value-type="float" office:value="-79.58726" calcext:value-type="float">
            <text:p>-79.58726</text:p>
          </table:table-cell>
          <table:table-cell office:value-type="float" office:value="301.7" calcext:value-type="float">
            <text:p>301.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8-07-27T11:08:02Z</text:p>
          </table:table-cell>
          <table:table-cell office:value-type="float" office:value="39.999558" calcext:value-type="float">
            <text:p>39.999558</text:p>
          </table:table-cell>
          <table:table-cell office:value-type="float" office:value="-79.587255" calcext:value-type="float">
            <text:p>-79.587255</text:p>
          </table:table-cell>
          <table:table-cell office:value-type="float" office:value="301.9" calcext:value-type="float">
            <text:p>301.9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8-07-27T11:08:04Z</text:p>
          </table:table-cell>
          <table:table-cell office:value-type="float" office:value="39.999509" calcext:value-type="float">
            <text:p>39.999509</text:p>
          </table:table-cell>
          <table:table-cell office:value-type="float" office:value="-79.587234" calcext:value-type="float">
            <text:p>-79.587234</text:p>
          </table:table-cell>
          <table:table-cell office:value-type="float" office:value="302.1" calcext:value-type="float">
            <text:p>302.1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2018-07-27T11:08:06Z</text:p>
          </table:table-cell>
          <table:table-cell office:value-type="float" office:value="39.999461" calcext:value-type="float">
            <text:p>39.999461</text:p>
          </table:table-cell>
          <table:table-cell office:value-type="float" office:value="-79.58721" calcext:value-type="float">
            <text:p>-79.58721</text:p>
          </table:table-cell>
          <table:table-cell office:value-type="float" office:value="302.3" calcext:value-type="float">
            <text:p>302.3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2018-07-27T11:08:08Z</text:p>
          </table:table-cell>
          <table:table-cell office:value-type="float" office:value="39.999413" calcext:value-type="float">
            <text:p>39.999413</text:p>
          </table:table-cell>
          <table:table-cell office:value-type="float" office:value="-79.587196" calcext:value-type="float">
            <text:p>-79.587196</text:p>
          </table:table-cell>
          <table:table-cell office:value-type="float" office:value="302.4" calcext:value-type="float">
            <text:p>302.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2018-07-27T11:08:10Z</text:p>
          </table:table-cell>
          <table:table-cell office:value-type="float" office:value="39.99937" calcext:value-type="float">
            <text:p>39.99937</text:p>
          </table:table-cell>
          <table:table-cell office:value-type="float" office:value="-79.587173" calcext:value-type="float">
            <text:p>-79.587173</text:p>
          </table:table-cell>
          <table:table-cell office:value-type="float" office:value="302.5" calcext:value-type="float">
            <text:p>302.5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2018-07-27T11:08:12Z</text:p>
          </table:table-cell>
          <table:table-cell office:value-type="float" office:value="39.999338" calcext:value-type="float">
            <text:p>39.999338</text:p>
          </table:table-cell>
          <table:table-cell office:value-type="float" office:value="-79.587144" calcext:value-type="float">
            <text:p>-79.587144</text:p>
          </table:table-cell>
          <table:table-cell office:value-type="float" office:value="302.6" calcext:value-type="float">
            <text:p>302.6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2018-07-27T11:08:14Z</text:p>
          </table:table-cell>
          <table:table-cell office:value-type="float" office:value="39.999303" calcext:value-type="float">
            <text:p>39.999303</text:p>
          </table:table-cell>
          <table:table-cell office:value-type="float" office:value="-79.587097" calcext:value-type="float">
            <text:p>-79.587097</text:p>
          </table:table-cell>
          <table:table-cell office:value-type="float" office:value="302.8" calcext:value-type="float">
            <text:p>302.8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2018-07-27T11:08:16Z</text:p>
          </table:table-cell>
          <table:table-cell office:value-type="float" office:value="39.999289" calcext:value-type="float">
            <text:p>39.999289</text:p>
          </table:table-cell>
          <table:table-cell office:value-type="float" office:value="-79.587056" calcext:value-type="float">
            <text:p>-79.587056</text:p>
          </table:table-cell>
          <table:table-cell office:value-type="float" office:value="303" calcext:value-type="float">
            <text:p>303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2018-07-27T11:08:18Z</text:p>
          </table:table-cell>
          <table:table-cell office:value-type="float" office:value="39.999284" calcext:value-type="float">
            <text:p>39.999284</text:p>
          </table:table-cell>
          <table:table-cell office:value-type="float" office:value="-79.587009" calcext:value-type="float">
            <text:p>-79.587009</text:p>
          </table:table-cell>
          <table:table-cell office:value-type="float" office:value="303.1" calcext:value-type="float">
            <text:p>303.1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2018-07-27T11:08:20Z</text:p>
          </table:table-cell>
          <table:table-cell office:value-type="float" office:value="39.999279" calcext:value-type="float">
            <text:p>39.999279</text:p>
          </table:table-cell>
          <table:table-cell office:value-type="float" office:value="-79.586966" calcext:value-type="float">
            <text:p>-79.586966</text:p>
          </table:table-cell>
          <table:table-cell office:value-type="float" office:value="303.3" calcext:value-type="float">
            <text:p>303.3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2018-07-27T11:08:22Z</text:p>
          </table:table-cell>
          <table:table-cell office:value-type="float" office:value="39.999262" calcext:value-type="float">
            <text:p>39.999262</text:p>
          </table:table-cell>
          <table:table-cell office:value-type="float" office:value="-79.58692" calcext:value-type="float">
            <text:p>-79.58692</text:p>
          </table:table-cell>
          <table:table-cell office:value-type="float" office:value="303.3" calcext:value-type="float">
            <text:p>303.3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2018-07-27T11:08:24Z</text:p>
          </table:table-cell>
          <table:table-cell office:value-type="float" office:value="39.999249" calcext:value-type="float">
            <text:p>39.999249</text:p>
          </table:table-cell>
          <table:table-cell office:value-type="float" office:value="-79.586867" calcext:value-type="float">
            <text:p>-79.586867</text:p>
          </table:table-cell>
          <table:table-cell office:value-type="float" office:value="303.5" calcext:value-type="float">
            <text:p>303.5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2018-07-27T11:08:26Z</text:p>
          </table:table-cell>
          <table:table-cell office:value-type="float" office:value="39.999247" calcext:value-type="float">
            <text:p>39.999247</text:p>
          </table:table-cell>
          <table:table-cell office:value-type="float" office:value="-79.586792" calcext:value-type="float">
            <text:p>-79.586792</text:p>
          </table:table-cell>
          <table:table-cell office:value-type="float" office:value="303.9" calcext:value-type="float">
            <text:p>303.9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2018-07-27T11:08:27Z</text:p>
          </table:table-cell>
          <table:table-cell office:value-type="float" office:value="39.999252" calcext:value-type="float">
            <text:p>39.999252</text:p>
          </table:table-cell>
          <table:table-cell office:value-type="float" office:value="-79.58675" calcext:value-type="float">
            <text:p>-79.58675</text:p>
          </table:table-cell>
          <table:table-cell office:value-type="float" office:value="304.1" calcext:value-type="float">
            <text:p>304.1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2018-07-27T11:08:28Z</text:p>
          </table:table-cell>
          <table:table-cell office:value-type="float" office:value="39.999261" calcext:value-type="float">
            <text:p>39.999261</text:p>
          </table:table-cell>
          <table:table-cell office:value-type="float" office:value="-79.586712" calcext:value-type="float">
            <text:p>-79.586712</text:p>
          </table:table-cell>
          <table:table-cell office:value-type="float" office:value="304" calcext:value-type="float">
            <text:p>304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2018-07-27T11:08:29Z</text:p>
          </table:table-cell>
          <table:table-cell office:value-type="float" office:value="39.999276" calcext:value-type="float">
            <text:p>39.999276</text:p>
          </table:table-cell>
          <table:table-cell office:value-type="float" office:value="-79.586681" calcext:value-type="float">
            <text:p>-79.586681</text:p>
          </table:table-cell>
          <table:table-cell office:value-type="float" office:value="303.8" calcext:value-type="float">
            <text:p>303.8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2018-07-27T11:08:31Z</text:p>
          </table:table-cell>
          <table:table-cell office:value-type="float" office:value="39.999317" calcext:value-type="float">
            <text:p>39.999317</text:p>
          </table:table-cell>
          <table:table-cell office:value-type="float" office:value="-79.586635" calcext:value-type="float">
            <text:p>-79.586635</text:p>
          </table:table-cell>
          <table:table-cell office:value-type="float" office:value="303.5" calcext:value-type="float">
            <text:p>303.5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2018-07-27T11:08:32Z</text:p>
          </table:table-cell>
          <table:table-cell office:value-type="float" office:value="39.999347" calcext:value-type="float">
            <text:p>39.999347</text:p>
          </table:table-cell>
          <table:table-cell office:value-type="float" office:value="-79.58662" calcext:value-type="float">
            <text:p>-79.58662</text:p>
          </table:table-cell>
          <table:table-cell office:value-type="float" office:value="303.4" calcext:value-type="float">
            <text:p>303.4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2018-07-27T11:08:33Z</text:p>
          </table:table-cell>
          <table:table-cell office:value-type="float" office:value="39.99938" calcext:value-type="float">
            <text:p>39.99938</text:p>
          </table:table-cell>
          <table:table-cell office:value-type="float" office:value="-79.58661" calcext:value-type="float">
            <text:p>-79.58661</text:p>
          </table:table-cell>
          <table:table-cell office:value-type="float" office:value="303.4" calcext:value-type="float">
            <text:p>303.4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2018-07-27T11:08:34Z</text:p>
          </table:table-cell>
          <table:table-cell office:value-type="float" office:value="39.999412" calcext:value-type="float">
            <text:p>39.999412</text:p>
          </table:table-cell>
          <table:table-cell office:value-type="float" office:value="-79.586606" calcext:value-type="float">
            <text:p>-79.586606</text:p>
          </table:table-cell>
          <table:table-cell office:value-type="float" office:value="303.3" calcext:value-type="float">
            <text:p>303.3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2018-07-27T11:08:35Z</text:p>
          </table:table-cell>
          <table:table-cell office:value-type="float" office:value="39.999442" calcext:value-type="float">
            <text:p>39.999442</text:p>
          </table:table-cell>
          <table:table-cell office:value-type="float" office:value="-79.586602" calcext:value-type="float">
            <text:p>-79.586602</text:p>
          </table:table-cell>
          <table:table-cell office:value-type="float" office:value="303.2" calcext:value-type="float">
            <text:p>303.2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2018-07-27T11:08:36Z</text:p>
          </table:table-cell>
          <table:table-cell office:value-type="float" office:value="39.999469" calcext:value-type="float">
            <text:p>39.999469</text:p>
          </table:table-cell>
          <table:table-cell office:value-type="float" office:value="-79.586599" calcext:value-type="float">
            <text:p>-79.586599</text:p>
          </table:table-cell>
          <table:table-cell office:value-type="float" office:value="303.1" calcext:value-type="float">
            <text:p>303.1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2018-07-27T11:08:37Z</text:p>
          </table:table-cell>
          <table:table-cell office:value-type="float" office:value="39.999497" calcext:value-type="float">
            <text:p>39.999497</text:p>
          </table:table-cell>
          <table:table-cell office:value-type="float" office:value="-79.586592" calcext:value-type="float">
            <text:p>-79.586592</text:p>
          </table:table-cell>
          <table:table-cell office:value-type="float" office:value="303" calcext:value-type="float">
            <text:p>303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2018-07-27T11:08:38Z</text:p>
          </table:table-cell>
          <table:table-cell office:value-type="float" office:value="39.999523" calcext:value-type="float">
            <text:p>39.999523</text:p>
          </table:table-cell>
          <table:table-cell office:value-type="float" office:value="-79.586586" calcext:value-type="float">
            <text:p>-79.586586</text:p>
          </table:table-cell>
          <table:table-cell office:value-type="float" office:value="302.9" calcext:value-type="float">
            <text:p>302.9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2018-07-27T11:08:40Z</text:p>
          </table:table-cell>
          <table:table-cell office:value-type="float" office:value="39.999574" calcext:value-type="float">
            <text:p>39.999574</text:p>
          </table:table-cell>
          <table:table-cell office:value-type="float" office:value="-79.586575" calcext:value-type="float">
            <text:p>-79.586575</text:p>
          </table:table-cell>
          <table:table-cell office:value-type="float" office:value="302.8" calcext:value-type="float">
            <text:p>302.8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2018-07-27T11:08:42Z</text:p>
          </table:table-cell>
          <table:table-cell office:value-type="float" office:value="39.999619" calcext:value-type="float">
            <text:p>39.999619</text:p>
          </table:table-cell>
          <table:table-cell office:value-type="float" office:value="-79.586558" calcext:value-type="float">
            <text:p>-79.586558</text:p>
          </table:table-cell>
          <table:table-cell office:value-type="float" office:value="302.6" calcext:value-type="float">
            <text:p>302.6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2018-07-27T11:08:44Z</text:p>
          </table:table-cell>
          <table:table-cell office:value-type="float" office:value="39.999651" calcext:value-type="float">
            <text:p>39.999651</text:p>
          </table:table-cell>
          <table:table-cell office:value-type="float" office:value="-79.586547" calcext:value-type="float">
            <text:p>-79.586547</text:p>
          </table:table-cell>
          <table:table-cell office:value-type="float" office:value="302.5" calcext:value-type="float">
            <text:p>302.5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2018-07-27T11:08:46Z</text:p>
          </table:table-cell>
          <table:table-cell office:value-type="float" office:value="39.999684" calcext:value-type="float">
            <text:p>39.999684</text:p>
          </table:table-cell>
          <table:table-cell office:value-type="float" office:value="-79.586538" calcext:value-type="float">
            <text:p>-79.586538</text:p>
          </table:table-cell>
          <table:table-cell office:value-type="float" office:value="302.4" calcext:value-type="float">
            <text:p>302.4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2018-07-27T11:08:48Z</text:p>
          </table:table-cell>
          <table:table-cell office:value-type="float" office:value="39.999715" calcext:value-type="float">
            <text:p>39.999715</text:p>
          </table:table-cell>
          <table:table-cell office:value-type="float" office:value="-79.586529" calcext:value-type="float">
            <text:p>-79.586529</text:p>
          </table:table-cell>
          <table:table-cell office:value-type="float" office:value="302.4" calcext:value-type="float">
            <text:p>302.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2018-07-27T11:08:50Z</text:p>
          </table:table-cell>
          <table:table-cell office:value-type="float" office:value="39.999745" calcext:value-type="float">
            <text:p>39.999745</text:p>
          </table:table-cell>
          <table:table-cell office:value-type="float" office:value="-79.586525" calcext:value-type="float">
            <text:p>-79.586525</text:p>
          </table:table-cell>
          <table:table-cell office:value-type="float" office:value="302.4" calcext:value-type="float">
            <text:p>302.4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2018-07-27T11:08:52Z</text:p>
          </table:table-cell>
          <table:table-cell office:value-type="float" office:value="39.99978" calcext:value-type="float">
            <text:p>39.99978</text:p>
          </table:table-cell>
          <table:table-cell office:value-type="float" office:value="-79.586529" calcext:value-type="float">
            <text:p>-79.586529</text:p>
          </table:table-cell>
          <table:table-cell office:value-type="float" office:value="302.3" calcext:value-type="float">
            <text:p>302.3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2018-07-27T11:08:54Z</text:p>
          </table:table-cell>
          <table:table-cell office:value-type="float" office:value="39.999817" calcext:value-type="float">
            <text:p>39.999817</text:p>
          </table:table-cell>
          <table:table-cell office:value-type="float" office:value="-79.586529" calcext:value-type="float">
            <text:p>-79.586529</text:p>
          </table:table-cell>
          <table:table-cell office:value-type="float" office:value="302.1" calcext:value-type="float">
            <text:p>302.1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2018-07-27T11:08:56Z</text:p>
          </table:table-cell>
          <table:table-cell office:value-type="float" office:value="39.99985" calcext:value-type="float">
            <text:p>39.99985</text:p>
          </table:table-cell>
          <table:table-cell office:value-type="float" office:value="-79.586523" calcext:value-type="float">
            <text:p>-79.586523</text:p>
          </table:table-cell>
          <table:table-cell office:value-type="float" office:value="301.9" calcext:value-type="float">
            <text:p>301.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2018-07-27T11:08:58Z</text:p>
          </table:table-cell>
          <table:table-cell office:value-type="float" office:value="39.999886" calcext:value-type="float">
            <text:p>39.999886</text:p>
          </table:table-cell>
          <table:table-cell office:value-type="float" office:value="-79.586515" calcext:value-type="float">
            <text:p>-79.586515</text:p>
          </table:table-cell>
          <table:table-cell office:value-type="float" office:value="301.8" calcext:value-type="float">
            <text:p>301.8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2018-07-27T11:09:00Z</text:p>
          </table:table-cell>
          <table:table-cell office:value-type="float" office:value="39.999917" calcext:value-type="float">
            <text:p>39.999917</text:p>
          </table:table-cell>
          <table:table-cell office:value-type="float" office:value="-79.586508" calcext:value-type="float">
            <text:p>-79.586508</text:p>
          </table:table-cell>
          <table:table-cell office:value-type="float" office:value="301.7" calcext:value-type="float">
            <text:p>301.7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2018-07-27T11:09:02Z</text:p>
          </table:table-cell>
          <table:table-cell office:value-type="float" office:value="39.999946" calcext:value-type="float">
            <text:p>39.999946</text:p>
          </table:table-cell>
          <table:table-cell office:value-type="float" office:value="-79.586502" calcext:value-type="float">
            <text:p>-79.586502</text:p>
          </table:table-cell>
          <table:table-cell office:value-type="float" office:value="301.6" calcext:value-type="float">
            <text:p>301.6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2018-07-27T11:09:04Z</text:p>
          </table:table-cell>
          <table:table-cell office:value-type="float" office:value="39.999977" calcext:value-type="float">
            <text:p>39.999977</text:p>
          </table:table-cell>
          <table:table-cell office:value-type="float" office:value="-79.586498" calcext:value-type="float">
            <text:p>-79.586498</text:p>
          </table:table-cell>
          <table:table-cell office:value-type="float" office:value="301.6" calcext:value-type="float">
            <text:p>301.6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2018-07-27T11:09:06Z</text:p>
          </table:table-cell>
          <table:table-cell office:value-type="float" office:value="40.000009" calcext:value-type="float">
            <text:p>40.000009</text:p>
          </table:table-cell>
          <table:table-cell office:value-type="float" office:value="-79.586495" calcext:value-type="float">
            <text:p>-79.586495</text:p>
          </table:table-cell>
          <table:table-cell office:value-type="float" office:value="301.5" calcext:value-type="float">
            <text:p>301.5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2018-07-27T11:09:08Z</text:p>
          </table:table-cell>
          <table:table-cell office:value-type="float" office:value="40.000042" calcext:value-type="float">
            <text:p>40.000042</text:p>
          </table:table-cell>
          <table:table-cell office:value-type="float" office:value="-79.586492" calcext:value-type="float">
            <text:p>-79.586492</text:p>
          </table:table-cell>
          <table:table-cell office:value-type="float" office:value="301.5" calcext:value-type="float">
            <text:p>301.5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8-07-27T11:09:10Z</text:p>
          </table:table-cell>
          <table:table-cell office:value-type="float" office:value="40.000078" calcext:value-type="float">
            <text:p>40.000078</text:p>
          </table:table-cell>
          <table:table-cell office:value-type="float" office:value="-79.586488" calcext:value-type="float">
            <text:p>-79.586488</text:p>
          </table:table-cell>
          <table:table-cell office:value-type="float" office:value="301.4" calcext:value-type="float">
            <text:p>301.4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018-07-27T11:09:12Z</text:p>
          </table:table-cell>
          <table:table-cell office:value-type="float" office:value="40.000106" calcext:value-type="float">
            <text:p>40.000106</text:p>
          </table:table-cell>
          <table:table-cell office:value-type="float" office:value="-79.586484" calcext:value-type="float">
            <text:p>-79.586484</text:p>
          </table:table-cell>
          <table:table-cell office:value-type="float" office:value="301.3" calcext:value-type="float">
            <text:p>301.3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8-07-27T11:09:14Z</text:p>
          </table:table-cell>
          <table:table-cell office:value-type="float" office:value="40.000134" calcext:value-type="float">
            <text:p>40.000134</text:p>
          </table:table-cell>
          <table:table-cell office:value-type="float" office:value="-79.586481" calcext:value-type="float">
            <text:p>-79.586481</text:p>
          </table:table-cell>
          <table:table-cell office:value-type="float" office:value="301.2" calcext:value-type="float">
            <text:p>301.2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27T11:09:16Z</text:p>
          </table:table-cell>
          <table:table-cell office:value-type="float" office:value="40.000173" calcext:value-type="float">
            <text:p>40.000173</text:p>
          </table:table-cell>
          <table:table-cell office:value-type="float" office:value="-79.586468" calcext:value-type="float">
            <text:p>-79.586468</text:p>
          </table:table-cell>
          <table:table-cell office:value-type="float" office:value="301.1" calcext:value-type="float">
            <text:p>301.1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27T11:09:18Z</text:p>
          </table:table-cell>
          <table:table-cell office:value-type="float" office:value="40.000214" calcext:value-type="float">
            <text:p>40.000214</text:p>
          </table:table-cell>
          <table:table-cell office:value-type="float" office:value="-79.586457" calcext:value-type="float">
            <text:p>-79.586457</text:p>
          </table:table-cell>
          <table:table-cell office:value-type="float" office:value="301" calcext:value-type="float">
            <text:p>301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27T11:09:20Z</text:p>
          </table:table-cell>
          <table:table-cell office:value-type="float" office:value="40.000254" calcext:value-type="float">
            <text:p>40.000254</text:p>
          </table:table-cell>
          <table:table-cell office:value-type="float" office:value="-79.586452" calcext:value-type="float">
            <text:p>-79.586452</text:p>
          </table:table-cell>
          <table:table-cell office:value-type="float" office:value="301" calcext:value-type="float">
            <text:p>301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27T11:09:22Z</text:p>
          </table:table-cell>
          <table:table-cell office:value-type="float" office:value="40.000283" calcext:value-type="float">
            <text:p>40.000283</text:p>
          </table:table-cell>
          <table:table-cell office:value-type="float" office:value="-79.586433" calcext:value-type="float">
            <text:p>-79.586433</text:p>
          </table:table-cell>
          <table:table-cell office:value-type="float" office:value="301" calcext:value-type="float">
            <text:p>301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27T11:09:24Z</text:p>
          </table:table-cell>
          <table:table-cell office:value-type="float" office:value="40.000317" calcext:value-type="float">
            <text:p>40.000317</text:p>
          </table:table-cell>
          <table:table-cell office:value-type="float" office:value="-79.586409" calcext:value-type="float">
            <text:p>-79.586409</text:p>
          </table:table-cell>
          <table:table-cell office:value-type="float" office:value="301.1" calcext:value-type="float">
            <text:p>301.1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7-27T11:09:26Z</text:p>
          </table:table-cell>
          <table:table-cell office:value-type="float" office:value="40.000355" calcext:value-type="float">
            <text:p>40.000355</text:p>
          </table:table-cell>
          <table:table-cell office:value-type="float" office:value="-79.586392" calcext:value-type="float">
            <text:p>-79.586392</text:p>
          </table:table-cell>
          <table:table-cell office:value-type="float" office:value="301.1" calcext:value-type="float">
            <text:p>301.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27T11:09:28Z</text:p>
          </table:table-cell>
          <table:table-cell office:value-type="float" office:value="40.000381" calcext:value-type="float">
            <text:p>40.000381</text:p>
          </table:table-cell>
          <table:table-cell office:value-type="float" office:value="-79.58637" calcext:value-type="float">
            <text:p>-79.58637</text:p>
          </table:table-cell>
          <table:table-cell office:value-type="float" office:value="301.2" calcext:value-type="float">
            <text:p>301.2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8-07-27T11:09:31Z</text:p>
          </table:table-cell>
          <table:table-cell office:value-type="float" office:value="40.000404" calcext:value-type="float">
            <text:p>40.000404</text:p>
          </table:table-cell>
          <table:table-cell office:value-type="float" office:value="-79.586335" calcext:value-type="float">
            <text:p>-79.586335</text:p>
          </table:table-cell>
          <table:table-cell office:value-type="float" office:value="301.1" calcext:value-type="float">
            <text:p>301.1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8-07-27T11:09:34Z</text:p>
          </table:table-cell>
          <table:table-cell office:value-type="float" office:value="40.000434" calcext:value-type="float">
            <text:p>40.000434</text:p>
          </table:table-cell>
          <table:table-cell office:value-type="float" office:value="-79.586315" calcext:value-type="float">
            <text:p>-79.586315</text:p>
          </table:table-cell>
          <table:table-cell office:value-type="float" office:value="301.1" calcext:value-type="float">
            <text:p>301.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27T11:09:36Z</text:p>
          </table:table-cell>
          <table:table-cell office:value-type="float" office:value="40.000474" calcext:value-type="float">
            <text:p>40.000474</text:p>
          </table:table-cell>
          <table:table-cell office:value-type="float" office:value="-79.586309" calcext:value-type="float">
            <text:p>-79.586309</text:p>
          </table:table-cell>
          <table:table-cell office:value-type="float" office:value="301" calcext:value-type="float">
            <text:p>301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27T11:09:38Z</text:p>
          </table:table-cell>
          <table:table-cell office:value-type="float" office:value="40.000512" calcext:value-type="float">
            <text:p>40.000512</text:p>
          </table:table-cell>
          <table:table-cell office:value-type="float" office:value="-79.586318" calcext:value-type="float">
            <text:p>-79.586318</text:p>
          </table:table-cell>
          <table:table-cell office:value-type="float" office:value="300.9" calcext:value-type="float">
            <text:p>300.9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27T11:09:41Z</text:p>
          </table:table-cell>
          <table:table-cell office:value-type="float" office:value="40.000547" calcext:value-type="float">
            <text:p>40.000547</text:p>
          </table:table-cell>
          <table:table-cell office:value-type="float" office:value="-79.586332" calcext:value-type="float">
            <text:p>-79.586332</text:p>
          </table:table-cell>
          <table:table-cell office:value-type="float" office:value="300.7" calcext:value-type="float">
            <text:p>300.7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8-07-27T11:09:45Z</text:p>
          </table:table-cell>
          <table:table-cell office:value-type="float" office:value="40.000583" calcext:value-type="float">
            <text:p>40.000583</text:p>
          </table:table-cell>
          <table:table-cell office:value-type="float" office:value="-79.586334" calcext:value-type="float">
            <text:p>-79.586334</text:p>
          </table:table-cell>
          <table:table-cell office:value-type="float" office:value="300.6" calcext:value-type="float">
            <text:p>300.6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7T11:09:48Z</text:p>
          </table:table-cell>
          <table:table-cell office:value-type="float" office:value="40.000618" calcext:value-type="float">
            <text:p>40.000618</text:p>
          </table:table-cell>
          <table:table-cell office:value-type="float" office:value="-79.586327" calcext:value-type="float">
            <text:p>-79.586327</text:p>
          </table:table-cell>
          <table:table-cell office:value-type="float" office:value="300.6" calcext:value-type="float">
            <text:p>300.6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7-27T11:09:50Z</text:p>
          </table:table-cell>
          <table:table-cell office:value-type="float" office:value="40.00065" calcext:value-type="float">
            <text:p>40.00065</text:p>
          </table:table-cell>
          <table:table-cell office:value-type="float" office:value="-79.586314" calcext:value-type="float">
            <text:p>-79.586314</text:p>
          </table:table-cell>
          <table:table-cell office:value-type="float" office:value="300.6" calcext:value-type="float">
            <text:p>300.6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8-07-27T11:09:52Z</text:p>
          </table:table-cell>
          <table:table-cell office:value-type="float" office:value="40.000674" calcext:value-type="float">
            <text:p>40.000674</text:p>
          </table:table-cell>
          <table:table-cell office:value-type="float" office:value="-79.586297" calcext:value-type="float">
            <text:p>-79.586297</text:p>
          </table:table-cell>
          <table:table-cell office:value-type="float" office:value="300.5" calcext:value-type="float">
            <text:p>300.5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8-07-27T11:09:54Z</text:p>
          </table:table-cell>
          <table:table-cell office:value-type="float" office:value="40.000705" calcext:value-type="float">
            <text:p>40.000705</text:p>
          </table:table-cell>
          <table:table-cell office:value-type="float" office:value="-79.586288" calcext:value-type="float">
            <text:p>-79.586288</text:p>
          </table:table-cell>
          <table:table-cell office:value-type="float" office:value="300.5" calcext:value-type="float">
            <text:p>300.5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8-07-27T11:09:56Z</text:p>
          </table:table-cell>
          <table:table-cell office:value-type="float" office:value="40.000733" calcext:value-type="float">
            <text:p>40.000733</text:p>
          </table:table-cell>
          <table:table-cell office:value-type="float" office:value="-79.586278" calcext:value-type="float">
            <text:p>-79.586278</text:p>
          </table:table-cell>
          <table:table-cell office:value-type="float" office:value="300.5" calcext:value-type="float">
            <text:p>300.5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7-27T11:09:58Z</text:p>
          </table:table-cell>
          <table:table-cell office:value-type="float" office:value="40.000762" calcext:value-type="float">
            <text:p>40.000762</text:p>
          </table:table-cell>
          <table:table-cell office:value-type="float" office:value="-79.586261" calcext:value-type="float">
            <text:p>-79.586261</text:p>
          </table:table-cell>
          <table:table-cell office:value-type="float" office:value="300.4" calcext:value-type="float">
            <text:p>300.4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7-27T11:10:00Z</text:p>
          </table:table-cell>
          <table:table-cell office:value-type="float" office:value="40.000793" calcext:value-type="float">
            <text:p>40.000793</text:p>
          </table:table-cell>
          <table:table-cell office:value-type="float" office:value="-79.586259" calcext:value-type="float">
            <text:p>-79.586259</text:p>
          </table:table-cell>
          <table:table-cell office:value-type="float" office:value="300.4" calcext:value-type="float">
            <text:p>300.4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7-27T11:10:02Z</text:p>
          </table:table-cell>
          <table:table-cell office:value-type="float" office:value="40.000835" calcext:value-type="float">
            <text:p>40.000835</text:p>
          </table:table-cell>
          <table:table-cell office:value-type="float" office:value="-79.586266" calcext:value-type="float">
            <text:p>-79.586266</text:p>
          </table:table-cell>
          <table:table-cell office:value-type="float" office:value="300.3" calcext:value-type="float">
            <text:p>300.3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8-07-27T11:10:04Z</text:p>
          </table:table-cell>
          <table:table-cell office:value-type="float" office:value="40.000881" calcext:value-type="float">
            <text:p>40.000881</text:p>
          </table:table-cell>
          <table:table-cell office:value-type="float" office:value="-79.586263" calcext:value-type="float">
            <text:p>-79.586263</text:p>
          </table:table-cell>
          <table:table-cell office:value-type="float" office:value="300.3" calcext:value-type="float">
            <text:p>300.3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8-07-27T11:10:06Z</text:p>
          </table:table-cell>
          <table:table-cell office:value-type="float" office:value="40.000919" calcext:value-type="float">
            <text:p>40.000919</text:p>
          </table:table-cell>
          <table:table-cell office:value-type="float" office:value="-79.586253" calcext:value-type="float">
            <text:p>-79.586253</text:p>
          </table:table-cell>
          <table:table-cell office:value-type="float" office:value="300.3" calcext:value-type="float">
            <text:p>300.3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2018-07-27T11:10:08Z</text:p>
          </table:table-cell>
          <table:table-cell office:value-type="float" office:value="40.00095" calcext:value-type="float">
            <text:p>40.00095</text:p>
          </table:table-cell>
          <table:table-cell office:value-type="float" office:value="-79.586242" calcext:value-type="float">
            <text:p>-79.586242</text:p>
          </table:table-cell>
          <table:table-cell office:value-type="float" office:value="300.3" calcext:value-type="float">
            <text:p>300.3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2018-07-27T11:10:10Z</text:p>
          </table:table-cell>
          <table:table-cell office:value-type="float" office:value="40.000985" calcext:value-type="float">
            <text:p>40.000985</text:p>
          </table:table-cell>
          <table:table-cell office:value-type="float" office:value="-79.586232" calcext:value-type="float">
            <text:p>-79.586232</text:p>
          </table:table-cell>
          <table:table-cell office:value-type="float" office:value="300.3" calcext:value-type="float">
            <text:p>300.3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2018-07-27T11:10:12Z</text:p>
          </table:table-cell>
          <table:table-cell office:value-type="float" office:value="40.001018" calcext:value-type="float">
            <text:p>40.001018</text:p>
          </table:table-cell>
          <table:table-cell office:value-type="float" office:value="-79.58622" calcext:value-type="float">
            <text:p>-79.58622</text:p>
          </table:table-cell>
          <table:table-cell office:value-type="float" office:value="300.3" calcext:value-type="float">
            <text:p>300.3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2018-07-27T11:10:14Z</text:p>
          </table:table-cell>
          <table:table-cell office:value-type="float" office:value="40.001052" calcext:value-type="float">
            <text:p>40.001052</text:p>
          </table:table-cell>
          <table:table-cell office:value-type="float" office:value="-79.586207" calcext:value-type="float">
            <text:p>-79.586207</text:p>
          </table:table-cell>
          <table:table-cell office:value-type="float" office:value="300.3" calcext:value-type="float">
            <text:p>300.3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8-07-27T11:10:16Z</text:p>
          </table:table-cell>
          <table:table-cell office:value-type="float" office:value="40.00109" calcext:value-type="float">
            <text:p>40.00109</text:p>
          </table:table-cell>
          <table:table-cell office:value-type="float" office:value="-79.586201" calcext:value-type="float">
            <text:p>-79.586201</text:p>
          </table:table-cell>
          <table:table-cell office:value-type="float" office:value="300.3" calcext:value-type="float">
            <text:p>300.3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7-27T11:10:18Z</text:p>
          </table:table-cell>
          <table:table-cell office:value-type="float" office:value="40.001136" calcext:value-type="float">
            <text:p>40.001136</text:p>
          </table:table-cell>
          <table:table-cell office:value-type="float" office:value="-79.586213" calcext:value-type="float">
            <text:p>-79.586213</text:p>
          </table:table-cell>
          <table:table-cell office:value-type="float" office:value="300.3" calcext:value-type="float">
            <text:p>300.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8-07-27T11:10:20Z</text:p>
          </table:table-cell>
          <table:table-cell office:value-type="float" office:value="40.001177" calcext:value-type="float">
            <text:p>40.001177</text:p>
          </table:table-cell>
          <table:table-cell office:value-type="float" office:value="-79.586207" calcext:value-type="float">
            <text:p>-79.586207</text:p>
          </table:table-cell>
          <table:table-cell office:value-type="float" office:value="300.5" calcext:value-type="float">
            <text:p>300.5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8-07-27T11:10:22Z</text:p>
          </table:table-cell>
          <table:table-cell office:value-type="float" office:value="40.001216" calcext:value-type="float">
            <text:p>40.001216</text:p>
          </table:table-cell>
          <table:table-cell office:value-type="float" office:value="-79.586184" calcext:value-type="float">
            <text:p>-79.586184</text:p>
          </table:table-cell>
          <table:table-cell office:value-type="float" office:value="300.5" calcext:value-type="float">
            <text:p>300.5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27T11:10:24Z</text:p>
          </table:table-cell>
          <table:table-cell office:value-type="float" office:value="40.001251" calcext:value-type="float">
            <text:p>40.001251</text:p>
          </table:table-cell>
          <table:table-cell office:value-type="float" office:value="-79.586171" calcext:value-type="float">
            <text:p>-79.586171</text:p>
          </table:table-cell>
          <table:table-cell office:value-type="float" office:value="300.5" calcext:value-type="float">
            <text:p>300.5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7T11:10:26Z</text:p>
          </table:table-cell>
          <table:table-cell office:value-type="float" office:value="40.001299" calcext:value-type="float">
            <text:p>40.001299</text:p>
          </table:table-cell>
          <table:table-cell office:value-type="float" office:value="-79.586146" calcext:value-type="float">
            <text:p>-79.586146</text:p>
          </table:table-cell>
          <table:table-cell office:value-type="float" office:value="300.4" calcext:value-type="float">
            <text:p>300.4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27T11:10:28Z</text:p>
          </table:table-cell>
          <table:table-cell office:value-type="float" office:value="40.001338" calcext:value-type="float">
            <text:p>40.001338</text:p>
          </table:table-cell>
          <table:table-cell office:value-type="float" office:value="-79.586117" calcext:value-type="float">
            <text:p>-79.586117</text:p>
          </table:table-cell>
          <table:table-cell office:value-type="float" office:value="300.3" calcext:value-type="float">
            <text:p>300.3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7-27T11:10:29Z</text:p>
          </table:table-cell>
          <table:table-cell office:value-type="float" office:value="40.001364" calcext:value-type="float">
            <text:p>40.001364</text:p>
          </table:table-cell>
          <table:table-cell office:value-type="float" office:value="-79.586107" calcext:value-type="float">
            <text:p>-79.586107</text:p>
          </table:table-cell>
          <table:table-cell office:value-type="float" office:value="300.3" calcext:value-type="float">
            <text:p>300.3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7-27T11:10:30Z</text:p>
          </table:table-cell>
          <table:table-cell office:value-type="float" office:value="40.001391" calcext:value-type="float">
            <text:p>40.001391</text:p>
          </table:table-cell>
          <table:table-cell office:value-type="float" office:value="-79.586104" calcext:value-type="float">
            <text:p>-79.586104</text:p>
          </table:table-cell>
          <table:table-cell office:value-type="float" office:value="300.4" calcext:value-type="float">
            <text:p>300.4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27T11:10:32Z</text:p>
          </table:table-cell>
          <table:table-cell office:value-type="float" office:value="40.001444" calcext:value-type="float">
            <text:p>40.001444</text:p>
          </table:table-cell>
          <table:table-cell office:value-type="float" office:value="-79.586102" calcext:value-type="float">
            <text:p>-79.586102</text:p>
          </table:table-cell>
          <table:table-cell office:value-type="float" office:value="300.5" calcext:value-type="float">
            <text:p>300.5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27T11:10:33Z</text:p>
          </table:table-cell>
          <table:table-cell office:value-type="float" office:value="40.001472" calcext:value-type="float">
            <text:p>40.001472</text:p>
          </table:table-cell>
          <table:table-cell office:value-type="float" office:value="-79.586098" calcext:value-type="float">
            <text:p>-79.586098</text:p>
          </table:table-cell>
          <table:table-cell office:value-type="float" office:value="300.6" calcext:value-type="float">
            <text:p>300.6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27T11:10:35Z</text:p>
          </table:table-cell>
          <table:table-cell office:value-type="float" office:value="40.001506" calcext:value-type="float">
            <text:p>40.001506</text:p>
          </table:table-cell>
          <table:table-cell office:value-type="float" office:value="-79.586085" calcext:value-type="float">
            <text:p>-79.586085</text:p>
          </table:table-cell>
          <table:table-cell office:value-type="float" office:value="300.5" calcext:value-type="float">
            <text:p>300.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8-07-27T11:10:38Z</text:p>
          </table:table-cell>
          <table:table-cell office:value-type="float" office:value="40.001544" calcext:value-type="float">
            <text:p>40.001544</text:p>
          </table:table-cell>
          <table:table-cell office:value-type="float" office:value="-79.586068" calcext:value-type="float">
            <text:p>-79.586068</text:p>
          </table:table-cell>
          <table:table-cell office:value-type="float" office:value="300.5" calcext:value-type="float">
            <text:p>300.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8-07-27T11:10:40Z</text:p>
          </table:table-cell>
          <table:table-cell office:value-type="float" office:value="40.001569" calcext:value-type="float">
            <text:p>40.001569</text:p>
          </table:table-cell>
          <table:table-cell office:value-type="float" office:value="-79.586052" calcext:value-type="float">
            <text:p>-79.586052</text:p>
          </table:table-cell>
          <table:table-cell office:value-type="float" office:value="300.5" calcext:value-type="float">
            <text:p>300.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8-07-27T11:10:43Z</text:p>
          </table:table-cell>
          <table:table-cell office:value-type="float" office:value="40.001604" calcext:value-type="float">
            <text:p>40.001604</text:p>
          </table:table-cell>
          <table:table-cell office:value-type="float" office:value="-79.586029" calcext:value-type="float">
            <text:p>-79.586029</text:p>
          </table:table-cell>
          <table:table-cell office:value-type="float" office:value="300.4" calcext:value-type="float">
            <text:p>300.4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27T11:10:45Z</text:p>
          </table:table-cell>
          <table:table-cell office:value-type="float" office:value="40.001645" calcext:value-type="float">
            <text:p>40.001645</text:p>
          </table:table-cell>
          <table:table-cell office:value-type="float" office:value="-79.586024" calcext:value-type="float">
            <text:p>-79.586024</text:p>
          </table:table-cell>
          <table:table-cell office:value-type="float" office:value="300.3" calcext:value-type="float">
            <text:p>300.3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7-27T11:10:47Z</text:p>
          </table:table-cell>
          <table:table-cell office:value-type="float" office:value="40.001692" calcext:value-type="float">
            <text:p>40.001692</text:p>
          </table:table-cell>
          <table:table-cell office:value-type="float" office:value="-79.586015" calcext:value-type="float">
            <text:p>-79.586015</text:p>
          </table:table-cell>
          <table:table-cell office:value-type="float" office:value="300.4" calcext:value-type="float">
            <text:p>300.4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7-27T11:10:49Z</text:p>
          </table:table-cell>
          <table:table-cell office:value-type="float" office:value="40.001731" calcext:value-type="float">
            <text:p>40.001731</text:p>
          </table:table-cell>
          <table:table-cell office:value-type="float" office:value="-79.586004" calcext:value-type="float">
            <text:p>-79.586004</text:p>
          </table:table-cell>
          <table:table-cell office:value-type="float" office:value="300.4" calcext:value-type="float">
            <text:p>300.4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27T11:10:51Z</text:p>
          </table:table-cell>
          <table:table-cell office:value-type="float" office:value="40.00177" calcext:value-type="float">
            <text:p>40.00177</text:p>
          </table:table-cell>
          <table:table-cell office:value-type="float" office:value="-79.585992" calcext:value-type="float">
            <text:p>-79.585992</text:p>
          </table:table-cell>
          <table:table-cell office:value-type="float" office:value="300.4" calcext:value-type="float">
            <text:p>300.4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27T11:10:53Z</text:p>
          </table:table-cell>
          <table:table-cell office:value-type="float" office:value="40.001803" calcext:value-type="float">
            <text:p>40.001803</text:p>
          </table:table-cell>
          <table:table-cell office:value-type="float" office:value="-79.585991" calcext:value-type="float">
            <text:p>-79.585991</text:p>
          </table:table-cell>
          <table:table-cell office:value-type="float" office:value="300.4" calcext:value-type="float">
            <text:p>300.4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27T11:10:55Z</text:p>
          </table:table-cell>
          <table:table-cell office:value-type="float" office:value="40.00184" calcext:value-type="float">
            <text:p>40.00184</text:p>
          </table:table-cell>
          <table:table-cell office:value-type="float" office:value="-79.586034" calcext:value-type="float">
            <text:p>-79.586034</text:p>
          </table:table-cell>
          <table:table-cell office:value-type="float" office:value="300.3" calcext:value-type="float">
            <text:p>300.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27T11:10:56Z</text:p>
          </table:table-cell>
          <table:table-cell office:value-type="float" office:value="40.001851" calcext:value-type="float">
            <text:p>40.001851</text:p>
          </table:table-cell>
          <table:table-cell office:value-type="float" office:value="-79.58607" calcext:value-type="float">
            <text:p>-79.58607</text:p>
          </table:table-cell>
          <table:table-cell office:value-type="float" office:value="300.2" calcext:value-type="float">
            <text:p>300.2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27T11:10:57Z</text:p>
          </table:table-cell>
          <table:table-cell office:value-type="float" office:value="40.001854" calcext:value-type="float">
            <text:p>40.001854</text:p>
          </table:table-cell>
          <table:table-cell office:value-type="float" office:value="-79.586107" calcext:value-type="float">
            <text:p>-79.586107</text:p>
          </table:table-cell>
          <table:table-cell office:value-type="float" office:value="300.1" calcext:value-type="float">
            <text:p>300.1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8-07-27T11:10:59Z</text:p>
          </table:table-cell>
          <table:table-cell office:value-type="float" office:value="40.00186" calcext:value-type="float">
            <text:p>40.00186</text:p>
          </table:table-cell>
          <table:table-cell office:value-type="float" office:value="-79.586162" calcext:value-type="float">
            <text:p>-79.586162</text:p>
          </table:table-cell>
          <table:table-cell office:value-type="float" office:value="300" calcext:value-type="float">
            <text:p>300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8-07-27T11:11:01Z</text:p>
          </table:table-cell>
          <table:table-cell office:value-type="float" office:value="40.00187" calcext:value-type="float">
            <text:p>40.00187</text:p>
          </table:table-cell>
          <table:table-cell office:value-type="float" office:value="-79.586218" calcext:value-type="float">
            <text:p>-79.586218</text:p>
          </table:table-cell>
          <table:table-cell office:value-type="float" office:value="299.9" calcext:value-type="float">
            <text:p>299.9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8-07-27T11:11:03Z</text:p>
          </table:table-cell>
          <table:table-cell office:value-type="float" office:value="40.001874" calcext:value-type="float">
            <text:p>40.001874</text:p>
          </table:table-cell>
          <table:table-cell office:value-type="float" office:value="-79.586275" calcext:value-type="float">
            <text:p>-79.586275</text:p>
          </table:table-cell>
          <table:table-cell office:value-type="float" office:value="299.7" calcext:value-type="float">
            <text:p>299.7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27T11:11:05Z</text:p>
          </table:table-cell>
          <table:table-cell office:value-type="float" office:value="40.001876" calcext:value-type="float">
            <text:p>40.001876</text:p>
          </table:table-cell>
          <table:table-cell office:value-type="float" office:value="-79.586328" calcext:value-type="float">
            <text:p>-79.586328</text:p>
          </table:table-cell>
          <table:table-cell office:value-type="float" office:value="299.6" calcext:value-type="float">
            <text:p>299.6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27T11:11:07Z</text:p>
          </table:table-cell>
          <table:table-cell office:value-type="float" office:value="40.001874" calcext:value-type="float">
            <text:p>40.001874</text:p>
          </table:table-cell>
          <table:table-cell office:value-type="float" office:value="-79.586374" calcext:value-type="float">
            <text:p>-79.586374</text:p>
          </table:table-cell>
          <table:table-cell office:value-type="float" office:value="299.5" calcext:value-type="float">
            <text:p>299.5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7-27T11:11:09Z</text:p>
          </table:table-cell>
          <table:table-cell office:value-type="float" office:value="40.001871" calcext:value-type="float">
            <text:p>40.001871</text:p>
          </table:table-cell>
          <table:table-cell office:value-type="float" office:value="-79.586424" calcext:value-type="float">
            <text:p>-79.586424</text:p>
          </table:table-cell>
          <table:table-cell office:value-type="float" office:value="299.4" calcext:value-type="float">
            <text:p>299.4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27T11:11:11Z</text:p>
          </table:table-cell>
          <table:table-cell office:value-type="float" office:value="40.001867" calcext:value-type="float">
            <text:p>40.001867</text:p>
          </table:table-cell>
          <table:table-cell office:value-type="float" office:value="-79.586475" calcext:value-type="float">
            <text:p>-79.586475</text:p>
          </table:table-cell>
          <table:table-cell office:value-type="float" office:value="299.3" calcext:value-type="float">
            <text:p>299.3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27T11:11:13Z</text:p>
          </table:table-cell>
          <table:table-cell office:value-type="float" office:value="40.001869" calcext:value-type="float">
            <text:p>40.001869</text:p>
          </table:table-cell>
          <table:table-cell office:value-type="float" office:value="-79.586533" calcext:value-type="float">
            <text:p>-79.586533</text:p>
          </table:table-cell>
          <table:table-cell office:value-type="float" office:value="299.3" calcext:value-type="float">
            <text:p>299.3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7-27T11:11:15Z</text:p>
          </table:table-cell>
          <table:table-cell office:value-type="float" office:value="40.001874" calcext:value-type="float">
            <text:p>40.001874</text:p>
          </table:table-cell>
          <table:table-cell office:value-type="float" office:value="-79.5866" calcext:value-type="float">
            <text:p>-79.5866</text:p>
          </table:table-cell>
          <table:table-cell office:value-type="float" office:value="299.1" calcext:value-type="float">
            <text:p>299.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27T11:11:17Z</text:p>
          </table:table-cell>
          <table:table-cell office:value-type="float" office:value="40.001875" calcext:value-type="float">
            <text:p>40.001875</text:p>
          </table:table-cell>
          <table:table-cell office:value-type="float" office:value="-79.586666" calcext:value-type="float">
            <text:p>-79.586666</text:p>
          </table:table-cell>
          <table:table-cell office:value-type="float" office:value="298.9" calcext:value-type="float">
            <text:p>298.9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27T11:11:19Z</text:p>
          </table:table-cell>
          <table:table-cell office:value-type="float" office:value="40.001884" calcext:value-type="float">
            <text:p>40.001884</text:p>
          </table:table-cell>
          <table:table-cell office:value-type="float" office:value="-79.586731" calcext:value-type="float">
            <text:p>-79.586731</text:p>
          </table:table-cell>
          <table:table-cell office:value-type="float" office:value="298.8" calcext:value-type="float">
            <text:p>298.8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8-07-27T11:11:21Z</text:p>
          </table:table-cell>
          <table:table-cell office:value-type="float" office:value="40.001896" calcext:value-type="float">
            <text:p>40.001896</text:p>
          </table:table-cell>
          <table:table-cell office:value-type="float" office:value="-79.586789" calcext:value-type="float">
            <text:p>-79.586789</text:p>
          </table:table-cell>
          <table:table-cell office:value-type="float" office:value="298.6" calcext:value-type="float">
            <text:p>298.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8-07-27T11:11:23Z</text:p>
          </table:table-cell>
          <table:table-cell office:value-type="float" office:value="40.001912" calcext:value-type="float">
            <text:p>40.001912</text:p>
          </table:table-cell>
          <table:table-cell office:value-type="float" office:value="-79.586838" calcext:value-type="float">
            <text:p>-79.586838</text:p>
          </table:table-cell>
          <table:table-cell office:value-type="float" office:value="298.5" calcext:value-type="float">
            <text:p>298.5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018-07-27T11:11:25Z</text:p>
          </table:table-cell>
          <table:table-cell office:value-type="float" office:value="40.001917" calcext:value-type="float">
            <text:p>40.001917</text:p>
          </table:table-cell>
          <table:table-cell office:value-type="float" office:value="-79.586898" calcext:value-type="float">
            <text:p>-79.586898</text:p>
          </table:table-cell>
          <table:table-cell office:value-type="float" office:value="298.4" calcext:value-type="float">
            <text:p>298.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8-07-27T11:11:27Z</text:p>
          </table:table-cell>
          <table:table-cell office:value-type="float" office:value="40.001877" calcext:value-type="float">
            <text:p>40.001877</text:p>
          </table:table-cell>
          <table:table-cell office:value-type="float" office:value="-79.58695" calcext:value-type="float">
            <text:p>-79.58695</text:p>
          </table:table-cell>
          <table:table-cell office:value-type="float" office:value="298.3" calcext:value-type="float">
            <text:p>298.3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8-07-27T11:11:28Z</text:p>
          </table:table-cell>
          <table:table-cell office:value-type="float" office:value="40.00185" calcext:value-type="float">
            <text:p>40.00185</text:p>
          </table:table-cell>
          <table:table-cell office:value-type="float" office:value="-79.586968" calcext:value-type="float">
            <text:p>-79.586968</text:p>
          </table:table-cell>
          <table:table-cell office:value-type="float" office:value="298.4" calcext:value-type="float">
            <text:p>298.4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2018-07-27T11:11:29Z</text:p>
          </table:table-cell>
          <table:table-cell office:value-type="float" office:value="40.001824" calcext:value-type="float">
            <text:p>40.001824</text:p>
          </table:table-cell>
          <table:table-cell office:value-type="float" office:value="-79.58698" calcext:value-type="float">
            <text:p>-79.58698</text:p>
          </table:table-cell>
          <table:table-cell office:value-type="float" office:value="298.4" calcext:value-type="float">
            <text:p>298.4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2018-07-27T11:11:31Z</text:p>
          </table:table-cell>
          <table:table-cell office:value-type="float" office:value="40.001771" calcext:value-type="float">
            <text:p>40.001771</text:p>
          </table:table-cell>
          <table:table-cell office:value-type="float" office:value="-79.586995" calcext:value-type="float">
            <text:p>-79.586995</text:p>
          </table:table-cell>
          <table:table-cell office:value-type="float" office:value="298.5" calcext:value-type="float">
            <text:p>298.5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2018-07-27T11:11:33Z</text:p>
          </table:table-cell>
          <table:table-cell office:value-type="float" office:value="40.001733" calcext:value-type="float">
            <text:p>40.001733</text:p>
          </table:table-cell>
          <table:table-cell office:value-type="float" office:value="-79.587" calcext:value-type="float">
            <text:p>-79.587</text:p>
          </table:table-cell>
          <table:table-cell office:value-type="float" office:value="298.5" calcext:value-type="float">
            <text:p>298.5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8-07-27T11:11:35Z</text:p>
          </table:table-cell>
          <table:table-cell office:value-type="float" office:value="40.001696" calcext:value-type="float">
            <text:p>40.001696</text:p>
          </table:table-cell>
          <table:table-cell office:value-type="float" office:value="-79.587007" calcext:value-type="float">
            <text:p>-79.587007</text:p>
          </table:table-cell>
          <table:table-cell office:value-type="float" office:value="298.5" calcext:value-type="float">
            <text:p>298.5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018-07-27T11:11:37Z</text:p>
          </table:table-cell>
          <table:table-cell office:value-type="float" office:value="40.001662" calcext:value-type="float">
            <text:p>40.001662</text:p>
          </table:table-cell>
          <table:table-cell office:value-type="float" office:value="-79.587007" calcext:value-type="float">
            <text:p>-79.587007</text:p>
          </table:table-cell>
          <table:table-cell office:value-type="float" office:value="298.4" calcext:value-type="float">
            <text:p>298.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8-07-27T11:11:39Z</text:p>
          </table:table-cell>
          <table:table-cell office:value-type="float" office:value="40.001626" calcext:value-type="float">
            <text:p>40.001626</text:p>
          </table:table-cell>
          <table:table-cell office:value-type="float" office:value="-79.587003" calcext:value-type="float">
            <text:p>-79.587003</text:p>
          </table:table-cell>
          <table:table-cell office:value-type="float" office:value="298.2" calcext:value-type="float">
            <text:p>298.2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8-07-27T11:11:41Z</text:p>
          </table:table-cell>
          <table:table-cell office:value-type="float" office:value="40.001593" calcext:value-type="float">
            <text:p>40.001593</text:p>
          </table:table-cell>
          <table:table-cell office:value-type="float" office:value="-79.587" calcext:value-type="float">
            <text:p>-79.587</text:p>
          </table:table-cell>
          <table:table-cell office:value-type="float" office:value="298.2" calcext:value-type="float">
            <text:p>298.2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27T11:11:43Z</text:p>
          </table:table-cell>
          <table:table-cell office:value-type="float" office:value="40.001555" calcext:value-type="float">
            <text:p>40.001555</text:p>
          </table:table-cell>
          <table:table-cell office:value-type="float" office:value="-79.586999" calcext:value-type="float">
            <text:p>-79.586999</text:p>
          </table:table-cell>
          <table:table-cell office:value-type="float" office:value="298.1" calcext:value-type="float">
            <text:p>298.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27T11:11:45Z</text:p>
          </table:table-cell>
          <table:table-cell office:value-type="float" office:value="40.001519" calcext:value-type="float">
            <text:p>40.001519</text:p>
          </table:table-cell>
          <table:table-cell office:value-type="float" office:value="-79.587009" calcext:value-type="float">
            <text:p>-79.587009</text:p>
          </table:table-cell>
          <table:table-cell office:value-type="float" office:value="298" calcext:value-type="float">
            <text:p>298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7-27T11:11:47Z</text:p>
          </table:table-cell>
          <table:table-cell office:value-type="float" office:value="40.001482" calcext:value-type="float">
            <text:p>40.001482</text:p>
          </table:table-cell>
          <table:table-cell office:value-type="float" office:value="-79.587034" calcext:value-type="float">
            <text:p>-79.587034</text:p>
          </table:table-cell>
          <table:table-cell office:value-type="float" office:value="297.9" calcext:value-type="float">
            <text:p>297.9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27T11:11:50Z</text:p>
          </table:table-cell>
          <table:table-cell office:value-type="float" office:value="40.001462" calcext:value-type="float">
            <text:p>40.001462</text:p>
          </table:table-cell>
          <table:table-cell office:value-type="float" office:value="-79.587069" calcext:value-type="float">
            <text:p>-79.587069</text:p>
          </table:table-cell>
          <table:table-cell office:value-type="float" office:value="298" calcext:value-type="float">
            <text:p>298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27T11:11:53Z</text:p>
          </table:table-cell>
          <table:table-cell office:value-type="float" office:value="40.001459" calcext:value-type="float">
            <text:p>40.001459</text:p>
          </table:table-cell>
          <table:table-cell office:value-type="float" office:value="-79.587111" calcext:value-type="float">
            <text:p>-79.587111</text:p>
          </table:table-cell>
          <table:table-cell office:value-type="float" office:value="298" calcext:value-type="float">
            <text:p>298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7-27T11:11:56Z</text:p>
          </table:table-cell>
          <table:table-cell office:value-type="float" office:value="40.001426" calcext:value-type="float">
            <text:p>40.001426</text:p>
          </table:table-cell>
          <table:table-cell office:value-type="float" office:value="-79.587134" calcext:value-type="float">
            <text:p>-79.587134</text:p>
          </table:table-cell>
          <table:table-cell office:value-type="float" office:value="298.1" calcext:value-type="float">
            <text:p>298.1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27T11:11:58Z</text:p>
          </table:table-cell>
          <table:table-cell office:value-type="float" office:value="40.001392" calcext:value-type="float">
            <text:p>40.001392</text:p>
          </table:table-cell>
          <table:table-cell office:value-type="float" office:value="-79.587126" calcext:value-type="float">
            <text:p>-79.587126</text:p>
          </table:table-cell>
          <table:table-cell office:value-type="float" office:value="298.1" calcext:value-type="float">
            <text:p>298.1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27T11:12:00Z</text:p>
          </table:table-cell>
          <table:table-cell office:value-type="float" office:value="40.001355" calcext:value-type="float">
            <text:p>40.001355</text:p>
          </table:table-cell>
          <table:table-cell office:value-type="float" office:value="-79.587119" calcext:value-type="float">
            <text:p>-79.587119</text:p>
          </table:table-cell>
          <table:table-cell office:value-type="float" office:value="298.2" calcext:value-type="float">
            <text:p>298.2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7T11:12:02Z</text:p>
          </table:table-cell>
          <table:table-cell office:value-type="float" office:value="40.001328" calcext:value-type="float">
            <text:p>40.001328</text:p>
          </table:table-cell>
          <table:table-cell office:value-type="float" office:value="-79.587126" calcext:value-type="float">
            <text:p>-79.587126</text:p>
          </table:table-cell>
          <table:table-cell office:value-type="float" office:value="298.3" calcext:value-type="float">
            <text:p>298.3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7T11:12:04Z</text:p>
          </table:table-cell>
          <table:table-cell office:value-type="float" office:value="40.0013" calcext:value-type="float">
            <text:p>40.0013</text:p>
          </table:table-cell>
          <table:table-cell office:value-type="float" office:value="-79.587141" calcext:value-type="float">
            <text:p>-79.587141</text:p>
          </table:table-cell>
          <table:table-cell office:value-type="float" office:value="298.3" calcext:value-type="float">
            <text:p>298.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8-07-27T11:12:06Z</text:p>
          </table:table-cell>
          <table:table-cell office:value-type="float" office:value="40.001269" calcext:value-type="float">
            <text:p>40.001269</text:p>
          </table:table-cell>
          <table:table-cell office:value-type="float" office:value="-79.587159" calcext:value-type="float">
            <text:p>-79.587159</text:p>
          </table:table-cell>
          <table:table-cell office:value-type="float" office:value="298.4" calcext:value-type="float">
            <text:p>298.4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8-07-27T11:12:08Z</text:p>
          </table:table-cell>
          <table:table-cell office:value-type="float" office:value="40.001228" calcext:value-type="float">
            <text:p>40.001228</text:p>
          </table:table-cell>
          <table:table-cell office:value-type="float" office:value="-79.58718" calcext:value-type="float">
            <text:p>-79.58718</text:p>
          </table:table-cell>
          <table:table-cell office:value-type="float" office:value="298.5" calcext:value-type="float">
            <text:p>298.5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27T11:12:10Z</text:p>
          </table:table-cell>
          <table:table-cell office:value-type="float" office:value="40.001191" calcext:value-type="float">
            <text:p>40.001191</text:p>
          </table:table-cell>
          <table:table-cell office:value-type="float" office:value="-79.587195" calcext:value-type="float">
            <text:p>-79.587195</text:p>
          </table:table-cell>
          <table:table-cell office:value-type="float" office:value="298.5" calcext:value-type="float">
            <text:p>298.5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27T11:12:12Z</text:p>
          </table:table-cell>
          <table:table-cell office:value-type="float" office:value="40.00116" calcext:value-type="float">
            <text:p>40.00116</text:p>
          </table:table-cell>
          <table:table-cell office:value-type="float" office:value="-79.5872" calcext:value-type="float">
            <text:p>-79.5872</text:p>
          </table:table-cell>
          <table:table-cell office:value-type="float" office:value="298.6" calcext:value-type="float">
            <text:p>298.6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27T11:12:14Z</text:p>
          </table:table-cell>
          <table:table-cell office:value-type="float" office:value="40.001118" calcext:value-type="float">
            <text:p>40.001118</text:p>
          </table:table-cell>
          <table:table-cell office:value-type="float" office:value="-79.58721" calcext:value-type="float">
            <text:p>-79.58721</text:p>
          </table:table-cell>
          <table:table-cell office:value-type="float" office:value="298.7" calcext:value-type="float">
            <text:p>298.7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27T11:12:16Z</text:p>
          </table:table-cell>
          <table:table-cell office:value-type="float" office:value="40.001077" calcext:value-type="float">
            <text:p>40.001077</text:p>
          </table:table-cell>
          <table:table-cell office:value-type="float" office:value="-79.587224" calcext:value-type="float">
            <text:p>-79.587224</text:p>
          </table:table-cell>
          <table:table-cell office:value-type="float" office:value="298.8" calcext:value-type="float">
            <text:p>298.8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27T11:12:18Z</text:p>
          </table:table-cell>
          <table:table-cell office:value-type="float" office:value="40.001027" calcext:value-type="float">
            <text:p>40.001027</text:p>
          </table:table-cell>
          <table:table-cell office:value-type="float" office:value="-79.587234" calcext:value-type="float">
            <text:p>-79.587234</text:p>
          </table:table-cell>
          <table:table-cell office:value-type="float" office:value="298.8" calcext:value-type="float">
            <text:p>298.8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27T11:12:19Z</text:p>
          </table:table-cell>
          <table:table-cell office:value-type="float" office:value="40.001" calcext:value-type="float">
            <text:p>40.001</text:p>
          </table:table-cell>
          <table:table-cell office:value-type="float" office:value="-79.587237" calcext:value-type="float">
            <text:p>-79.587237</text:p>
          </table:table-cell>
          <table:table-cell office:value-type="float" office:value="298.9" calcext:value-type="float">
            <text:p>298.9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27T11:12:20Z</text:p>
          </table:table-cell>
          <table:table-cell office:value-type="float" office:value="40.000973" calcext:value-type="float">
            <text:p>40.000973</text:p>
          </table:table-cell>
          <table:table-cell office:value-type="float" office:value="-79.587241" calcext:value-type="float">
            <text:p>-79.587241</text:p>
          </table:table-cell>
          <table:table-cell office:value-type="float" office:value="299" calcext:value-type="float">
            <text:p>299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7-27T11:12:21Z</text:p>
          </table:table-cell>
          <table:table-cell office:value-type="float" office:value="40.000945" calcext:value-type="float">
            <text:p>40.000945</text:p>
          </table:table-cell>
          <table:table-cell office:value-type="float" office:value="-79.58725" calcext:value-type="float">
            <text:p>-79.58725</text:p>
          </table:table-cell>
          <table:table-cell office:value-type="float" office:value="299" calcext:value-type="float">
            <text:p>299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7-27T11:12:22Z</text:p>
          </table:table-cell>
          <table:table-cell office:value-type="float" office:value="40.000918" calcext:value-type="float">
            <text:p>40.000918</text:p>
          </table:table-cell>
          <table:table-cell office:value-type="float" office:value="-79.587259" calcext:value-type="float">
            <text:p>-79.587259</text:p>
          </table:table-cell>
          <table:table-cell office:value-type="float" office:value="299.1" calcext:value-type="float">
            <text:p>299.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27T11:12:23Z</text:p>
          </table:table-cell>
          <table:table-cell office:value-type="float" office:value="40.000891" calcext:value-type="float">
            <text:p>40.000891</text:p>
          </table:table-cell>
          <table:table-cell office:value-type="float" office:value="-79.587271" calcext:value-type="float">
            <text:p>-79.587271</text:p>
          </table:table-cell>
          <table:table-cell office:value-type="float" office:value="299.1" calcext:value-type="float">
            <text:p>299.1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27T11:12:25Z</text:p>
          </table:table-cell>
          <table:table-cell office:value-type="float" office:value="40.000841" calcext:value-type="float">
            <text:p>40.000841</text:p>
          </table:table-cell>
          <table:table-cell office:value-type="float" office:value="-79.587291" calcext:value-type="float">
            <text:p>-79.587291</text:p>
          </table:table-cell>
          <table:table-cell office:value-type="float" office:value="299.2" calcext:value-type="float">
            <text:p>299.2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8-07-27T11:12:27Z</text:p>
          </table:table-cell>
          <table:table-cell office:value-type="float" office:value="40.000791" calcext:value-type="float">
            <text:p>40.000791</text:p>
          </table:table-cell>
          <table:table-cell office:value-type="float" office:value="-79.587315" calcext:value-type="float">
            <text:p>-79.587315</text:p>
          </table:table-cell>
          <table:table-cell office:value-type="float" office:value="299.3" calcext:value-type="float">
            <text:p>299.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018-07-27T11:12:29Z</text:p>
          </table:table-cell>
          <table:table-cell office:value-type="float" office:value="40.000754" calcext:value-type="float">
            <text:p>40.000754</text:p>
          </table:table-cell>
          <table:table-cell office:value-type="float" office:value="-79.587328" calcext:value-type="float">
            <text:p>-79.587328</text:p>
          </table:table-cell>
          <table:table-cell office:value-type="float" office:value="299.4" calcext:value-type="float">
            <text:p>299.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8-07-27T11:12:32Z</text:p>
          </table:table-cell>
          <table:table-cell office:value-type="float" office:value="40.000726" calcext:value-type="float">
            <text:p>40.000726</text:p>
          </table:table-cell>
          <table:table-cell office:value-type="float" office:value="-79.587324" calcext:value-type="float">
            <text:p>-79.587324</text:p>
          </table:table-cell>
          <table:table-cell office:value-type="float" office:value="299.5" calcext:value-type="float">
            <text:p>299.5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8-07-27T11:12:34Z</text:p>
          </table:table-cell>
          <table:table-cell office:value-type="float" office:value="40.000693" calcext:value-type="float">
            <text:p>40.000693</text:p>
          </table:table-cell>
          <table:table-cell office:value-type="float" office:value="-79.587328" calcext:value-type="float">
            <text:p>-79.587328</text:p>
          </table:table-cell>
          <table:table-cell office:value-type="float" office:value="299.5" calcext:value-type="float">
            <text:p>299.5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8-07-27T11:12:37Z</text:p>
          </table:table-cell>
          <table:table-cell office:value-type="float" office:value="40.000652" calcext:value-type="float">
            <text:p>40.000652</text:p>
          </table:table-cell>
          <table:table-cell office:value-type="float" office:value="-79.587332" calcext:value-type="float">
            <text:p>-79.587332</text:p>
          </table:table-cell>
          <table:table-cell office:value-type="float" office:value="299.5" calcext:value-type="float">
            <text:p>299.5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018-07-27T11:12:39Z</text:p>
          </table:table-cell>
          <table:table-cell office:value-type="float" office:value="40.000615" calcext:value-type="float">
            <text:p>40.000615</text:p>
          </table:table-cell>
          <table:table-cell office:value-type="float" office:value="-79.587338" calcext:value-type="float">
            <text:p>-79.587338</text:p>
          </table:table-cell>
          <table:table-cell office:value-type="float" office:value="299.6" calcext:value-type="float">
            <text:p>299.6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018-07-27T11:12:41Z</text:p>
          </table:table-cell>
          <table:table-cell office:value-type="float" office:value="40.000574" calcext:value-type="float">
            <text:p>40.000574</text:p>
          </table:table-cell>
          <table:table-cell office:value-type="float" office:value="-79.587341" calcext:value-type="float">
            <text:p>-79.587341</text:p>
          </table:table-cell>
          <table:table-cell office:value-type="float" office:value="299.7" calcext:value-type="float">
            <text:p>299.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8-07-27T11:12:43Z</text:p>
          </table:table-cell>
          <table:table-cell office:value-type="float" office:value="40.000544" calcext:value-type="float">
            <text:p>40.000544</text:p>
          </table:table-cell>
          <table:table-cell office:value-type="float" office:value="-79.587338" calcext:value-type="float">
            <text:p>-79.587338</text:p>
          </table:table-cell>
          <table:table-cell office:value-type="float" office:value="299.7" calcext:value-type="float">
            <text:p>299.7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8-07-27T11:12:47Z</text:p>
          </table:table-cell>
          <table:table-cell office:value-type="float" office:value="40.000503" calcext:value-type="float">
            <text:p>40.000503</text:p>
          </table:table-cell>
          <table:table-cell office:value-type="float" office:value="-79.587337" calcext:value-type="float">
            <text:p>-79.587337</text:p>
          </table:table-cell>
          <table:table-cell office:value-type="float" office:value="299.7" calcext:value-type="float">
            <text:p>299.7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27T11:12:49Z</text:p>
          </table:table-cell>
          <table:table-cell office:value-type="float" office:value="40.000467" calcext:value-type="float">
            <text:p>40.000467</text:p>
          </table:table-cell>
          <table:table-cell office:value-type="float" office:value="-79.587347" calcext:value-type="float">
            <text:p>-79.587347</text:p>
          </table:table-cell>
          <table:table-cell office:value-type="float" office:value="299.8" calcext:value-type="float">
            <text:p>299.8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27T11:12:52Z</text:p>
          </table:table-cell>
          <table:table-cell office:value-type="float" office:value="40.000426" calcext:value-type="float">
            <text:p>40.000426</text:p>
          </table:table-cell>
          <table:table-cell office:value-type="float" office:value="-79.587355" calcext:value-type="float">
            <text:p>-79.587355</text:p>
          </table:table-cell>
          <table:table-cell office:value-type="float" office:value="299.8" calcext:value-type="float">
            <text:p>299.8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27T11:12:54Z</text:p>
          </table:table-cell>
          <table:table-cell office:value-type="float" office:value="40.00039" calcext:value-type="float">
            <text:p>40.00039</text:p>
          </table:table-cell>
          <table:table-cell office:value-type="float" office:value="-79.587355" calcext:value-type="float">
            <text:p>-79.587355</text:p>
          </table:table-cell>
          <table:table-cell office:value-type="float" office:value="299.9" calcext:value-type="float">
            <text:p>299.9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27T11:12:56Z</text:p>
          </table:table-cell>
          <table:table-cell office:value-type="float" office:value="40.000357" calcext:value-type="float">
            <text:p>40.000357</text:p>
          </table:table-cell>
          <table:table-cell office:value-type="float" office:value="-79.587354" calcext:value-type="float">
            <text:p>-79.587354</text:p>
          </table:table-cell>
          <table:table-cell office:value-type="float" office:value="299.9" calcext:value-type="float">
            <text:p>299.9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27T11:12:58Z</text:p>
          </table:table-cell>
          <table:table-cell office:value-type="float" office:value="40.000318" calcext:value-type="float">
            <text:p>40.000318</text:p>
          </table:table-cell>
          <table:table-cell office:value-type="float" office:value="-79.587353" calcext:value-type="float">
            <text:p>-79.587353</text:p>
          </table:table-cell>
          <table:table-cell office:value-type="float" office:value="300" calcext:value-type="float">
            <text:p>300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27T11:13:00Z</text:p>
          </table:table-cell>
          <table:table-cell office:value-type="float" office:value="40.000287" calcext:value-type="float">
            <text:p>40.000287</text:p>
          </table:table-cell>
          <table:table-cell office:value-type="float" office:value="-79.587348" calcext:value-type="float">
            <text:p>-79.587348</text:p>
          </table:table-cell>
          <table:table-cell office:value-type="float" office:value="300" calcext:value-type="float">
            <text:p>300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27T11:13:03Z</text:p>
          </table:table-cell>
          <table:table-cell office:value-type="float" office:value="40.000258" calcext:value-type="float">
            <text:p>40.000258</text:p>
          </table:table-cell>
          <table:table-cell office:value-type="float" office:value="-79.587337" calcext:value-type="float">
            <text:p>-79.587337</text:p>
          </table:table-cell>
          <table:table-cell office:value-type="float" office:value="300.1" calcext:value-type="float">
            <text:p>300.1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27T11:13:05Z</text:p>
          </table:table-cell>
          <table:table-cell office:value-type="float" office:value="40.00022" calcext:value-type="float">
            <text:p>40.00022</text:p>
          </table:table-cell>
          <table:table-cell office:value-type="float" office:value="-79.587332" calcext:value-type="float">
            <text:p>-79.587332</text:p>
          </table:table-cell>
          <table:table-cell office:value-type="float" office:value="300.1" calcext:value-type="float">
            <text:p>300.1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27T11:13:07Z</text:p>
          </table:table-cell>
          <table:table-cell office:value-type="float" office:value="40.000172" calcext:value-type="float">
            <text:p>40.000172</text:p>
          </table:table-cell>
          <table:table-cell office:value-type="float" office:value="-79.587327" calcext:value-type="float">
            <text:p>-79.587327</text:p>
          </table:table-cell>
          <table:table-cell office:value-type="float" office:value="300.2" calcext:value-type="float">
            <text:p>300.2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8-07-27T11:13:09Z</text:p>
          </table:table-cell>
          <table:table-cell office:value-type="float" office:value="40.000125" calcext:value-type="float">
            <text:p>40.000125</text:p>
          </table:table-cell>
          <table:table-cell office:value-type="float" office:value="-79.587319" calcext:value-type="float">
            <text:p>-79.587319</text:p>
          </table:table-cell>
          <table:table-cell office:value-type="float" office:value="300.3" calcext:value-type="float">
            <text:p>300.3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8-07-27T11:13:10Z</text:p>
          </table:table-cell>
          <table:table-cell office:value-type="float" office:value="40.000094" calcext:value-type="float">
            <text:p>40.000094</text:p>
          </table:table-cell>
          <table:table-cell office:value-type="float" office:value="-79.58732" calcext:value-type="float">
            <text:p>-79.58732</text:p>
          </table:table-cell>
          <table:table-cell office:value-type="float" office:value="300.4" calcext:value-type="float">
            <text:p>300.4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8-07-27T11:13:11Z</text:p>
          </table:table-cell>
          <table:table-cell office:value-type="float" office:value="40.000064" calcext:value-type="float">
            <text:p>40.000064</text:p>
          </table:table-cell>
          <table:table-cell office:value-type="float" office:value="-79.587324" calcext:value-type="float">
            <text:p>-79.587324</text:p>
          </table:table-cell>
          <table:table-cell office:value-type="float" office:value="300.5" calcext:value-type="float">
            <text:p>300.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8-07-27T11:13:12Z</text:p>
          </table:table-cell>
          <table:table-cell office:value-type="float" office:value="40.000037" calcext:value-type="float">
            <text:p>40.000037</text:p>
          </table:table-cell>
          <table:table-cell office:value-type="float" office:value="-79.587323" calcext:value-type="float">
            <text:p>-79.587323</text:p>
          </table:table-cell>
          <table:table-cell office:value-type="float" office:value="300.6" calcext:value-type="float">
            <text:p>300.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8-07-27T11:13:14Z</text:p>
          </table:table-cell>
          <table:table-cell office:value-type="float" office:value="39.999984" calcext:value-type="float">
            <text:p>39.999984</text:p>
          </table:table-cell>
          <table:table-cell office:value-type="float" office:value="-79.587323" calcext:value-type="float">
            <text:p>-79.587323</text:p>
          </table:table-cell>
          <table:table-cell office:value-type="float" office:value="300.7" calcext:value-type="float">
            <text:p>300.7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018-07-27T11:13:16Z</text:p>
          </table:table-cell>
          <table:table-cell office:value-type="float" office:value="39.999931" calcext:value-type="float">
            <text:p>39.999931</text:p>
          </table:table-cell>
          <table:table-cell office:value-type="float" office:value="-79.587316" calcext:value-type="float">
            <text:p>-79.587316</text:p>
          </table:table-cell>
          <table:table-cell office:value-type="float" office:value="300.9" calcext:value-type="float">
            <text:p>300.9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8-07-27T11:13:17Z</text:p>
          </table:table-cell>
          <table:table-cell office:value-type="float" office:value="39.999905" calcext:value-type="float">
            <text:p>39.999905</text:p>
          </table:table-cell>
          <table:table-cell office:value-type="float" office:value="-79.587307" calcext:value-type="float">
            <text:p>-79.587307</text:p>
          </table:table-cell>
          <table:table-cell office:value-type="float" office:value="301" calcext:value-type="float">
            <text:p>301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2018-07-27T11:13:19Z</text:p>
          </table:table-cell>
          <table:table-cell office:value-type="float" office:value="39.99986" calcext:value-type="float">
            <text:p>39.99986</text:p>
          </table:table-cell>
          <table:table-cell office:value-type="float" office:value="-79.58729" calcext:value-type="float">
            <text:p>-79.58729</text:p>
          </table:table-cell>
          <table:table-cell office:value-type="float" office:value="301" calcext:value-type="float">
            <text:p>301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2018-07-27T11:13:21Z</text:p>
          </table:table-cell>
          <table:table-cell office:value-type="float" office:value="39.99982" calcext:value-type="float">
            <text:p>39.99982</text:p>
          </table:table-cell>
          <table:table-cell office:value-type="float" office:value="-79.587294" calcext:value-type="float">
            <text:p>-79.587294</text:p>
          </table:table-cell>
          <table:table-cell office:value-type="float" office:value="301" calcext:value-type="float">
            <text:p>301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2018-07-27T11:13:23Z</text:p>
          </table:table-cell>
          <table:table-cell office:value-type="float" office:value="39.999763" calcext:value-type="float">
            <text:p>39.999763</text:p>
          </table:table-cell>
          <table:table-cell office:value-type="float" office:value="-79.587309" calcext:value-type="float">
            <text:p>-79.587309</text:p>
          </table:table-cell>
          <table:table-cell office:value-type="float" office:value="301.2" calcext:value-type="float">
            <text:p>301.2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2018-07-27T11:13:24Z</text:p>
          </table:table-cell>
          <table:table-cell office:value-type="float" office:value="39.999733" calcext:value-type="float">
            <text:p>39.999733</text:p>
          </table:table-cell>
          <table:table-cell office:value-type="float" office:value="-79.587313" calcext:value-type="float">
            <text:p>-79.587313</text:p>
          </table:table-cell>
          <table:table-cell office:value-type="float" office:value="301.3" calcext:value-type="float">
            <text:p>301.3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2018-07-27T11:13:25Z</text:p>
          </table:table-cell>
          <table:table-cell office:value-type="float" office:value="39.999704" calcext:value-type="float">
            <text:p>39.999704</text:p>
          </table:table-cell>
          <table:table-cell office:value-type="float" office:value="-79.587316" calcext:value-type="float">
            <text:p>-79.587316</text:p>
          </table:table-cell>
          <table:table-cell office:value-type="float" office:value="301.4" calcext:value-type="float">
            <text:p>301.4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2018-07-27T11:13:27Z</text:p>
          </table:table-cell>
          <table:table-cell office:value-type="float" office:value="39.999668" calcext:value-type="float">
            <text:p>39.999668</text:p>
          </table:table-cell>
          <table:table-cell office:value-type="float" office:value="-79.587315" calcext:value-type="float">
            <text:p>-79.587315</text:p>
          </table:table-cell>
          <table:table-cell office:value-type="float" office:value="301.5" calcext:value-type="float">
            <text:p>301.5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2018-07-27T11:13:30Z</text:p>
          </table:table-cell>
          <table:table-cell office:value-type="float" office:value="39.999636" calcext:value-type="float">
            <text:p>39.999636</text:p>
          </table:table-cell>
          <table:table-cell office:value-type="float" office:value="-79.587279" calcext:value-type="float">
            <text:p>-79.587279</text:p>
          </table:table-cell>
          <table:table-cell office:value-type="float" office:value="301.7" calcext:value-type="float">
            <text:p>301.7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2018-07-27T11:13:32Z</text:p>
          </table:table-cell>
          <table:table-cell office:value-type="float" office:value="39.999613" calcext:value-type="float">
            <text:p>39.999613</text:p>
          </table:table-cell>
          <table:table-cell office:value-type="float" office:value="-79.587241" calcext:value-type="float">
            <text:p>-79.587241</text:p>
          </table:table-cell>
          <table:table-cell office:value-type="float" office:value="301.8" calcext:value-type="float">
            <text:p>301.8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2018-07-27T11:13:35Z</text:p>
          </table:table-cell>
          <table:table-cell office:value-type="float" office:value="39.999582" calcext:value-type="float">
            <text:p>39.999582</text:p>
          </table:table-cell>
          <table:table-cell office:value-type="float" office:value="-79.587221" calcext:value-type="float">
            <text:p>-79.587221</text:p>
          </table:table-cell>
          <table:table-cell office:value-type="float" office:value="302" calcext:value-type="float">
            <text:p>302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2018-07-27T11:13:39Z</text:p>
          </table:table-cell>
          <table:table-cell office:value-type="float" office:value="39.999555" calcext:value-type="float">
            <text:p>39.999555</text:p>
          </table:table-cell>
          <table:table-cell office:value-type="float" office:value="-79.587218" calcext:value-type="float">
            <text:p>-79.587218</text:p>
          </table:table-cell>
          <table:table-cell office:value-type="float" office:value="302.1" calcext:value-type="float">
            <text:p>302.1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2018-07-27T11:13:41Z</text:p>
          </table:table-cell>
          <table:table-cell office:value-type="float" office:value="39.999525" calcext:value-type="float">
            <text:p>39.999525</text:p>
          </table:table-cell>
          <table:table-cell office:value-type="float" office:value="-79.587211" calcext:value-type="float">
            <text:p>-79.587211</text:p>
          </table:table-cell>
          <table:table-cell office:value-type="float" office:value="302.2" calcext:value-type="float">
            <text:p>302.2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2018-07-27T11:13:43Z</text:p>
          </table:table-cell>
          <table:table-cell office:value-type="float" office:value="39.999498" calcext:value-type="float">
            <text:p>39.999498</text:p>
          </table:table-cell>
          <table:table-cell office:value-type="float" office:value="-79.587203" calcext:value-type="float">
            <text:p>-79.587203</text:p>
          </table:table-cell>
          <table:table-cell office:value-type="float" office:value="302.3" calcext:value-type="float">
            <text:p>302.3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2018-07-27T11:13:45Z</text:p>
          </table:table-cell>
          <table:table-cell office:value-type="float" office:value="39.999471" calcext:value-type="float">
            <text:p>39.999471</text:p>
          </table:table-cell>
          <table:table-cell office:value-type="float" office:value="-79.587195" calcext:value-type="float">
            <text:p>-79.587195</text:p>
          </table:table-cell>
          <table:table-cell office:value-type="float" office:value="302.3" calcext:value-type="float">
            <text:p>302.3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2018-07-27T11:13:47Z</text:p>
          </table:table-cell>
          <table:table-cell office:value-type="float" office:value="39.999443" calcext:value-type="float">
            <text:p>39.999443</text:p>
          </table:table-cell>
          <table:table-cell office:value-type="float" office:value="-79.587181" calcext:value-type="float">
            <text:p>-79.587181</text:p>
          </table:table-cell>
          <table:table-cell office:value-type="float" office:value="302.4" calcext:value-type="float">
            <text:p>302.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2018-07-27T11:13:49Z</text:p>
          </table:table-cell>
          <table:table-cell office:value-type="float" office:value="39.999407" calcext:value-type="float">
            <text:p>39.999407</text:p>
          </table:table-cell>
          <table:table-cell office:value-type="float" office:value="-79.587162" calcext:value-type="float">
            <text:p>-79.587162</text:p>
          </table:table-cell>
          <table:table-cell office:value-type="float" office:value="302.5" calcext:value-type="float">
            <text:p>302.5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2018-07-27T11:13:51Z</text:p>
          </table:table-cell>
          <table:table-cell office:value-type="float" office:value="39.999375" calcext:value-type="float">
            <text:p>39.999375</text:p>
          </table:table-cell>
          <table:table-cell office:value-type="float" office:value="-79.587144" calcext:value-type="float">
            <text:p>-79.587144</text:p>
          </table:table-cell>
          <table:table-cell office:value-type="float" office:value="302.6" calcext:value-type="float">
            <text:p>302.6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2018-07-27T11:13:55Z</text:p>
          </table:table-cell>
          <table:table-cell office:value-type="float" office:value="39.999351" calcext:value-type="float">
            <text:p>39.999351</text:p>
          </table:table-cell>
          <table:table-cell office:value-type="float" office:value="-79.58712" calcext:value-type="float">
            <text:p>-79.58712</text:p>
          </table:table-cell>
          <table:table-cell office:value-type="float" office:value="302.7" calcext:value-type="float">
            <text:p>302.7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2018-07-27T11:13:58Z</text:p>
          </table:table-cell>
          <table:table-cell office:value-type="float" office:value="39.999323" calcext:value-type="float">
            <text:p>39.999323</text:p>
          </table:table-cell>
          <table:table-cell office:value-type="float" office:value="-79.587086" calcext:value-type="float">
            <text:p>-79.587086</text:p>
          </table:table-cell>
          <table:table-cell office:value-type="float" office:value="302.9" calcext:value-type="float">
            <text:p>302.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2018-07-27T11:14:01Z</text:p>
          </table:table-cell>
          <table:table-cell office:value-type="float" office:value="39.999302" calcext:value-type="float">
            <text:p>39.999302</text:p>
          </table:table-cell>
          <table:table-cell office:value-type="float" office:value="-79.58704" calcext:value-type="float">
            <text:p>-79.58704</text:p>
          </table:table-cell>
          <table:table-cell office:value-type="float" office:value="303.1" calcext:value-type="float">
            <text:p>303.1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8-07-27T11:14:03Z</text:p>
          </table:table-cell>
          <table:table-cell office:value-type="float" office:value="39.999283" calcext:value-type="float">
            <text:p>39.999283</text:p>
          </table:table-cell>
          <table:table-cell office:value-type="float" office:value="-79.586999" calcext:value-type="float">
            <text:p>-79.586999</text:p>
          </table:table-cell>
          <table:table-cell office:value-type="float" office:value="303.2" calcext:value-type="float">
            <text:p>303.2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8-07-27T11:14:05Z</text:p>
          </table:table-cell>
          <table:table-cell office:value-type="float" office:value="39.999277" calcext:value-type="float">
            <text:p>39.999277</text:p>
          </table:table-cell>
          <table:table-cell office:value-type="float" office:value="-79.58696" calcext:value-type="float">
            <text:p>-79.58696</text:p>
          </table:table-cell>
          <table:table-cell office:value-type="float" office:value="303.3" calcext:value-type="float">
            <text:p>303.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018-07-27T11:14:09Z</text:p>
          </table:table-cell>
          <table:table-cell office:value-type="float" office:value="39.999262" calcext:value-type="float">
            <text:p>39.999262</text:p>
          </table:table-cell>
          <table:table-cell office:value-type="float" office:value="-79.586912" calcext:value-type="float">
            <text:p>-79.586912</text:p>
          </table:table-cell>
          <table:table-cell office:value-type="float" office:value="303.3" calcext:value-type="float">
            <text:p>303.3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8-07-27T11:14:11Z</text:p>
          </table:table-cell>
          <table:table-cell office:value-type="float" office:value="39.999257" calcext:value-type="float">
            <text:p>39.999257</text:p>
          </table:table-cell>
          <table:table-cell office:value-type="float" office:value="-79.586869" calcext:value-type="float">
            <text:p>-79.586869</text:p>
          </table:table-cell>
          <table:table-cell office:value-type="float" office:value="303.6" calcext:value-type="float">
            <text:p>303.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8-07-27T11:14:13Z</text:p>
          </table:table-cell>
          <table:table-cell office:value-type="float" office:value="39.999255" calcext:value-type="float">
            <text:p>39.999255</text:p>
          </table:table-cell>
          <table:table-cell office:value-type="float" office:value="-79.58683" calcext:value-type="float">
            <text:p>-79.58683</text:p>
          </table:table-cell>
          <table:table-cell office:value-type="float" office:value="303.8" calcext:value-type="float">
            <text:p>303.8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8-07-27T11:14:16Z</text:p>
          </table:table-cell>
          <table:table-cell office:value-type="float" office:value="39.999271" calcext:value-type="float">
            <text:p>39.999271</text:p>
          </table:table-cell>
          <table:table-cell office:value-type="float" office:value="-79.586773" calcext:value-type="float">
            <text:p>-79.586773</text:p>
          </table:table-cell>
          <table:table-cell office:value-type="float" office:value="304.1" calcext:value-type="float">
            <text:p>304.1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27T11:14:18Z</text:p>
          </table:table-cell>
          <table:table-cell office:value-type="float" office:value="39.999312" calcext:value-type="float">
            <text:p>39.999312</text:p>
          </table:table-cell>
          <table:table-cell office:value-type="float" office:value="-79.58674" calcext:value-type="float">
            <text:p>-79.58674</text:p>
          </table:table-cell>
          <table:table-cell office:value-type="float" office:value="303.9" calcext:value-type="float">
            <text:p>303.9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27T11:14:20Z</text:p>
          </table:table-cell>
          <table:table-cell office:value-type="float" office:value="39.999354" calcext:value-type="float">
            <text:p>39.999354</text:p>
          </table:table-cell>
          <table:table-cell office:value-type="float" office:value="-79.586721" calcext:value-type="float">
            <text:p>-79.586721</text:p>
          </table:table-cell>
          <table:table-cell office:value-type="float" office:value="303.5" calcext:value-type="float">
            <text:p>303.5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27T11:14:22Z</text:p>
          </table:table-cell>
          <table:table-cell office:value-type="float" office:value="39.999388" calcext:value-type="float">
            <text:p>39.999388</text:p>
          </table:table-cell>
          <table:table-cell office:value-type="float" office:value="-79.586698" calcext:value-type="float">
            <text:p>-79.586698</text:p>
          </table:table-cell>
          <table:table-cell office:value-type="float" office:value="303.4" calcext:value-type="float">
            <text:p>303.4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27T11:14:24Z</text:p>
          </table:table-cell>
          <table:table-cell office:value-type="float" office:value="39.999413" calcext:value-type="float">
            <text:p>39.999413</text:p>
          </table:table-cell>
          <table:table-cell office:value-type="float" office:value="-79.58666" calcext:value-type="float">
            <text:p>-79.58666</text:p>
          </table:table-cell>
          <table:table-cell office:value-type="float" office:value="303.4" calcext:value-type="float">
            <text:p>303.4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27T11:14:26Z</text:p>
          </table:table-cell>
          <table:table-cell office:value-type="float" office:value="39.999449" calcext:value-type="float">
            <text:p>39.999449</text:p>
          </table:table-cell>
          <table:table-cell office:value-type="float" office:value="-79.586625" calcext:value-type="float">
            <text:p>-79.586625</text:p>
          </table:table-cell>
          <table:table-cell office:value-type="float" office:value="303.3" calcext:value-type="float">
            <text:p>303.3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8-07-27T11:14:28Z</text:p>
          </table:table-cell>
          <table:table-cell office:value-type="float" office:value="39.999497" calcext:value-type="float">
            <text:p>39.999497</text:p>
          </table:table-cell>
          <table:table-cell office:value-type="float" office:value="-79.586606" calcext:value-type="float">
            <text:p>-79.586606</text:p>
          </table:table-cell>
          <table:table-cell office:value-type="float" office:value="303.1" calcext:value-type="float">
            <text:p>303.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8-07-27T11:14:30Z</text:p>
          </table:table-cell>
          <table:table-cell office:value-type="float" office:value="39.999533" calcext:value-type="float">
            <text:p>39.999533</text:p>
          </table:table-cell>
          <table:table-cell office:value-type="float" office:value="-79.586585" calcext:value-type="float">
            <text:p>-79.586585</text:p>
          </table:table-cell>
          <table:table-cell office:value-type="float" office:value="302.9" calcext:value-type="float">
            <text:p>302.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8-07-27T11:14:32Z</text:p>
          </table:table-cell>
          <table:table-cell office:value-type="float" office:value="39.999572" calcext:value-type="float">
            <text:p>39.999572</text:p>
          </table:table-cell>
          <table:table-cell office:value-type="float" office:value="-79.586562" calcext:value-type="float">
            <text:p>-79.586562</text:p>
          </table:table-cell>
          <table:table-cell office:value-type="float" office:value="302.8" calcext:value-type="float">
            <text:p>302.8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018-07-27T11:14:34Z</text:p>
          </table:table-cell>
          <table:table-cell office:value-type="float" office:value="39.999618" calcext:value-type="float">
            <text:p>39.999618</text:p>
          </table:table-cell>
          <table:table-cell office:value-type="float" office:value="-79.586548" calcext:value-type="float">
            <text:p>-79.586548</text:p>
          </table:table-cell>
          <table:table-cell office:value-type="float" office:value="302.7" calcext:value-type="float">
            <text:p>302.7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2018-07-27T11:14:35Z</text:p>
          </table:table-cell>
          <table:table-cell office:value-type="float" office:value="39.999645" calcext:value-type="float">
            <text:p>39.999645</text:p>
          </table:table-cell>
          <table:table-cell office:value-type="float" office:value="-79.586541" calcext:value-type="float">
            <text:p>-79.586541</text:p>
          </table:table-cell>
          <table:table-cell office:value-type="float" office:value="302.5" calcext:value-type="float">
            <text:p>302.5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2018-07-27T11:14:37Z</text:p>
          </table:table-cell>
          <table:table-cell office:value-type="float" office:value="39.999693" calcext:value-type="float">
            <text:p>39.999693</text:p>
          </table:table-cell>
          <table:table-cell office:value-type="float" office:value="-79.586525" calcext:value-type="float">
            <text:p>-79.586525</text:p>
          </table:table-cell>
          <table:table-cell office:value-type="float" office:value="302.4" calcext:value-type="float">
            <text:p>302.4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2018-07-27T11:14:39Z</text:p>
          </table:table-cell>
          <table:table-cell office:value-type="float" office:value="39.999739" calcext:value-type="float">
            <text:p>39.999739</text:p>
          </table:table-cell>
          <table:table-cell office:value-type="float" office:value="-79.586507" calcext:value-type="float">
            <text:p>-79.586507</text:p>
          </table:table-cell>
          <table:table-cell office:value-type="float" office:value="302.4" calcext:value-type="float">
            <text:p>302.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2018-07-27T11:14:41Z</text:p>
          </table:table-cell>
          <table:table-cell office:value-type="float" office:value="39.999788" calcext:value-type="float">
            <text:p>39.999788</text:p>
          </table:table-cell>
          <table:table-cell office:value-type="float" office:value="-79.586484" calcext:value-type="float">
            <text:p>-79.586484</text:p>
          </table:table-cell>
          <table:table-cell office:value-type="float" office:value="302.3" calcext:value-type="float">
            <text:p>302.3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2018-07-27T11:14:42Z</text:p>
          </table:table-cell>
          <table:table-cell office:value-type="float" office:value="39.999816" calcext:value-type="float">
            <text:p>39.999816</text:p>
          </table:table-cell>
          <table:table-cell office:value-type="float" office:value="-79.586472" calcext:value-type="float">
            <text:p>-79.586472</text:p>
          </table:table-cell>
          <table:table-cell office:value-type="float" office:value="302.1" calcext:value-type="float">
            <text:p>302.1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2018-07-27T11:14:44Z</text:p>
          </table:table-cell>
          <table:table-cell office:value-type="float" office:value="39.999852" calcext:value-type="float">
            <text:p>39.999852</text:p>
          </table:table-cell>
          <table:table-cell office:value-type="float" office:value="-79.586463" calcext:value-type="float">
            <text:p>-79.586463</text:p>
          </table:table-cell>
          <table:table-cell office:value-type="float" office:value="301.9" calcext:value-type="float">
            <text:p>301.9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2018-07-27T11:14:47Z</text:p>
          </table:table-cell>
          <table:table-cell office:value-type="float" office:value="39.999885" calcext:value-type="float">
            <text:p>39.999885</text:p>
          </table:table-cell>
          <table:table-cell office:value-type="float" office:value="-79.586465" calcext:value-type="float">
            <text:p>-79.586465</text:p>
          </table:table-cell>
          <table:table-cell office:value-type="float" office:value="301.8" calcext:value-type="float">
            <text:p>301.8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2018-07-27T11:14:49Z</text:p>
          </table:table-cell>
          <table:table-cell office:value-type="float" office:value="39.999912" calcext:value-type="float">
            <text:p>39.999912</text:p>
          </table:table-cell>
          <table:table-cell office:value-type="float" office:value="-79.586463" calcext:value-type="float">
            <text:p>-79.586463</text:p>
          </table:table-cell>
          <table:table-cell office:value-type="float" office:value="301.7" calcext:value-type="float">
            <text:p>301.7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2018-07-27T11:14:52Z</text:p>
          </table:table-cell>
          <table:table-cell office:value-type="float" office:value="39.999953" calcext:value-type="float">
            <text:p>39.999953</text:p>
          </table:table-cell>
          <table:table-cell office:value-type="float" office:value="-79.586461" calcext:value-type="float">
            <text:p>-79.586461</text:p>
          </table:table-cell>
          <table:table-cell office:value-type="float" office:value="301.6" calcext:value-type="float">
            <text:p>301.6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2018-07-27T11:14:55Z</text:p>
          </table:table-cell>
          <table:table-cell office:value-type="float" office:value="39.999988" calcext:value-type="float">
            <text:p>39.999988</text:p>
          </table:table-cell>
          <table:table-cell office:value-type="float" office:value="-79.586437" calcext:value-type="float">
            <text:p>-79.586437</text:p>
          </table:table-cell>
          <table:table-cell office:value-type="float" office:value="301.6" calcext:value-type="float">
            <text:p>301.6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018-07-27T11:14:57Z</text:p>
          </table:table-cell>
          <table:table-cell office:value-type="float" office:value="40.000011" calcext:value-type="float">
            <text:p>40.000011</text:p>
          </table:table-cell>
          <table:table-cell office:value-type="float" office:value="-79.586412" calcext:value-type="float">
            <text:p>-79.586412</text:p>
          </table:table-cell>
          <table:table-cell office:value-type="float" office:value="301.5" calcext:value-type="float">
            <text:p>301.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8-07-27T11:14:59Z</text:p>
          </table:table-cell>
          <table:table-cell office:value-type="float" office:value="40.00004" calcext:value-type="float">
            <text:p>40.00004</text:p>
          </table:table-cell>
          <table:table-cell office:value-type="float" office:value="-79.586395" calcext:value-type="float">
            <text:p>-79.586395</text:p>
          </table:table-cell>
          <table:table-cell office:value-type="float" office:value="301.4" calcext:value-type="float">
            <text:p>301.4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27T11:15:01Z</text:p>
          </table:table-cell>
          <table:table-cell office:value-type="float" office:value="40.000077" calcext:value-type="float">
            <text:p>40.000077</text:p>
          </table:table-cell>
          <table:table-cell office:value-type="float" office:value="-79.586385" calcext:value-type="float">
            <text:p>-79.586385</text:p>
          </table:table-cell>
          <table:table-cell office:value-type="float" office:value="301.3" calcext:value-type="float">
            <text:p>301.3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7-27T11:15:03Z</text:p>
          </table:table-cell>
          <table:table-cell office:value-type="float" office:value="40.00011" calcext:value-type="float">
            <text:p>40.00011</text:p>
          </table:table-cell>
          <table:table-cell office:value-type="float" office:value="-79.586375" calcext:value-type="float">
            <text:p>-79.586375</text:p>
          </table:table-cell>
          <table:table-cell office:value-type="float" office:value="301.2" calcext:value-type="float">
            <text:p>301.2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27T11:15:06Z</text:p>
          </table:table-cell>
          <table:table-cell office:value-type="float" office:value="40.000148" calcext:value-type="float">
            <text:p>40.000148</text:p>
          </table:table-cell>
          <table:table-cell office:value-type="float" office:value="-79.586357" calcext:value-type="float">
            <text:p>-79.586357</text:p>
          </table:table-cell>
          <table:table-cell office:value-type="float" office:value="301.1" calcext:value-type="float">
            <text:p>301.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7T11:15:08Z</text:p>
          </table:table-cell>
          <table:table-cell office:value-type="float" office:value="40.000181" calcext:value-type="float">
            <text:p>40.000181</text:p>
          </table:table-cell>
          <table:table-cell office:value-type="float" office:value="-79.586346" calcext:value-type="float">
            <text:p>-79.586346</text:p>
          </table:table-cell>
          <table:table-cell office:value-type="float" office:value="301.1" calcext:value-type="float">
            <text:p>301.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27T11:15:10Z</text:p>
          </table:table-cell>
          <table:table-cell office:value-type="float" office:value="40.000217" calcext:value-type="float">
            <text:p>40.000217</text:p>
          </table:table-cell>
          <table:table-cell office:value-type="float" office:value="-79.586347" calcext:value-type="float">
            <text:p>-79.586347</text:p>
          </table:table-cell>
          <table:table-cell office:value-type="float" office:value="301" calcext:value-type="float">
            <text:p>301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8-07-27T11:15:12Z</text:p>
          </table:table-cell>
          <table:table-cell office:value-type="float" office:value="40.000248" calcext:value-type="float">
            <text:p>40.000248</text:p>
          </table:table-cell>
          <table:table-cell office:value-type="float" office:value="-79.586346" calcext:value-type="float">
            <text:p>-79.586346</text:p>
          </table:table-cell>
          <table:table-cell office:value-type="float" office:value="301" calcext:value-type="float">
            <text:p>30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27T11:15:14Z</text:p>
          </table:table-cell>
          <table:table-cell office:value-type="float" office:value="40.000281" calcext:value-type="float">
            <text:p>40.000281</text:p>
          </table:table-cell>
          <table:table-cell office:value-type="float" office:value="-79.586339" calcext:value-type="float">
            <text:p>-79.586339</text:p>
          </table:table-cell>
          <table:table-cell office:value-type="float" office:value="301" calcext:value-type="float">
            <text:p>30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27T11:15:16Z</text:p>
          </table:table-cell>
          <table:table-cell office:value-type="float" office:value="40.000315" calcext:value-type="float">
            <text:p>40.000315</text:p>
          </table:table-cell>
          <table:table-cell office:value-type="float" office:value="-79.586332" calcext:value-type="float">
            <text:p>-79.586332</text:p>
          </table:table-cell>
          <table:table-cell office:value-type="float" office:value="301.1" calcext:value-type="float">
            <text:p>301.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27T11:15:18Z</text:p>
          </table:table-cell>
          <table:table-cell office:value-type="float" office:value="40.000347" calcext:value-type="float">
            <text:p>40.000347</text:p>
          </table:table-cell>
          <table:table-cell office:value-type="float" office:value="-79.586329" calcext:value-type="float">
            <text:p>-79.586329</text:p>
          </table:table-cell>
          <table:table-cell office:value-type="float" office:value="301.1" calcext:value-type="float">
            <text:p>301.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7T11:15:20Z</text:p>
          </table:table-cell>
          <table:table-cell office:value-type="float" office:value="40.000388" calcext:value-type="float">
            <text:p>40.000388</text:p>
          </table:table-cell>
          <table:table-cell office:value-type="float" office:value="-79.586325" calcext:value-type="float">
            <text:p>-79.586325</text:p>
          </table:table-cell>
          <table:table-cell office:value-type="float" office:value="301.2" calcext:value-type="float">
            <text:p>301.2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7T11:15:22Z</text:p>
          </table:table-cell>
          <table:table-cell office:value-type="float" office:value="40.000433" calcext:value-type="float">
            <text:p>40.000433</text:p>
          </table:table-cell>
          <table:table-cell office:value-type="float" office:value="-79.586324" calcext:value-type="float">
            <text:p>-79.586324</text:p>
          </table:table-cell>
          <table:table-cell office:value-type="float" office:value="301.1" calcext:value-type="float">
            <text:p>301.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27T11:15:24Z</text:p>
          </table:table-cell>
          <table:table-cell office:value-type="float" office:value="40.000467" calcext:value-type="float">
            <text:p>40.000467</text:p>
          </table:table-cell>
          <table:table-cell office:value-type="float" office:value="-79.586327" calcext:value-type="float">
            <text:p>-79.586327</text:p>
          </table:table-cell>
          <table:table-cell office:value-type="float" office:value="301" calcext:value-type="float">
            <text:p>30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27T11:15:27Z</text:p>
          </table:table-cell>
          <table:table-cell office:value-type="float" office:value="40.000506" calcext:value-type="float">
            <text:p>40.000506</text:p>
          </table:table-cell>
          <table:table-cell office:value-type="float" office:value="-79.586338" calcext:value-type="float">
            <text:p>-79.586338</text:p>
          </table:table-cell>
          <table:table-cell office:value-type="float" office:value="300.9" calcext:value-type="float">
            <text:p>300.9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7-27T11:15:31Z</text:p>
          </table:table-cell>
          <table:table-cell office:value-type="float" office:value="40.000534" calcext:value-type="float">
            <text:p>40.000534</text:p>
          </table:table-cell>
          <table:table-cell office:value-type="float" office:value="-79.586347" calcext:value-type="float">
            <text:p>-79.586347</text:p>
          </table:table-cell>
          <table:table-cell office:value-type="float" office:value="300.8" calcext:value-type="float">
            <text:p>300.8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8-07-27T11:15:35Z</text:p>
          </table:table-cell>
          <table:table-cell office:value-type="float" office:value="40.000566" calcext:value-type="float">
            <text:p>40.000566</text:p>
          </table:table-cell>
          <table:table-cell office:value-type="float" office:value="-79.586334" calcext:value-type="float">
            <text:p>-79.586334</text:p>
          </table:table-cell>
          <table:table-cell office:value-type="float" office:value="300.7" calcext:value-type="float">
            <text:p>300.7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8-07-27T11:15:37Z</text:p>
          </table:table-cell>
          <table:table-cell office:value-type="float" office:value="40.000591" calcext:value-type="float">
            <text:p>40.000591</text:p>
          </table:table-cell>
          <table:table-cell office:value-type="float" office:value="-79.586317" calcext:value-type="float">
            <text:p>-79.586317</text:p>
          </table:table-cell>
          <table:table-cell office:value-type="float" office:value="300.6" calcext:value-type="float">
            <text:p>300.6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2018-07-27T11:15:40Z</text:p>
          </table:table-cell>
          <table:table-cell office:value-type="float" office:value="40.000625" calcext:value-type="float">
            <text:p>40.000625</text:p>
          </table:table-cell>
          <table:table-cell office:value-type="float" office:value="-79.586295" calcext:value-type="float">
            <text:p>-79.586295</text:p>
          </table:table-cell>
          <table:table-cell office:value-type="float" office:value="300.6" calcext:value-type="float">
            <text:p>300.6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2018-07-27T11:15:43Z</text:p>
          </table:table-cell>
          <table:table-cell office:value-type="float" office:value="40.000659" calcext:value-type="float">
            <text:p>40.000659</text:p>
          </table:table-cell>
          <table:table-cell office:value-type="float" office:value="-79.586269" calcext:value-type="float">
            <text:p>-79.586269</text:p>
          </table:table-cell>
          <table:table-cell office:value-type="float" office:value="300.5" calcext:value-type="float">
            <text:p>300.5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2018-07-27T11:15:45Z</text:p>
          </table:table-cell>
          <table:table-cell office:value-type="float" office:value="40.000693" calcext:value-type="float">
            <text:p>40.000693</text:p>
          </table:table-cell>
          <table:table-cell office:value-type="float" office:value="-79.586256" calcext:value-type="float">
            <text:p>-79.586256</text:p>
          </table:table-cell>
          <table:table-cell office:value-type="float" office:value="300.5" calcext:value-type="float">
            <text:p>300.5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2018-07-27T11:15:47Z</text:p>
          </table:table-cell>
          <table:table-cell office:value-type="float" office:value="40.000729" calcext:value-type="float">
            <text:p>40.000729</text:p>
          </table:table-cell>
          <table:table-cell office:value-type="float" office:value="-79.586261" calcext:value-type="float">
            <text:p>-79.586261</text:p>
          </table:table-cell>
          <table:table-cell office:value-type="float" office:value="300.5" calcext:value-type="float">
            <text:p>300.5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2018-07-27T11:15:49Z</text:p>
          </table:table-cell>
          <table:table-cell office:value-type="float" office:value="40.000766" calcext:value-type="float">
            <text:p>40.000766</text:p>
          </table:table-cell>
          <table:table-cell office:value-type="float" office:value="-79.586271" calcext:value-type="float">
            <text:p>-79.586271</text:p>
          </table:table-cell>
          <table:table-cell office:value-type="float" office:value="300.4" calcext:value-type="float">
            <text:p>300.4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2018-07-27T11:15:51Z</text:p>
          </table:table-cell>
          <table:table-cell office:value-type="float" office:value="40.000807" calcext:value-type="float">
            <text:p>40.000807</text:p>
          </table:table-cell>
          <table:table-cell office:value-type="float" office:value="-79.586259" calcext:value-type="float">
            <text:p>-79.586259</text:p>
          </table:table-cell>
          <table:table-cell office:value-type="float" office:value="300.3" calcext:value-type="float">
            <text:p>300.3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2018-07-27T11:15:53Z</text:p>
          </table:table-cell>
          <table:table-cell office:value-type="float" office:value="40.000854" calcext:value-type="float">
            <text:p>40.000854</text:p>
          </table:table-cell>
          <table:table-cell office:value-type="float" office:value="-79.586242" calcext:value-type="float">
            <text:p>-79.586242</text:p>
          </table:table-cell>
          <table:table-cell office:value-type="float" office:value="300.3" calcext:value-type="float">
            <text:p>300.3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2018-07-27T11:15:54Z</text:p>
          </table:table-cell>
          <table:table-cell office:value-type="float" office:value="40.00088" calcext:value-type="float">
            <text:p>40.00088</text:p>
          </table:table-cell>
          <table:table-cell office:value-type="float" office:value="-79.586233" calcext:value-type="float">
            <text:p>-79.586233</text:p>
          </table:table-cell>
          <table:table-cell office:value-type="float" office:value="300.3" calcext:value-type="float">
            <text:p>300.3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8-07-27T11:15:55Z</text:p>
          </table:table-cell>
          <table:table-cell office:value-type="float" office:value="40.000907" calcext:value-type="float">
            <text:p>40.000907</text:p>
          </table:table-cell>
          <table:table-cell office:value-type="float" office:value="-79.586222" calcext:value-type="float">
            <text:p>-79.586222</text:p>
          </table:table-cell>
          <table:table-cell office:value-type="float" office:value="300.3" calcext:value-type="float">
            <text:p>300.3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7T11:15:56Z</text:p>
          </table:table-cell>
          <table:table-cell office:value-type="float" office:value="40.000933" calcext:value-type="float">
            <text:p>40.000933</text:p>
          </table:table-cell>
          <table:table-cell office:value-type="float" office:value="-79.586213" calcext:value-type="float">
            <text:p>-79.586213</text:p>
          </table:table-cell>
          <table:table-cell office:value-type="float" office:value="300.3" calcext:value-type="float">
            <text:p>300.3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7T11:15:58Z</text:p>
          </table:table-cell>
          <table:table-cell office:value-type="float" office:value="40.000979" calcext:value-type="float">
            <text:p>40.000979</text:p>
          </table:table-cell>
          <table:table-cell office:value-type="float" office:value="-79.5862" calcext:value-type="float">
            <text:p>-79.5862</text:p>
          </table:table-cell>
          <table:table-cell office:value-type="float" office:value="300.3" calcext:value-type="float">
            <text:p>300.3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27T11:16:00Z</text:p>
          </table:table-cell>
          <table:table-cell office:value-type="float" office:value="40.001015" calcext:value-type="float">
            <text:p>40.001015</text:p>
          </table:table-cell>
          <table:table-cell office:value-type="float" office:value="-79.586188" calcext:value-type="float">
            <text:p>-79.586188</text:p>
          </table:table-cell>
          <table:table-cell office:value-type="float" office:value="300.3" calcext:value-type="float">
            <text:p>300.3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27T11:16:02Z</text:p>
          </table:table-cell>
          <table:table-cell office:value-type="float" office:value="40.001058" calcext:value-type="float">
            <text:p>40.001058</text:p>
          </table:table-cell>
          <table:table-cell office:value-type="float" office:value="-79.586179" calcext:value-type="float">
            <text:p>-79.586179</text:p>
          </table:table-cell>
          <table:table-cell office:value-type="float" office:value="300.3" calcext:value-type="float">
            <text:p>300.3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7-27T11:16:04Z</text:p>
          </table:table-cell>
          <table:table-cell office:value-type="float" office:value="40.001102" calcext:value-type="float">
            <text:p>40.001102</text:p>
          </table:table-cell>
          <table:table-cell office:value-type="float" office:value="-79.586164" calcext:value-type="float">
            <text:p>-79.586164</text:p>
          </table:table-cell>
          <table:table-cell office:value-type="float" office:value="300.3" calcext:value-type="float">
            <text:p>300.3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27T11:16:05Z</text:p>
          </table:table-cell>
          <table:table-cell office:value-type="float" office:value="40.001129" calcext:value-type="float">
            <text:p>40.001129</text:p>
          </table:table-cell>
          <table:table-cell office:value-type="float" office:value="-79.586154" calcext:value-type="float">
            <text:p>-79.586154</text:p>
          </table:table-cell>
          <table:table-cell office:value-type="float" office:value="300.4" calcext:value-type="float">
            <text:p>300.4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27T11:16:06Z</text:p>
          </table:table-cell>
          <table:table-cell office:value-type="float" office:value="40.001156" calcext:value-type="float">
            <text:p>40.001156</text:p>
          </table:table-cell>
          <table:table-cell office:value-type="float" office:value="-79.586143" calcext:value-type="float">
            <text:p>-79.586143</text:p>
          </table:table-cell>
          <table:table-cell office:value-type="float" office:value="300.5" calcext:value-type="float">
            <text:p>300.5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27T11:16:08Z</text:p>
          </table:table-cell>
          <table:table-cell office:value-type="float" office:value="40.001198" calcext:value-type="float">
            <text:p>40.001198</text:p>
          </table:table-cell>
          <table:table-cell office:value-type="float" office:value="-79.586124" calcext:value-type="float">
            <text:p>-79.586124</text:p>
          </table:table-cell>
          <table:table-cell office:value-type="float" office:value="300.5" calcext:value-type="float">
            <text:p>300.5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27T11:16:10Z</text:p>
          </table:table-cell>
          <table:table-cell office:value-type="float" office:value="40.001253" calcext:value-type="float">
            <text:p>40.001253</text:p>
          </table:table-cell>
          <table:table-cell office:value-type="float" office:value="-79.586111" calcext:value-type="float">
            <text:p>-79.586111</text:p>
          </table:table-cell>
          <table:table-cell office:value-type="float" office:value="300.4" calcext:value-type="float">
            <text:p>300.4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27T11:16:11Z</text:p>
          </table:table-cell>
          <table:table-cell office:value-type="float" office:value="40.001289" calcext:value-type="float">
            <text:p>40.001289</text:p>
          </table:table-cell>
          <table:table-cell office:value-type="float" office:value="-79.586109" calcext:value-type="float">
            <text:p>-79.586109</text:p>
          </table:table-cell>
          <table:table-cell office:value-type="float" office:value="300.3" calcext:value-type="float">
            <text:p>300.3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8-07-27T11:16:12Z</text:p>
          </table:table-cell>
          <table:table-cell office:value-type="float" office:value="40.001321" calcext:value-type="float">
            <text:p>40.001321</text:p>
          </table:table-cell>
          <table:table-cell office:value-type="float" office:value="-79.586108" calcext:value-type="float">
            <text:p>-79.586108</text:p>
          </table:table-cell>
          <table:table-cell office:value-type="float" office:value="300.3" calcext:value-type="float">
            <text:p>300.3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8-07-27T11:16:13Z</text:p>
          </table:table-cell>
          <table:table-cell office:value-type="float" office:value="40.001353" calcext:value-type="float">
            <text:p>40.001353</text:p>
          </table:table-cell>
          <table:table-cell office:value-type="float" office:value="-79.586111" calcext:value-type="float">
            <text:p>-79.586111</text:p>
          </table:table-cell>
          <table:table-cell office:value-type="float" office:value="300.3" calcext:value-type="float">
            <text:p>300.3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8-07-27T11:16:14Z</text:p>
          </table:table-cell>
          <table:table-cell office:value-type="float" office:value="40.001386" calcext:value-type="float">
            <text:p>40.001386</text:p>
          </table:table-cell>
          <table:table-cell office:value-type="float" office:value="-79.586114" calcext:value-type="float">
            <text:p>-79.586114</text:p>
          </table:table-cell>
          <table:table-cell office:value-type="float" office:value="300.4" calcext:value-type="float">
            <text:p>300.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8-07-27T11:16:16Z</text:p>
          </table:table-cell>
          <table:table-cell office:value-type="float" office:value="40.001427" calcext:value-type="float">
            <text:p>40.001427</text:p>
          </table:table-cell>
          <table:table-cell office:value-type="float" office:value="-79.586113" calcext:value-type="float">
            <text:p>-79.586113</text:p>
          </table:table-cell>
          <table:table-cell office:value-type="float" office:value="300.5" calcext:value-type="float">
            <text:p>300.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8-07-27T11:16:18Z</text:p>
          </table:table-cell>
          <table:table-cell office:value-type="float" office:value="40.001466" calcext:value-type="float">
            <text:p>40.001466</text:p>
          </table:table-cell>
          <table:table-cell office:value-type="float" office:value="-79.586104" calcext:value-type="float">
            <text:p>-79.586104</text:p>
          </table:table-cell>
          <table:table-cell office:value-type="float" office:value="300.6" calcext:value-type="float">
            <text:p>300.6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018-07-27T11:16:20Z</text:p>
          </table:table-cell>
          <table:table-cell office:value-type="float" office:value="40.001504" calcext:value-type="float">
            <text:p>40.001504</text:p>
          </table:table-cell>
          <table:table-cell office:value-type="float" office:value="-79.586104" calcext:value-type="float">
            <text:p>-79.586104</text:p>
          </table:table-cell>
          <table:table-cell office:value-type="float" office:value="300.5" calcext:value-type="float">
            <text:p>300.5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8-07-27T11:16:24Z</text:p>
          </table:table-cell>
          <table:table-cell office:value-type="float" office:value="40.001539" calcext:value-type="float">
            <text:p>40.001539</text:p>
          </table:table-cell>
          <table:table-cell office:value-type="float" office:value="-79.586093" calcext:value-type="float">
            <text:p>-79.586093</text:p>
          </table:table-cell>
          <table:table-cell office:value-type="float" office:value="300.5" calcext:value-type="float">
            <text:p>300.5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8-07-27T11:16:26Z</text:p>
          </table:table-cell>
          <table:table-cell office:value-type="float" office:value="40.001564" calcext:value-type="float">
            <text:p>40.001564</text:p>
          </table:table-cell>
          <table:table-cell office:value-type="float" office:value="-79.586064" calcext:value-type="float">
            <text:p>-79.586064</text:p>
          </table:table-cell>
          <table:table-cell office:value-type="float" office:value="300.5" calcext:value-type="float">
            <text:p>300.5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018-07-27T11:16:28Z</text:p>
          </table:table-cell>
          <table:table-cell office:value-type="float" office:value="40.001595" calcext:value-type="float">
            <text:p>40.001595</text:p>
          </table:table-cell>
          <table:table-cell office:value-type="float" office:value="-79.586045" calcext:value-type="float">
            <text:p>-79.586045</text:p>
          </table:table-cell>
          <table:table-cell office:value-type="float" office:value="300.4" calcext:value-type="float">
            <text:p>300.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8-07-27T11:16:30Z</text:p>
          </table:table-cell>
          <table:table-cell office:value-type="float" office:value="40.001634" calcext:value-type="float">
            <text:p>40.001634</text:p>
          </table:table-cell>
          <table:table-cell office:value-type="float" office:value="-79.586033" calcext:value-type="float">
            <text:p>-79.586033</text:p>
          </table:table-cell>
          <table:table-cell office:value-type="float" office:value="300.3" calcext:value-type="float">
            <text:p>300.3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8-07-27T11:16:32Z</text:p>
          </table:table-cell>
          <table:table-cell office:value-type="float" office:value="40.001674" calcext:value-type="float">
            <text:p>40.001674</text:p>
          </table:table-cell>
          <table:table-cell office:value-type="float" office:value="-79.586023" calcext:value-type="float">
            <text:p>-79.586023</text:p>
          </table:table-cell>
          <table:table-cell office:value-type="float" office:value="300.4" calcext:value-type="float">
            <text:p>300.4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27T11:16:34Z</text:p>
          </table:table-cell>
          <table:table-cell office:value-type="float" office:value="40.001712" calcext:value-type="float">
            <text:p>40.001712</text:p>
          </table:table-cell>
          <table:table-cell office:value-type="float" office:value="-79.586017" calcext:value-type="float">
            <text:p>-79.586017</text:p>
          </table:table-cell>
          <table:table-cell office:value-type="float" office:value="300.4" calcext:value-type="float">
            <text:p>300.4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27T11:16:37Z</text:p>
          </table:table-cell>
          <table:table-cell office:value-type="float" office:value="40.001756" calcext:value-type="float">
            <text:p>40.001756</text:p>
          </table:table-cell>
          <table:table-cell office:value-type="float" office:value="-79.586008" calcext:value-type="float">
            <text:p>-79.586008</text:p>
          </table:table-cell>
          <table:table-cell office:value-type="float" office:value="300.4" calcext:value-type="float">
            <text:p>300.4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27T11:16:39Z</text:p>
          </table:table-cell>
          <table:table-cell office:value-type="float" office:value="40.001787" calcext:value-type="float">
            <text:p>40.001787</text:p>
          </table:table-cell>
          <table:table-cell office:value-type="float" office:value="-79.586008" calcext:value-type="float">
            <text:p>-79.586008</text:p>
          </table:table-cell>
          <table:table-cell office:value-type="float" office:value="300.4" calcext:value-type="float">
            <text:p>300.4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27T11:16:41Z</text:p>
          </table:table-cell>
          <table:table-cell office:value-type="float" office:value="40.00182" calcext:value-type="float">
            <text:p>40.00182</text:p>
          </table:table-cell>
          <table:table-cell office:value-type="float" office:value="-79.586023" calcext:value-type="float">
            <text:p>-79.586023</text:p>
          </table:table-cell>
          <table:table-cell office:value-type="float" office:value="300.3" calcext:value-type="float">
            <text:p>300.3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27T11:16:43Z</text:p>
          </table:table-cell>
          <table:table-cell office:value-type="float" office:value="40.001853" calcext:value-type="float">
            <text:p>40.001853</text:p>
          </table:table-cell>
          <table:table-cell office:value-type="float" office:value="-79.586058" calcext:value-type="float">
            <text:p>-79.586058</text:p>
          </table:table-cell>
          <table:table-cell office:value-type="float" office:value="300.1" calcext:value-type="float">
            <text:p>300.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27T11:16:45Z</text:p>
          </table:table-cell>
          <table:table-cell office:value-type="float" office:value="40.00188" calcext:value-type="float">
            <text:p>40.00188</text:p>
          </table:table-cell>
          <table:table-cell office:value-type="float" office:value="-79.586108" calcext:value-type="float">
            <text:p>-79.586108</text:p>
          </table:table-cell>
          <table:table-cell office:value-type="float" office:value="300" calcext:value-type="float">
            <text:p>30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7-27T11:16:47Z</text:p>
          </table:table-cell>
          <table:table-cell office:value-type="float" office:value="40.001888" calcext:value-type="float">
            <text:p>40.001888</text:p>
          </table:table-cell>
          <table:table-cell office:value-type="float" office:value="-79.586162" calcext:value-type="float">
            <text:p>-79.586162</text:p>
          </table:table-cell>
          <table:table-cell office:value-type="float" office:value="299.9" calcext:value-type="float">
            <text:p>299.9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27T11:16:49Z</text:p>
          </table:table-cell>
          <table:table-cell office:value-type="float" office:value="40.00189" calcext:value-type="float">
            <text:p>40.00189</text:p>
          </table:table-cell>
          <table:table-cell office:value-type="float" office:value="-79.586221" calcext:value-type="float">
            <text:p>-79.586221</text:p>
          </table:table-cell>
          <table:table-cell office:value-type="float" office:value="299.7" calcext:value-type="float">
            <text:p>299.7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27T11:16:51Z</text:p>
          </table:table-cell>
          <table:table-cell office:value-type="float" office:value="40.00189" calcext:value-type="float">
            <text:p>40.00189</text:p>
          </table:table-cell>
          <table:table-cell office:value-type="float" office:value="-79.586278" calcext:value-type="float">
            <text:p>-79.586278</text:p>
          </table:table-cell>
          <table:table-cell office:value-type="float" office:value="299.6" calcext:value-type="float">
            <text:p>299.6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27T11:16:53Z</text:p>
          </table:table-cell>
          <table:table-cell office:value-type="float" office:value="40.001885" calcext:value-type="float">
            <text:p>40.001885</text:p>
          </table:table-cell>
          <table:table-cell office:value-type="float" office:value="-79.586325" calcext:value-type="float">
            <text:p>-79.586325</text:p>
          </table:table-cell>
          <table:table-cell office:value-type="float" office:value="299.5" calcext:value-type="float">
            <text:p>299.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27T11:16:55Z</text:p>
          </table:table-cell>
          <table:table-cell office:value-type="float" office:value="40.001879" calcext:value-type="float">
            <text:p>40.001879</text:p>
          </table:table-cell>
          <table:table-cell office:value-type="float" office:value="-79.586365" calcext:value-type="float">
            <text:p>-79.586365</text:p>
          </table:table-cell>
          <table:table-cell office:value-type="float" office:value="299.5" calcext:value-type="float">
            <text:p>299.5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7T11:16:57Z</text:p>
          </table:table-cell>
          <table:table-cell office:value-type="float" office:value="40.001875" calcext:value-type="float">
            <text:p>40.001875</text:p>
          </table:table-cell>
          <table:table-cell office:value-type="float" office:value="-79.586403" calcext:value-type="float">
            <text:p>-79.586403</text:p>
          </table:table-cell>
          <table:table-cell office:value-type="float" office:value="299.4" calcext:value-type="float">
            <text:p>299.4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7T11:16:59Z</text:p>
          </table:table-cell>
          <table:table-cell office:value-type="float" office:value="40.001869" calcext:value-type="float">
            <text:p>40.001869</text:p>
          </table:table-cell>
          <table:table-cell office:value-type="float" office:value="-79.586448" calcext:value-type="float">
            <text:p>-79.586448</text:p>
          </table:table-cell>
          <table:table-cell office:value-type="float" office:value="299.3" calcext:value-type="float">
            <text:p>299.3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27T11:17:01Z</text:p>
          </table:table-cell>
          <table:table-cell office:value-type="float" office:value="40.001863" calcext:value-type="float">
            <text:p>40.001863</text:p>
          </table:table-cell>
          <table:table-cell office:value-type="float" office:value="-79.586501" calcext:value-type="float">
            <text:p>-79.586501</text:p>
          </table:table-cell>
          <table:table-cell office:value-type="float" office:value="299.2" calcext:value-type="float">
            <text:p>299.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27T11:17:03Z</text:p>
          </table:table-cell>
          <table:table-cell office:value-type="float" office:value="40.001852" calcext:value-type="float">
            <text:p>40.001852</text:p>
          </table:table-cell>
          <table:table-cell office:value-type="float" office:value="-79.58656" calcext:value-type="float">
            <text:p>-79.58656</text:p>
          </table:table-cell>
          <table:table-cell office:value-type="float" office:value="299.1" calcext:value-type="float">
            <text:p>299.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7T11:17:05Z</text:p>
          </table:table-cell>
          <table:table-cell office:value-type="float" office:value="40.001844" calcext:value-type="float">
            <text:p>40.001844</text:p>
          </table:table-cell>
          <table:table-cell office:value-type="float" office:value="-79.586622" calcext:value-type="float">
            <text:p>-79.586622</text:p>
          </table:table-cell>
          <table:table-cell office:value-type="float" office:value="298.9" calcext:value-type="float">
            <text:p>298.9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27T11:17:07Z</text:p>
          </table:table-cell>
          <table:table-cell office:value-type="float" office:value="40.001844" calcext:value-type="float">
            <text:p>40.001844</text:p>
          </table:table-cell>
          <table:table-cell office:value-type="float" office:value="-79.586679" calcext:value-type="float">
            <text:p>-79.586679</text:p>
          </table:table-cell>
          <table:table-cell office:value-type="float" office:value="298.7" calcext:value-type="float">
            <text:p>298.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7-27T11:17:09Z</text:p>
          </table:table-cell>
          <table:table-cell office:value-type="float" office:value="40.001851" calcext:value-type="float">
            <text:p>40.001851</text:p>
          </table:table-cell>
          <table:table-cell office:value-type="float" office:value="-79.58673" calcext:value-type="float">
            <text:p>-79.58673</text:p>
          </table:table-cell>
          <table:table-cell office:value-type="float" office:value="298.6" calcext:value-type="float">
            <text:p>298.6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27T11:17:11Z</text:p>
          </table:table-cell>
          <table:table-cell office:value-type="float" office:value="40.001871" calcext:value-type="float">
            <text:p>40.001871</text:p>
          </table:table-cell>
          <table:table-cell office:value-type="float" office:value="-79.586783" calcext:value-type="float">
            <text:p>-79.586783</text:p>
          </table:table-cell>
          <table:table-cell office:value-type="float" office:value="298.5" calcext:value-type="float">
            <text:p>298.5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27T11:17:13Z</text:p>
          </table:table-cell>
          <table:table-cell office:value-type="float" office:value="40.001883" calcext:value-type="float">
            <text:p>40.001883</text:p>
          </table:table-cell>
          <table:table-cell office:value-type="float" office:value="-79.58684" calcext:value-type="float">
            <text:p>-79.58684</text:p>
          </table:table-cell>
          <table:table-cell office:value-type="float" office:value="298.4" calcext:value-type="float">
            <text:p>298.4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8-07-27T11:17:15Z</text:p>
          </table:table-cell>
          <table:table-cell office:value-type="float" office:value="40.001881" calcext:value-type="float">
            <text:p>40.001881</text:p>
          </table:table-cell>
          <table:table-cell office:value-type="float" office:value="-79.586892" calcext:value-type="float">
            <text:p>-79.586892</text:p>
          </table:table-cell>
          <table:table-cell office:value-type="float" office:value="298.3" calcext:value-type="float">
            <text:p>298.3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8-07-27T11:17:17Z</text:p>
          </table:table-cell>
          <table:table-cell office:value-type="float" office:value="40.001855" calcext:value-type="float">
            <text:p>40.001855</text:p>
          </table:table-cell>
          <table:table-cell office:value-type="float" office:value="-79.586921" calcext:value-type="float">
            <text:p>-79.586921</text:p>
          </table:table-cell>
          <table:table-cell office:value-type="float" office:value="298.4" calcext:value-type="float">
            <text:p>298.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8-07-27T11:17:19Z</text:p>
          </table:table-cell>
          <table:table-cell office:value-type="float" office:value="40.001807" calcext:value-type="float">
            <text:p>40.001807</text:p>
          </table:table-cell>
          <table:table-cell office:value-type="float" office:value="-79.586937" calcext:value-type="float">
            <text:p>-79.586937</text:p>
          </table:table-cell>
          <table:table-cell office:value-type="float" office:value="298.4" calcext:value-type="float">
            <text:p>298.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8-07-27T11:17:21Z</text:p>
          </table:table-cell>
          <table:table-cell office:value-type="float" office:value="40.001765" calcext:value-type="float">
            <text:p>40.001765</text:p>
          </table:table-cell>
          <table:table-cell office:value-type="float" office:value="-79.586951" calcext:value-type="float">
            <text:p>-79.586951</text:p>
          </table:table-cell>
          <table:table-cell office:value-type="float" office:value="298.5" calcext:value-type="float">
            <text:p>298.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8-07-27T11:17:23Z</text:p>
          </table:table-cell>
          <table:table-cell office:value-type="float" office:value="40.001722" calcext:value-type="float">
            <text:p>40.001722</text:p>
          </table:table-cell>
          <table:table-cell office:value-type="float" office:value="-79.586958" calcext:value-type="float">
            <text:p>-79.586958</text:p>
          </table:table-cell>
          <table:table-cell office:value-type="float" office:value="298.5" calcext:value-type="float">
            <text:p>298.5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018-07-27T11:17:24Z</text:p>
          </table:table-cell>
          <table:table-cell office:value-type="float" office:value="40.001694" calcext:value-type="float">
            <text:p>40.001694</text:p>
          </table:table-cell>
          <table:table-cell office:value-type="float" office:value="-79.586959" calcext:value-type="float">
            <text:p>-79.586959</text:p>
          </table:table-cell>
          <table:table-cell office:value-type="float" office:value="298.4" calcext:value-type="float">
            <text:p>298.4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018-07-27T11:17:25Z</text:p>
          </table:table-cell>
          <table:table-cell office:value-type="float" office:value="40.001665" calcext:value-type="float">
            <text:p>40.001665</text:p>
          </table:table-cell>
          <table:table-cell office:value-type="float" office:value="-79.586962" calcext:value-type="float">
            <text:p>-79.586962</text:p>
          </table:table-cell>
          <table:table-cell office:value-type="float" office:value="298.4" calcext:value-type="float">
            <text:p>298.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8-07-27T11:17:27Z</text:p>
          </table:table-cell>
          <table:table-cell office:value-type="float" office:value="40.001623" calcext:value-type="float">
            <text:p>40.001623</text:p>
          </table:table-cell>
          <table:table-cell office:value-type="float" office:value="-79.586977" calcext:value-type="float">
            <text:p>-79.586977</text:p>
          </table:table-cell>
          <table:table-cell office:value-type="float" office:value="298.2" calcext:value-type="float">
            <text:p>298.2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2018-07-27T11:17:29Z</text:p>
          </table:table-cell>
          <table:table-cell office:value-type="float" office:value="40.001596" calcext:value-type="float">
            <text:p>40.001596</text:p>
          </table:table-cell>
          <table:table-cell office:value-type="float" office:value="-79.586992" calcext:value-type="float">
            <text:p>-79.586992</text:p>
          </table:table-cell>
          <table:table-cell office:value-type="float" office:value="298.2" calcext:value-type="float">
            <text:p>298.2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2018-07-27T11:17:31Z</text:p>
          </table:table-cell>
          <table:table-cell office:value-type="float" office:value="40.001569" calcext:value-type="float">
            <text:p>40.001569</text:p>
          </table:table-cell>
          <table:table-cell office:value-type="float" office:value="-79.587006" calcext:value-type="float">
            <text:p>-79.587006</text:p>
          </table:table-cell>
          <table:table-cell office:value-type="float" office:value="298.1" calcext:value-type="float">
            <text:p>298.1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2018-07-27T11:17:33Z</text:p>
          </table:table-cell>
          <table:table-cell office:value-type="float" office:value="40.001539" calcext:value-type="float">
            <text:p>40.001539</text:p>
          </table:table-cell>
          <table:table-cell office:value-type="float" office:value="-79.58703" calcext:value-type="float">
            <text:p>-79.58703</text:p>
          </table:table-cell>
          <table:table-cell office:value-type="float" office:value="298.1" calcext:value-type="float">
            <text:p>298.1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2018-07-27T11:17:35Z</text:p>
          </table:table-cell>
          <table:table-cell office:value-type="float" office:value="40.001497" calcext:value-type="float">
            <text:p>40.001497</text:p>
          </table:table-cell>
          <table:table-cell office:value-type="float" office:value="-79.587063" calcext:value-type="float">
            <text:p>-79.587063</text:p>
          </table:table-cell>
          <table:table-cell office:value-type="float" office:value="297.9" calcext:value-type="float">
            <text:p>297.9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8-07-27T11:17:37Z</text:p>
          </table:table-cell>
          <table:table-cell office:value-type="float" office:value="40.001453" calcext:value-type="float">
            <text:p>40.001453</text:p>
          </table:table-cell>
          <table:table-cell office:value-type="float" office:value="-79.587085" calcext:value-type="float">
            <text:p>-79.587085</text:p>
          </table:table-cell>
          <table:table-cell office:value-type="float" office:value="298" calcext:value-type="float">
            <text:p>298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018-07-27T11:17:39Z</text:p>
          </table:table-cell>
          <table:table-cell office:value-type="float" office:value="40.001426" calcext:value-type="float">
            <text:p>40.001426</text:p>
          </table:table-cell>
          <table:table-cell office:value-type="float" office:value="-79.587097" calcext:value-type="float">
            <text:p>-79.587097</text:p>
          </table:table-cell>
          <table:table-cell office:value-type="float" office:value="298.1" calcext:value-type="float">
            <text:p>298.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8-07-27T11:17:42Z</text:p>
          </table:table-cell>
          <table:table-cell office:value-type="float" office:value="40.001399" calcext:value-type="float">
            <text:p>40.001399</text:p>
          </table:table-cell>
          <table:table-cell office:value-type="float" office:value="-79.587098" calcext:value-type="float">
            <text:p>-79.587098</text:p>
          </table:table-cell>
          <table:table-cell office:value-type="float" office:value="298.1" calcext:value-type="float">
            <text:p>298.1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8-07-27T11:17:47Z</text:p>
          </table:table-cell>
          <table:table-cell office:value-type="float" office:value="40.001373" calcext:value-type="float">
            <text:p>40.001373</text:p>
          </table:table-cell>
          <table:table-cell office:value-type="float" office:value="-79.587123" calcext:value-type="float">
            <text:p>-79.587123</text:p>
          </table:table-cell>
          <table:table-cell office:value-type="float" office:value="298.2" calcext:value-type="float">
            <text:p>298.2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27T11:17:50Z</text:p>
          </table:table-cell>
          <table:table-cell office:value-type="float" office:value="40.001346" calcext:value-type="float">
            <text:p>40.001346</text:p>
          </table:table-cell>
          <table:table-cell office:value-type="float" office:value="-79.587142" calcext:value-type="float">
            <text:p>-79.587142</text:p>
          </table:table-cell>
          <table:table-cell office:value-type="float" office:value="298.2" calcext:value-type="float">
            <text:p>298.2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7-27T11:17:52Z</text:p>
          </table:table-cell>
          <table:table-cell office:value-type="float" office:value="40.001312" calcext:value-type="float">
            <text:p>40.001312</text:p>
          </table:table-cell>
          <table:table-cell office:value-type="float" office:value="-79.587152" calcext:value-type="float">
            <text:p>-79.587152</text:p>
          </table:table-cell>
          <table:table-cell office:value-type="float" office:value="298.3" calcext:value-type="float">
            <text:p>298.3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7-27T11:17:54Z</text:p>
          </table:table-cell>
          <table:table-cell office:value-type="float" office:value="40.001274" calcext:value-type="float">
            <text:p>40.001274</text:p>
          </table:table-cell>
          <table:table-cell office:value-type="float" office:value="-79.587165" calcext:value-type="float">
            <text:p>-79.587165</text:p>
          </table:table-cell>
          <table:table-cell office:value-type="float" office:value="298.4" calcext:value-type="float">
            <text:p>298.4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27T11:17:56Z</text:p>
          </table:table-cell>
          <table:table-cell office:value-type="float" office:value="40.001236" calcext:value-type="float">
            <text:p>40.001236</text:p>
          </table:table-cell>
          <table:table-cell office:value-type="float" office:value="-79.587178" calcext:value-type="float">
            <text:p>-79.587178</text:p>
          </table:table-cell>
          <table:table-cell office:value-type="float" office:value="298.4" calcext:value-type="float">
            <text:p>298.4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27T11:17:58Z</text:p>
          </table:table-cell>
          <table:table-cell office:value-type="float" office:value="40.0012" calcext:value-type="float">
            <text:p>40.0012</text:p>
          </table:table-cell>
          <table:table-cell office:value-type="float" office:value="-79.587188" calcext:value-type="float">
            <text:p>-79.587188</text:p>
          </table:table-cell>
          <table:table-cell office:value-type="float" office:value="298.5" calcext:value-type="float">
            <text:p>298.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27T11:18:01Z</text:p>
          </table:table-cell>
          <table:table-cell office:value-type="float" office:value="40.001164" calcext:value-type="float">
            <text:p>40.001164</text:p>
          </table:table-cell>
          <table:table-cell office:value-type="float" office:value="-79.587201" calcext:value-type="float">
            <text:p>-79.587201</text:p>
          </table:table-cell>
          <table:table-cell office:value-type="float" office:value="298.6" calcext:value-type="float">
            <text:p>298.6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27T11:18:04Z</text:p>
          </table:table-cell>
          <table:table-cell office:value-type="float" office:value="40.001125" calcext:value-type="float">
            <text:p>40.001125</text:p>
          </table:table-cell>
          <table:table-cell office:value-type="float" office:value="-79.587216" calcext:value-type="float">
            <text:p>-79.587216</text:p>
          </table:table-cell>
          <table:table-cell office:value-type="float" office:value="298.7" calcext:value-type="float">
            <text:p>298.7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7T11:18:06Z</text:p>
          </table:table-cell>
          <table:table-cell office:value-type="float" office:value="40.001083" calcext:value-type="float">
            <text:p>40.001083</text:p>
          </table:table-cell>
          <table:table-cell office:value-type="float" office:value="-79.587227" calcext:value-type="float">
            <text:p>-79.587227</text:p>
          </table:table-cell>
          <table:table-cell office:value-type="float" office:value="298.7" calcext:value-type="float">
            <text:p>298.7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7T11:18:08Z</text:p>
          </table:table-cell>
          <table:table-cell office:value-type="float" office:value="40.001032" calcext:value-type="float">
            <text:p>40.001032</text:p>
          </table:table-cell>
          <table:table-cell office:value-type="float" office:value="-79.587234" calcext:value-type="float">
            <text:p>-79.587234</text:p>
          </table:table-cell>
          <table:table-cell office:value-type="float" office:value="298.8" calcext:value-type="float">
            <text:p>298.8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27T11:18:10Z</text:p>
          </table:table-cell>
          <table:table-cell office:value-type="float" office:value="40.000992" calcext:value-type="float">
            <text:p>40.000992</text:p>
          </table:table-cell>
          <table:table-cell office:value-type="float" office:value="-79.587236" calcext:value-type="float">
            <text:p>-79.587236</text:p>
          </table:table-cell>
          <table:table-cell office:value-type="float" office:value="298.9" calcext:value-type="float">
            <text:p>298.9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27T11:18:12Z</text:p>
          </table:table-cell>
          <table:table-cell office:value-type="float" office:value="40.000953" calcext:value-type="float">
            <text:p>40.000953</text:p>
          </table:table-cell>
          <table:table-cell office:value-type="float" office:value="-79.587246" calcext:value-type="float">
            <text:p>-79.587246</text:p>
          </table:table-cell>
          <table:table-cell office:value-type="float" office:value="299" calcext:value-type="float">
            <text:p>299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27T11:18:14Z</text:p>
          </table:table-cell>
          <table:table-cell office:value-type="float" office:value="40.00091" calcext:value-type="float">
            <text:p>40.00091</text:p>
          </table:table-cell>
          <table:table-cell office:value-type="float" office:value="-79.587265" calcext:value-type="float">
            <text:p>-79.587265</text:p>
          </table:table-cell>
          <table:table-cell office:value-type="float" office:value="299.1" calcext:value-type="float">
            <text:p>299.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7T11:18:16Z</text:p>
          </table:table-cell>
          <table:table-cell office:value-type="float" office:value="40.000867" calcext:value-type="float">
            <text:p>40.000867</text:p>
          </table:table-cell>
          <table:table-cell office:value-type="float" office:value="-79.587275" calcext:value-type="float">
            <text:p>-79.587275</text:p>
          </table:table-cell>
          <table:table-cell office:value-type="float" office:value="299.2" calcext:value-type="float">
            <text:p>299.2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27T11:18:18Z</text:p>
          </table:table-cell>
          <table:table-cell office:value-type="float" office:value="40.000818" calcext:value-type="float">
            <text:p>40.000818</text:p>
          </table:table-cell>
          <table:table-cell office:value-type="float" office:value="-79.587287" calcext:value-type="float">
            <text:p>-79.587287</text:p>
          </table:table-cell>
          <table:table-cell office:value-type="float" office:value="299.3" calcext:value-type="float">
            <text:p>299.3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7-27T11:18:19Z</text:p>
          </table:table-cell>
          <table:table-cell office:value-type="float" office:value="40.000791" calcext:value-type="float">
            <text:p>40.000791</text:p>
          </table:table-cell>
          <table:table-cell office:value-type="float" office:value="-79.587297" calcext:value-type="float">
            <text:p>-79.587297</text:p>
          </table:table-cell>
          <table:table-cell office:value-type="float" office:value="299.3" calcext:value-type="float">
            <text:p>299.3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27T11:18:20Z</text:p>
          </table:table-cell>
          <table:table-cell office:value-type="float" office:value="40.00076" calcext:value-type="float">
            <text:p>40.00076</text:p>
          </table:table-cell>
          <table:table-cell office:value-type="float" office:value="-79.587307" calcext:value-type="float">
            <text:p>-79.587307</text:p>
          </table:table-cell>
          <table:table-cell office:value-type="float" office:value="299.4" calcext:value-type="float">
            <text:p>299.4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27T11:18:21Z</text:p>
          </table:table-cell>
          <table:table-cell office:value-type="float" office:value="40.000729" calcext:value-type="float">
            <text:p>40.000729</text:p>
          </table:table-cell>
          <table:table-cell office:value-type="float" office:value="-79.587314" calcext:value-type="float">
            <text:p>-79.587314</text:p>
          </table:table-cell>
          <table:table-cell office:value-type="float" office:value="299.4" calcext:value-type="float">
            <text:p>299.4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8-07-27T11:18:22Z</text:p>
          </table:table-cell>
          <table:table-cell office:value-type="float" office:value="40.0007" calcext:value-type="float">
            <text:p>40.0007</text:p>
          </table:table-cell>
          <table:table-cell office:value-type="float" office:value="-79.587319" calcext:value-type="float">
            <text:p>-79.587319</text:p>
          </table:table-cell>
          <table:table-cell office:value-type="float" office:value="299.5" calcext:value-type="float">
            <text:p>299.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8-07-27T11:18:24Z</text:p>
          </table:table-cell>
          <table:table-cell office:value-type="float" office:value="40.00065" calcext:value-type="float">
            <text:p>40.00065</text:p>
          </table:table-cell>
          <table:table-cell office:value-type="float" office:value="-79.587319" calcext:value-type="float">
            <text:p>-79.587319</text:p>
          </table:table-cell>
          <table:table-cell office:value-type="float" office:value="299.5" calcext:value-type="float">
            <text:p>299.5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8-07-27T11:18:26Z</text:p>
          </table:table-cell>
          <table:table-cell office:value-type="float" office:value="40.000607" calcext:value-type="float">
            <text:p>40.000607</text:p>
          </table:table-cell>
          <table:table-cell office:value-type="float" office:value="-79.587321" calcext:value-type="float">
            <text:p>-79.587321</text:p>
          </table:table-cell>
          <table:table-cell office:value-type="float" office:value="299.6" calcext:value-type="float">
            <text:p>299.6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2018-07-27T11:18:28Z</text:p>
          </table:table-cell>
          <table:table-cell office:value-type="float" office:value="40.000562" calcext:value-type="float">
            <text:p>40.000562</text:p>
          </table:table-cell>
          <table:table-cell office:value-type="float" office:value="-79.587328" calcext:value-type="float">
            <text:p>-79.587328</text:p>
          </table:table-cell>
          <table:table-cell office:value-type="float" office:value="299.7" calcext:value-type="float">
            <text:p>299.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2018-07-27T11:18:30Z</text:p>
          </table:table-cell>
          <table:table-cell office:value-type="float" office:value="40.000515" calcext:value-type="float">
            <text:p>40.000515</text:p>
          </table:table-cell>
          <table:table-cell office:value-type="float" office:value="-79.587337" calcext:value-type="float">
            <text:p>-79.587337</text:p>
          </table:table-cell>
          <table:table-cell office:value-type="float" office:value="299.7" calcext:value-type="float">
            <text:p>299.7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2018-07-27T11:18:32Z</text:p>
          </table:table-cell>
          <table:table-cell office:value-type="float" office:value="40.000462" calcext:value-type="float">
            <text:p>40.000462</text:p>
          </table:table-cell>
          <table:table-cell office:value-type="float" office:value="-79.587352" calcext:value-type="float">
            <text:p>-79.587352</text:p>
          </table:table-cell>
          <table:table-cell office:value-type="float" office:value="299.8" calcext:value-type="float">
            <text:p>299.8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2018-07-27T11:18:34Z</text:p>
          </table:table-cell>
          <table:table-cell office:value-type="float" office:value="40.00041" calcext:value-type="float">
            <text:p>40.00041</text:p>
          </table:table-cell>
          <table:table-cell office:value-type="float" office:value="-79.587363" calcext:value-type="float">
            <text:p>-79.587363</text:p>
          </table:table-cell>
          <table:table-cell office:value-type="float" office:value="299.9" calcext:value-type="float">
            <text:p>299.9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2018-07-27T11:18:36Z</text:p>
          </table:table-cell>
          <table:table-cell office:value-type="float" office:value="40.000365" calcext:value-type="float">
            <text:p>40.000365</text:p>
          </table:table-cell>
          <table:table-cell office:value-type="float" office:value="-79.587362" calcext:value-type="float">
            <text:p>-79.587362</text:p>
          </table:table-cell>
          <table:table-cell office:value-type="float" office:value="299.9" calcext:value-type="float">
            <text:p>299.9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2018-07-27T11:18:38Z</text:p>
          </table:table-cell>
          <table:table-cell office:value-type="float" office:value="40.00033" calcext:value-type="float">
            <text:p>40.00033</text:p>
          </table:table-cell>
          <table:table-cell office:value-type="float" office:value="-79.587359" calcext:value-type="float">
            <text:p>-79.587359</text:p>
          </table:table-cell>
          <table:table-cell office:value-type="float" office:value="300" calcext:value-type="float">
            <text:p>300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2018-07-27T11:18:41Z</text:p>
          </table:table-cell>
          <table:table-cell office:value-type="float" office:value="40.000293" calcext:value-type="float">
            <text:p>40.000293</text:p>
          </table:table-cell>
          <table:table-cell office:value-type="float" office:value="-79.587353" calcext:value-type="float">
            <text:p>-79.587353</text:p>
          </table:table-cell>
          <table:table-cell office:value-type="float" office:value="300" calcext:value-type="float">
            <text:p>300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2018-07-27T11:18:43Z</text:p>
          </table:table-cell>
          <table:table-cell office:value-type="float" office:value="40.000259" calcext:value-type="float">
            <text:p>40.000259</text:p>
          </table:table-cell>
          <table:table-cell office:value-type="float" office:value="-79.587349" calcext:value-type="float">
            <text:p>-79.587349</text:p>
          </table:table-cell>
          <table:table-cell office:value-type="float" office:value="300.1" calcext:value-type="float">
            <text:p>300.1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2018-07-27T11:18:45Z</text:p>
          </table:table-cell>
          <table:table-cell office:value-type="float" office:value="40.000221" calcext:value-type="float">
            <text:p>40.000221</text:p>
          </table:table-cell>
          <table:table-cell office:value-type="float" office:value="-79.587346" calcext:value-type="float">
            <text:p>-79.587346</text:p>
          </table:table-cell>
          <table:table-cell office:value-type="float" office:value="300.1" calcext:value-type="float">
            <text:p>300.1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2018-07-27T11:18:47Z</text:p>
          </table:table-cell>
          <table:table-cell office:value-type="float" office:value="40.000183" calcext:value-type="float">
            <text:p>40.000183</text:p>
          </table:table-cell>
          <table:table-cell office:value-type="float" office:value="-79.587343" calcext:value-type="float">
            <text:p>-79.587343</text:p>
          </table:table-cell>
          <table:table-cell office:value-type="float" office:value="300.2" calcext:value-type="float">
            <text:p>300.2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2018-07-27T11:18:49Z</text:p>
          </table:table-cell>
          <table:table-cell office:value-type="float" office:value="40.000146" calcext:value-type="float">
            <text:p>40.000146</text:p>
          </table:table-cell>
          <table:table-cell office:value-type="float" office:value="-79.587332" calcext:value-type="float">
            <text:p>-79.587332</text:p>
          </table:table-cell>
          <table:table-cell office:value-type="float" office:value="300.3" calcext:value-type="float">
            <text:p>300.3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2018-07-27T11:18:51Z</text:p>
          </table:table-cell>
          <table:table-cell office:value-type="float" office:value="40.000108" calcext:value-type="float">
            <text:p>40.000108</text:p>
          </table:table-cell>
          <table:table-cell office:value-type="float" office:value="-79.587318" calcext:value-type="float">
            <text:p>-79.587318</text:p>
          </table:table-cell>
          <table:table-cell office:value-type="float" office:value="300.4" calcext:value-type="float">
            <text:p>300.4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2018-07-27T11:18:53Z</text:p>
          </table:table-cell>
          <table:table-cell office:value-type="float" office:value="40.000077" calcext:value-type="float">
            <text:p>40.000077</text:p>
          </table:table-cell>
          <table:table-cell office:value-type="float" office:value="-79.587312" calcext:value-type="float">
            <text:p>-79.587312</text:p>
          </table:table-cell>
          <table:table-cell office:value-type="float" office:value="300.5" calcext:value-type="float">
            <text:p>300.5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2018-07-27T11:18:56Z</text:p>
          </table:table-cell>
          <table:table-cell office:value-type="float" office:value="40.000045" calcext:value-type="float">
            <text:p>40.000045</text:p>
          </table:table-cell>
          <table:table-cell office:value-type="float" office:value="-79.587304" calcext:value-type="float">
            <text:p>-79.587304</text:p>
          </table:table-cell>
          <table:table-cell office:value-type="float" office:value="300.5" calcext:value-type="float">
            <text:p>300.5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2018-07-27T11:19:01Z</text:p>
          </table:table-cell>
          <table:table-cell office:value-type="float" office:value="40.000017" calcext:value-type="float">
            <text:p>40.000017</text:p>
          </table:table-cell>
          <table:table-cell office:value-type="float" office:value="-79.587293" calcext:value-type="float">
            <text:p>-79.587293</text:p>
          </table:table-cell>
          <table:table-cell office:value-type="float" office:value="300.6" calcext:value-type="float">
            <text:p>300.6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2018-07-27T11:19:04Z</text:p>
          </table:table-cell>
          <table:table-cell office:value-type="float" office:value="39.999988" calcext:value-type="float">
            <text:p>39.999988</text:p>
          </table:table-cell>
          <table:table-cell office:value-type="float" office:value="-79.587294" calcext:value-type="float">
            <text:p>-79.587294</text:p>
          </table:table-cell>
          <table:table-cell office:value-type="float" office:value="300.7" calcext:value-type="float">
            <text:p>300.7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2018-07-27T11:19:06Z</text:p>
          </table:table-cell>
          <table:table-cell office:value-type="float" office:value="39.999955" calcext:value-type="float">
            <text:p>39.999955</text:p>
          </table:table-cell>
          <table:table-cell office:value-type="float" office:value="-79.587302" calcext:value-type="float">
            <text:p>-79.587302</text:p>
          </table:table-cell>
          <table:table-cell office:value-type="float" office:value="300.8" calcext:value-type="float">
            <text:p>300.8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2018-07-27T11:19:08Z</text:p>
          </table:table-cell>
          <table:table-cell office:value-type="float" office:value="39.999916" calcext:value-type="float">
            <text:p>39.999916</text:p>
          </table:table-cell>
          <table:table-cell office:value-type="float" office:value="-79.587309" calcext:value-type="float">
            <text:p>-79.587309</text:p>
          </table:table-cell>
          <table:table-cell office:value-type="float" office:value="300.9" calcext:value-type="float">
            <text:p>300.9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8-07-27T11:19:10Z</text:p>
          </table:table-cell>
          <table:table-cell office:value-type="float" office:value="39.99988" calcext:value-type="float">
            <text:p>39.99988</text:p>
          </table:table-cell>
          <table:table-cell office:value-type="float" office:value="-79.58731" calcext:value-type="float">
            <text:p>-79.58731</text:p>
          </table:table-cell>
          <table:table-cell office:value-type="float" office:value="301" calcext:value-type="float">
            <text:p>301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8-07-27T11:19:12Z</text:p>
          </table:table-cell>
          <table:table-cell office:value-type="float" office:value="39.999852" calcext:value-type="float">
            <text:p>39.999852</text:p>
          </table:table-cell>
          <table:table-cell office:value-type="float" office:value="-79.587312" calcext:value-type="float">
            <text:p>-79.587312</text:p>
          </table:table-cell>
          <table:table-cell office:value-type="float" office:value="301" calcext:value-type="float">
            <text:p>301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2018-07-27T11:19:15Z</text:p>
          </table:table-cell>
          <table:table-cell office:value-type="float" office:value="39.999811" calcext:value-type="float">
            <text:p>39.999811</text:p>
          </table:table-cell>
          <table:table-cell office:value-type="float" office:value="-79.587304" calcext:value-type="float">
            <text:p>-79.587304</text:p>
          </table:table-cell>
          <table:table-cell office:value-type="float" office:value="301.1" calcext:value-type="float">
            <text:p>301.1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2018-07-27T11:19:17Z</text:p>
          </table:table-cell>
          <table:table-cell office:value-type="float" office:value="39.999774" calcext:value-type="float">
            <text:p>39.999774</text:p>
          </table:table-cell>
          <table:table-cell office:value-type="float" office:value="-79.587302" calcext:value-type="float">
            <text:p>-79.587302</text:p>
          </table:table-cell>
          <table:table-cell office:value-type="float" office:value="301.2" calcext:value-type="float">
            <text:p>301.2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2018-07-27T11:19:19Z</text:p>
          </table:table-cell>
          <table:table-cell office:value-type="float" office:value="39.999731" calcext:value-type="float">
            <text:p>39.999731</text:p>
          </table:table-cell>
          <table:table-cell office:value-type="float" office:value="-79.587292" calcext:value-type="float">
            <text:p>-79.587292</text:p>
          </table:table-cell>
          <table:table-cell office:value-type="float" office:value="301.3" calcext:value-type="float">
            <text:p>301.3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8-07-27T11:19:21Z</text:p>
          </table:table-cell>
          <table:table-cell office:value-type="float" office:value="39.999703" calcext:value-type="float">
            <text:p>39.999703</text:p>
          </table:table-cell>
          <table:table-cell office:value-type="float" office:value="-79.587285" calcext:value-type="float">
            <text:p>-79.587285</text:p>
          </table:table-cell>
          <table:table-cell office:value-type="float" office:value="301.4" calcext:value-type="float">
            <text:p>301.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8-07-27T11:19:24Z</text:p>
          </table:table-cell>
          <table:table-cell office:value-type="float" office:value="39.999675" calcext:value-type="float">
            <text:p>39.999675</text:p>
          </table:table-cell>
          <table:table-cell office:value-type="float" office:value="-79.587273" calcext:value-type="float">
            <text:p>-79.587273</text:p>
          </table:table-cell>
          <table:table-cell office:value-type="float" office:value="301.5" calcext:value-type="float">
            <text:p>301.5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2018-07-27T11:19:28Z</text:p>
          </table:table-cell>
          <table:table-cell office:value-type="float" office:value="39.999641" calcext:value-type="float">
            <text:p>39.999641</text:p>
          </table:table-cell>
          <table:table-cell office:value-type="float" office:value="-79.587251" calcext:value-type="float">
            <text:p>-79.587251</text:p>
          </table:table-cell>
          <table:table-cell office:value-type="float" office:value="301.6" calcext:value-type="float">
            <text:p>301.6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2018-07-27T11:19:30Z</text:p>
          </table:table-cell>
          <table:table-cell office:value-type="float" office:value="39.999607" calcext:value-type="float">
            <text:p>39.999607</text:p>
          </table:table-cell>
          <table:table-cell office:value-type="float" office:value="-79.587239" calcext:value-type="float">
            <text:p>-79.587239</text:p>
          </table:table-cell>
          <table:table-cell office:value-type="float" office:value="301.7" calcext:value-type="float">
            <text:p>301.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8-07-27T11:19:32Z</text:p>
          </table:table-cell>
          <table:table-cell office:value-type="float" office:value="39.999575" calcext:value-type="float">
            <text:p>39.999575</text:p>
          </table:table-cell>
          <table:table-cell office:value-type="float" office:value="-79.58723" calcext:value-type="float">
            <text:p>-79.58723</text:p>
          </table:table-cell>
          <table:table-cell office:value-type="float" office:value="301.9" calcext:value-type="float">
            <text:p>301.9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018-07-27T11:19:35Z</text:p>
          </table:table-cell>
          <table:table-cell office:value-type="float" office:value="39.999534" calcext:value-type="float">
            <text:p>39.999534</text:p>
          </table:table-cell>
          <table:table-cell office:value-type="float" office:value="-79.587217" calcext:value-type="float">
            <text:p>-79.587217</text:p>
          </table:table-cell>
          <table:table-cell office:value-type="float" office:value="302.1" calcext:value-type="float">
            <text:p>302.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8-07-27T11:19:37Z</text:p>
          </table:table-cell>
          <table:table-cell office:value-type="float" office:value="39.999497" calcext:value-type="float">
            <text:p>39.999497</text:p>
          </table:table-cell>
          <table:table-cell office:value-type="float" office:value="-79.587198" calcext:value-type="float">
            <text:p>-79.587198</text:p>
          </table:table-cell>
          <table:table-cell office:value-type="float" office:value="302.2" calcext:value-type="float">
            <text:p>302.2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8-07-27T11:19:39Z</text:p>
          </table:table-cell>
          <table:table-cell office:value-type="float" office:value="39.999465" calcext:value-type="float">
            <text:p>39.999465</text:p>
          </table:table-cell>
          <table:table-cell office:value-type="float" office:value="-79.587183" calcext:value-type="float">
            <text:p>-79.587183</text:p>
          </table:table-cell>
          <table:table-cell office:value-type="float" office:value="302.3" calcext:value-type="float">
            <text:p>302.3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8-07-27T11:19:42Z</text:p>
          </table:table-cell>
          <table:table-cell office:value-type="float" office:value="39.999439" calcext:value-type="float">
            <text:p>39.999439</text:p>
          </table:table-cell>
          <table:table-cell office:value-type="float" office:value="-79.587167" calcext:value-type="float">
            <text:p>-79.587167</text:p>
          </table:table-cell>
          <table:table-cell office:value-type="float" office:value="302.4" calcext:value-type="float">
            <text:p>302.4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27T11:19:46Z</text:p>
          </table:table-cell>
          <table:table-cell office:value-type="float" office:value="39.99941" calcext:value-type="float">
            <text:p>39.99941</text:p>
          </table:table-cell>
          <table:table-cell office:value-type="float" office:value="-79.587159" calcext:value-type="float">
            <text:p>-79.587159</text:p>
          </table:table-cell>
          <table:table-cell office:value-type="float" office:value="302.4" calcext:value-type="float">
            <text:p>302.4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7-27T11:19:48Z</text:p>
          </table:table-cell>
          <table:table-cell office:value-type="float" office:value="39.999377" calcext:value-type="float">
            <text:p>39.999377</text:p>
          </table:table-cell>
          <table:table-cell office:value-type="float" office:value="-79.587139" calcext:value-type="float">
            <text:p>-79.587139</text:p>
          </table:table-cell>
          <table:table-cell office:value-type="float" office:value="302.5" calcext:value-type="float">
            <text:p>302.5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7-27T11:19:50Z</text:p>
          </table:table-cell>
          <table:table-cell office:value-type="float" office:value="39.999352" calcext:value-type="float">
            <text:p>39.999352</text:p>
          </table:table-cell>
          <table:table-cell office:value-type="float" office:value="-79.587112" calcext:value-type="float">
            <text:p>-79.587112</text:p>
          </table:table-cell>
          <table:table-cell office:value-type="float" office:value="302.7" calcext:value-type="float">
            <text:p>302.7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27T11:19:52Z</text:p>
          </table:table-cell>
          <table:table-cell office:value-type="float" office:value="39.999329" calcext:value-type="float">
            <text:p>39.999329</text:p>
          </table:table-cell>
          <table:table-cell office:value-type="float" office:value="-79.587078" calcext:value-type="float">
            <text:p>-79.587078</text:p>
          </table:table-cell>
          <table:table-cell office:value-type="float" office:value="302.8" calcext:value-type="float">
            <text:p>302.8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7-27T11:19:54Z</text:p>
          </table:table-cell>
          <table:table-cell office:value-type="float" office:value="39.999305" calcext:value-type="float">
            <text:p>39.999305</text:p>
          </table:table-cell>
          <table:table-cell office:value-type="float" office:value="-79.587042" calcext:value-type="float">
            <text:p>-79.587042</text:p>
          </table:table-cell>
          <table:table-cell office:value-type="float" office:value="302.9" calcext:value-type="float">
            <text:p>302.9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27T11:19:56Z</text:p>
          </table:table-cell>
          <table:table-cell office:value-type="float" office:value="39.999292" calcext:value-type="float">
            <text:p>39.999292</text:p>
          </table:table-cell>
          <table:table-cell office:value-type="float" office:value="-79.587002" calcext:value-type="float">
            <text:p>-79.587002</text:p>
          </table:table-cell>
          <table:table-cell office:value-type="float" office:value="303.1" calcext:value-type="float">
            <text:p>303.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27T11:19:59Z</text:p>
          </table:table-cell>
          <table:table-cell office:value-type="float" office:value="39.999284" calcext:value-type="float">
            <text:p>39.999284</text:p>
          </table:table-cell>
          <table:table-cell office:value-type="float" office:value="-79.586956" calcext:value-type="float">
            <text:p>-79.586956</text:p>
          </table:table-cell>
          <table:table-cell office:value-type="float" office:value="303.2" calcext:value-type="float">
            <text:p>303.2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27T11:20:02Z</text:p>
          </table:table-cell>
          <table:table-cell office:value-type="float" office:value="39.999273" calcext:value-type="float">
            <text:p>39.999273</text:p>
          </table:table-cell>
          <table:table-cell office:value-type="float" office:value="-79.586902" calcext:value-type="float">
            <text:p>-79.586902</text:p>
          </table:table-cell>
          <table:table-cell office:value-type="float" office:value="303.3" calcext:value-type="float">
            <text:p>303.3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8-07-27T11:20:04Z</text:p>
          </table:table-cell>
          <table:table-cell office:value-type="float" office:value="39.999268" calcext:value-type="float">
            <text:p>39.999268</text:p>
          </table:table-cell>
          <table:table-cell office:value-type="float" office:value="-79.586851" calcext:value-type="float">
            <text:p>-79.586851</text:p>
          </table:table-cell>
          <table:table-cell office:value-type="float" office:value="303.4" calcext:value-type="float">
            <text:p>303.4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8-07-27T11:20:06Z</text:p>
          </table:table-cell>
          <table:table-cell office:value-type="float" office:value="39.999264" calcext:value-type="float">
            <text:p>39.999264</text:p>
          </table:table-cell>
          <table:table-cell office:value-type="float" office:value="-79.586796" calcext:value-type="float">
            <text:p>-79.586796</text:p>
          </table:table-cell>
          <table:table-cell office:value-type="float" office:value="303.7" calcext:value-type="float">
            <text:p>303.7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8-07-27T11:20:08Z</text:p>
          </table:table-cell>
          <table:table-cell office:value-type="float" office:value="39.999265" calcext:value-type="float">
            <text:p>39.999265</text:p>
          </table:table-cell>
          <table:table-cell office:value-type="float" office:value="-79.586752" calcext:value-type="float">
            <text:p>-79.586752</text:p>
          </table:table-cell>
          <table:table-cell office:value-type="float" office:value="303.9" calcext:value-type="float">
            <text:p>303.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8-07-27T11:20:10Z</text:p>
          </table:table-cell>
          <table:table-cell office:value-type="float" office:value="39.999282" calcext:value-type="float">
            <text:p>39.999282</text:p>
          </table:table-cell>
          <table:table-cell office:value-type="float" office:value="-79.586699" calcext:value-type="float">
            <text:p>-79.586699</text:p>
          </table:table-cell>
          <table:table-cell office:value-type="float" office:value="304" calcext:value-type="float">
            <text:p>304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018-07-27T11:20:11Z</text:p>
          </table:table-cell>
          <table:table-cell office:value-type="float" office:value="39.999304" calcext:value-type="float">
            <text:p>39.999304</text:p>
          </table:table-cell>
          <table:table-cell office:value-type="float" office:value="-79.586669" calcext:value-type="float">
            <text:p>-79.586669</text:p>
          </table:table-cell>
          <table:table-cell office:value-type="float" office:value="303.8" calcext:value-type="float">
            <text:p>303.8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8-07-27T11:20:12Z</text:p>
          </table:table-cell>
          <table:table-cell office:value-type="float" office:value="39.999325" calcext:value-type="float">
            <text:p>39.999325</text:p>
          </table:table-cell>
          <table:table-cell office:value-type="float" office:value="-79.586644" calcext:value-type="float">
            <text:p>-79.586644</text:p>
          </table:table-cell>
          <table:table-cell office:value-type="float" office:value="303.6" calcext:value-type="float">
            <text:p>303.6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8-07-27T11:20:14Z</text:p>
          </table:table-cell>
          <table:table-cell office:value-type="float" office:value="39.999362" calcext:value-type="float">
            <text:p>39.999362</text:p>
          </table:table-cell>
          <table:table-cell office:value-type="float" office:value="-79.586619" calcext:value-type="float">
            <text:p>-79.586619</text:p>
          </table:table-cell>
          <table:table-cell office:value-type="float" office:value="303.4" calcext:value-type="float">
            <text:p>303.4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2018-07-27T11:20:16Z</text:p>
          </table:table-cell>
          <table:table-cell office:value-type="float" office:value="39.999393" calcext:value-type="float">
            <text:p>39.999393</text:p>
          </table:table-cell>
          <table:table-cell office:value-type="float" office:value="-79.586611" calcext:value-type="float">
            <text:p>-79.586611</text:p>
          </table:table-cell>
          <table:table-cell office:value-type="float" office:value="303.4" calcext:value-type="float">
            <text:p>303.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2018-07-27T11:20:18Z</text:p>
          </table:table-cell>
          <table:table-cell office:value-type="float" office:value="39.999427" calcext:value-type="float">
            <text:p>39.999427</text:p>
          </table:table-cell>
          <table:table-cell office:value-type="float" office:value="-79.586605" calcext:value-type="float">
            <text:p>-79.586605</text:p>
          </table:table-cell>
          <table:table-cell office:value-type="float" office:value="303.3" calcext:value-type="float">
            <text:p>303.3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2018-07-27T11:20:20Z</text:p>
          </table:table-cell>
          <table:table-cell office:value-type="float" office:value="39.999461" calcext:value-type="float">
            <text:p>39.999461</text:p>
          </table:table-cell>
          <table:table-cell office:value-type="float" office:value="-79.58659" calcext:value-type="float">
            <text:p>-79.58659</text:p>
          </table:table-cell>
          <table:table-cell office:value-type="float" office:value="303.2" calcext:value-type="float">
            <text:p>303.2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2018-07-27T11:20:22Z</text:p>
          </table:table-cell>
          <table:table-cell office:value-type="float" office:value="39.999501" calcext:value-type="float">
            <text:p>39.999501</text:p>
          </table:table-cell>
          <table:table-cell office:value-type="float" office:value="-79.586579" calcext:value-type="float">
            <text:p>-79.586579</text:p>
          </table:table-cell>
          <table:table-cell office:value-type="float" office:value="303" calcext:value-type="float">
            <text:p>303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8-07-27T11:20:24Z</text:p>
          </table:table-cell>
          <table:table-cell office:value-type="float" office:value="39.999541" calcext:value-type="float">
            <text:p>39.999541</text:p>
          </table:table-cell>
          <table:table-cell office:value-type="float" office:value="-79.586569" calcext:value-type="float">
            <text:p>-79.586569</text:p>
          </table:table-cell>
          <table:table-cell office:value-type="float" office:value="302.9" calcext:value-type="float">
            <text:p>302.9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27T11:20:26Z</text:p>
          </table:table-cell>
          <table:table-cell office:value-type="float" office:value="39.999577" calcext:value-type="float">
            <text:p>39.999577</text:p>
          </table:table-cell>
          <table:table-cell office:value-type="float" office:value="-79.586559" calcext:value-type="float">
            <text:p>-79.586559</text:p>
          </table:table-cell>
          <table:table-cell office:value-type="float" office:value="302.8" calcext:value-type="float">
            <text:p>302.8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7-27T11:20:28Z</text:p>
          </table:table-cell>
          <table:table-cell office:value-type="float" office:value="39.999609" calcext:value-type="float">
            <text:p>39.999609</text:p>
          </table:table-cell>
          <table:table-cell office:value-type="float" office:value="-79.586552" calcext:value-type="float">
            <text:p>-79.586552</text:p>
          </table:table-cell>
          <table:table-cell office:value-type="float" office:value="302.7" calcext:value-type="float">
            <text:p>302.7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27T11:20:30Z</text:p>
          </table:table-cell>
          <table:table-cell office:value-type="float" office:value="39.999641" calcext:value-type="float">
            <text:p>39.999641</text:p>
          </table:table-cell>
          <table:table-cell office:value-type="float" office:value="-79.586549" calcext:value-type="float">
            <text:p>-79.586549</text:p>
          </table:table-cell>
          <table:table-cell office:value-type="float" office:value="302.6" calcext:value-type="float">
            <text:p>302.6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27T11:20:32Z</text:p>
          </table:table-cell>
          <table:table-cell office:value-type="float" office:value="39.99967" calcext:value-type="float">
            <text:p>39.99967</text:p>
          </table:table-cell>
          <table:table-cell office:value-type="float" office:value="-79.586545" calcext:value-type="float">
            <text:p>-79.586545</text:p>
          </table:table-cell>
          <table:table-cell office:value-type="float" office:value="302.5" calcext:value-type="float">
            <text:p>302.5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27T11:20:34Z</text:p>
          </table:table-cell>
          <table:table-cell office:value-type="float" office:value="39.999697" calcext:value-type="float">
            <text:p>39.999697</text:p>
          </table:table-cell>
          <table:table-cell office:value-type="float" office:value="-79.586546" calcext:value-type="float">
            <text:p>-79.586546</text:p>
          </table:table-cell>
          <table:table-cell office:value-type="float" office:value="302.4" calcext:value-type="float">
            <text:p>302.4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7-27T11:20:37Z</text:p>
          </table:table-cell>
          <table:table-cell office:value-type="float" office:value="39.999729" calcext:value-type="float">
            <text:p>39.999729</text:p>
          </table:table-cell>
          <table:table-cell office:value-type="float" office:value="-79.586554" calcext:value-type="float">
            <text:p>-79.586554</text:p>
          </table:table-cell>
          <table:table-cell office:value-type="float" office:value="302.4" calcext:value-type="float">
            <text:p>302.4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27T11:20:40Z</text:p>
          </table:table-cell>
          <table:table-cell office:value-type="float" office:value="39.999758" calcext:value-type="float">
            <text:p>39.999758</text:p>
          </table:table-cell>
          <table:table-cell office:value-type="float" office:value="-79.586553" calcext:value-type="float">
            <text:p>-79.586553</text:p>
          </table:table-cell>
          <table:table-cell office:value-type="float" office:value="302.4" calcext:value-type="float">
            <text:p>302.4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7T11:20:42Z</text:p>
          </table:table-cell>
          <table:table-cell office:value-type="float" office:value="39.999786" calcext:value-type="float">
            <text:p>39.999786</text:p>
          </table:table-cell>
          <table:table-cell office:value-type="float" office:value="-79.586536" calcext:value-type="float">
            <text:p>-79.586536</text:p>
          </table:table-cell>
          <table:table-cell office:value-type="float" office:value="302.4" calcext:value-type="float">
            <text:p>302.4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7T11:20:44Z</text:p>
          </table:table-cell>
          <table:table-cell office:value-type="float" office:value="39.999835" calcext:value-type="float">
            <text:p>39.999835</text:p>
          </table:table-cell>
          <table:table-cell office:value-type="float" office:value="-79.586511" calcext:value-type="float">
            <text:p>-79.586511</text:p>
          </table:table-cell>
          <table:table-cell office:value-type="float" office:value="302.1" calcext:value-type="float">
            <text:p>302.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7T11:20:46Z</text:p>
          </table:table-cell>
          <table:table-cell office:value-type="float" office:value="39.999877" calcext:value-type="float">
            <text:p>39.999877</text:p>
          </table:table-cell>
          <table:table-cell office:value-type="float" office:value="-79.586477" calcext:value-type="float">
            <text:p>-79.586477</text:p>
          </table:table-cell>
          <table:table-cell office:value-type="float" office:value="301.8" calcext:value-type="float">
            <text:p>301.8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27T11:20:48Z</text:p>
          </table:table-cell>
          <table:table-cell office:value-type="float" office:value="39.999924" calcext:value-type="float">
            <text:p>39.999924</text:p>
          </table:table-cell>
          <table:table-cell office:value-type="float" office:value="-79.586451" calcext:value-type="float">
            <text:p>-79.586451</text:p>
          </table:table-cell>
          <table:table-cell office:value-type="float" office:value="301.7" calcext:value-type="float">
            <text:p>301.7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27T11:20:50Z</text:p>
          </table:table-cell>
          <table:table-cell office:value-type="float" office:value="39.999971" calcext:value-type="float">
            <text:p>39.999971</text:p>
          </table:table-cell>
          <table:table-cell office:value-type="float" office:value="-79.586435" calcext:value-type="float">
            <text:p>-79.586435</text:p>
          </table:table-cell>
          <table:table-cell office:value-type="float" office:value="301.6" calcext:value-type="float">
            <text:p>301.6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7-27T11:20:52Z</text:p>
          </table:table-cell>
          <table:table-cell office:value-type="float" office:value="40.000017" calcext:value-type="float">
            <text:p>40.000017</text:p>
          </table:table-cell>
          <table:table-cell office:value-type="float" office:value="-79.586412" calcext:value-type="float">
            <text:p>-79.586412</text:p>
          </table:table-cell>
          <table:table-cell office:value-type="float" office:value="301.5" calcext:value-type="float">
            <text:p>301.5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27T11:20:54Z</text:p>
          </table:table-cell>
          <table:table-cell office:value-type="float" office:value="40.000054" calcext:value-type="float">
            <text:p>40.000054</text:p>
          </table:table-cell>
          <table:table-cell office:value-type="float" office:value="-79.586398" calcext:value-type="float">
            <text:p>-79.586398</text:p>
          </table:table-cell>
          <table:table-cell office:value-type="float" office:value="301.4" calcext:value-type="float">
            <text:p>301.4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8-07-27T11:20:56Z</text:p>
          </table:table-cell>
          <table:table-cell office:value-type="float" office:value="40.000095" calcext:value-type="float">
            <text:p>40.000095</text:p>
          </table:table-cell>
          <table:table-cell office:value-type="float" office:value="-79.586392" calcext:value-type="float">
            <text:p>-79.586392</text:p>
          </table:table-cell>
          <table:table-cell office:value-type="float" office:value="301.3" calcext:value-type="float">
            <text:p>301.3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8-07-27T11:20:58Z</text:p>
          </table:table-cell>
          <table:table-cell office:value-type="float" office:value="40.000129" calcext:value-type="float">
            <text:p>40.000129</text:p>
          </table:table-cell>
          <table:table-cell office:value-type="float" office:value="-79.586394" calcext:value-type="float">
            <text:p>-79.586394</text:p>
          </table:table-cell>
          <table:table-cell office:value-type="float" office:value="301.2" calcext:value-type="float">
            <text:p>301.2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27T11:21:00Z</text:p>
          </table:table-cell>
          <table:table-cell office:value-type="float" office:value="40.00016" calcext:value-type="float">
            <text:p>40.00016</text:p>
          </table:table-cell>
          <table:table-cell office:value-type="float" office:value="-79.586399" calcext:value-type="float">
            <text:p>-79.586399</text:p>
          </table:table-cell>
          <table:table-cell office:value-type="float" office:value="301.1" calcext:value-type="float">
            <text:p>301.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27T11:21:02Z</text:p>
          </table:table-cell>
          <table:table-cell office:value-type="float" office:value="40.000186" calcext:value-type="float">
            <text:p>40.000186</text:p>
          </table:table-cell>
          <table:table-cell office:value-type="float" office:value="-79.586405" calcext:value-type="float">
            <text:p>-79.586405</text:p>
          </table:table-cell>
          <table:table-cell office:value-type="float" office:value="301.1" calcext:value-type="float">
            <text:p>301.1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7-27T11:21:05Z</text:p>
          </table:table-cell>
          <table:table-cell office:value-type="float" office:value="40.000218" calcext:value-type="float">
            <text:p>40.000218</text:p>
          </table:table-cell>
          <table:table-cell office:value-type="float" office:value="-79.586409" calcext:value-type="float">
            <text:p>-79.586409</text:p>
          </table:table-cell>
          <table:table-cell office:value-type="float" office:value="301" calcext:value-type="float">
            <text:p>301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27T11:21:09Z</text:p>
          </table:table-cell>
          <table:table-cell office:value-type="float" office:value="40.000248" calcext:value-type="float">
            <text:p>40.000248</text:p>
          </table:table-cell>
          <table:table-cell office:value-type="float" office:value="-79.586391" calcext:value-type="float">
            <text:p>-79.586391</text:p>
          </table:table-cell>
          <table:table-cell office:value-type="float" office:value="301" calcext:value-type="float">
            <text:p>301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27T11:21:13Z</text:p>
          </table:table-cell>
          <table:table-cell office:value-type="float" office:value="40.000286" calcext:value-type="float">
            <text:p>40.000286</text:p>
          </table:table-cell>
          <table:table-cell office:value-type="float" office:value="-79.586378" calcext:value-type="float">
            <text:p>-79.586378</text:p>
          </table:table-cell>
          <table:table-cell office:value-type="float" office:value="301" calcext:value-type="float">
            <text:p>3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7T11:21:15Z</text:p>
          </table:table-cell>
          <table:table-cell office:value-type="float" office:value="40.000314" calcext:value-type="float">
            <text:p>40.000314</text:p>
          </table:table-cell>
          <table:table-cell office:value-type="float" office:value="-79.586365" calcext:value-type="float">
            <text:p>-79.586365</text:p>
          </table:table-cell>
          <table:table-cell office:value-type="float" office:value="301.1" calcext:value-type="float">
            <text:p>301.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27T11:21:17Z</text:p>
          </table:table-cell>
          <table:table-cell office:value-type="float" office:value="40.000342" calcext:value-type="float">
            <text:p>40.000342</text:p>
          </table:table-cell>
          <table:table-cell office:value-type="float" office:value="-79.586351" calcext:value-type="float">
            <text:p>-79.586351</text:p>
          </table:table-cell>
          <table:table-cell office:value-type="float" office:value="301.1" calcext:value-type="float">
            <text:p>301.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27T11:21:19Z</text:p>
          </table:table-cell>
          <table:table-cell office:value-type="float" office:value="40.000374" calcext:value-type="float">
            <text:p>40.000374</text:p>
          </table:table-cell>
          <table:table-cell office:value-type="float" office:value="-79.586334" calcext:value-type="float">
            <text:p>-79.586334</text:p>
          </table:table-cell>
          <table:table-cell office:value-type="float" office:value="301.2" calcext:value-type="float">
            <text:p>301.2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8-07-27T11:21:21Z</text:p>
          </table:table-cell>
          <table:table-cell office:value-type="float" office:value="40.000403" calcext:value-type="float">
            <text:p>40.000403</text:p>
          </table:table-cell>
          <table:table-cell office:value-type="float" office:value="-79.586328" calcext:value-type="float">
            <text:p>-79.586328</text:p>
          </table:table-cell>
          <table:table-cell office:value-type="float" office:value="301.1" calcext:value-type="float">
            <text:p>301.1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7T11:21:23Z</text:p>
          </table:table-cell>
          <table:table-cell office:value-type="float" office:value="40.00044" calcext:value-type="float">
            <text:p>40.00044</text:p>
          </table:table-cell>
          <table:table-cell office:value-type="float" office:value="-79.586326" calcext:value-type="float">
            <text:p>-79.586326</text:p>
          </table:table-cell>
          <table:table-cell office:value-type="float" office:value="301.1" calcext:value-type="float">
            <text:p>301.1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7T11:21:25Z</text:p>
          </table:table-cell>
          <table:table-cell office:value-type="float" office:value="40.000483" calcext:value-type="float">
            <text:p>40.000483</text:p>
          </table:table-cell>
          <table:table-cell office:value-type="float" office:value="-79.586319" calcext:value-type="float">
            <text:p>-79.586319</text:p>
          </table:table-cell>
          <table:table-cell office:value-type="float" office:value="301" calcext:value-type="float">
            <text:p>301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7-27T11:21:27Z</text:p>
          </table:table-cell>
          <table:table-cell office:value-type="float" office:value="40.000516" calcext:value-type="float">
            <text:p>40.000516</text:p>
          </table:table-cell>
          <table:table-cell office:value-type="float" office:value="-79.586314" calcext:value-type="float">
            <text:p>-79.586314</text:p>
          </table:table-cell>
          <table:table-cell office:value-type="float" office:value="300.9" calcext:value-type="float">
            <text:p>300.9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7-27T11:21:29Z</text:p>
          </table:table-cell>
          <table:table-cell office:value-type="float" office:value="40.000546" calcext:value-type="float">
            <text:p>40.000546</text:p>
          </table:table-cell>
          <table:table-cell office:value-type="float" office:value="-79.586306" calcext:value-type="float">
            <text:p>-79.586306</text:p>
          </table:table-cell>
          <table:table-cell office:value-type="float" office:value="300.8" calcext:value-type="float">
            <text:p>300.8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8-07-27T11:21:32Z</text:p>
          </table:table-cell>
          <table:table-cell office:value-type="float" office:value="40.000582" calcext:value-type="float">
            <text:p>40.000582</text:p>
          </table:table-cell>
          <table:table-cell office:value-type="float" office:value="-79.586285" calcext:value-type="float">
            <text:p>-79.586285</text:p>
          </table:table-cell>
          <table:table-cell office:value-type="float" office:value="300.7" calcext:value-type="float">
            <text:p>300.7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8-07-27T11:21:34Z</text:p>
          </table:table-cell>
          <table:table-cell office:value-type="float" office:value="40.000613" calcext:value-type="float">
            <text:p>40.000613</text:p>
          </table:table-cell>
          <table:table-cell office:value-type="float" office:value="-79.586281" calcext:value-type="float">
            <text:p>-79.586281</text:p>
          </table:table-cell>
          <table:table-cell office:value-type="float" office:value="300.6" calcext:value-type="float">
            <text:p>300.6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2018-07-27T11:21:36Z</text:p>
          </table:table-cell>
          <table:table-cell office:value-type="float" office:value="40.000661" calcext:value-type="float">
            <text:p>40.000661</text:p>
          </table:table-cell>
          <table:table-cell office:value-type="float" office:value="-79.586279" calcext:value-type="float">
            <text:p>-79.586279</text:p>
          </table:table-cell>
          <table:table-cell office:value-type="float" office:value="300.6" calcext:value-type="float">
            <text:p>300.6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2018-07-27T11:21:38Z</text:p>
          </table:table-cell>
          <table:table-cell office:value-type="float" office:value="40.000711" calcext:value-type="float">
            <text:p>40.000711</text:p>
          </table:table-cell>
          <table:table-cell office:value-type="float" office:value="-79.586268" calcext:value-type="float">
            <text:p>-79.586268</text:p>
          </table:table-cell>
          <table:table-cell office:value-type="float" office:value="300.5" calcext:value-type="float">
            <text:p>300.5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8-07-27T11:21:40Z</text:p>
          </table:table-cell>
          <table:table-cell office:value-type="float" office:value="40.000749" calcext:value-type="float">
            <text:p>40.000749</text:p>
          </table:table-cell>
          <table:table-cell office:value-type="float" office:value="-79.586246" calcext:value-type="float">
            <text:p>-79.586246</text:p>
          </table:table-cell>
          <table:table-cell office:value-type="float" office:value="300.4" calcext:value-type="float">
            <text:p>300.4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7T11:21:42Z</text:p>
          </table:table-cell>
          <table:table-cell office:value-type="float" office:value="40.000792" calcext:value-type="float">
            <text:p>40.000792</text:p>
          </table:table-cell>
          <table:table-cell office:value-type="float" office:value="-79.586221" calcext:value-type="float">
            <text:p>-79.586221</text:p>
          </table:table-cell>
          <table:table-cell office:value-type="float" office:value="300.4" calcext:value-type="float">
            <text:p>300.4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27T11:21:43Z</text:p>
          </table:table-cell>
          <table:table-cell office:value-type="float" office:value="40.00082" calcext:value-type="float">
            <text:p>40.00082</text:p>
          </table:table-cell>
          <table:table-cell office:value-type="float" office:value="-79.586219" calcext:value-type="float">
            <text:p>-79.586219</text:p>
          </table:table-cell>
          <table:table-cell office:value-type="float" office:value="300.3" calcext:value-type="float">
            <text:p>300.3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7T11:21:44Z</text:p>
          </table:table-cell>
          <table:table-cell office:value-type="float" office:value="40.00085" calcext:value-type="float">
            <text:p>40.00085</text:p>
          </table:table-cell>
          <table:table-cell office:value-type="float" office:value="-79.586222" calcext:value-type="float">
            <text:p>-79.586222</text:p>
          </table:table-cell>
          <table:table-cell office:value-type="float" office:value="300.3" calcext:value-type="float">
            <text:p>300.3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27T11:21:46Z</text:p>
          </table:table-cell>
          <table:table-cell office:value-type="float" office:value="40.000899" calcext:value-type="float">
            <text:p>40.000899</text:p>
          </table:table-cell>
          <table:table-cell office:value-type="float" office:value="-79.586218" calcext:value-type="float">
            <text:p>-79.586218</text:p>
          </table:table-cell>
          <table:table-cell office:value-type="float" office:value="300.3" calcext:value-type="float">
            <text:p>300.3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7-27T11:21:47Z</text:p>
          </table:table-cell>
          <table:table-cell office:value-type="float" office:value="40.000926" calcext:value-type="float">
            <text:p>40.000926</text:p>
          </table:table-cell>
          <table:table-cell office:value-type="float" office:value="-79.586211" calcext:value-type="float">
            <text:p>-79.586211</text:p>
          </table:table-cell>
          <table:table-cell office:value-type="float" office:value="300.3" calcext:value-type="float">
            <text:p>300.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27T11:21:49Z</text:p>
          </table:table-cell>
          <table:table-cell office:value-type="float" office:value="40.000974" calcext:value-type="float">
            <text:p>40.000974</text:p>
          </table:table-cell>
          <table:table-cell office:value-type="float" office:value="-79.586203" calcext:value-type="float">
            <text:p>-79.586203</text:p>
          </table:table-cell>
          <table:table-cell office:value-type="float" office:value="300.3" calcext:value-type="float">
            <text:p>300.3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8-07-27T11:21:51Z</text:p>
          </table:table-cell>
          <table:table-cell office:value-type="float" office:value="40.001024" calcext:value-type="float">
            <text:p>40.001024</text:p>
          </table:table-cell>
          <table:table-cell office:value-type="float" office:value="-79.586181" calcext:value-type="float">
            <text:p>-79.586181</text:p>
          </table:table-cell>
          <table:table-cell office:value-type="float" office:value="300.3" calcext:value-type="float">
            <text:p>300.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018-07-27T11:21:52Z</text:p>
          </table:table-cell>
          <table:table-cell office:value-type="float" office:value="40.001049" calcext:value-type="float">
            <text:p>40.001049</text:p>
          </table:table-cell>
          <table:table-cell office:value-type="float" office:value="-79.586165" calcext:value-type="float">
            <text:p>-79.586165</text:p>
          </table:table-cell>
          <table:table-cell office:value-type="float" office:value="300.3" calcext:value-type="float">
            <text:p>300.3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8-07-27T11:21:54Z</text:p>
          </table:table-cell>
          <table:table-cell office:value-type="float" office:value="40.001101" calcext:value-type="float">
            <text:p>40.001101</text:p>
          </table:table-cell>
          <table:table-cell office:value-type="float" office:value="-79.586139" calcext:value-type="float">
            <text:p>-79.586139</text:p>
          </table:table-cell>
          <table:table-cell office:value-type="float" office:value="300.3" calcext:value-type="float">
            <text:p>300.3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2018-07-27T11:21:56Z</text:p>
          </table:table-cell>
          <table:table-cell office:value-type="float" office:value="40.00115" calcext:value-type="float">
            <text:p>40.00115</text:p>
          </table:table-cell>
          <table:table-cell office:value-type="float" office:value="-79.586124" calcext:value-type="float">
            <text:p>-79.586124</text:p>
          </table:table-cell>
          <table:table-cell office:value-type="float" office:value="300.4" calcext:value-type="float">
            <text:p>300.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2018-07-27T11:21:57Z</text:p>
          </table:table-cell>
          <table:table-cell office:value-type="float" office:value="40.001176" calcext:value-type="float">
            <text:p>40.001176</text:p>
          </table:table-cell>
          <table:table-cell office:value-type="float" office:value="-79.586116" calcext:value-type="float">
            <text:p>-79.586116</text:p>
          </table:table-cell>
          <table:table-cell office:value-type="float" office:value="300.5" calcext:value-type="float">
            <text:p>300.5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2018-07-27T11:21:58Z</text:p>
          </table:table-cell>
          <table:table-cell office:value-type="float" office:value="40.001204" calcext:value-type="float">
            <text:p>40.001204</text:p>
          </table:table-cell>
          <table:table-cell office:value-type="float" office:value="-79.586109" calcext:value-type="float">
            <text:p>-79.586109</text:p>
          </table:table-cell>
          <table:table-cell office:value-type="float" office:value="300.6" calcext:value-type="float">
            <text:p>300.6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2018-07-27T11:21:59Z</text:p>
          </table:table-cell>
          <table:table-cell office:value-type="float" office:value="40.001232" calcext:value-type="float">
            <text:p>40.001232</text:p>
          </table:table-cell>
          <table:table-cell office:value-type="float" office:value="-79.586101" calcext:value-type="float">
            <text:p>-79.586101</text:p>
          </table:table-cell>
          <table:table-cell office:value-type="float" office:value="300.5" calcext:value-type="float">
            <text:p>300.5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2018-07-27T11:22:01Z</text:p>
          </table:table-cell>
          <table:table-cell office:value-type="float" office:value="40.001274" calcext:value-type="float">
            <text:p>40.001274</text:p>
          </table:table-cell>
          <table:table-cell office:value-type="float" office:value="-79.586085" calcext:value-type="float">
            <text:p>-79.586085</text:p>
          </table:table-cell>
          <table:table-cell office:value-type="float" office:value="300.4" calcext:value-type="float">
            <text:p>300.4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2018-07-27T11:22:03Z</text:p>
          </table:table-cell>
          <table:table-cell office:value-type="float" office:value="40.001313" calcext:value-type="float">
            <text:p>40.001313</text:p>
          </table:table-cell>
          <table:table-cell office:value-type="float" office:value="-79.586065" calcext:value-type="float">
            <text:p>-79.586065</text:p>
          </table:table-cell>
          <table:table-cell office:value-type="float" office:value="300.3" calcext:value-type="float">
            <text:p>300.3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2018-07-27T11:22:05Z</text:p>
          </table:table-cell>
          <table:table-cell office:value-type="float" office:value="40.001356" calcext:value-type="float">
            <text:p>40.001356</text:p>
          </table:table-cell>
          <table:table-cell office:value-type="float" office:value="-79.586044" calcext:value-type="float">
            <text:p>-79.586044</text:p>
          </table:table-cell>
          <table:table-cell office:value-type="float" office:value="300.3" calcext:value-type="float">
            <text:p>300.3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2018-07-27T11:22:07Z</text:p>
          </table:table-cell>
          <table:table-cell office:value-type="float" office:value="40.00141" calcext:value-type="float">
            <text:p>40.00141</text:p>
          </table:table-cell>
          <table:table-cell office:value-type="float" office:value="-79.586032" calcext:value-type="float">
            <text:p>-79.586032</text:p>
          </table:table-cell>
          <table:table-cell office:value-type="float" office:value="300.4" calcext:value-type="float">
            <text:p>300.4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2018-07-27T11:22:08Z</text:p>
          </table:table-cell>
          <table:table-cell office:value-type="float" office:value="40.001443" calcext:value-type="float">
            <text:p>40.001443</text:p>
          </table:table-cell>
          <table:table-cell office:value-type="float" office:value="-79.58603" calcext:value-type="float">
            <text:p>-79.58603</text:p>
          </table:table-cell>
          <table:table-cell office:value-type="float" office:value="300.5" calcext:value-type="float">
            <text:p>300.5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2018-07-27T11:22:09Z</text:p>
          </table:table-cell>
          <table:table-cell office:value-type="float" office:value="40.001472" calcext:value-type="float">
            <text:p>40.001472</text:p>
          </table:table-cell>
          <table:table-cell office:value-type="float" office:value="-79.586032" calcext:value-type="float">
            <text:p>-79.586032</text:p>
          </table:table-cell>
          <table:table-cell office:value-type="float" office:value="300.6" calcext:value-type="float">
            <text:p>300.6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2018-07-27T11:22:11Z</text:p>
          </table:table-cell>
          <table:table-cell office:value-type="float" office:value="40.001517" calcext:value-type="float">
            <text:p>40.001517</text:p>
          </table:table-cell>
          <table:table-cell office:value-type="float" office:value="-79.586043" calcext:value-type="float">
            <text:p>-79.586043</text:p>
          </table:table-cell>
          <table:table-cell office:value-type="float" office:value="300.5" calcext:value-type="float">
            <text:p>300.5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2018-07-27T11:22:13Z</text:p>
          </table:table-cell>
          <table:table-cell office:value-type="float" office:value="40.001551" calcext:value-type="float">
            <text:p>40.001551</text:p>
          </table:table-cell>
          <table:table-cell office:value-type="float" office:value="-79.58606" calcext:value-type="float">
            <text:p>-79.58606</text:p>
          </table:table-cell>
          <table:table-cell office:value-type="float" office:value="300.5" calcext:value-type="float">
            <text:p>300.5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2018-07-27T11:22:15Z</text:p>
          </table:table-cell>
          <table:table-cell office:value-type="float" office:value="40.001583" calcext:value-type="float">
            <text:p>40.001583</text:p>
          </table:table-cell>
          <table:table-cell office:value-type="float" office:value="-79.586079" calcext:value-type="float">
            <text:p>-79.586079</text:p>
          </table:table-cell>
          <table:table-cell office:value-type="float" office:value="300.4" calcext:value-type="float">
            <text:p>300.4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2018-07-27T11:22:18Z</text:p>
          </table:table-cell>
          <table:table-cell office:value-type="float" office:value="40.001624" calcext:value-type="float">
            <text:p>40.001624</text:p>
          </table:table-cell>
          <table:table-cell office:value-type="float" office:value="-79.586075" calcext:value-type="float">
            <text:p>-79.586075</text:p>
          </table:table-cell>
          <table:table-cell office:value-type="float" office:value="300.3" calcext:value-type="float">
            <text:p>300.3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2018-07-27T11:22:20Z</text:p>
          </table:table-cell>
          <table:table-cell office:value-type="float" office:value="40.001664" calcext:value-type="float">
            <text:p>40.001664</text:p>
          </table:table-cell>
          <table:table-cell office:value-type="float" office:value="-79.586069" calcext:value-type="float">
            <text:p>-79.586069</text:p>
          </table:table-cell>
          <table:table-cell office:value-type="float" office:value="300.4" calcext:value-type="float">
            <text:p>300.4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2018-07-27T11:22:22Z</text:p>
          </table:table-cell>
          <table:table-cell office:value-type="float" office:value="40.001702" calcext:value-type="float">
            <text:p>40.001702</text:p>
          </table:table-cell>
          <table:table-cell office:value-type="float" office:value="-79.586075" calcext:value-type="float">
            <text:p>-79.586075</text:p>
          </table:table-cell>
          <table:table-cell office:value-type="float" office:value="300.4" calcext:value-type="float">
            <text:p>300.4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2018-07-27T11:22:24Z</text:p>
          </table:table-cell>
          <table:table-cell office:value-type="float" office:value="40.001729" calcext:value-type="float">
            <text:p>40.001729</text:p>
          </table:table-cell>
          <table:table-cell office:value-type="float" office:value="-79.586084" calcext:value-type="float">
            <text:p>-79.586084</text:p>
          </table:table-cell>
          <table:table-cell office:value-type="float" office:value="300.4" calcext:value-type="float">
            <text:p>300.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2018-07-27T11:22:27Z</text:p>
          </table:table-cell>
          <table:table-cell office:value-type="float" office:value="40.001764" calcext:value-type="float">
            <text:p>40.001764</text:p>
          </table:table-cell>
          <table:table-cell office:value-type="float" office:value="-79.586084" calcext:value-type="float">
            <text:p>-79.586084</text:p>
          </table:table-cell>
          <table:table-cell office:value-type="float" office:value="300.4" calcext:value-type="float">
            <text:p>300.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2018-07-27T11:22:29Z</text:p>
          </table:table-cell>
          <table:table-cell office:value-type="float" office:value="40.001796" calcext:value-type="float">
            <text:p>40.001796</text:p>
          </table:table-cell>
          <table:table-cell office:value-type="float" office:value="-79.586085" calcext:value-type="float">
            <text:p>-79.586085</text:p>
          </table:table-cell>
          <table:table-cell office:value-type="float" office:value="300.4" calcext:value-type="float">
            <text:p>300.4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2018-07-27T11:22:31Z</text:p>
          </table:table-cell>
          <table:table-cell office:value-type="float" office:value="40.001827" calcext:value-type="float">
            <text:p>40.001827</text:p>
          </table:table-cell>
          <table:table-cell office:value-type="float" office:value="-79.586089" calcext:value-type="float">
            <text:p>-79.586089</text:p>
          </table:table-cell>
          <table:table-cell office:value-type="float" office:value="300.4" calcext:value-type="float">
            <text:p>300.4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2018-07-27T11:22:33Z</text:p>
          </table:table-cell>
          <table:table-cell office:value-type="float" office:value="40.001857" calcext:value-type="float">
            <text:p>40.001857</text:p>
          </table:table-cell>
          <table:table-cell office:value-type="float" office:value="-79.586112" calcext:value-type="float">
            <text:p>-79.586112</text:p>
          </table:table-cell>
          <table:table-cell office:value-type="float" office:value="300.3" calcext:value-type="float">
            <text:p>300.3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2018-07-27T11:22:35Z</text:p>
          </table:table-cell>
          <table:table-cell office:value-type="float" office:value="40.001877" calcext:value-type="float">
            <text:p>40.001877</text:p>
          </table:table-cell>
          <table:table-cell office:value-type="float" office:value="-79.586148" calcext:value-type="float">
            <text:p>-79.586148</text:p>
          </table:table-cell>
          <table:table-cell office:value-type="float" office:value="300.1" calcext:value-type="float">
            <text:p>300.1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2018-07-27T11:22:37Z</text:p>
          </table:table-cell>
          <table:table-cell office:value-type="float" office:value="40.001883" calcext:value-type="float">
            <text:p>40.001883</text:p>
          </table:table-cell>
          <table:table-cell office:value-type="float" office:value="-79.586187" calcext:value-type="float">
            <text:p>-79.586187</text:p>
          </table:table-cell>
          <table:table-cell office:value-type="float" office:value="300" calcext:value-type="float">
            <text:p>300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2018-07-27T11:22:39Z</text:p>
          </table:table-cell>
          <table:table-cell office:value-type="float" office:value="40.001882" calcext:value-type="float">
            <text:p>40.001882</text:p>
          </table:table-cell>
          <table:table-cell office:value-type="float" office:value="-79.586235" calcext:value-type="float">
            <text:p>-79.586235</text:p>
          </table:table-cell>
          <table:table-cell office:value-type="float" office:value="299.9" calcext:value-type="float">
            <text:p>299.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2018-07-27T11:22:41Z</text:p>
          </table:table-cell>
          <table:table-cell office:value-type="float" office:value="40.00188" calcext:value-type="float">
            <text:p>40.00188</text:p>
          </table:table-cell>
          <table:table-cell office:value-type="float" office:value="-79.586283" calcext:value-type="float">
            <text:p>-79.586283</text:p>
          </table:table-cell>
          <table:table-cell office:value-type="float" office:value="299.8" calcext:value-type="float">
            <text:p>299.8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8-07-27T11:22:43Z</text:p>
          </table:table-cell>
          <table:table-cell office:value-type="float" office:value="40.001887" calcext:value-type="float">
            <text:p>40.001887</text:p>
          </table:table-cell>
          <table:table-cell office:value-type="float" office:value="-79.586324" calcext:value-type="float">
            <text:p>-79.586324</text:p>
          </table:table-cell>
          <table:table-cell office:value-type="float" office:value="299.7" calcext:value-type="float">
            <text:p>299.7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018-07-27T11:22:45Z</text:p>
          </table:table-cell>
          <table:table-cell office:value-type="float" office:value="40.001892" calcext:value-type="float">
            <text:p>40.001892</text:p>
          </table:table-cell>
          <table:table-cell office:value-type="float" office:value="-79.586361" calcext:value-type="float">
            <text:p>-79.586361</text:p>
          </table:table-cell>
          <table:table-cell office:value-type="float" office:value="299.6" calcext:value-type="float">
            <text:p>299.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8-07-27T11:22:48Z</text:p>
          </table:table-cell>
          <table:table-cell office:value-type="float" office:value="40.001887" calcext:value-type="float">
            <text:p>40.001887</text:p>
          </table:table-cell>
          <table:table-cell office:value-type="float" office:value="-79.586412" calcext:value-type="float">
            <text:p>-79.586412</text:p>
          </table:table-cell>
          <table:table-cell office:value-type="float" office:value="299.5" calcext:value-type="float">
            <text:p>299.5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27T11:22:50Z</text:p>
          </table:table-cell>
          <table:table-cell office:value-type="float" office:value="40.001888" calcext:value-type="float">
            <text:p>40.001888</text:p>
          </table:table-cell>
          <table:table-cell office:value-type="float" office:value="-79.586449" calcext:value-type="float">
            <text:p>-79.586449</text:p>
          </table:table-cell>
          <table:table-cell office:value-type="float" office:value="299.5" calcext:value-type="float">
            <text:p>299.5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27T11:22:52Z</text:p>
          </table:table-cell>
          <table:table-cell office:value-type="float" office:value="40.001891" calcext:value-type="float">
            <text:p>40.001891</text:p>
          </table:table-cell>
          <table:table-cell office:value-type="float" office:value="-79.586485" calcext:value-type="float">
            <text:p>-79.586485</text:p>
          </table:table-cell>
          <table:table-cell office:value-type="float" office:value="299.4" calcext:value-type="float">
            <text:p>299.4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7-27T11:22:54Z</text:p>
          </table:table-cell>
          <table:table-cell office:value-type="float" office:value="40.00189" calcext:value-type="float">
            <text:p>40.00189</text:p>
          </table:table-cell>
          <table:table-cell office:value-type="float" office:value="-79.586522" calcext:value-type="float">
            <text:p>-79.586522</text:p>
          </table:table-cell>
          <table:table-cell office:value-type="float" office:value="299.3" calcext:value-type="float">
            <text:p>299.3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27T11:22:56Z</text:p>
          </table:table-cell>
          <table:table-cell office:value-type="float" office:value="40.001896" calcext:value-type="float">
            <text:p>40.001896</text:p>
          </table:table-cell>
          <table:table-cell office:value-type="float" office:value="-79.586557" calcext:value-type="float">
            <text:p>-79.586557</text:p>
          </table:table-cell>
          <table:table-cell office:value-type="float" office:value="299.3" calcext:value-type="float">
            <text:p>299.3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27T11:22:58Z</text:p>
          </table:table-cell>
          <table:table-cell office:value-type="float" office:value="40.001899" calcext:value-type="float">
            <text:p>40.001899</text:p>
          </table:table-cell>
          <table:table-cell office:value-type="float" office:value="-79.586593" calcext:value-type="float">
            <text:p>-79.586593</text:p>
          </table:table-cell>
          <table:table-cell office:value-type="float" office:value="299.2" calcext:value-type="float">
            <text:p>299.2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27T11:23:01Z</text:p>
          </table:table-cell>
          <table:table-cell office:value-type="float" office:value="40.001897" calcext:value-type="float">
            <text:p>40.001897</text:p>
          </table:table-cell>
          <table:table-cell office:value-type="float" office:value="-79.586642" calcext:value-type="float">
            <text:p>-79.586642</text:p>
          </table:table-cell>
          <table:table-cell office:value-type="float" office:value="299.1" calcext:value-type="float">
            <text:p>299.1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27T11:23:03Z</text:p>
          </table:table-cell>
          <table:table-cell office:value-type="float" office:value="40.001893" calcext:value-type="float">
            <text:p>40.001893</text:p>
          </table:table-cell>
          <table:table-cell office:value-type="float" office:value="-79.58668" calcext:value-type="float">
            <text:p>-79.58668</text:p>
          </table:table-cell>
          <table:table-cell office:value-type="float" office:value="299" calcext:value-type="float">
            <text:p>299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27T11:23:05Z</text:p>
          </table:table-cell>
          <table:table-cell office:value-type="float" office:value="40.00189" calcext:value-type="float">
            <text:p>40.00189</text:p>
          </table:table-cell>
          <table:table-cell office:value-type="float" office:value="-79.586724" calcext:value-type="float">
            <text:p>-79.586724</text:p>
          </table:table-cell>
          <table:table-cell office:value-type="float" office:value="298.8" calcext:value-type="float">
            <text:p>298.8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27T11:23:07Z</text:p>
          </table:table-cell>
          <table:table-cell office:value-type="float" office:value="40.001893" calcext:value-type="float">
            <text:p>40.001893</text:p>
          </table:table-cell>
          <table:table-cell office:value-type="float" office:value="-79.586771" calcext:value-type="float">
            <text:p>-79.586771</text:p>
          </table:table-cell>
          <table:table-cell office:value-type="float" office:value="298.7" calcext:value-type="float">
            <text:p>298.7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27T11:23:09Z</text:p>
          </table:table-cell>
          <table:table-cell office:value-type="float" office:value="40.001903" calcext:value-type="float">
            <text:p>40.001903</text:p>
          </table:table-cell>
          <table:table-cell office:value-type="float" office:value="-79.58682" calcext:value-type="float">
            <text:p>-79.58682</text:p>
          </table:table-cell>
          <table:table-cell office:value-type="float" office:value="298.6" calcext:value-type="float">
            <text:p>298.6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27T11:23:11Z</text:p>
          </table:table-cell>
          <table:table-cell office:value-type="float" office:value="40.001917" calcext:value-type="float">
            <text:p>40.001917</text:p>
          </table:table-cell>
          <table:table-cell office:value-type="float" office:value="-79.586871" calcext:value-type="float">
            <text:p>-79.586871</text:p>
          </table:table-cell>
          <table:table-cell office:value-type="float" office:value="298.5" calcext:value-type="float">
            <text:p>298.5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27T11:23:13Z</text:p>
          </table:table-cell>
          <table:table-cell office:value-type="float" office:value="40.001928" calcext:value-type="float">
            <text:p>40.001928</text:p>
          </table:table-cell>
          <table:table-cell office:value-type="float" office:value="-79.586908" calcext:value-type="float">
            <text:p>-79.586908</text:p>
          </table:table-cell>
          <table:table-cell office:value-type="float" office:value="298.4" calcext:value-type="float">
            <text:p>298.4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7T11:23:16Z</text:p>
          </table:table-cell>
          <table:table-cell office:value-type="float" office:value="40.001911" calcext:value-type="float">
            <text:p>40.001911</text:p>
          </table:table-cell>
          <table:table-cell office:value-type="float" office:value="-79.586958" calcext:value-type="float">
            <text:p>-79.586958</text:p>
          </table:table-cell>
          <table:table-cell office:value-type="float" office:value="298.3" calcext:value-type="float">
            <text:p>298.3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27T11:23:18Z</text:p>
          </table:table-cell>
          <table:table-cell office:value-type="float" office:value="40.001875" calcext:value-type="float">
            <text:p>40.001875</text:p>
          </table:table-cell>
          <table:table-cell office:value-type="float" office:value="-79.586975" calcext:value-type="float">
            <text:p>-79.586975</text:p>
          </table:table-cell>
          <table:table-cell office:value-type="float" office:value="298.3" calcext:value-type="float">
            <text:p>298.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8-07-27T11:23:20Z</text:p>
          </table:table-cell>
          <table:table-cell office:value-type="float" office:value="40.001845" calcext:value-type="float">
            <text:p>40.001845</text:p>
          </table:table-cell>
          <table:table-cell office:value-type="float" office:value="-79.586978" calcext:value-type="float">
            <text:p>-79.586978</text:p>
          </table:table-cell>
          <table:table-cell office:value-type="float" office:value="298.4" calcext:value-type="float">
            <text:p>298.4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7-27T11:23:22Z</text:p>
          </table:table-cell>
          <table:table-cell office:value-type="float" office:value="40.001815" calcext:value-type="float">
            <text:p>40.001815</text:p>
          </table:table-cell>
          <table:table-cell office:value-type="float" office:value="-79.586973" calcext:value-type="float">
            <text:p>-79.586973</text:p>
          </table:table-cell>
          <table:table-cell office:value-type="float" office:value="298.4" calcext:value-type="float">
            <text:p>298.4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8-07-27T11:23:24Z</text:p>
          </table:table-cell>
          <table:table-cell office:value-type="float" office:value="40.001783" calcext:value-type="float">
            <text:p>40.001783</text:p>
          </table:table-cell>
          <table:table-cell office:value-type="float" office:value="-79.586964" calcext:value-type="float">
            <text:p>-79.586964</text:p>
          </table:table-cell>
          <table:table-cell office:value-type="float" office:value="298.5" calcext:value-type="float">
            <text:p>298.5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2018-07-27T11:23:26Z</text:p>
          </table:table-cell>
          <table:table-cell office:value-type="float" office:value="40.001756" calcext:value-type="float">
            <text:p>40.001756</text:p>
          </table:table-cell>
          <table:table-cell office:value-type="float" office:value="-79.586965" calcext:value-type="float">
            <text:p>-79.586965</text:p>
          </table:table-cell>
          <table:table-cell office:value-type="float" office:value="298.5" calcext:value-type="float">
            <text:p>298.5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2018-07-27T11:23:29Z</text:p>
          </table:table-cell>
          <table:table-cell office:value-type="float" office:value="40.001717" calcext:value-type="float">
            <text:p>40.001717</text:p>
          </table:table-cell>
          <table:table-cell office:value-type="float" office:value="-79.586974" calcext:value-type="float">
            <text:p>-79.586974</text:p>
          </table:table-cell>
          <table:table-cell office:value-type="float" office:value="298.5" calcext:value-type="float">
            <text:p>298.5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2018-07-27T11:23:32Z</text:p>
          </table:table-cell>
          <table:table-cell office:value-type="float" office:value="40.001685" calcext:value-type="float">
            <text:p>40.001685</text:p>
          </table:table-cell>
          <table:table-cell office:value-type="float" office:value="-79.586986" calcext:value-type="float">
            <text:p>-79.586986</text:p>
          </table:table-cell>
          <table:table-cell office:value-type="float" office:value="298.4" calcext:value-type="float">
            <text:p>298.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2018-07-27T11:23:34Z</text:p>
          </table:table-cell>
          <table:table-cell office:value-type="float" office:value="40.00166" calcext:value-type="float">
            <text:p>40.00166</text:p>
          </table:table-cell>
          <table:table-cell office:value-type="float" office:value="-79.587004" calcext:value-type="float">
            <text:p>-79.587004</text:p>
          </table:table-cell>
          <table:table-cell office:value-type="float" office:value="298.3" calcext:value-type="float">
            <text:p>298.3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2018-07-27T11:23:37Z</text:p>
          </table:table-cell>
          <table:table-cell office:value-type="float" office:value="40.001623" calcext:value-type="float">
            <text:p>40.001623</text:p>
          </table:table-cell>
          <table:table-cell office:value-type="float" office:value="-79.587021" calcext:value-type="float">
            <text:p>-79.587021</text:p>
          </table:table-cell>
          <table:table-cell office:value-type="float" office:value="298.2" calcext:value-type="float">
            <text:p>298.2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2018-07-27T11:23:39Z</text:p>
          </table:table-cell>
          <table:table-cell office:value-type="float" office:value="40.001583" calcext:value-type="float">
            <text:p>40.001583</text:p>
          </table:table-cell>
          <table:table-cell office:value-type="float" office:value="-79.587032" calcext:value-type="float">
            <text:p>-79.587032</text:p>
          </table:table-cell>
          <table:table-cell office:value-type="float" office:value="298.2" calcext:value-type="float">
            <text:p>298.2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2018-07-27T11:23:41Z</text:p>
          </table:table-cell>
          <table:table-cell office:value-type="float" office:value="40.001549" calcext:value-type="float">
            <text:p>40.001549</text:p>
          </table:table-cell>
          <table:table-cell office:value-type="float" office:value="-79.58704" calcext:value-type="float">
            <text:p>-79.58704</text:p>
          </table:table-cell>
          <table:table-cell office:value-type="float" office:value="298.1" calcext:value-type="float">
            <text:p>298.1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2018-07-27T11:23:43Z</text:p>
          </table:table-cell>
          <table:table-cell office:value-type="float" office:value="40.00151" calcext:value-type="float">
            <text:p>40.00151</text:p>
          </table:table-cell>
          <table:table-cell office:value-type="float" office:value="-79.587054" calcext:value-type="float">
            <text:p>-79.587054</text:p>
          </table:table-cell>
          <table:table-cell office:value-type="float" office:value="297.9" calcext:value-type="float">
            <text:p>297.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8-07-27T11:23:45Z</text:p>
          </table:table-cell>
          <table:table-cell office:value-type="float" office:value="40.001469" calcext:value-type="float">
            <text:p>40.001469</text:p>
          </table:table-cell>
          <table:table-cell office:value-type="float" office:value="-79.587072" calcext:value-type="float">
            <text:p>-79.587072</text:p>
          </table:table-cell>
          <table:table-cell office:value-type="float" office:value="298" calcext:value-type="float">
            <text:p>298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8-07-27T11:23:47Z</text:p>
          </table:table-cell>
          <table:table-cell office:value-type="float" office:value="40.00144" calcext:value-type="float">
            <text:p>40.00144</text:p>
          </table:table-cell>
          <table:table-cell office:value-type="float" office:value="-79.587089" calcext:value-type="float">
            <text:p>-79.587089</text:p>
          </table:table-cell>
          <table:table-cell office:value-type="float" office:value="298" calcext:value-type="float">
            <text:p>298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8-07-27T11:23:50Z</text:p>
          </table:table-cell>
          <table:table-cell office:value-type="float" office:value="40.001406" calcext:value-type="float">
            <text:p>40.001406</text:p>
          </table:table-cell>
          <table:table-cell office:value-type="float" office:value="-79.587111" calcext:value-type="float">
            <text:p>-79.587111</text:p>
          </table:table-cell>
          <table:table-cell office:value-type="float" office:value="298.1" calcext:value-type="float">
            <text:p>298.1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8-07-27T11:23:52Z</text:p>
          </table:table-cell>
          <table:table-cell office:value-type="float" office:value="40.001366" calcext:value-type="float">
            <text:p>40.001366</text:p>
          </table:table-cell>
          <table:table-cell office:value-type="float" office:value="-79.587127" calcext:value-type="float">
            <text:p>-79.587127</text:p>
          </table:table-cell>
          <table:table-cell office:value-type="float" office:value="298.2" calcext:value-type="float">
            <text:p>298.2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8-07-27T11:23:54Z</text:p>
          </table:table-cell>
          <table:table-cell office:value-type="float" office:value="40.001332" calcext:value-type="float">
            <text:p>40.001332</text:p>
          </table:table-cell>
          <table:table-cell office:value-type="float" office:value="-79.58713" calcext:value-type="float">
            <text:p>-79.58713</text:p>
          </table:table-cell>
          <table:table-cell office:value-type="float" office:value="298.3" calcext:value-type="float">
            <text:p>298.3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8-07-27T11:23:56Z</text:p>
          </table:table-cell>
          <table:table-cell office:value-type="float" office:value="40.001296" calcext:value-type="float">
            <text:p>40.001296</text:p>
          </table:table-cell>
          <table:table-cell office:value-type="float" office:value="-79.587132" calcext:value-type="float">
            <text:p>-79.587132</text:p>
          </table:table-cell>
          <table:table-cell office:value-type="float" office:value="298.3" calcext:value-type="float">
            <text:p>298.3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8-07-27T11:23:58Z</text:p>
          </table:table-cell>
          <table:table-cell office:value-type="float" office:value="40.001268" calcext:value-type="float">
            <text:p>40.001268</text:p>
          </table:table-cell>
          <table:table-cell office:value-type="float" office:value="-79.587141" calcext:value-type="float">
            <text:p>-79.587141</text:p>
          </table:table-cell>
          <table:table-cell office:value-type="float" office:value="298.4" calcext:value-type="float">
            <text:p>298.4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7-27T11:24:00Z</text:p>
          </table:table-cell>
          <table:table-cell office:value-type="float" office:value="40.001239" calcext:value-type="float">
            <text:p>40.001239</text:p>
          </table:table-cell>
          <table:table-cell office:value-type="float" office:value="-79.587155" calcext:value-type="float">
            <text:p>-79.587155</text:p>
          </table:table-cell>
          <table:table-cell office:value-type="float" office:value="298.4" calcext:value-type="float">
            <text:p>298.4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7-27T11:24:03Z</text:p>
          </table:table-cell>
          <table:table-cell office:value-type="float" office:value="40.001203" calcext:value-type="float">
            <text:p>40.001203</text:p>
          </table:table-cell>
          <table:table-cell office:value-type="float" office:value="-79.587181" calcext:value-type="float">
            <text:p>-79.587181</text:p>
          </table:table-cell>
          <table:table-cell office:value-type="float" office:value="298.5" calcext:value-type="float">
            <text:p>298.5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8-07-27T11:24:05Z</text:p>
          </table:table-cell>
          <table:table-cell office:value-type="float" office:value="40.001172" calcext:value-type="float">
            <text:p>40.001172</text:p>
          </table:table-cell>
          <table:table-cell office:value-type="float" office:value="-79.587185" calcext:value-type="float">
            <text:p>-79.587185</text:p>
          </table:table-cell>
          <table:table-cell office:value-type="float" office:value="298.6" calcext:value-type="float">
            <text:p>298.6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8-07-27T11:24:07Z</text:p>
          </table:table-cell>
          <table:table-cell office:value-type="float" office:value="40.001121" calcext:value-type="float">
            <text:p>40.001121</text:p>
          </table:table-cell>
          <table:table-cell office:value-type="float" office:value="-79.587199" calcext:value-type="float">
            <text:p>-79.587199</text:p>
          </table:table-cell>
          <table:table-cell office:value-type="float" office:value="298.7" calcext:value-type="float">
            <text:p>298.7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8-07-27T11:24:08Z</text:p>
          </table:table-cell>
          <table:table-cell office:value-type="float" office:value="40.001093" calcext:value-type="float">
            <text:p>40.001093</text:p>
          </table:table-cell>
          <table:table-cell office:value-type="float" office:value="-79.587211" calcext:value-type="float">
            <text:p>-79.587211</text:p>
          </table:table-cell>
          <table:table-cell office:value-type="float" office:value="298.7" calcext:value-type="float">
            <text:p>298.7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7-27T11:24:09Z</text:p>
          </table:table-cell>
          <table:table-cell office:value-type="float" office:value="40.001063" calcext:value-type="float">
            <text:p>40.001063</text:p>
          </table:table-cell>
          <table:table-cell office:value-type="float" office:value="-79.587215" calcext:value-type="float">
            <text:p>-79.587215</text:p>
          </table:table-cell>
          <table:table-cell office:value-type="float" office:value="298.8" calcext:value-type="float">
            <text:p>298.8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7T11:24:10Z</text:p>
          </table:table-cell>
          <table:table-cell office:value-type="float" office:value="40.001034" calcext:value-type="float">
            <text:p>40.001034</text:p>
          </table:table-cell>
          <table:table-cell office:value-type="float" office:value="-79.587218" calcext:value-type="float">
            <text:p>-79.587218</text:p>
          </table:table-cell>
          <table:table-cell office:value-type="float" office:value="298.8" calcext:value-type="float">
            <text:p>298.8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8-07-27T11:24:12Z</text:p>
          </table:table-cell>
          <table:table-cell office:value-type="float" office:value="40.000984" calcext:value-type="float">
            <text:p>40.000984</text:p>
          </table:table-cell>
          <table:table-cell office:value-type="float" office:value="-79.587226" calcext:value-type="float">
            <text:p>-79.587226</text:p>
          </table:table-cell>
          <table:table-cell office:value-type="float" office:value="298.9" calcext:value-type="float">
            <text:p>298.9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27T11:24:13Z</text:p>
          </table:table-cell>
          <table:table-cell office:value-type="float" office:value="40.000958" calcext:value-type="float">
            <text:p>40.000958</text:p>
          </table:table-cell>
          <table:table-cell office:value-type="float" office:value="-79.587235" calcext:value-type="float">
            <text:p>-79.587235</text:p>
          </table:table-cell>
          <table:table-cell office:value-type="float" office:value="299" calcext:value-type="float">
            <text:p>299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7T11:24:14Z</text:p>
          </table:table-cell>
          <table:table-cell office:value-type="float" office:value="40.000931" calcext:value-type="float">
            <text:p>40.000931</text:p>
          </table:table-cell>
          <table:table-cell office:value-type="float" office:value="-79.587245" calcext:value-type="float">
            <text:p>-79.587245</text:p>
          </table:table-cell>
          <table:table-cell office:value-type="float" office:value="299" calcext:value-type="float">
            <text:p>299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27T11:24:16Z</text:p>
          </table:table-cell>
          <table:table-cell office:value-type="float" office:value="40.000885" calcext:value-type="float">
            <text:p>40.000885</text:p>
          </table:table-cell>
          <table:table-cell office:value-type="float" office:value="-79.587262" calcext:value-type="float">
            <text:p>-79.587262</text:p>
          </table:table-cell>
          <table:table-cell office:value-type="float" office:value="299.1" calcext:value-type="float">
            <text:p>299.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27T11:24:18Z</text:p>
          </table:table-cell>
          <table:table-cell office:value-type="float" office:value="40.000839" calcext:value-type="float">
            <text:p>40.000839</text:p>
          </table:table-cell>
          <table:table-cell office:value-type="float" office:value="-79.587279" calcext:value-type="float">
            <text:p>-79.587279</text:p>
          </table:table-cell>
          <table:table-cell office:value-type="float" office:value="299.2" calcext:value-type="float">
            <text:p>299.2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018-07-27T11:24:20Z</text:p>
          </table:table-cell>
          <table:table-cell office:value-type="float" office:value="40.000786" calcext:value-type="float">
            <text:p>40.000786</text:p>
          </table:table-cell>
          <table:table-cell office:value-type="float" office:value="-79.587301" calcext:value-type="float">
            <text:p>-79.587301</text:p>
          </table:table-cell>
          <table:table-cell office:value-type="float" office:value="299.3" calcext:value-type="float">
            <text:p>299.3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2018-07-27T11:24:21Z</text:p>
          </table:table-cell>
          <table:table-cell office:value-type="float" office:value="40.000754" calcext:value-type="float">
            <text:p>40.000754</text:p>
          </table:table-cell>
          <table:table-cell office:value-type="float" office:value="-79.587311" calcext:value-type="float">
            <text:p>-79.587311</text:p>
          </table:table-cell>
          <table:table-cell office:value-type="float" office:value="299.4" calcext:value-type="float">
            <text:p>299.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2018-07-27T11:24:22Z</text:p>
          </table:table-cell>
          <table:table-cell office:value-type="float" office:value="40.000724" calcext:value-type="float">
            <text:p>40.000724</text:p>
          </table:table-cell>
          <table:table-cell office:value-type="float" office:value="-79.587321" calcext:value-type="float">
            <text:p>-79.587321</text:p>
          </table:table-cell>
          <table:table-cell office:value-type="float" office:value="299.4" calcext:value-type="float">
            <text:p>299.4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2018-07-27T11:24:23Z</text:p>
          </table:table-cell>
          <table:table-cell office:value-type="float" office:value="40.000695" calcext:value-type="float">
            <text:p>40.000695</text:p>
          </table:table-cell>
          <table:table-cell office:value-type="float" office:value="-79.587333" calcext:value-type="float">
            <text:p>-79.587333</text:p>
          </table:table-cell>
          <table:table-cell office:value-type="float" office:value="299.5" calcext:value-type="float">
            <text:p>299.5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2018-07-27T11:24:24Z</text:p>
          </table:table-cell>
          <table:table-cell office:value-type="float" office:value="40.000667" calcext:value-type="float">
            <text:p>40.000667</text:p>
          </table:table-cell>
          <table:table-cell office:value-type="float" office:value="-79.587343" calcext:value-type="float">
            <text:p>-79.587343</text:p>
          </table:table-cell>
          <table:table-cell office:value-type="float" office:value="299.5" calcext:value-type="float">
            <text:p>299.5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2018-07-27T11:24:25Z</text:p>
          </table:table-cell>
          <table:table-cell office:value-type="float" office:value="40.000639" calcext:value-type="float">
            <text:p>40.000639</text:p>
          </table:table-cell>
          <table:table-cell office:value-type="float" office:value="-79.587353" calcext:value-type="float">
            <text:p>-79.587353</text:p>
          </table:table-cell>
          <table:table-cell office:value-type="float" office:value="299.6" calcext:value-type="float">
            <text:p>299.6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2018-07-27T11:24:26Z</text:p>
          </table:table-cell>
          <table:table-cell office:value-type="float" office:value="40.000609" calcext:value-type="float">
            <text:p>40.000609</text:p>
          </table:table-cell>
          <table:table-cell office:value-type="float" office:value="-79.587361" calcext:value-type="float">
            <text:p>-79.587361</text:p>
          </table:table-cell>
          <table:table-cell office:value-type="float" office:value="299.6" calcext:value-type="float">
            <text:p>299.6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2018-07-27T11:24:27Z</text:p>
          </table:table-cell>
          <table:table-cell office:value-type="float" office:value="40.00058" calcext:value-type="float">
            <text:p>40.00058</text:p>
          </table:table-cell>
          <table:table-cell office:value-type="float" office:value="-79.587365" calcext:value-type="float">
            <text:p>-79.587365</text:p>
          </table:table-cell>
          <table:table-cell office:value-type="float" office:value="299.6" calcext:value-type="float">
            <text:p>299.6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2018-07-27T11:24:28Z</text:p>
          </table:table-cell>
          <table:table-cell office:value-type="float" office:value="40.000553" calcext:value-type="float">
            <text:p>40.000553</text:p>
          </table:table-cell>
          <table:table-cell office:value-type="float" office:value="-79.587367" calcext:value-type="float">
            <text:p>-79.587367</text:p>
          </table:table-cell>
          <table:table-cell office:value-type="float" office:value="299.7" calcext:value-type="float">
            <text:p>299.7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2018-07-27T11:24:30Z</text:p>
          </table:table-cell>
          <table:table-cell office:value-type="float" office:value="40.000502" calcext:value-type="float">
            <text:p>40.000502</text:p>
          </table:table-cell>
          <table:table-cell office:value-type="float" office:value="-79.587365" calcext:value-type="float">
            <text:p>-79.587365</text:p>
          </table:table-cell>
          <table:table-cell office:value-type="float" office:value="299.7" calcext:value-type="float">
            <text:p>299.7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2018-07-27T11:24:32Z</text:p>
          </table:table-cell>
          <table:table-cell office:value-type="float" office:value="40.000452" calcext:value-type="float">
            <text:p>40.000452</text:p>
          </table:table-cell>
          <table:table-cell office:value-type="float" office:value="-79.587374" calcext:value-type="float">
            <text:p>-79.587374</text:p>
          </table:table-cell>
          <table:table-cell office:value-type="float" office:value="299.8" calcext:value-type="float">
            <text:p>299.8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2018-07-27T11:24:34Z</text:p>
          </table:table-cell>
          <table:table-cell office:value-type="float" office:value="40.000407" calcext:value-type="float">
            <text:p>40.000407</text:p>
          </table:table-cell>
          <table:table-cell office:value-type="float" office:value="-79.587385" calcext:value-type="float">
            <text:p>-79.587385</text:p>
          </table:table-cell>
          <table:table-cell office:value-type="float" office:value="299.9" calcext:value-type="float">
            <text:p>299.9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2018-07-27T11:24:36Z</text:p>
          </table:table-cell>
          <table:table-cell office:value-type="float" office:value="40.000365" calcext:value-type="float">
            <text:p>40.000365</text:p>
          </table:table-cell>
          <table:table-cell office:value-type="float" office:value="-79.587387" calcext:value-type="float">
            <text:p>-79.587387</text:p>
          </table:table-cell>
          <table:table-cell office:value-type="float" office:value="299.9" calcext:value-type="float">
            <text:p>299.9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2018-07-27T11:24:38Z</text:p>
          </table:table-cell>
          <table:table-cell office:value-type="float" office:value="40.000335" calcext:value-type="float">
            <text:p>40.000335</text:p>
          </table:table-cell>
          <table:table-cell office:value-type="float" office:value="-79.587382" calcext:value-type="float">
            <text:p>-79.587382</text:p>
          </table:table-cell>
          <table:table-cell office:value-type="float" office:value="300" calcext:value-type="float">
            <text:p>300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2018-07-27T11:24:40Z</text:p>
          </table:table-cell>
          <table:table-cell office:value-type="float" office:value="40.000297" calcext:value-type="float">
            <text:p>40.000297</text:p>
          </table:table-cell>
          <table:table-cell office:value-type="float" office:value="-79.587376" calcext:value-type="float">
            <text:p>-79.587376</text:p>
          </table:table-cell>
          <table:table-cell office:value-type="float" office:value="300" calcext:value-type="float">
            <text:p>300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2018-07-27T11:24:42Z</text:p>
          </table:table-cell>
          <table:table-cell office:value-type="float" office:value="40.000257" calcext:value-type="float">
            <text:p>40.000257</text:p>
          </table:table-cell>
          <table:table-cell office:value-type="float" office:value="-79.587366" calcext:value-type="float">
            <text:p>-79.587366</text:p>
          </table:table-cell>
          <table:table-cell office:value-type="float" office:value="300.1" calcext:value-type="float">
            <text:p>300.1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2018-07-27T11:24:44Z</text:p>
          </table:table-cell>
          <table:table-cell office:value-type="float" office:value="40.000219" calcext:value-type="float">
            <text:p>40.000219</text:p>
          </table:table-cell>
          <table:table-cell office:value-type="float" office:value="-79.587355" calcext:value-type="float">
            <text:p>-79.587355</text:p>
          </table:table-cell>
          <table:table-cell office:value-type="float" office:value="300.1" calcext:value-type="float">
            <text:p>300.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2018-07-27T11:24:47Z</text:p>
          </table:table-cell>
          <table:table-cell office:value-type="float" office:value="40.000191" calcext:value-type="float">
            <text:p>40.000191</text:p>
          </table:table-cell>
          <table:table-cell office:value-type="float" office:value="-79.587338" calcext:value-type="float">
            <text:p>-79.587338</text:p>
          </table:table-cell>
          <table:table-cell office:value-type="float" office:value="300.2" calcext:value-type="float">
            <text:p>300.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2018-07-27T11:24:50Z</text:p>
          </table:table-cell>
          <table:table-cell office:value-type="float" office:value="40.000156" calcext:value-type="float">
            <text:p>40.000156</text:p>
          </table:table-cell>
          <table:table-cell office:value-type="float" office:value="-79.587332" calcext:value-type="float">
            <text:p>-79.587332</text:p>
          </table:table-cell>
          <table:table-cell office:value-type="float" office:value="300.3" calcext:value-type="float">
            <text:p>300.3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2018-07-27T11:24:53Z</text:p>
          </table:table-cell>
          <table:table-cell office:value-type="float" office:value="40.000117" calcext:value-type="float">
            <text:p>40.000117</text:p>
          </table:table-cell>
          <table:table-cell office:value-type="float" office:value="-79.587333" calcext:value-type="float">
            <text:p>-79.587333</text:p>
          </table:table-cell>
          <table:table-cell office:value-type="float" office:value="300.4" calcext:value-type="float">
            <text:p>300.4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2018-07-27T11:24:55Z</text:p>
          </table:table-cell>
          <table:table-cell office:value-type="float" office:value="40.000086" calcext:value-type="float">
            <text:p>40.000086</text:p>
          </table:table-cell>
          <table:table-cell office:value-type="float" office:value="-79.587333" calcext:value-type="float">
            <text:p>-79.587333</text:p>
          </table:table-cell>
          <table:table-cell office:value-type="float" office:value="300.4" calcext:value-type="float">
            <text:p>300.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2018-07-27T11:24:58Z</text:p>
          </table:table-cell>
          <table:table-cell office:value-type="float" office:value="40.000043" calcext:value-type="float">
            <text:p>40.000043</text:p>
          </table:table-cell>
          <table:table-cell office:value-type="float" office:value="-79.58733" calcext:value-type="float">
            <text:p>-79.58733</text:p>
          </table:table-cell>
          <table:table-cell office:value-type="float" office:value="300.5" calcext:value-type="float">
            <text:p>300.5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2018-07-27T11:25:00Z</text:p>
          </table:table-cell>
          <table:table-cell office:value-type="float" office:value="40.000003" calcext:value-type="float">
            <text:p>40.000003</text:p>
          </table:table-cell>
          <table:table-cell office:value-type="float" office:value="-79.587322" calcext:value-type="float">
            <text:p>-79.587322</text:p>
          </table:table-cell>
          <table:table-cell office:value-type="float" office:value="300.7" calcext:value-type="float">
            <text:p>300.7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2018-07-27T11:25:02Z</text:p>
          </table:table-cell>
          <table:table-cell office:value-type="float" office:value="39.999963" calcext:value-type="float">
            <text:p>39.999963</text:p>
          </table:table-cell>
          <table:table-cell office:value-type="float" office:value="-79.587318" calcext:value-type="float">
            <text:p>-79.587318</text:p>
          </table:table-cell>
          <table:table-cell office:value-type="float" office:value="300.8" calcext:value-type="float">
            <text:p>300.8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2018-07-27T11:25:05Z</text:p>
          </table:table-cell>
          <table:table-cell office:value-type="float" office:value="39.999931" calcext:value-type="float">
            <text:p>39.999931</text:p>
          </table:table-cell>
          <table:table-cell office:value-type="float" office:value="-79.587308" calcext:value-type="float">
            <text:p>-79.587308</text:p>
          </table:table-cell>
          <table:table-cell office:value-type="float" office:value="300.9" calcext:value-type="float">
            <text:p>300.9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2018-07-27T11:25:09Z</text:p>
          </table:table-cell>
          <table:table-cell office:value-type="float" office:value="39.999893" calcext:value-type="float">
            <text:p>39.999893</text:p>
          </table:table-cell>
          <table:table-cell office:value-type="float" office:value="-79.587306" calcext:value-type="float">
            <text:p>-79.587306</text:p>
          </table:table-cell>
          <table:table-cell office:value-type="float" office:value="301" calcext:value-type="float">
            <text:p>301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2018-07-27T11:25:11Z</text:p>
          </table:table-cell>
          <table:table-cell office:value-type="float" office:value="39.999862" calcext:value-type="float">
            <text:p>39.999862</text:p>
          </table:table-cell>
          <table:table-cell office:value-type="float" office:value="-79.587302" calcext:value-type="float">
            <text:p>-79.587302</text:p>
          </table:table-cell>
          <table:table-cell office:value-type="float" office:value="301" calcext:value-type="float">
            <text:p>301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2018-07-27T11:25:13Z</text:p>
          </table:table-cell>
          <table:table-cell office:value-type="float" office:value="39.999828" calcext:value-type="float">
            <text:p>39.999828</text:p>
          </table:table-cell>
          <table:table-cell office:value-type="float" office:value="-79.587299" calcext:value-type="float">
            <text:p>-79.587299</text:p>
          </table:table-cell>
          <table:table-cell office:value-type="float" office:value="301" calcext:value-type="float">
            <text:p>301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2018-07-27T11:25:15Z</text:p>
          </table:table-cell>
          <table:table-cell office:value-type="float" office:value="39.999796" calcext:value-type="float">
            <text:p>39.999796</text:p>
          </table:table-cell>
          <table:table-cell office:value-type="float" office:value="-79.587298" calcext:value-type="float">
            <text:p>-79.587298</text:p>
          </table:table-cell>
          <table:table-cell office:value-type="float" office:value="301.1" calcext:value-type="float">
            <text:p>301.1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2018-07-27T11:25:17Z</text:p>
          </table:table-cell>
          <table:table-cell office:value-type="float" office:value="39.999763" calcext:value-type="float">
            <text:p>39.999763</text:p>
          </table:table-cell>
          <table:table-cell office:value-type="float" office:value="-79.587303" calcext:value-type="float">
            <text:p>-79.587303</text:p>
          </table:table-cell>
          <table:table-cell office:value-type="float" office:value="301.2" calcext:value-type="float">
            <text:p>301.2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2018-07-27T11:25:19Z</text:p>
          </table:table-cell>
          <table:table-cell office:value-type="float" office:value="39.999724" calcext:value-type="float">
            <text:p>39.999724</text:p>
          </table:table-cell>
          <table:table-cell office:value-type="float" office:value="-79.587299" calcext:value-type="float">
            <text:p>-79.587299</text:p>
          </table:table-cell>
          <table:table-cell office:value-type="float" office:value="301.3" calcext:value-type="float">
            <text:p>301.3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2018-07-27T11:25:21Z</text:p>
          </table:table-cell>
          <table:table-cell office:value-type="float" office:value="39.999681" calcext:value-type="float">
            <text:p>39.999681</text:p>
          </table:table-cell>
          <table:table-cell office:value-type="float" office:value="-79.587286" calcext:value-type="float">
            <text:p>-79.587286</text:p>
          </table:table-cell>
          <table:table-cell office:value-type="float" office:value="301.5" calcext:value-type="float">
            <text:p>301.5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2018-07-27T11:25:24Z</text:p>
          </table:table-cell>
          <table:table-cell office:value-type="float" office:value="39.999653" calcext:value-type="float">
            <text:p>39.999653</text:p>
          </table:table-cell>
          <table:table-cell office:value-type="float" office:value="-79.587269" calcext:value-type="float">
            <text:p>-79.587269</text:p>
          </table:table-cell>
          <table:table-cell office:value-type="float" office:value="301.6" calcext:value-type="float">
            <text:p>301.6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2018-07-27T11:25:28Z</text:p>
          </table:table-cell>
          <table:table-cell office:value-type="float" office:value="39.999617" calcext:value-type="float">
            <text:p>39.999617</text:p>
          </table:table-cell>
          <table:table-cell office:value-type="float" office:value="-79.587242" calcext:value-type="float">
            <text:p>-79.587242</text:p>
          </table:table-cell>
          <table:table-cell office:value-type="float" office:value="301.7" calcext:value-type="float">
            <text:p>301.7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2018-07-27T11:25:30Z</text:p>
          </table:table-cell>
          <table:table-cell office:value-type="float" office:value="39.999586" calcext:value-type="float">
            <text:p>39.999586</text:p>
          </table:table-cell>
          <table:table-cell office:value-type="float" office:value="-79.587231" calcext:value-type="float">
            <text:p>-79.587231</text:p>
          </table:table-cell>
          <table:table-cell office:value-type="float" office:value="301.9" calcext:value-type="float">
            <text:p>301.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2018-07-27T11:25:32Z</text:p>
          </table:table-cell>
          <table:table-cell office:value-type="float" office:value="39.999556" calcext:value-type="float">
            <text:p>39.999556</text:p>
          </table:table-cell>
          <table:table-cell office:value-type="float" office:value="-79.58722" calcext:value-type="float">
            <text:p>-79.58722</text:p>
          </table:table-cell>
          <table:table-cell office:value-type="float" office:value="302" calcext:value-type="float">
            <text:p>302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018-07-27T11:25:34Z</text:p>
          </table:table-cell>
          <table:table-cell office:value-type="float" office:value="39.999515" calcext:value-type="float">
            <text:p>39.999515</text:p>
          </table:table-cell>
          <table:table-cell office:value-type="float" office:value="-79.5872" calcext:value-type="float">
            <text:p>-79.5872</text:p>
          </table:table-cell>
          <table:table-cell office:value-type="float" office:value="302.1" calcext:value-type="float">
            <text:p>302.1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018-07-27T11:25:36Z</text:p>
          </table:table-cell>
          <table:table-cell office:value-type="float" office:value="39.999478" calcext:value-type="float">
            <text:p>39.999478</text:p>
          </table:table-cell>
          <table:table-cell office:value-type="float" office:value="-79.587183" calcext:value-type="float">
            <text:p>-79.587183</text:p>
          </table:table-cell>
          <table:table-cell office:value-type="float" office:value="302.3" calcext:value-type="float">
            <text:p>302.3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8-07-27T11:25:39Z</text:p>
          </table:table-cell>
          <table:table-cell office:value-type="float" office:value="39.999448" calcext:value-type="float">
            <text:p>39.999448</text:p>
          </table:table-cell>
          <table:table-cell office:value-type="float" office:value="-79.587157" calcext:value-type="float">
            <text:p>-79.587157</text:p>
          </table:table-cell>
          <table:table-cell office:value-type="float" office:value="302.4" calcext:value-type="float">
            <text:p>302.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8-07-27T11:25:43Z</text:p>
          </table:table-cell>
          <table:table-cell office:value-type="float" office:value="39.999416" calcext:value-type="float">
            <text:p>39.999416</text:p>
          </table:table-cell>
          <table:table-cell office:value-type="float" office:value="-79.58714" calcext:value-type="float">
            <text:p>-79.58714</text:p>
          </table:table-cell>
          <table:table-cell office:value-type="float" office:value="302.4" calcext:value-type="float">
            <text:p>302.4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8-07-27T11:25:45Z</text:p>
          </table:table-cell>
          <table:table-cell office:value-type="float" office:value="39.99939" calcext:value-type="float">
            <text:p>39.99939</text:p>
          </table:table-cell>
          <table:table-cell office:value-type="float" office:value="-79.587125" calcext:value-type="float">
            <text:p>-79.587125</text:p>
          </table:table-cell>
          <table:table-cell office:value-type="float" office:value="302.5" calcext:value-type="float">
            <text:p>302.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8-07-27T11:25:47Z</text:p>
          </table:table-cell>
          <table:table-cell office:value-type="float" office:value="39.999365" calcext:value-type="float">
            <text:p>39.999365</text:p>
          </table:table-cell>
          <table:table-cell office:value-type="float" office:value="-79.587109" calcext:value-type="float">
            <text:p>-79.587109</text:p>
          </table:table-cell>
          <table:table-cell office:value-type="float" office:value="302.6" calcext:value-type="float">
            <text:p>302.6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8-07-27T11:25:49Z</text:p>
          </table:table-cell>
          <table:table-cell office:value-type="float" office:value="39.999336" calcext:value-type="float">
            <text:p>39.999336</text:p>
          </table:table-cell>
          <table:table-cell office:value-type="float" office:value="-79.587087" calcext:value-type="float">
            <text:p>-79.587087</text:p>
          </table:table-cell>
          <table:table-cell office:value-type="float" office:value="302.7" calcext:value-type="float">
            <text:p>302.7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8-07-27T11:25:51Z</text:p>
          </table:table-cell>
          <table:table-cell office:value-type="float" office:value="39.999313" calcext:value-type="float">
            <text:p>39.999313</text:p>
          </table:table-cell>
          <table:table-cell office:value-type="float" office:value="-79.587061" calcext:value-type="float">
            <text:p>-79.587061</text:p>
          </table:table-cell>
          <table:table-cell office:value-type="float" office:value="302.9" calcext:value-type="float">
            <text:p>302.9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8-07-27T11:25:54Z</text:p>
          </table:table-cell>
          <table:table-cell office:value-type="float" office:value="39.999307" calcext:value-type="float">
            <text:p>39.999307</text:p>
          </table:table-cell>
          <table:table-cell office:value-type="float" office:value="-79.587026" calcext:value-type="float">
            <text:p>-79.587026</text:p>
          </table:table-cell>
          <table:table-cell office:value-type="float" office:value="303" calcext:value-type="float">
            <text:p>30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27T11:25:57Z</text:p>
          </table:table-cell>
          <table:table-cell office:value-type="float" office:value="39.999293" calcext:value-type="float">
            <text:p>39.999293</text:p>
          </table:table-cell>
          <table:table-cell office:value-type="float" office:value="-79.586981" calcext:value-type="float">
            <text:p>-79.586981</text:p>
          </table:table-cell>
          <table:table-cell office:value-type="float" office:value="303.2" calcext:value-type="float">
            <text:p>303.2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27T11:25:59Z</text:p>
          </table:table-cell>
          <table:table-cell office:value-type="float" office:value="39.999278" calcext:value-type="float">
            <text:p>39.999278</text:p>
          </table:table-cell>
          <table:table-cell office:value-type="float" office:value="-79.586949" calcext:value-type="float">
            <text:p>-79.586949</text:p>
          </table:table-cell>
          <table:table-cell office:value-type="float" office:value="303.3" calcext:value-type="float">
            <text:p>303.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27T11:26:01Z</text:p>
          </table:table-cell>
          <table:table-cell office:value-type="float" office:value="39.99927" calcext:value-type="float">
            <text:p>39.99927</text:p>
          </table:table-cell>
          <table:table-cell office:value-type="float" office:value="-79.586898" calcext:value-type="float">
            <text:p>-79.586898</text:p>
          </table:table-cell>
          <table:table-cell office:value-type="float" office:value="303.3" calcext:value-type="float">
            <text:p>303.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27T11:26:03Z</text:p>
          </table:table-cell>
          <table:table-cell office:value-type="float" office:value="39.99927" calcext:value-type="float">
            <text:p>39.99927</text:p>
          </table:table-cell>
          <table:table-cell office:value-type="float" office:value="-79.58686" calcext:value-type="float">
            <text:p>-79.58686</text:p>
          </table:table-cell>
          <table:table-cell office:value-type="float" office:value="303.4" calcext:value-type="float">
            <text:p>303.4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8-07-27T11:26:06Z</text:p>
          </table:table-cell>
          <table:table-cell office:value-type="float" office:value="39.999276" calcext:value-type="float">
            <text:p>39.999276</text:p>
          </table:table-cell>
          <table:table-cell office:value-type="float" office:value="-79.586821" calcext:value-type="float">
            <text:p>-79.586821</text:p>
          </table:table-cell>
          <table:table-cell office:value-type="float" office:value="303.6" calcext:value-type="float">
            <text:p>303.6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27T11:26:09Z</text:p>
          </table:table-cell>
          <table:table-cell office:value-type="float" office:value="39.999288" calcext:value-type="float">
            <text:p>39.999288</text:p>
          </table:table-cell>
          <table:table-cell office:value-type="float" office:value="-79.586783" calcext:value-type="float">
            <text:p>-79.586783</text:p>
          </table:table-cell>
          <table:table-cell office:value-type="float" office:value="303.9" calcext:value-type="float">
            <text:p>303.9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27T11:26:11Z</text:p>
          </table:table-cell>
          <table:table-cell office:value-type="float" office:value="39.99931" calcext:value-type="float">
            <text:p>39.99931</text:p>
          </table:table-cell>
          <table:table-cell office:value-type="float" office:value="-79.586751" calcext:value-type="float">
            <text:p>-79.586751</text:p>
          </table:table-cell>
          <table:table-cell office:value-type="float" office:value="304" calcext:value-type="float">
            <text:p>304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27T11:26:13Z</text:p>
          </table:table-cell>
          <table:table-cell office:value-type="float" office:value="39.999347" calcext:value-type="float">
            <text:p>39.999347</text:p>
          </table:table-cell>
          <table:table-cell office:value-type="float" office:value="-79.586727" calcext:value-type="float">
            <text:p>-79.586727</text:p>
          </table:table-cell>
          <table:table-cell office:value-type="float" office:value="303.9" calcext:value-type="float">
            <text:p>303.9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27T11:26:15Z</text:p>
          </table:table-cell>
          <table:table-cell office:value-type="float" office:value="39.999385" calcext:value-type="float">
            <text:p>39.999385</text:p>
          </table:table-cell>
          <table:table-cell office:value-type="float" office:value="-79.5867" calcext:value-type="float">
            <text:p>-79.5867</text:p>
          </table:table-cell>
          <table:table-cell office:value-type="float" office:value="303.6" calcext:value-type="float">
            <text:p>303.6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27T11:26:17Z</text:p>
          </table:table-cell>
          <table:table-cell office:value-type="float" office:value="39.999414" calcext:value-type="float">
            <text:p>39.999414</text:p>
          </table:table-cell>
          <table:table-cell office:value-type="float" office:value="-79.586661" calcext:value-type="float">
            <text:p>-79.586661</text:p>
          </table:table-cell>
          <table:table-cell office:value-type="float" office:value="303.4" calcext:value-type="float">
            <text:p>303.4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8-07-27T11:26:19Z</text:p>
          </table:table-cell>
          <table:table-cell office:value-type="float" office:value="39.999455" calcext:value-type="float">
            <text:p>39.999455</text:p>
          </table:table-cell>
          <table:table-cell office:value-type="float" office:value="-79.586627" calcext:value-type="float">
            <text:p>-79.586627</text:p>
          </table:table-cell>
          <table:table-cell office:value-type="float" office:value="303.4" calcext:value-type="float">
            <text:p>303.4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8-07-27T11:26:20Z</text:p>
          </table:table-cell>
          <table:table-cell office:value-type="float" office:value="39.999479" calcext:value-type="float">
            <text:p>39.999479</text:p>
          </table:table-cell>
          <table:table-cell office:value-type="float" office:value="-79.586611" calcext:value-type="float">
            <text:p>-79.586611</text:p>
          </table:table-cell>
          <table:table-cell office:value-type="float" office:value="303.3" calcext:value-type="float">
            <text:p>303.3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8-07-27T11:26:22Z</text:p>
          </table:table-cell>
          <table:table-cell office:value-type="float" office:value="39.999528" calcext:value-type="float">
            <text:p>39.999528</text:p>
          </table:table-cell>
          <table:table-cell office:value-type="float" office:value="-79.586593" calcext:value-type="float">
            <text:p>-79.586593</text:p>
          </table:table-cell>
          <table:table-cell office:value-type="float" office:value="303.1" calcext:value-type="float">
            <text:p>303.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8-07-27T11:26:24Z</text:p>
          </table:table-cell>
          <table:table-cell office:value-type="float" office:value="39.999577" calcext:value-type="float">
            <text:p>39.999577</text:p>
          </table:table-cell>
          <table:table-cell office:value-type="float" office:value="-79.586582" calcext:value-type="float">
            <text:p>-79.586582</text:p>
          </table:table-cell>
          <table:table-cell office:value-type="float" office:value="302.9" calcext:value-type="float">
            <text:p>302.9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8-07-27T11:26:26Z</text:p>
          </table:table-cell>
          <table:table-cell office:value-type="float" office:value="39.999626" calcext:value-type="float">
            <text:p>39.999626</text:p>
          </table:table-cell>
          <table:table-cell office:value-type="float" office:value="-79.586568" calcext:value-type="float">
            <text:p>-79.586568</text:p>
          </table:table-cell>
          <table:table-cell office:value-type="float" office:value="302.8" calcext:value-type="float">
            <text:p>302.8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2018-07-27T11:26:28Z</text:p>
          </table:table-cell>
          <table:table-cell office:value-type="float" office:value="39.999671" calcext:value-type="float">
            <text:p>39.999671</text:p>
          </table:table-cell>
          <table:table-cell office:value-type="float" office:value="-79.586549" calcext:value-type="float">
            <text:p>-79.586549</text:p>
          </table:table-cell>
          <table:table-cell office:value-type="float" office:value="302.6" calcext:value-type="float">
            <text:p>302.6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2018-07-27T11:26:30Z</text:p>
          </table:table-cell>
          <table:table-cell office:value-type="float" office:value="39.999716" calcext:value-type="float">
            <text:p>39.999716</text:p>
          </table:table-cell>
          <table:table-cell office:value-type="float" office:value="-79.586527" calcext:value-type="float">
            <text:p>-79.586527</text:p>
          </table:table-cell>
          <table:table-cell office:value-type="float" office:value="302.4" calcext:value-type="float">
            <text:p>302.4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2018-07-27T11:26:31Z</text:p>
          </table:table-cell>
          <table:table-cell office:value-type="float" office:value="39.999742" calcext:value-type="float">
            <text:p>39.999742</text:p>
          </table:table-cell>
          <table:table-cell office:value-type="float" office:value="-79.586516" calcext:value-type="float">
            <text:p>-79.586516</text:p>
          </table:table-cell>
          <table:table-cell office:value-type="float" office:value="302.4" calcext:value-type="float">
            <text:p>302.4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2018-07-27T11:26:32Z</text:p>
          </table:table-cell>
          <table:table-cell office:value-type="float" office:value="39.999768" calcext:value-type="float">
            <text:p>39.999768</text:p>
          </table:table-cell>
          <table:table-cell office:value-type="float" office:value="-79.586502" calcext:value-type="float">
            <text:p>-79.586502</text:p>
          </table:table-cell>
          <table:table-cell office:value-type="float" office:value="302.4" calcext:value-type="float">
            <text:p>302.4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2018-07-27T11:26:34Z</text:p>
          </table:table-cell>
          <table:table-cell office:value-type="float" office:value="39.999815" calcext:value-type="float">
            <text:p>39.999815</text:p>
          </table:table-cell>
          <table:table-cell office:value-type="float" office:value="-79.586478" calcext:value-type="float">
            <text:p>-79.586478</text:p>
          </table:table-cell>
          <table:table-cell office:value-type="float" office:value="302.4" calcext:value-type="float">
            <text:p>302.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2018-07-27T11:26:36Z</text:p>
          </table:table-cell>
          <table:table-cell office:value-type="float" office:value="39.999852" calcext:value-type="float">
            <text:p>39.999852</text:p>
          </table:table-cell>
          <table:table-cell office:value-type="float" office:value="-79.586465" calcext:value-type="float">
            <text:p>-79.586465</text:p>
          </table:table-cell>
          <table:table-cell office:value-type="float" office:value="302.2" calcext:value-type="float">
            <text:p>302.2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2018-07-27T11:26:39Z</text:p>
          </table:table-cell>
          <table:table-cell office:value-type="float" office:value="39.999884" calcext:value-type="float">
            <text:p>39.999884</text:p>
          </table:table-cell>
          <table:table-cell office:value-type="float" office:value="-79.586454" calcext:value-type="float">
            <text:p>-79.586454</text:p>
          </table:table-cell>
          <table:table-cell office:value-type="float" office:value="302" calcext:value-type="float">
            <text:p>302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2018-07-27T11:26:41Z</text:p>
          </table:table-cell>
          <table:table-cell office:value-type="float" office:value="39.999914" calcext:value-type="float">
            <text:p>39.999914</text:p>
          </table:table-cell>
          <table:table-cell office:value-type="float" office:value="-79.586445" calcext:value-type="float">
            <text:p>-79.586445</text:p>
          </table:table-cell>
          <table:table-cell office:value-type="float" office:value="301.8" calcext:value-type="float">
            <text:p>301.8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2018-07-27T11:26:43Z</text:p>
          </table:table-cell>
          <table:table-cell office:value-type="float" office:value="39.999948" calcext:value-type="float">
            <text:p>39.999948</text:p>
          </table:table-cell>
          <table:table-cell office:value-type="float" office:value="-79.586438" calcext:value-type="float">
            <text:p>-79.586438</text:p>
          </table:table-cell>
          <table:table-cell office:value-type="float" office:value="301.8" calcext:value-type="float">
            <text:p>301.8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2018-07-27T11:26:45Z</text:p>
          </table:table-cell>
          <table:table-cell office:value-type="float" office:value="39.99998" calcext:value-type="float">
            <text:p>39.99998</text:p>
          </table:table-cell>
          <table:table-cell office:value-type="float" office:value="-79.586427" calcext:value-type="float">
            <text:p>-79.586427</text:p>
          </table:table-cell>
          <table:table-cell office:value-type="float" office:value="301.7" calcext:value-type="float">
            <text:p>301.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2018-07-27T11:26:47Z</text:p>
          </table:table-cell>
          <table:table-cell office:value-type="float" office:value="40.000015" calcext:value-type="float">
            <text:p>40.000015</text:p>
          </table:table-cell>
          <table:table-cell office:value-type="float" office:value="-79.586422" calcext:value-type="float">
            <text:p>-79.586422</text:p>
          </table:table-cell>
          <table:table-cell office:value-type="float" office:value="301.6" calcext:value-type="float">
            <text:p>301.6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2018-07-27T11:26:49Z</text:p>
          </table:table-cell>
          <table:table-cell office:value-type="float" office:value="40.000053" calcext:value-type="float">
            <text:p>40.000053</text:p>
          </table:table-cell>
          <table:table-cell office:value-type="float" office:value="-79.586425" calcext:value-type="float">
            <text:p>-79.586425</text:p>
          </table:table-cell>
          <table:table-cell office:value-type="float" office:value="301.5" calcext:value-type="float">
            <text:p>301.5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2018-07-27T11:26:51Z</text:p>
          </table:table-cell>
          <table:table-cell office:value-type="float" office:value="40.000096" calcext:value-type="float">
            <text:p>40.000096</text:p>
          </table:table-cell>
          <table:table-cell office:value-type="float" office:value="-79.586433" calcext:value-type="float">
            <text:p>-79.586433</text:p>
          </table:table-cell>
          <table:table-cell office:value-type="float" office:value="301.4" calcext:value-type="float">
            <text:p>301.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8-07-27T11:26:53Z</text:p>
          </table:table-cell>
          <table:table-cell office:value-type="float" office:value="40.000135" calcext:value-type="float">
            <text:p>40.000135</text:p>
          </table:table-cell>
          <table:table-cell office:value-type="float" office:value="-79.58644" calcext:value-type="float">
            <text:p>-79.58644</text:p>
          </table:table-cell>
          <table:table-cell office:value-type="float" office:value="301.3" calcext:value-type="float">
            <text:p>301.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018-07-27T11:26:55Z</text:p>
          </table:table-cell>
          <table:table-cell office:value-type="float" office:value="40.000173" calcext:value-type="float">
            <text:p>40.000173</text:p>
          </table:table-cell>
          <table:table-cell office:value-type="float" office:value="-79.586441" calcext:value-type="float">
            <text:p>-79.586441</text:p>
          </table:table-cell>
          <table:table-cell office:value-type="float" office:value="301.2" calcext:value-type="float">
            <text:p>301.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8-07-27T11:26:57Z</text:p>
          </table:table-cell>
          <table:table-cell office:value-type="float" office:value="40.000213" calcext:value-type="float">
            <text:p>40.000213</text:p>
          </table:table-cell>
          <table:table-cell office:value-type="float" office:value="-79.586435" calcext:value-type="float">
            <text:p>-79.586435</text:p>
          </table:table-cell>
          <table:table-cell office:value-type="float" office:value="301.1" calcext:value-type="float">
            <text:p>301.1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8-07-27T11:26:59Z</text:p>
          </table:table-cell>
          <table:table-cell office:value-type="float" office:value="40.000244" calcext:value-type="float">
            <text:p>40.000244</text:p>
          </table:table-cell>
          <table:table-cell office:value-type="float" office:value="-79.586426" calcext:value-type="float">
            <text:p>-79.586426</text:p>
          </table:table-cell>
          <table:table-cell office:value-type="float" office:value="301" calcext:value-type="float">
            <text:p>301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27T11:27:01Z</text:p>
          </table:table-cell>
          <table:table-cell office:value-type="float" office:value="40.000273" calcext:value-type="float">
            <text:p>40.000273</text:p>
          </table:table-cell>
          <table:table-cell office:value-type="float" office:value="-79.586414" calcext:value-type="float">
            <text:p>-79.586414</text:p>
          </table:table-cell>
          <table:table-cell office:value-type="float" office:value="301" calcext:value-type="float">
            <text:p>30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27T11:27:03Z</text:p>
          </table:table-cell>
          <table:table-cell office:value-type="float" office:value="40.000302" calcext:value-type="float">
            <text:p>40.000302</text:p>
          </table:table-cell>
          <table:table-cell office:value-type="float" office:value="-79.586403" calcext:value-type="float">
            <text:p>-79.586403</text:p>
          </table:table-cell>
          <table:table-cell office:value-type="float" office:value="301" calcext:value-type="float">
            <text:p>301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7-27T11:27:05Z</text:p>
          </table:table-cell>
          <table:table-cell office:value-type="float" office:value="40.000328" calcext:value-type="float">
            <text:p>40.000328</text:p>
          </table:table-cell>
          <table:table-cell office:value-type="float" office:value="-79.586393" calcext:value-type="float">
            <text:p>-79.586393</text:p>
          </table:table-cell>
          <table:table-cell office:value-type="float" office:value="301" calcext:value-type="float">
            <text:p>301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7-27T11:27:07Z</text:p>
          </table:table-cell>
          <table:table-cell office:value-type="float" office:value="40.000354" calcext:value-type="float">
            <text:p>40.000354</text:p>
          </table:table-cell>
          <table:table-cell office:value-type="float" office:value="-79.586385" calcext:value-type="float">
            <text:p>-79.586385</text:p>
          </table:table-cell>
          <table:table-cell office:value-type="float" office:value="301" calcext:value-type="float">
            <text:p>301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7-27T11:27:12Z</text:p>
          </table:table-cell>
          <table:table-cell office:value-type="float" office:value="40.000385" calcext:value-type="float">
            <text:p>40.000385</text:p>
          </table:table-cell>
          <table:table-cell office:value-type="float" office:value="-79.586383" calcext:value-type="float">
            <text:p>-79.586383</text:p>
          </table:table-cell>
          <table:table-cell office:value-type="float" office:value="301.1" calcext:value-type="float">
            <text:p>301.1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27T11:27:16Z</text:p>
          </table:table-cell>
          <table:table-cell office:value-type="float" office:value="40.000418" calcext:value-type="float">
            <text:p>40.000418</text:p>
          </table:table-cell>
          <table:table-cell office:value-type="float" office:value="-79.586371" calcext:value-type="float">
            <text:p>-79.586371</text:p>
          </table:table-cell>
          <table:table-cell office:value-type="float" office:value="301.2" calcext:value-type="float">
            <text:p>301.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27T11:27:19Z</text:p>
          </table:table-cell>
          <table:table-cell office:value-type="float" office:value="40.000456" calcext:value-type="float">
            <text:p>40.000456</text:p>
          </table:table-cell>
          <table:table-cell office:value-type="float" office:value="-79.586355" calcext:value-type="float">
            <text:p>-79.586355</text:p>
          </table:table-cell>
          <table:table-cell office:value-type="float" office:value="301.1" calcext:value-type="float">
            <text:p>301.1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8-07-27T11:27:21Z</text:p>
          </table:table-cell>
          <table:table-cell office:value-type="float" office:value="40.00049" calcext:value-type="float">
            <text:p>40.00049</text:p>
          </table:table-cell>
          <table:table-cell office:value-type="float" office:value="-79.58634" calcext:value-type="float">
            <text:p>-79.58634</text:p>
          </table:table-cell>
          <table:table-cell office:value-type="float" office:value="301.1" calcext:value-type="float">
            <text:p>301.1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8-07-27T11:27:23Z</text:p>
          </table:table-cell>
          <table:table-cell office:value-type="float" office:value="40.000532" calcext:value-type="float">
            <text:p>40.000532</text:p>
          </table:table-cell>
          <table:table-cell office:value-type="float" office:value="-79.586341" calcext:value-type="float">
            <text:p>-79.586341</text:p>
          </table:table-cell>
          <table:table-cell office:value-type="float" office:value="301" calcext:value-type="float">
            <text:p>30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27T11:27:25Z</text:p>
          </table:table-cell>
          <table:table-cell office:value-type="float" office:value="40.000573" calcext:value-type="float">
            <text:p>40.000573</text:p>
          </table:table-cell>
          <table:table-cell office:value-type="float" office:value="-79.586344" calcext:value-type="float">
            <text:p>-79.586344</text:p>
          </table:table-cell>
          <table:table-cell office:value-type="float" office:value="300.8" calcext:value-type="float">
            <text:p>300.8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7T11:27:28Z</text:p>
          </table:table-cell>
          <table:table-cell office:value-type="float" office:value="40.000615" calcext:value-type="float">
            <text:p>40.000615</text:p>
          </table:table-cell>
          <table:table-cell office:value-type="float" office:value="-79.586325" calcext:value-type="float">
            <text:p>-79.586325</text:p>
          </table:table-cell>
          <table:table-cell office:value-type="float" office:value="300.7" calcext:value-type="float">
            <text:p>300.7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27T11:27:30Z</text:p>
          </table:table-cell>
          <table:table-cell office:value-type="float" office:value="40.000646" calcext:value-type="float">
            <text:p>40.000646</text:p>
          </table:table-cell>
          <table:table-cell office:value-type="float" office:value="-79.586315" calcext:value-type="float">
            <text:p>-79.586315</text:p>
          </table:table-cell>
          <table:table-cell office:value-type="float" office:value="300.6" calcext:value-type="float">
            <text:p>300.6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8-07-27T11:27:32Z</text:p>
          </table:table-cell>
          <table:table-cell office:value-type="float" office:value="40.000677" calcext:value-type="float">
            <text:p>40.000677</text:p>
          </table:table-cell>
          <table:table-cell office:value-type="float" office:value="-79.58631" calcext:value-type="float">
            <text:p>-79.58631</text:p>
          </table:table-cell>
          <table:table-cell office:value-type="float" office:value="300.6" calcext:value-type="float">
            <text:p>300.6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7T11:27:35Z</text:p>
          </table:table-cell>
          <table:table-cell office:value-type="float" office:value="40.000717" calcext:value-type="float">
            <text:p>40.000717</text:p>
          </table:table-cell>
          <table:table-cell office:value-type="float" office:value="-79.586298" calcext:value-type="float">
            <text:p>-79.586298</text:p>
          </table:table-cell>
          <table:table-cell office:value-type="float" office:value="300.6" calcext:value-type="float">
            <text:p>300.6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7-27T11:27:37Z</text:p>
          </table:table-cell>
          <table:table-cell office:value-type="float" office:value="40.000755" calcext:value-type="float">
            <text:p>40.000755</text:p>
          </table:table-cell>
          <table:table-cell office:value-type="float" office:value="-79.586293" calcext:value-type="float">
            <text:p>-79.586293</text:p>
          </table:table-cell>
          <table:table-cell office:value-type="float" office:value="300.5" calcext:value-type="float">
            <text:p>300.5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8-07-27T11:27:39Z</text:p>
          </table:table-cell>
          <table:table-cell office:value-type="float" office:value="40.000785" calcext:value-type="float">
            <text:p>40.000785</text:p>
          </table:table-cell>
          <table:table-cell office:value-type="float" office:value="-79.586284" calcext:value-type="float">
            <text:p>-79.586284</text:p>
          </table:table-cell>
          <table:table-cell office:value-type="float" office:value="300.5" calcext:value-type="float">
            <text:p>300.5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2018-07-27T11:27:42Z</text:p>
          </table:table-cell>
          <table:table-cell office:value-type="float" office:value="40.000824" calcext:value-type="float">
            <text:p>40.000824</text:p>
          </table:table-cell>
          <table:table-cell office:value-type="float" office:value="-79.586269" calcext:value-type="float">
            <text:p>-79.586269</text:p>
          </table:table-cell>
          <table:table-cell office:value-type="float" office:value="300.4" calcext:value-type="float">
            <text:p>300.4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2018-07-27T11:27:44Z</text:p>
          </table:table-cell>
          <table:table-cell office:value-type="float" office:value="40.000861" calcext:value-type="float">
            <text:p>40.000861</text:p>
          </table:table-cell>
          <table:table-cell office:value-type="float" office:value="-79.58626" calcext:value-type="float">
            <text:p>-79.58626</text:p>
          </table:table-cell>
          <table:table-cell office:value-type="float" office:value="300.3" calcext:value-type="float">
            <text:p>300.3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2018-07-27T11:27:46Z</text:p>
          </table:table-cell>
          <table:table-cell office:value-type="float" office:value="40.000905" calcext:value-type="float">
            <text:p>40.000905</text:p>
          </table:table-cell>
          <table:table-cell office:value-type="float" office:value="-79.586255" calcext:value-type="float">
            <text:p>-79.586255</text:p>
          </table:table-cell>
          <table:table-cell office:value-type="float" office:value="300.3" calcext:value-type="float">
            <text:p>300.3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2018-07-27T11:27:48Z</text:p>
          </table:table-cell>
          <table:table-cell office:value-type="float" office:value="40.000949" calcext:value-type="float">
            <text:p>40.000949</text:p>
          </table:table-cell>
          <table:table-cell office:value-type="float" office:value="-79.586247" calcext:value-type="float">
            <text:p>-79.586247</text:p>
          </table:table-cell>
          <table:table-cell office:value-type="float" office:value="300.3" calcext:value-type="float">
            <text:p>300.3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2018-07-27T11:27:50Z</text:p>
          </table:table-cell>
          <table:table-cell office:value-type="float" office:value="40.000991" calcext:value-type="float">
            <text:p>40.000991</text:p>
          </table:table-cell>
          <table:table-cell office:value-type="float" office:value="-79.586241" calcext:value-type="float">
            <text:p>-79.586241</text:p>
          </table:table-cell>
          <table:table-cell office:value-type="float" office:value="300.3" calcext:value-type="float">
            <text:p>300.3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2018-07-27T11:27:52Z</text:p>
          </table:table-cell>
          <table:table-cell office:value-type="float" office:value="40.001029" calcext:value-type="float">
            <text:p>40.001029</text:p>
          </table:table-cell>
          <table:table-cell office:value-type="float" office:value="-79.586231" calcext:value-type="float">
            <text:p>-79.586231</text:p>
          </table:table-cell>
          <table:table-cell office:value-type="float" office:value="300.3" calcext:value-type="float">
            <text:p>300.3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2018-07-27T11:27:55Z</text:p>
          </table:table-cell>
          <table:table-cell office:value-type="float" office:value="40.001059" calcext:value-type="float">
            <text:p>40.001059</text:p>
          </table:table-cell>
          <table:table-cell office:value-type="float" office:value="-79.586218" calcext:value-type="float">
            <text:p>-79.586218</text:p>
          </table:table-cell>
          <table:table-cell office:value-type="float" office:value="300.3" calcext:value-type="float">
            <text:p>300.3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2018-07-27T11:28:00Z</text:p>
          </table:table-cell>
          <table:table-cell office:value-type="float" office:value="40.001088" calcext:value-type="float">
            <text:p>40.001088</text:p>
          </table:table-cell>
          <table:table-cell office:value-type="float" office:value="-79.586227" calcext:value-type="float">
            <text:p>-79.586227</text:p>
          </table:table-cell>
          <table:table-cell office:value-type="float" office:value="300.3" calcext:value-type="float">
            <text:p>300.3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2018-07-27T11:28:03Z</text:p>
          </table:table-cell>
          <table:table-cell office:value-type="float" office:value="40.001114" calcext:value-type="float">
            <text:p>40.001114</text:p>
          </table:table-cell>
          <table:table-cell office:value-type="float" office:value="-79.586217" calcext:value-type="float">
            <text:p>-79.586217</text:p>
          </table:table-cell>
          <table:table-cell office:value-type="float" office:value="300.3" calcext:value-type="float">
            <text:p>300.3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2018-07-27T11:28:06Z</text:p>
          </table:table-cell>
          <table:table-cell office:value-type="float" office:value="40.001156" calcext:value-type="float">
            <text:p>40.001156</text:p>
          </table:table-cell>
          <table:table-cell office:value-type="float" office:value="-79.586204" calcext:value-type="float">
            <text:p>-79.586204</text:p>
          </table:table-cell>
          <table:table-cell office:value-type="float" office:value="300.3" calcext:value-type="float">
            <text:p>300.3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7-27T11:28:08Z</text:p>
          </table:table-cell>
          <table:table-cell office:value-type="float" office:value="40.001189" calcext:value-type="float">
            <text:p>40.001189</text:p>
          </table:table-cell>
          <table:table-cell office:value-type="float" office:value="-79.586198" calcext:value-type="float">
            <text:p>-79.586198</text:p>
          </table:table-cell>
          <table:table-cell office:value-type="float" office:value="300.4" calcext:value-type="float">
            <text:p>300.4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7T11:28:10Z</text:p>
          </table:table-cell>
          <table:table-cell office:value-type="float" office:value="40.001237" calcext:value-type="float">
            <text:p>40.001237</text:p>
          </table:table-cell>
          <table:table-cell office:value-type="float" office:value="-79.586183" calcext:value-type="float">
            <text:p>-79.586183</text:p>
          </table:table-cell>
          <table:table-cell office:value-type="float" office:value="300.5" calcext:value-type="float">
            <text:p>300.5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7T11:28:12Z</text:p>
          </table:table-cell>
          <table:table-cell office:value-type="float" office:value="40.001285" calcext:value-type="float">
            <text:p>40.001285</text:p>
          </table:table-cell>
          <table:table-cell office:value-type="float" office:value="-79.586161" calcext:value-type="float">
            <text:p>-79.586161</text:p>
          </table:table-cell>
          <table:table-cell office:value-type="float" office:value="300.5" calcext:value-type="float">
            <text:p>300.5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8-07-27T11:28:14Z</text:p>
          </table:table-cell>
          <table:table-cell office:value-type="float" office:value="40.001336" calcext:value-type="float">
            <text:p>40.001336</text:p>
          </table:table-cell>
          <table:table-cell office:value-type="float" office:value="-79.586143" calcext:value-type="float">
            <text:p>-79.586143</text:p>
          </table:table-cell>
          <table:table-cell office:value-type="float" office:value="300.4" calcext:value-type="float">
            <text:p>300.4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27T11:28:16Z</text:p>
          </table:table-cell>
          <table:table-cell office:value-type="float" office:value="40.001379" calcext:value-type="float">
            <text:p>40.001379</text:p>
          </table:table-cell>
          <table:table-cell office:value-type="float" office:value="-79.58613" calcext:value-type="float">
            <text:p>-79.58613</text:p>
          </table:table-cell>
          <table:table-cell office:value-type="float" office:value="300.3" calcext:value-type="float">
            <text:p>300.3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27T11:28:18Z</text:p>
          </table:table-cell>
          <table:table-cell office:value-type="float" office:value="40.00142" calcext:value-type="float">
            <text:p>40.00142</text:p>
          </table:table-cell>
          <table:table-cell office:value-type="float" office:value="-79.586095" calcext:value-type="float">
            <text:p>-79.586095</text:p>
          </table:table-cell>
          <table:table-cell office:value-type="float" office:value="300.3" calcext:value-type="float">
            <text:p>300.3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27T11:28:20Z</text:p>
          </table:table-cell>
          <table:table-cell office:value-type="float" office:value="40.001467" calcext:value-type="float">
            <text:p>40.001467</text:p>
          </table:table-cell>
          <table:table-cell office:value-type="float" office:value="-79.586062" calcext:value-type="float">
            <text:p>-79.586062</text:p>
          </table:table-cell>
          <table:table-cell office:value-type="float" office:value="300.5" calcext:value-type="float">
            <text:p>300.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8-07-27T11:28:21Z</text:p>
          </table:table-cell>
          <table:table-cell office:value-type="float" office:value="40.001495" calcext:value-type="float">
            <text:p>40.001495</text:p>
          </table:table-cell>
          <table:table-cell office:value-type="float" office:value="-79.586054" calcext:value-type="float">
            <text:p>-79.586054</text:p>
          </table:table-cell>
          <table:table-cell office:value-type="float" office:value="300.5" calcext:value-type="float">
            <text:p>300.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8-07-27T11:28:22Z</text:p>
          </table:table-cell>
          <table:table-cell office:value-type="float" office:value="40.001523" calcext:value-type="float">
            <text:p>40.001523</text:p>
          </table:table-cell>
          <table:table-cell office:value-type="float" office:value="-79.586049" calcext:value-type="float">
            <text:p>-79.586049</text:p>
          </table:table-cell>
          <table:table-cell office:value-type="float" office:value="300.5" calcext:value-type="float">
            <text:p>300.5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018-07-27T11:28:24Z</text:p>
          </table:table-cell>
          <table:table-cell office:value-type="float" office:value="40.001568" calcext:value-type="float">
            <text:p>40.001568</text:p>
          </table:table-cell>
          <table:table-cell office:value-type="float" office:value="-79.586051" calcext:value-type="float">
            <text:p>-79.586051</text:p>
          </table:table-cell>
          <table:table-cell office:value-type="float" office:value="300.5" calcext:value-type="float">
            <text:p>300.5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8-07-27T11:28:26Z</text:p>
          </table:table-cell>
          <table:table-cell office:value-type="float" office:value="40.001608" calcext:value-type="float">
            <text:p>40.001608</text:p>
          </table:table-cell>
          <table:table-cell office:value-type="float" office:value="-79.586038" calcext:value-type="float">
            <text:p>-79.586038</text:p>
          </table:table-cell>
          <table:table-cell office:value-type="float" office:value="300.5" calcext:value-type="float">
            <text:p>300.5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2018-07-27T11:28:28Z</text:p>
          </table:table-cell>
          <table:table-cell office:value-type="float" office:value="40.001646" calcext:value-type="float">
            <text:p>40.001646</text:p>
          </table:table-cell>
          <table:table-cell office:value-type="float" office:value="-79.586008" calcext:value-type="float">
            <text:p>-79.586008</text:p>
          </table:table-cell>
          <table:table-cell office:value-type="float" office:value="300.4" calcext:value-type="float">
            <text:p>300.4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2018-07-27T11:28:30Z</text:p>
          </table:table-cell>
          <table:table-cell office:value-type="float" office:value="40.001689" calcext:value-type="float">
            <text:p>40.001689</text:p>
          </table:table-cell>
          <table:table-cell office:value-type="float" office:value="-79.585974" calcext:value-type="float">
            <text:p>-79.585974</text:p>
          </table:table-cell>
          <table:table-cell office:value-type="float" office:value="300.4" calcext:value-type="float">
            <text:p>300.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2018-07-27T11:28:32Z</text:p>
          </table:table-cell>
          <table:table-cell office:value-type="float" office:value="40.00174" calcext:value-type="float">
            <text:p>40.00174</text:p>
          </table:table-cell>
          <table:table-cell office:value-type="float" office:value="-79.585954" calcext:value-type="float">
            <text:p>-79.585954</text:p>
          </table:table-cell>
          <table:table-cell office:value-type="float" office:value="300.4" calcext:value-type="float">
            <text:p>300.4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2018-07-27T11:28:34Z</text:p>
          </table:table-cell>
          <table:table-cell office:value-type="float" office:value="40.001773" calcext:value-type="float">
            <text:p>40.001773</text:p>
          </table:table-cell>
          <table:table-cell office:value-type="float" office:value="-79.585972" calcext:value-type="float">
            <text:p>-79.585972</text:p>
          </table:table-cell>
          <table:table-cell office:value-type="float" office:value="300.4" calcext:value-type="float">
            <text:p>300.4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2018-07-27T11:28:36Z</text:p>
          </table:table-cell>
          <table:table-cell office:value-type="float" office:value="40.001791" calcext:value-type="float">
            <text:p>40.001791</text:p>
          </table:table-cell>
          <table:table-cell office:value-type="float" office:value="-79.586013" calcext:value-type="float">
            <text:p>-79.586013</text:p>
          </table:table-cell>
          <table:table-cell office:value-type="float" office:value="300.4" calcext:value-type="float">
            <text:p>300.4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2018-07-27T11:28:38Z</text:p>
          </table:table-cell>
          <table:table-cell office:value-type="float" office:value="40.001798" calcext:value-type="float">
            <text:p>40.001798</text:p>
          </table:table-cell>
          <table:table-cell office:value-type="float" office:value="-79.586056" calcext:value-type="float">
            <text:p>-79.586056</text:p>
          </table:table-cell>
          <table:table-cell office:value-type="float" office:value="300.4" calcext:value-type="float">
            <text:p>300.4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2018-07-27T11:28:40Z</text:p>
          </table:table-cell>
          <table:table-cell office:value-type="float" office:value="40.001797" calcext:value-type="float">
            <text:p>40.001797</text:p>
          </table:table-cell>
          <table:table-cell office:value-type="float" office:value="-79.586093" calcext:value-type="float">
            <text:p>-79.586093</text:p>
          </table:table-cell>
          <table:table-cell office:value-type="float" office:value="300.3" calcext:value-type="float">
            <text:p>300.3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2018-07-27T11:28:42Z</text:p>
          </table:table-cell>
          <table:table-cell office:value-type="float" office:value="40.001788" calcext:value-type="float">
            <text:p>40.001788</text:p>
          </table:table-cell>
          <table:table-cell office:value-type="float" office:value="-79.586132" calcext:value-type="float">
            <text:p>-79.586132</text:p>
          </table:table-cell>
          <table:table-cell office:value-type="float" office:value="300.2" calcext:value-type="float">
            <text:p>300.2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2018-07-27T11:28:44Z</text:p>
          </table:table-cell>
          <table:table-cell office:value-type="float" office:value="40.001779" calcext:value-type="float">
            <text:p>40.001779</text:p>
          </table:table-cell>
          <table:table-cell office:value-type="float" office:value="-79.586168" calcext:value-type="float">
            <text:p>-79.586168</text:p>
          </table:table-cell>
          <table:table-cell office:value-type="float" office:value="300" calcext:value-type="float">
            <text:p>300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8-07-27T11:28:46Z</text:p>
          </table:table-cell>
          <table:table-cell office:value-type="float" office:value="40.001782" calcext:value-type="float">
            <text:p>40.001782</text:p>
          </table:table-cell>
          <table:table-cell office:value-type="float" office:value="-79.586207" calcext:value-type="float">
            <text:p>-79.586207</text:p>
          </table:table-cell>
          <table:table-cell office:value-type="float" office:value="300" calcext:value-type="float">
            <text:p>30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018-07-27T11:28:48Z</text:p>
          </table:table-cell>
          <table:table-cell office:value-type="float" office:value="40.001792" calcext:value-type="float">
            <text:p>40.001792</text:p>
          </table:table-cell>
          <table:table-cell office:value-type="float" office:value="-79.586247" calcext:value-type="float">
            <text:p>-79.586247</text:p>
          </table:table-cell>
          <table:table-cell office:value-type="float" office:value="299.9" calcext:value-type="float">
            <text:p>299.9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018-07-27T11:28:50Z</text:p>
          </table:table-cell>
          <table:table-cell office:value-type="float" office:value="40.001807" calcext:value-type="float">
            <text:p>40.001807</text:p>
          </table:table-cell>
          <table:table-cell office:value-type="float" office:value="-79.586294" calcext:value-type="float">
            <text:p>-79.586294</text:p>
          </table:table-cell>
          <table:table-cell office:value-type="float" office:value="299.8" calcext:value-type="float">
            <text:p>299.8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018-07-27T11:28:52Z</text:p>
          </table:table-cell>
          <table:table-cell office:value-type="float" office:value="40.001822" calcext:value-type="float">
            <text:p>40.001822</text:p>
          </table:table-cell>
          <table:table-cell office:value-type="float" office:value="-79.58633" calcext:value-type="float">
            <text:p>-79.58633</text:p>
          </table:table-cell>
          <table:table-cell office:value-type="float" office:value="299.7" calcext:value-type="float">
            <text:p>299.7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018-07-27T11:28:54Z</text:p>
          </table:table-cell>
          <table:table-cell office:value-type="float" office:value="40.001843" calcext:value-type="float">
            <text:p>40.001843</text:p>
          </table:table-cell>
          <table:table-cell office:value-type="float" office:value="-79.586381" calcext:value-type="float">
            <text:p>-79.586381</text:p>
          </table:table-cell>
          <table:table-cell office:value-type="float" office:value="299.6" calcext:value-type="float">
            <text:p>299.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8-07-27T11:28:56Z</text:p>
          </table:table-cell>
          <table:table-cell office:value-type="float" office:value="40.001853" calcext:value-type="float">
            <text:p>40.001853</text:p>
          </table:table-cell>
          <table:table-cell office:value-type="float" office:value="-79.586428" calcext:value-type="float">
            <text:p>-79.586428</text:p>
          </table:table-cell>
          <table:table-cell office:value-type="float" office:value="299.5" calcext:value-type="float">
            <text:p>299.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8-07-27T11:28:58Z</text:p>
          </table:table-cell>
          <table:table-cell office:value-type="float" office:value="40.001856" calcext:value-type="float">
            <text:p>40.001856</text:p>
          </table:table-cell>
          <table:table-cell office:value-type="float" office:value="-79.586477" calcext:value-type="float">
            <text:p>-79.586477</text:p>
          </table:table-cell>
          <table:table-cell office:value-type="float" office:value="299.4" calcext:value-type="float">
            <text:p>299.4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8-07-27T11:29:00Z</text:p>
          </table:table-cell>
          <table:table-cell office:value-type="float" office:value="40.001854" calcext:value-type="float">
            <text:p>40.001854</text:p>
          </table:table-cell>
          <table:table-cell office:value-type="float" office:value="-79.586517" calcext:value-type="float">
            <text:p>-79.586517</text:p>
          </table:table-cell>
          <table:table-cell office:value-type="float" office:value="299.3" calcext:value-type="float">
            <text:p>299.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27T11:29:02Z</text:p>
          </table:table-cell>
          <table:table-cell office:value-type="float" office:value="40.001855" calcext:value-type="float">
            <text:p>40.001855</text:p>
          </table:table-cell>
          <table:table-cell office:value-type="float" office:value="-79.586558" calcext:value-type="float">
            <text:p>-79.586558</text:p>
          </table:table-cell>
          <table:table-cell office:value-type="float" office:value="299.3" calcext:value-type="float">
            <text:p>299.3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27T11:29:04Z</text:p>
          </table:table-cell>
          <table:table-cell office:value-type="float" office:value="40.001863" calcext:value-type="float">
            <text:p>40.001863</text:p>
          </table:table-cell>
          <table:table-cell office:value-type="float" office:value="-79.586609" calcext:value-type="float">
            <text:p>-79.586609</text:p>
          </table:table-cell>
          <table:table-cell office:value-type="float" office:value="299.2" calcext:value-type="float">
            <text:p>299.2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27T11:29:06Z</text:p>
          </table:table-cell>
          <table:table-cell office:value-type="float" office:value="40.001877" calcext:value-type="float">
            <text:p>40.001877</text:p>
          </table:table-cell>
          <table:table-cell office:value-type="float" office:value="-79.586645" calcext:value-type="float">
            <text:p>-79.586645</text:p>
          </table:table-cell>
          <table:table-cell office:value-type="float" office:value="299" calcext:value-type="float">
            <text:p>299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7-27T11:29:08Z</text:p>
          </table:table-cell>
          <table:table-cell office:value-type="float" office:value="40.00188" calcext:value-type="float">
            <text:p>40.00188</text:p>
          </table:table-cell>
          <table:table-cell office:value-type="float" office:value="-79.586689" calcext:value-type="float">
            <text:p>-79.586689</text:p>
          </table:table-cell>
          <table:table-cell office:value-type="float" office:value="298.9" calcext:value-type="float">
            <text:p>298.9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27T11:29:10Z</text:p>
          </table:table-cell>
          <table:table-cell office:value-type="float" office:value="40.001876" calcext:value-type="float">
            <text:p>40.001876</text:p>
          </table:table-cell>
          <table:table-cell office:value-type="float" office:value="-79.58673" calcext:value-type="float">
            <text:p>-79.58673</text:p>
          </table:table-cell>
          <table:table-cell office:value-type="float" office:value="298.8" calcext:value-type="float">
            <text:p>298.8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27T11:29:12Z</text:p>
          </table:table-cell>
          <table:table-cell office:value-type="float" office:value="40.001878" calcext:value-type="float">
            <text:p>40.001878</text:p>
          </table:table-cell>
          <table:table-cell office:value-type="float" office:value="-79.586767" calcext:value-type="float">
            <text:p>-79.586767</text:p>
          </table:table-cell>
          <table:table-cell office:value-type="float" office:value="298.7" calcext:value-type="float">
            <text:p>298.7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7T11:29:15Z</text:p>
          </table:table-cell>
          <table:table-cell office:value-type="float" office:value="40.001879" calcext:value-type="float">
            <text:p>40.001879</text:p>
          </table:table-cell>
          <table:table-cell office:value-type="float" office:value="-79.586818" calcext:value-type="float">
            <text:p>-79.586818</text:p>
          </table:table-cell>
          <table:table-cell office:value-type="float" office:value="298.6" calcext:value-type="float">
            <text:p>298.6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8-07-27T11:29:17Z</text:p>
          </table:table-cell>
          <table:table-cell office:value-type="float" office:value="40.001892" calcext:value-type="float">
            <text:p>40.001892</text:p>
          </table:table-cell>
          <table:table-cell office:value-type="float" office:value="-79.586868" calcext:value-type="float">
            <text:p>-79.586868</text:p>
          </table:table-cell>
          <table:table-cell office:value-type="float" office:value="298.5" calcext:value-type="float">
            <text:p>298.5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7-27T11:29:19Z</text:p>
          </table:table-cell>
          <table:table-cell office:value-type="float" office:value="40.001915" calcext:value-type="float">
            <text:p>40.001915</text:p>
          </table:table-cell>
          <table:table-cell office:value-type="float" office:value="-79.586915" calcext:value-type="float">
            <text:p>-79.586915</text:p>
          </table:table-cell>
          <table:table-cell office:value-type="float" office:value="298.4" calcext:value-type="float">
            <text:p>298.4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7-27T11:29:23Z</text:p>
          </table:table-cell>
          <table:table-cell office:value-type="float" office:value="40.001928" calcext:value-type="float">
            <text:p>40.001928</text:p>
          </table:table-cell>
          <table:table-cell office:value-type="float" office:value="-79.586948" calcext:value-type="float">
            <text:p>-79.586948</text:p>
          </table:table-cell>
          <table:table-cell office:value-type="float" office:value="298.3" calcext:value-type="float">
            <text:p>298.3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2018-07-27T11:29:27Z</text:p>
          </table:table-cell>
          <table:table-cell office:value-type="float" office:value="40.001947" calcext:value-type="float">
            <text:p>40.001947</text:p>
          </table:table-cell>
          <table:table-cell office:value-type="float" office:value="-79.586977" calcext:value-type="float">
            <text:p>-79.586977</text:p>
          </table:table-cell>
          <table:table-cell office:value-type="float" office:value="298.7" calcext:value-type="float">
            <text:p>298.7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2018-07-27T11:29:30Z</text:p>
          </table:table-cell>
          <table:table-cell office:value-type="float" office:value="40.001975" calcext:value-type="float">
            <text:p>40.001975</text:p>
          </table:table-cell>
          <table:table-cell office:value-type="float" office:value="-79.586988" calcext:value-type="float">
            <text:p>-79.586988</text:p>
          </table:table-cell>
          <table:table-cell office:value-type="float" office:value="299" calcext:value-type="float">
            <text:p>299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2018-07-27T11:29:32Z</text:p>
          </table:table-cell>
          <table:table-cell office:value-type="float" office:value="40.002004" calcext:value-type="float">
            <text:p>40.002004</text:p>
          </table:table-cell>
          <table:table-cell office:value-type="float" office:value="-79.586983" calcext:value-type="float">
            <text:p>-79.586983</text:p>
          </table:table-cell>
          <table:table-cell office:value-type="float" office:value="299" calcext:value-type="float">
            <text:p>299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2018-07-27T11:29:34Z</text:p>
          </table:table-cell>
          <table:table-cell office:value-type="float" office:value="40.002034" calcext:value-type="float">
            <text:p>40.002034</text:p>
          </table:table-cell>
          <table:table-cell office:value-type="float" office:value="-79.586976" calcext:value-type="float">
            <text:p>-79.586976</text:p>
          </table:table-cell>
          <table:table-cell office:value-type="float" office:value="299" calcext:value-type="float">
            <text:p>299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2018-07-27T11:29:37Z</text:p>
          </table:table-cell>
          <table:table-cell office:value-type="float" office:value="40.002065" calcext:value-type="float">
            <text:p>40.002065</text:p>
          </table:table-cell>
          <table:table-cell office:value-type="float" office:value="-79.586973" calcext:value-type="float">
            <text:p>-79.586973</text:p>
          </table:table-cell>
          <table:table-cell office:value-type="float" office:value="299" calcext:value-type="float">
            <text:p>299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2018-07-27T11:29:41Z</text:p>
          </table:table-cell>
          <table:table-cell office:value-type="float" office:value="40.002105" calcext:value-type="float">
            <text:p>40.002105</text:p>
          </table:table-cell>
          <table:table-cell office:value-type="float" office:value="-79.586975" calcext:value-type="float">
            <text:p>-79.586975</text:p>
          </table:table-cell>
          <table:table-cell office:value-type="float" office:value="299" calcext:value-type="float">
            <text:p>299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2018-07-27T11:29:44Z</text:p>
          </table:table-cell>
          <table:table-cell office:value-type="float" office:value="40.00214" calcext:value-type="float">
            <text:p>40.00214</text:p>
          </table:table-cell>
          <table:table-cell office:value-type="float" office:value="-79.586962" calcext:value-type="float">
            <text:p>-79.586962</text:p>
          </table:table-cell>
          <table:table-cell office:value-type="float" office:value="299" calcext:value-type="float">
            <text:p>299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2018-07-27T11:29:47Z</text:p>
          </table:table-cell>
          <table:table-cell office:value-type="float" office:value="40.002173" calcext:value-type="float">
            <text:p>40.002173</text:p>
          </table:table-cell>
          <table:table-cell office:value-type="float" office:value="-79.58695" calcext:value-type="float">
            <text:p>-79.58695</text:p>
          </table:table-cell>
          <table:table-cell office:value-type="float" office:value="299" calcext:value-type="float">
            <text:p>299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2018-07-27T11:29:49Z</text:p>
          </table:table-cell>
          <table:table-cell office:value-type="float" office:value="40.002204" calcext:value-type="float">
            <text:p>40.002204</text:p>
          </table:table-cell>
          <table:table-cell office:value-type="float" office:value="-79.586954" calcext:value-type="float">
            <text:p>-79.586954</text:p>
          </table:table-cell>
          <table:table-cell office:value-type="float" office:value="299" calcext:value-type="float">
            <text:p>299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2018-07-27T11:29:52Z</text:p>
          </table:table-cell>
          <table:table-cell office:value-type="float" office:value="40.002231" calcext:value-type="float">
            <text:p>40.002231</text:p>
          </table:table-cell>
          <table:table-cell office:value-type="float" office:value="-79.586964" calcext:value-type="float">
            <text:p>-79.586964</text:p>
          </table:table-cell>
          <table:table-cell office:value-type="float" office:value="299" calcext:value-type="float">
            <text:p>299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2018-07-27T11:29:54Z</text:p>
          </table:table-cell>
          <table:table-cell office:value-type="float" office:value="40.002258" calcext:value-type="float">
            <text:p>40.002258</text:p>
          </table:table-cell>
          <table:table-cell office:value-type="float" office:value="-79.58698" calcext:value-type="float">
            <text:p>-79.58698</text:p>
          </table:table-cell>
          <table:table-cell office:value-type="float" office:value="299" calcext:value-type="float">
            <text:p>299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2018-07-27T11:29:56Z</text:p>
          </table:table-cell>
          <table:table-cell office:value-type="float" office:value="40.002285" calcext:value-type="float">
            <text:p>40.002285</text:p>
          </table:table-cell>
          <table:table-cell office:value-type="float" office:value="-79.587021" calcext:value-type="float">
            <text:p>-79.587021</text:p>
          </table:table-cell>
          <table:table-cell office:value-type="float" office:value="299" calcext:value-type="float">
            <text:p>299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2018-07-27T11:29:58Z</text:p>
          </table:table-cell>
          <table:table-cell office:value-type="float" office:value="40.002303" calcext:value-type="float">
            <text:p>40.002303</text:p>
          </table:table-cell>
          <table:table-cell office:value-type="float" office:value="-79.587065" calcext:value-type="float">
            <text:p>-79.587065</text:p>
          </table:table-cell>
          <table:table-cell office:value-type="float" office:value="299" calcext:value-type="float">
            <text:p>299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2018-07-27T11:30:01Z</text:p>
          </table:table-cell>
          <table:table-cell office:value-type="float" office:value="40.002306" calcext:value-type="float">
            <text:p>40.002306</text:p>
          </table:table-cell>
          <table:table-cell office:value-type="float" office:value="-79.587117" calcext:value-type="float">
            <text:p>-79.587117</text:p>
          </table:table-cell>
          <table:table-cell office:value-type="float" office:value="299" calcext:value-type="float">
            <text:p>299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2018-07-27T11:30:03Z</text:p>
          </table:table-cell>
          <table:table-cell office:value-type="float" office:value="40.002311" calcext:value-type="float">
            <text:p>40.002311</text:p>
          </table:table-cell>
          <table:table-cell office:value-type="float" office:value="-79.587153" calcext:value-type="float">
            <text:p>-79.587153</text:p>
          </table:table-cell>
          <table:table-cell office:value-type="float" office:value="299" calcext:value-type="float">
            <text:p>299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2018-07-27T11:30:05Z</text:p>
          </table:table-cell>
          <table:table-cell office:value-type="float" office:value="40.002318" calcext:value-type="float">
            <text:p>40.002318</text:p>
          </table:table-cell>
          <table:table-cell office:value-type="float" office:value="-79.587197" calcext:value-type="float">
            <text:p>-79.587197</text:p>
          </table:table-cell>
          <table:table-cell office:value-type="float" office:value="298.8" calcext:value-type="float">
            <text:p>298.8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2018-07-27T11:30:07Z</text:p>
          </table:table-cell>
          <table:table-cell office:value-type="float" office:value="40.002333" calcext:value-type="float">
            <text:p>40.002333</text:p>
          </table:table-cell>
          <table:table-cell office:value-type="float" office:value="-79.587242" calcext:value-type="float">
            <text:p>-79.587242</text:p>
          </table:table-cell>
          <table:table-cell office:value-type="float" office:value="298.7" calcext:value-type="float">
            <text:p>298.7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2018-07-27T11:30:10Z</text:p>
          </table:table-cell>
          <table:table-cell office:value-type="float" office:value="40.002347" calcext:value-type="float">
            <text:p>40.002347</text:p>
          </table:table-cell>
          <table:table-cell office:value-type="float" office:value="-79.587282" calcext:value-type="float">
            <text:p>-79.587282</text:p>
          </table:table-cell>
          <table:table-cell office:value-type="float" office:value="298.5" calcext:value-type="float">
            <text:p>298.5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2018-07-27T11:30:14Z</text:p>
          </table:table-cell>
          <table:table-cell office:value-type="float" office:value="40.002361" calcext:value-type="float">
            <text:p>40.002361</text:p>
          </table:table-cell>
          <table:table-cell office:value-type="float" office:value="-79.58732" calcext:value-type="float">
            <text:p>-79.58732</text:p>
          </table:table-cell>
          <table:table-cell office:value-type="float" office:value="298.4" calcext:value-type="float">
            <text:p>298.4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2018-07-27T11:30:16Z</text:p>
          </table:table-cell>
          <table:table-cell office:value-type="float" office:value="40.002375" calcext:value-type="float">
            <text:p>40.002375</text:p>
          </table:table-cell>
          <table:table-cell office:value-type="float" office:value="-79.587365" calcext:value-type="float">
            <text:p>-79.587365</text:p>
          </table:table-cell>
          <table:table-cell office:value-type="float" office:value="298.3" calcext:value-type="float">
            <text:p>298.3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2018-07-27T11:30:18Z</text:p>
          </table:table-cell>
          <table:table-cell office:value-type="float" office:value="40.002384" calcext:value-type="float">
            <text:p>40.002384</text:p>
          </table:table-cell>
          <table:table-cell office:value-type="float" office:value="-79.587403" calcext:value-type="float">
            <text:p>-79.587403</text:p>
          </table:table-cell>
          <table:table-cell office:value-type="float" office:value="298.1" calcext:value-type="float">
            <text:p>298.1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2018-07-27T11:30:21Z</text:p>
          </table:table-cell>
          <table:table-cell office:value-type="float" office:value="40.002412" calcext:value-type="float">
            <text:p>40.002412</text:p>
          </table:table-cell>
          <table:table-cell office:value-type="float" office:value="-79.587434" calcext:value-type="float">
            <text:p>-79.587434</text:p>
          </table:table-cell>
          <table:table-cell office:value-type="float" office:value="298" calcext:value-type="float">
            <text:p>298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8-07-27T11:30:23Z</text:p>
          </table:table-cell>
          <table:table-cell office:value-type="float" office:value="40.002431" calcext:value-type="float">
            <text:p>40.002431</text:p>
          </table:table-cell>
          <table:table-cell office:value-type="float" office:value="-79.587461" calcext:value-type="float">
            <text:p>-79.587461</text:p>
          </table:table-cell>
          <table:table-cell office:value-type="float" office:value="297.9" calcext:value-type="float">
            <text:p>297.9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2018-07-27T11:30:25Z</text:p>
          </table:table-cell>
          <table:table-cell office:value-type="float" office:value="40.002438" calcext:value-type="float">
            <text:p>40.002438</text:p>
          </table:table-cell>
          <table:table-cell office:value-type="float" office:value="-79.587498" calcext:value-type="float">
            <text:p>-79.587498</text:p>
          </table:table-cell>
          <table:table-cell office:value-type="float" office:value="297.7" calcext:value-type="float">
            <text:p>297.7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18-07-27T11:30:28Z</text:p>
          </table:table-cell>
          <table:table-cell office:value-type="float" office:value="40.002433" calcext:value-type="float">
            <text:p>40.002433</text:p>
          </table:table-cell>
          <table:table-cell office:value-type="float" office:value="-79.587543" calcext:value-type="float">
            <text:p>-79.587543</text:p>
          </table:table-cell>
          <table:table-cell office:value-type="float" office:value="297.6" calcext:value-type="float">
            <text:p>297.6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18-07-27T11:30:32Z</text:p>
          </table:table-cell>
          <table:table-cell office:value-type="float" office:value="40.002452" calcext:value-type="float">
            <text:p>40.002452</text:p>
          </table:table-cell>
          <table:table-cell office:value-type="float" office:value="-79.587589" calcext:value-type="float">
            <text:p>-79.587589</text:p>
          </table:table-cell>
          <table:table-cell office:value-type="float" office:value="297.4" calcext:value-type="float">
            <text:p>297.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18-07-27T11:30:34Z</text:p>
          </table:table-cell>
          <table:table-cell office:value-type="float" office:value="40.002477" calcext:value-type="float">
            <text:p>40.002477</text:p>
          </table:table-cell>
          <table:table-cell office:value-type="float" office:value="-79.587618" calcext:value-type="float">
            <text:p>-79.587618</text:p>
          </table:table-cell>
          <table:table-cell office:value-type="float" office:value="297.3" calcext:value-type="float">
            <text:p>297.3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2018-07-27T11:30:36Z</text:p>
          </table:table-cell>
          <table:table-cell office:value-type="float" office:value="40.002498" calcext:value-type="float">
            <text:p>40.002498</text:p>
          </table:table-cell>
          <table:table-cell office:value-type="float" office:value="-79.587658" calcext:value-type="float">
            <text:p>-79.587658</text:p>
          </table:table-cell>
          <table:table-cell office:value-type="float" office:value="296.8" calcext:value-type="float">
            <text:p>296.8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2018-07-27T11:30:38Z</text:p>
          </table:table-cell>
          <table:table-cell office:value-type="float" office:value="40.002522" calcext:value-type="float">
            <text:p>40.002522</text:p>
          </table:table-cell>
          <table:table-cell office:value-type="float" office:value="-79.587683" calcext:value-type="float">
            <text:p>-79.587683</text:p>
          </table:table-cell>
          <table:table-cell office:value-type="float" office:value="296.7" calcext:value-type="float">
            <text:p>296.7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8-07-27T11:30:41Z</text:p>
          </table:table-cell>
          <table:table-cell office:value-type="float" office:value="40.002561" calcext:value-type="float">
            <text:p>40.002561</text:p>
          </table:table-cell>
          <table:table-cell office:value-type="float" office:value="-79.587699" calcext:value-type="float">
            <text:p>-79.587699</text:p>
          </table:table-cell>
          <table:table-cell office:value-type="float" office:value="296.6" calcext:value-type="float">
            <text:p>296.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8-07-27T11:30:43Z</text:p>
          </table:table-cell>
          <table:table-cell office:value-type="float" office:value="40.002598" calcext:value-type="float">
            <text:p>40.002598</text:p>
          </table:table-cell>
          <table:table-cell office:value-type="float" office:value="-79.587702" calcext:value-type="float">
            <text:p>-79.587702</text:p>
          </table:table-cell>
          <table:table-cell office:value-type="float" office:value="296.5" calcext:value-type="float">
            <text:p>296.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8-07-27T11:30:46Z</text:p>
          </table:table-cell>
          <table:table-cell office:value-type="float" office:value="40.00263" calcext:value-type="float">
            <text:p>40.00263</text:p>
          </table:table-cell>
          <table:table-cell office:value-type="float" office:value="-79.587705" calcext:value-type="float">
            <text:p>-79.587705</text:p>
          </table:table-cell>
          <table:table-cell office:value-type="float" office:value="296.4" calcext:value-type="float">
            <text:p>296.4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2018-07-27T11:30:52Z</text:p>
          </table:table-cell>
          <table:table-cell office:value-type="float" office:value="40.00266" calcext:value-type="float">
            <text:p>40.00266</text:p>
          </table:table-cell>
          <table:table-cell office:value-type="float" office:value="-79.587691" calcext:value-type="float">
            <text:p>-79.587691</text:p>
          </table:table-cell>
          <table:table-cell office:value-type="float" office:value="296.3" calcext:value-type="float">
            <text:p>296.3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2018-07-27T11:30:54Z</text:p>
          </table:table-cell>
          <table:table-cell office:value-type="float" office:value="40.00269" calcext:value-type="float">
            <text:p>40.00269</text:p>
          </table:table-cell>
          <table:table-cell office:value-type="float" office:value="-79.58768" calcext:value-type="float">
            <text:p>-79.58768</text:p>
          </table:table-cell>
          <table:table-cell office:value-type="float" office:value="296.2" calcext:value-type="float">
            <text:p>296.2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2018-07-27T11:30:57Z</text:p>
          </table:table-cell>
          <table:table-cell office:value-type="float" office:value="40.002726" calcext:value-type="float">
            <text:p>40.002726</text:p>
          </table:table-cell>
          <table:table-cell office:value-type="float" office:value="-79.58767" calcext:value-type="float">
            <text:p>-79.58767</text:p>
          </table:table-cell>
          <table:table-cell office:value-type="float" office:value="296.1" calcext:value-type="float">
            <text:p>296.1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2018-07-27T11:30:59Z</text:p>
          </table:table-cell>
          <table:table-cell office:value-type="float" office:value="40.002762" calcext:value-type="float">
            <text:p>40.002762</text:p>
          </table:table-cell>
          <table:table-cell office:value-type="float" office:value="-79.587674" calcext:value-type="float">
            <text:p>-79.587674</text:p>
          </table:table-cell>
          <table:table-cell office:value-type="float" office:value="296" calcext:value-type="float">
            <text:p>29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2018-07-27T11:31:01Z</text:p>
          </table:table-cell>
          <table:table-cell office:value-type="float" office:value="40.002798" calcext:value-type="float">
            <text:p>40.002798</text:p>
          </table:table-cell>
          <table:table-cell office:value-type="float" office:value="-79.587672" calcext:value-type="float">
            <text:p>-79.587672</text:p>
          </table:table-cell>
          <table:table-cell office:value-type="float" office:value="295.9" calcext:value-type="float">
            <text:p>295.9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2018-07-27T11:31:03Z</text:p>
          </table:table-cell>
          <table:table-cell office:value-type="float" office:value="40.002828" calcext:value-type="float">
            <text:p>40.002828</text:p>
          </table:table-cell>
          <table:table-cell office:value-type="float" office:value="-79.587671" calcext:value-type="float">
            <text:p>-79.587671</text:p>
          </table:table-cell>
          <table:table-cell office:value-type="float" office:value="295.8" calcext:value-type="float">
            <text:p>295.8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2018-07-27T11:31:08Z</text:p>
          </table:table-cell>
          <table:table-cell office:value-type="float" office:value="40.00286" calcext:value-type="float">
            <text:p>40.00286</text:p>
          </table:table-cell>
          <table:table-cell office:value-type="float" office:value="-79.587674" calcext:value-type="float">
            <text:p>-79.587674</text:p>
          </table:table-cell>
          <table:table-cell office:value-type="float" office:value="295.7" calcext:value-type="float">
            <text:p>295.7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2018-07-27T11:31:11Z</text:p>
          </table:table-cell>
          <table:table-cell office:value-type="float" office:value="40.002898" calcext:value-type="float">
            <text:p>40.002898</text:p>
          </table:table-cell>
          <table:table-cell office:value-type="float" office:value="-79.587662" calcext:value-type="float">
            <text:p>-79.587662</text:p>
          </table:table-cell>
          <table:table-cell office:value-type="float" office:value="295.6" calcext:value-type="float">
            <text:p>295.6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18-07-27T11:31:13Z</text:p>
          </table:table-cell>
          <table:table-cell office:value-type="float" office:value="40.002936" calcext:value-type="float">
            <text:p>40.002936</text:p>
          </table:table-cell>
          <table:table-cell office:value-type="float" office:value="-79.587652" calcext:value-type="float">
            <text:p>-79.587652</text:p>
          </table:table-cell>
          <table:table-cell office:value-type="float" office:value="295.5" calcext:value-type="float">
            <text:p>295.5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2018-07-27T11:31:15Z</text:p>
          </table:table-cell>
          <table:table-cell office:value-type="float" office:value="40.002973" calcext:value-type="float">
            <text:p>40.002973</text:p>
          </table:table-cell>
          <table:table-cell office:value-type="float" office:value="-79.587651" calcext:value-type="float">
            <text:p>-79.587651</text:p>
          </table:table-cell>
          <table:table-cell office:value-type="float" office:value="295.3" calcext:value-type="float">
            <text:p>295.3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2018-07-27T11:31:18Z</text:p>
          </table:table-cell>
          <table:table-cell office:value-type="float" office:value="40.003014" calcext:value-type="float">
            <text:p>40.003014</text:p>
          </table:table-cell>
          <table:table-cell office:value-type="float" office:value="-79.587649" calcext:value-type="float">
            <text:p>-79.587649</text:p>
          </table:table-cell>
          <table:table-cell office:value-type="float" office:value="295.2" calcext:value-type="float">
            <text:p>295.2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18-07-27T11:31:20Z</text:p>
          </table:table-cell>
          <table:table-cell office:value-type="float" office:value="40.003046" calcext:value-type="float">
            <text:p>40.003046</text:p>
          </table:table-cell>
          <table:table-cell office:value-type="float" office:value="-79.587654" calcext:value-type="float">
            <text:p>-79.587654</text:p>
          </table:table-cell>
          <table:table-cell office:value-type="float" office:value="295.1" calcext:value-type="float">
            <text:p>295.1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18-07-27T11:31:22Z</text:p>
          </table:table-cell>
          <table:table-cell office:value-type="float" office:value="40.003085" calcext:value-type="float">
            <text:p>40.003085</text:p>
          </table:table-cell>
          <table:table-cell office:value-type="float" office:value="-79.587662" calcext:value-type="float">
            <text:p>-79.587662</text:p>
          </table:table-cell>
          <table:table-cell office:value-type="float" office:value="295" calcext:value-type="float">
            <text:p>295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2018-07-27T11:31:25Z</text:p>
          </table:table-cell>
          <table:table-cell office:value-type="float" office:value="40.003115" calcext:value-type="float">
            <text:p>40.003115</text:p>
          </table:table-cell>
          <table:table-cell office:value-type="float" office:value="-79.587666" calcext:value-type="float">
            <text:p>-79.587666</text:p>
          </table:table-cell>
          <table:table-cell office:value-type="float" office:value="294.7" calcext:value-type="float">
            <text:p>294.7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2018-07-27T11:31:29Z</text:p>
          </table:table-cell>
          <table:table-cell office:value-type="float" office:value="40.003145" calcext:value-type="float">
            <text:p>40.003145</text:p>
          </table:table-cell>
          <table:table-cell office:value-type="float" office:value="-79.587662" calcext:value-type="float">
            <text:p>-79.587662</text:p>
          </table:table-cell>
          <table:table-cell office:value-type="float" office:value="294.3" calcext:value-type="float">
            <text:p>294.3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18-07-27T11:31:31Z</text:p>
          </table:table-cell>
          <table:table-cell office:value-type="float" office:value="40.003175" calcext:value-type="float">
            <text:p>40.003175</text:p>
          </table:table-cell>
          <table:table-cell office:value-type="float" office:value="-79.587655" calcext:value-type="float">
            <text:p>-79.587655</text:p>
          </table:table-cell>
          <table:table-cell office:value-type="float" office:value="294" calcext:value-type="float">
            <text:p>29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18-07-27T11:31:34Z</text:p>
          </table:table-cell>
          <table:table-cell office:value-type="float" office:value="40.003215" calcext:value-type="float">
            <text:p>40.003215</text:p>
          </table:table-cell>
          <table:table-cell office:value-type="float" office:value="-79.587651" calcext:value-type="float">
            <text:p>-79.587651</text:p>
          </table:table-cell>
          <table:table-cell office:value-type="float" office:value="293.4" calcext:value-type="float">
            <text:p>293.4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2018-07-27T11:31:37Z</text:p>
          </table:table-cell>
          <table:table-cell office:value-type="float" office:value="40.003253" calcext:value-type="float">
            <text:p>40.003253</text:p>
          </table:table-cell>
          <table:table-cell office:value-type="float" office:value="-79.587647" calcext:value-type="float">
            <text:p>-79.587647</text:p>
          </table:table-cell>
          <table:table-cell office:value-type="float" office:value="292.7" calcext:value-type="float">
            <text:p>292.7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2018-07-27T11:31:39Z</text:p>
          </table:table-cell>
          <table:table-cell office:value-type="float" office:value="40.003294" calcext:value-type="float">
            <text:p>40.003294</text:p>
          </table:table-cell>
          <table:table-cell office:value-type="float" office:value="-79.587654" calcext:value-type="float">
            <text:p>-79.587654</text:p>
          </table:table-cell>
          <table:table-cell office:value-type="float" office:value="292.1" calcext:value-type="float">
            <text:p>292.1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18-07-27T11:31:41Z</text:p>
          </table:table-cell>
          <table:table-cell office:value-type="float" office:value="40.00333" calcext:value-type="float">
            <text:p>40.00333</text:p>
          </table:table-cell>
          <table:table-cell office:value-type="float" office:value="-79.587661" calcext:value-type="float">
            <text:p>-79.587661</text:p>
          </table:table-cell>
          <table:table-cell office:value-type="float" office:value="291.6" calcext:value-type="float">
            <text:p>291.6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2018-07-27T11:31:43Z</text:p>
          </table:table-cell>
          <table:table-cell office:value-type="float" office:value="40.003359" calcext:value-type="float">
            <text:p>40.003359</text:p>
          </table:table-cell>
          <table:table-cell office:value-type="float" office:value="-79.587666" calcext:value-type="float">
            <text:p>-79.587666</text:p>
          </table:table-cell>
          <table:table-cell office:value-type="float" office:value="291.3" calcext:value-type="float">
            <text:p>291.3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2018-07-27T11:31:46Z</text:p>
          </table:table-cell>
          <table:table-cell office:value-type="float" office:value="40.003386" calcext:value-type="float">
            <text:p>40.003386</text:p>
          </table:table-cell>
          <table:table-cell office:value-type="float" office:value="-79.58768" calcext:value-type="float">
            <text:p>-79.58768</text:p>
          </table:table-cell>
          <table:table-cell office:value-type="float" office:value="291.1" calcext:value-type="float">
            <text:p>291.1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18-07-27T11:31:50Z</text:p>
          </table:table-cell>
          <table:table-cell office:value-type="float" office:value="40.003415" calcext:value-type="float">
            <text:p>40.003415</text:p>
          </table:table-cell>
          <table:table-cell office:value-type="float" office:value="-79.587687" calcext:value-type="float">
            <text:p>-79.587687</text:p>
          </table:table-cell>
          <table:table-cell office:value-type="float" office:value="291" calcext:value-type="float">
            <text:p>291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18-07-27T11:31:52Z</text:p>
          </table:table-cell>
          <table:table-cell office:value-type="float" office:value="40.00344" calcext:value-type="float">
            <text:p>40.00344</text:p>
          </table:table-cell>
          <table:table-cell office:value-type="float" office:value="-79.58767" calcext:value-type="float">
            <text:p>-79.58767</text:p>
          </table:table-cell>
          <table:table-cell office:value-type="float" office:value="290.9" calcext:value-type="float">
            <text:p>290.9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18-07-27T11:31:54Z</text:p>
          </table:table-cell>
          <table:table-cell office:value-type="float" office:value="40.003472" calcext:value-type="float">
            <text:p>40.003472</text:p>
          </table:table-cell>
          <table:table-cell office:value-type="float" office:value="-79.587643" calcext:value-type="float">
            <text:p>-79.587643</text:p>
          </table:table-cell>
          <table:table-cell office:value-type="float" office:value="290.7" calcext:value-type="float">
            <text:p>290.7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18-07-27T11:31:57Z</text:p>
          </table:table-cell>
          <table:table-cell office:value-type="float" office:value="40.0035" calcext:value-type="float">
            <text:p>40.0035</text:p>
          </table:table-cell>
          <table:table-cell office:value-type="float" office:value="-79.587633" calcext:value-type="float">
            <text:p>-79.587633</text:p>
          </table:table-cell>
          <table:table-cell office:value-type="float" office:value="290.6" calcext:value-type="float">
            <text:p>290.6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2018-07-27T11:31:59Z</text:p>
          </table:table-cell>
          <table:table-cell office:value-type="float" office:value="40.003529" calcext:value-type="float">
            <text:p>40.003529</text:p>
          </table:table-cell>
          <table:table-cell office:value-type="float" office:value="-79.587641" calcext:value-type="float">
            <text:p>-79.587641</text:p>
          </table:table-cell>
          <table:table-cell office:value-type="float" office:value="290.5" calcext:value-type="float">
            <text:p>290.5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2018-07-27T11:32:01Z</text:p>
          </table:table-cell>
          <table:table-cell office:value-type="float" office:value="40.003562" calcext:value-type="float">
            <text:p>40.003562</text:p>
          </table:table-cell>
          <table:table-cell office:value-type="float" office:value="-79.587649" calcext:value-type="float">
            <text:p>-79.587649</text:p>
          </table:table-cell>
          <table:table-cell office:value-type="float" office:value="290.3" calcext:value-type="float">
            <text:p>290.3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2018-07-27T11:32:03Z</text:p>
          </table:table-cell>
          <table:table-cell office:value-type="float" office:value="40.003601" calcext:value-type="float">
            <text:p>40.003601</text:p>
          </table:table-cell>
          <table:table-cell office:value-type="float" office:value="-79.587649" calcext:value-type="float">
            <text:p>-79.587649</text:p>
          </table:table-cell>
          <table:table-cell office:value-type="float" office:value="290.2" calcext:value-type="float">
            <text:p>290.2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2018-07-27T11:32:06Z</text:p>
          </table:table-cell>
          <table:table-cell office:value-type="float" office:value="40.003635" calcext:value-type="float">
            <text:p>40.003635</text:p>
          </table:table-cell>
          <table:table-cell office:value-type="float" office:value="-79.587658" calcext:value-type="float">
            <text:p>-79.587658</text:p>
          </table:table-cell>
          <table:table-cell office:value-type="float" office:value="290.1" calcext:value-type="float">
            <text:p>290.1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2018-07-27T11:32:11Z</text:p>
          </table:table-cell>
          <table:table-cell office:value-type="float" office:value="40.003663" calcext:value-type="float">
            <text:p>40.003663</text:p>
          </table:table-cell>
          <table:table-cell office:value-type="float" office:value="-79.587672" calcext:value-type="float">
            <text:p>-79.587672</text:p>
          </table:table-cell>
          <table:table-cell office:value-type="float" office:value="290.1" calcext:value-type="float">
            <text:p>290.1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18-07-27T11:32:14Z</text:p>
          </table:table-cell>
          <table:table-cell office:value-type="float" office:value="40.003693" calcext:value-type="float">
            <text:p>40.003693</text:p>
          </table:table-cell>
          <table:table-cell office:value-type="float" office:value="-79.587645" calcext:value-type="float">
            <text:p>-79.587645</text:p>
          </table:table-cell>
          <table:table-cell office:value-type="float" office:value="290" calcext:value-type="float">
            <text:p>29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18-07-27T11:32:16Z</text:p>
          </table:table-cell>
          <table:table-cell office:value-type="float" office:value="40.003728" calcext:value-type="float">
            <text:p>40.003728</text:p>
          </table:table-cell>
          <table:table-cell office:value-type="float" office:value="-79.587638" calcext:value-type="float">
            <text:p>-79.587638</text:p>
          </table:table-cell>
          <table:table-cell office:value-type="float" office:value="289.9" calcext:value-type="float">
            <text:p>289.9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18-07-27T11:32:18Z</text:p>
          </table:table-cell>
          <table:table-cell office:value-type="float" office:value="40.003756" calcext:value-type="float">
            <text:p>40.003756</text:p>
          </table:table-cell>
          <table:table-cell office:value-type="float" office:value="-79.587642" calcext:value-type="float">
            <text:p>-79.587642</text:p>
          </table:table-cell>
          <table:table-cell office:value-type="float" office:value="289.8" calcext:value-type="float">
            <text:p>289.8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2018-07-27T11:32:21Z</text:p>
          </table:table-cell>
          <table:table-cell office:value-type="float" office:value="40.003798" calcext:value-type="float">
            <text:p>40.003798</text:p>
          </table:table-cell>
          <table:table-cell office:value-type="float" office:value="-79.58765" calcext:value-type="float">
            <text:p>-79.58765</text:p>
          </table:table-cell>
          <table:table-cell office:value-type="float" office:value="289.7" calcext:value-type="float">
            <text:p>289.7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2018-07-27T11:32:23Z</text:p>
          </table:table-cell>
          <table:table-cell office:value-type="float" office:value="40.00383" calcext:value-type="float">
            <text:p>40.00383</text:p>
          </table:table-cell>
          <table:table-cell office:value-type="float" office:value="-79.587649" calcext:value-type="float">
            <text:p>-79.587649</text:p>
          </table:table-cell>
          <table:table-cell office:value-type="float" office:value="289.7" calcext:value-type="float">
            <text:p>289.7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18-07-27T11:32:25Z</text:p>
          </table:table-cell>
          <table:table-cell office:value-type="float" office:value="40.003864" calcext:value-type="float">
            <text:p>40.003864</text:p>
          </table:table-cell>
          <table:table-cell office:value-type="float" office:value="-79.587658" calcext:value-type="float">
            <text:p>-79.587658</text:p>
          </table:table-cell>
          <table:table-cell office:value-type="float" office:value="289.6" calcext:value-type="float">
            <text:p>289.6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18-07-27T11:32:27Z</text:p>
          </table:table-cell>
          <table:table-cell office:value-type="float" office:value="40.003897" calcext:value-type="float">
            <text:p>40.003897</text:p>
          </table:table-cell>
          <table:table-cell office:value-type="float" office:value="-79.587661" calcext:value-type="float">
            <text:p>-79.587661</text:p>
          </table:table-cell>
          <table:table-cell office:value-type="float" office:value="289.5" calcext:value-type="float">
            <text:p>289.5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18-07-27T11:32:30Z</text:p>
          </table:table-cell>
          <table:table-cell office:value-type="float" office:value="40.003924" calcext:value-type="float">
            <text:p>40.003924</text:p>
          </table:table-cell>
          <table:table-cell office:value-type="float" office:value="-79.587657" calcext:value-type="float">
            <text:p>-79.587657</text:p>
          </table:table-cell>
          <table:table-cell office:value-type="float" office:value="289.5" calcext:value-type="float">
            <text:p>289.5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2018-07-27T11:32:34Z</text:p>
          </table:table-cell>
          <table:table-cell office:value-type="float" office:value="40.003956" calcext:value-type="float">
            <text:p>40.003956</text:p>
          </table:table-cell>
          <table:table-cell office:value-type="float" office:value="-79.587653" calcext:value-type="float">
            <text:p>-79.587653</text:p>
          </table:table-cell>
          <table:table-cell office:value-type="float" office:value="289.4" calcext:value-type="float">
            <text:p>289.4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2018-07-27T11:32:36Z</text:p>
          </table:table-cell>
          <table:table-cell office:value-type="float" office:value="40.003991" calcext:value-type="float">
            <text:p>40.003991</text:p>
          </table:table-cell>
          <table:table-cell office:value-type="float" office:value="-79.587649" calcext:value-type="float">
            <text:p>-79.587649</text:p>
          </table:table-cell>
          <table:table-cell office:value-type="float" office:value="289.4" calcext:value-type="float">
            <text:p>289.4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18-07-27T11:32:38Z</text:p>
          </table:table-cell>
          <table:table-cell office:value-type="float" office:value="40.004034" calcext:value-type="float">
            <text:p>40.004034</text:p>
          </table:table-cell>
          <table:table-cell office:value-type="float" office:value="-79.587646" calcext:value-type="float">
            <text:p>-79.587646</text:p>
          </table:table-cell>
          <table:table-cell office:value-type="float" office:value="289.3" calcext:value-type="float">
            <text:p>289.3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18-07-27T11:32:40Z</text:p>
          </table:table-cell>
          <table:table-cell office:value-type="float" office:value="40.004064" calcext:value-type="float">
            <text:p>40.004064</text:p>
          </table:table-cell>
          <table:table-cell office:value-type="float" office:value="-79.587639" calcext:value-type="float">
            <text:p>-79.587639</text:p>
          </table:table-cell>
          <table:table-cell office:value-type="float" office:value="289.3" calcext:value-type="float">
            <text:p>289.3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18-07-27T11:32:42Z</text:p>
          </table:table-cell>
          <table:table-cell office:value-type="float" office:value="40.004098" calcext:value-type="float">
            <text:p>40.004098</text:p>
          </table:table-cell>
          <table:table-cell office:value-type="float" office:value="-79.587632" calcext:value-type="float">
            <text:p>-79.587632</text:p>
          </table:table-cell>
          <table:table-cell office:value-type="float" office:value="289.2" calcext:value-type="float">
            <text:p>289.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8-07-27T11:32:44Z</text:p>
          </table:table-cell>
          <table:table-cell office:value-type="float" office:value="40.004132" calcext:value-type="float">
            <text:p>40.004132</text:p>
          </table:table-cell>
          <table:table-cell office:value-type="float" office:value="-79.587632" calcext:value-type="float">
            <text:p>-79.587632</text:p>
          </table:table-cell>
          <table:table-cell office:value-type="float" office:value="289.1" calcext:value-type="float">
            <text:p>289.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8-07-27T11:32:46Z</text:p>
          </table:table-cell>
          <table:table-cell office:value-type="float" office:value="40.004175" calcext:value-type="float">
            <text:p>40.004175</text:p>
          </table:table-cell>
          <table:table-cell office:value-type="float" office:value="-79.587642" calcext:value-type="float">
            <text:p>-79.587642</text:p>
          </table:table-cell>
          <table:table-cell office:value-type="float" office:value="289.1" calcext:value-type="float">
            <text:p>289.1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18-07-27T11:32:48Z</text:p>
          </table:table-cell>
          <table:table-cell office:value-type="float" office:value="40.004216" calcext:value-type="float">
            <text:p>40.004216</text:p>
          </table:table-cell>
          <table:table-cell office:value-type="float" office:value="-79.587654" calcext:value-type="float">
            <text:p>-79.587654</text:p>
          </table:table-cell>
          <table:table-cell office:value-type="float" office:value="289" calcext:value-type="float">
            <text:p>289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18-07-27T11:32:50Z</text:p>
          </table:table-cell>
          <table:table-cell office:value-type="float" office:value="40.00426" calcext:value-type="float">
            <text:p>40.00426</text:p>
          </table:table-cell>
          <table:table-cell office:value-type="float" office:value="-79.587663" calcext:value-type="float">
            <text:p>-79.587663</text:p>
          </table:table-cell>
          <table:table-cell office:value-type="float" office:value="289" calcext:value-type="float">
            <text:p>28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8-07-27T11:32:52Z</text:p>
          </table:table-cell>
          <table:table-cell office:value-type="float" office:value="40.004298" calcext:value-type="float">
            <text:p>40.004298</text:p>
          </table:table-cell>
          <table:table-cell office:value-type="float" office:value="-79.58767" calcext:value-type="float">
            <text:p>-79.58767</text:p>
          </table:table-cell>
          <table:table-cell office:value-type="float" office:value="288.9" calcext:value-type="float">
            <text:p>288.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8-07-27T11:32:56Z</text:p>
          </table:table-cell>
          <table:table-cell office:value-type="float" office:value="40.00433" calcext:value-type="float">
            <text:p>40.00433</text:p>
          </table:table-cell>
          <table:table-cell office:value-type="float" office:value="-79.587677" calcext:value-type="float">
            <text:p>-79.587677</text:p>
          </table:table-cell>
          <table:table-cell office:value-type="float" office:value="288.8" calcext:value-type="float">
            <text:p>288.8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18-07-27T11:33:00Z</text:p>
          </table:table-cell>
          <table:table-cell office:value-type="float" office:value="40.004362" calcext:value-type="float">
            <text:p>40.004362</text:p>
          </table:table-cell>
          <table:table-cell office:value-type="float" office:value="-79.587669" calcext:value-type="float">
            <text:p>-79.587669</text:p>
          </table:table-cell>
          <table:table-cell office:value-type="float" office:value="288.8" calcext:value-type="float">
            <text:p>288.8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2018-07-27T11:33:02Z</text:p>
          </table:table-cell>
          <table:table-cell office:value-type="float" office:value="40.004395" calcext:value-type="float">
            <text:p>40.004395</text:p>
          </table:table-cell>
          <table:table-cell office:value-type="float" office:value="-79.587664" calcext:value-type="float">
            <text:p>-79.587664</text:p>
          </table:table-cell>
          <table:table-cell office:value-type="float" office:value="288.7" calcext:value-type="float">
            <text:p>288.7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2018-07-27T11:33:04Z</text:p>
          </table:table-cell>
          <table:table-cell office:value-type="float" office:value="40.004424" calcext:value-type="float">
            <text:p>40.004424</text:p>
          </table:table-cell>
          <table:table-cell office:value-type="float" office:value="-79.58765" calcext:value-type="float">
            <text:p>-79.58765</text:p>
          </table:table-cell>
          <table:table-cell office:value-type="float" office:value="288.7" calcext:value-type="float">
            <text:p>288.7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2018-07-27T11:33:06Z</text:p>
          </table:table-cell>
          <table:table-cell office:value-type="float" office:value="40.004451" calcext:value-type="float">
            <text:p>40.004451</text:p>
          </table:table-cell>
          <table:table-cell office:value-type="float" office:value="-79.587637" calcext:value-type="float">
            <text:p>-79.587637</text:p>
          </table:table-cell>
          <table:table-cell office:value-type="float" office:value="288.7" calcext:value-type="float">
            <text:p>288.7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18-07-27T11:33:08Z</text:p>
          </table:table-cell>
          <table:table-cell office:value-type="float" office:value="40.004481" calcext:value-type="float">
            <text:p>40.004481</text:p>
          </table:table-cell>
          <table:table-cell office:value-type="float" office:value="-79.587633" calcext:value-type="float">
            <text:p>-79.587633</text:p>
          </table:table-cell>
          <table:table-cell office:value-type="float" office:value="288.6" calcext:value-type="float">
            <text:p>288.6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18-07-27T11:33:10Z</text:p>
          </table:table-cell>
          <table:table-cell office:value-type="float" office:value="40.004508" calcext:value-type="float">
            <text:p>40.004508</text:p>
          </table:table-cell>
          <table:table-cell office:value-type="float" office:value="-79.587628" calcext:value-type="float">
            <text:p>-79.587628</text:p>
          </table:table-cell>
          <table:table-cell office:value-type="float" office:value="288.6" calcext:value-type="float">
            <text:p>288.6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2018-07-27T11:33:12Z</text:p>
          </table:table-cell>
          <table:table-cell office:value-type="float" office:value="40.004537" calcext:value-type="float">
            <text:p>40.004537</text:p>
          </table:table-cell>
          <table:table-cell office:value-type="float" office:value="-79.587623" calcext:value-type="float">
            <text:p>-79.587623</text:p>
          </table:table-cell>
          <table:table-cell office:value-type="float" office:value="288.5" calcext:value-type="float">
            <text:p>288.5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2018-07-27T11:33:14Z</text:p>
          </table:table-cell>
          <table:table-cell office:value-type="float" office:value="40.004575" calcext:value-type="float">
            <text:p>40.004575</text:p>
          </table:table-cell>
          <table:table-cell office:value-type="float" office:value="-79.587635" calcext:value-type="float">
            <text:p>-79.587635</text:p>
          </table:table-cell>
          <table:table-cell office:value-type="float" office:value="288.5" calcext:value-type="float">
            <text:p>288.5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18-07-27T11:33:16Z</text:p>
          </table:table-cell>
          <table:table-cell office:value-type="float" office:value="40.004614" calcext:value-type="float">
            <text:p>40.004614</text:p>
          </table:table-cell>
          <table:table-cell office:value-type="float" office:value="-79.58764" calcext:value-type="float">
            <text:p>-79.58764</text:p>
          </table:table-cell>
          <table:table-cell office:value-type="float" office:value="288.4" calcext:value-type="float">
            <text:p>288.4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18-07-27T11:33:18Z</text:p>
          </table:table-cell>
          <table:table-cell office:value-type="float" office:value="40.004656" calcext:value-type="float">
            <text:p>40.004656</text:p>
          </table:table-cell>
          <table:table-cell office:value-type="float" office:value="-79.587643" calcext:value-type="float">
            <text:p>-79.587643</text:p>
          </table:table-cell>
          <table:table-cell office:value-type="float" office:value="288.3" calcext:value-type="float">
            <text:p>288.3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18-07-27T11:33:20Z</text:p>
          </table:table-cell>
          <table:table-cell office:value-type="float" office:value="40.004689" calcext:value-type="float">
            <text:p>40.004689</text:p>
          </table:table-cell>
          <table:table-cell office:value-type="float" office:value="-79.587651" calcext:value-type="float">
            <text:p>-79.587651</text:p>
          </table:table-cell>
          <table:table-cell office:value-type="float" office:value="288.3" calcext:value-type="float">
            <text:p>288.3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18-07-27T11:33:24Z</text:p>
          </table:table-cell>
          <table:table-cell office:value-type="float" office:value="40.004718" calcext:value-type="float">
            <text:p>40.004718</text:p>
          </table:table-cell>
          <table:table-cell office:value-type="float" office:value="-79.58765" calcext:value-type="float">
            <text:p>-79.58765</text:p>
          </table:table-cell>
          <table:table-cell office:value-type="float" office:value="288.2" calcext:value-type="float">
            <text:p>288.2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2018-07-27T11:33:27Z</text:p>
          </table:table-cell>
          <table:table-cell office:value-type="float" office:value="40.004749" calcext:value-type="float">
            <text:p>40.004749</text:p>
          </table:table-cell>
          <table:table-cell office:value-type="float" office:value="-79.587641" calcext:value-type="float">
            <text:p>-79.587641</text:p>
          </table:table-cell>
          <table:table-cell office:value-type="float" office:value="288.2" calcext:value-type="float">
            <text:p>288.2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2018-07-27T11:33:29Z</text:p>
          </table:table-cell>
          <table:table-cell office:value-type="float" office:value="40.004786" calcext:value-type="float">
            <text:p>40.004786</text:p>
          </table:table-cell>
          <table:table-cell office:value-type="float" office:value="-79.587652" calcext:value-type="float">
            <text:p>-79.587652</text:p>
          </table:table-cell>
          <table:table-cell office:value-type="float" office:value="288.1" calcext:value-type="float">
            <text:p>288.1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18-07-27T11:33:31Z</text:p>
          </table:table-cell>
          <table:table-cell office:value-type="float" office:value="40.004819" calcext:value-type="float">
            <text:p>40.004819</text:p>
          </table:table-cell>
          <table:table-cell office:value-type="float" office:value="-79.587664" calcext:value-type="float">
            <text:p>-79.587664</text:p>
          </table:table-cell>
          <table:table-cell office:value-type="float" office:value="288.1" calcext:value-type="float">
            <text:p>288.1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18-07-27T11:33:33Z</text:p>
          </table:table-cell>
          <table:table-cell office:value-type="float" office:value="40.004846" calcext:value-type="float">
            <text:p>40.004846</text:p>
          </table:table-cell>
          <table:table-cell office:value-type="float" office:value="-79.587668" calcext:value-type="float">
            <text:p>-79.587668</text:p>
          </table:table-cell>
          <table:table-cell office:value-type="float" office:value="288" calcext:value-type="float">
            <text:p>288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18-07-27T11:33:35Z</text:p>
          </table:table-cell>
          <table:table-cell office:value-type="float" office:value="40.004874" calcext:value-type="float">
            <text:p>40.004874</text:p>
          </table:table-cell>
          <table:table-cell office:value-type="float" office:value="-79.587661" calcext:value-type="float">
            <text:p>-79.587661</text:p>
          </table:table-cell>
          <table:table-cell office:value-type="float" office:value="288" calcext:value-type="float">
            <text:p>288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18-07-27T11:33:37Z</text:p>
          </table:table-cell>
          <table:table-cell office:value-type="float" office:value="40.004908" calcext:value-type="float">
            <text:p>40.004908</text:p>
          </table:table-cell>
          <table:table-cell office:value-type="float" office:value="-79.58765" calcext:value-type="float">
            <text:p>-79.58765</text:p>
          </table:table-cell>
          <table:table-cell office:value-type="float" office:value="288.2" calcext:value-type="float">
            <text:p>288.2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18-07-27T11:33:39Z</text:p>
          </table:table-cell>
          <table:table-cell office:value-type="float" office:value="40.004939" calcext:value-type="float">
            <text:p>40.004939</text:p>
          </table:table-cell>
          <table:table-cell office:value-type="float" office:value="-79.587651" calcext:value-type="float">
            <text:p>-79.587651</text:p>
          </table:table-cell>
          <table:table-cell office:value-type="float" office:value="288.4" calcext:value-type="float">
            <text:p>288.4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18-07-27T11:33:43Z</text:p>
          </table:table-cell>
          <table:table-cell office:value-type="float" office:value="40.004971" calcext:value-type="float">
            <text:p>40.004971</text:p>
          </table:table-cell>
          <table:table-cell office:value-type="float" office:value="-79.587651" calcext:value-type="float">
            <text:p>-79.587651</text:p>
          </table:table-cell>
          <table:table-cell office:value-type="float" office:value="288.5" calcext:value-type="float">
            <text:p>288.5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18-07-27T11:33:45Z</text:p>
          </table:table-cell>
          <table:table-cell office:value-type="float" office:value="40.005001" calcext:value-type="float">
            <text:p>40.005001</text:p>
          </table:table-cell>
          <table:table-cell office:value-type="float" office:value="-79.587637" calcext:value-type="float">
            <text:p>-79.587637</text:p>
          </table:table-cell>
          <table:table-cell office:value-type="float" office:value="288.7" calcext:value-type="float">
            <text:p>288.7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2018-07-27T11:33:47Z</text:p>
          </table:table-cell>
          <table:table-cell office:value-type="float" office:value="40.005036" calcext:value-type="float">
            <text:p>40.005036</text:p>
          </table:table-cell>
          <table:table-cell office:value-type="float" office:value="-79.587633" calcext:value-type="float">
            <text:p>-79.587633</text:p>
          </table:table-cell>
          <table:table-cell office:value-type="float" office:value="288.8" calcext:value-type="float">
            <text:p>288.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18-07-27T11:33:50Z</text:p>
          </table:table-cell>
          <table:table-cell office:value-type="float" office:value="40.005069" calcext:value-type="float">
            <text:p>40.005069</text:p>
          </table:table-cell>
          <table:table-cell office:value-type="float" office:value="-79.587635" calcext:value-type="float">
            <text:p>-79.587635</text:p>
          </table:table-cell>
          <table:table-cell office:value-type="float" office:value="289" calcext:value-type="float">
            <text:p>289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2018-07-27T11:33:52Z</text:p>
          </table:table-cell>
          <table:table-cell office:value-type="float" office:value="40.0051" calcext:value-type="float">
            <text:p>40.0051</text:p>
          </table:table-cell>
          <table:table-cell office:value-type="float" office:value="-79.587622" calcext:value-type="float">
            <text:p>-79.587622</text:p>
          </table:table-cell>
          <table:table-cell office:value-type="float" office:value="289.1" calcext:value-type="float">
            <text:p>289.1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18-07-27T11:33:54Z</text:p>
          </table:table-cell>
          <table:table-cell office:value-type="float" office:value="40.00514" calcext:value-type="float">
            <text:p>40.00514</text:p>
          </table:table-cell>
          <table:table-cell office:value-type="float" office:value="-79.587609" calcext:value-type="float">
            <text:p>-79.587609</text:p>
          </table:table-cell>
          <table:table-cell office:value-type="float" office:value="289.4" calcext:value-type="float">
            <text:p>289.4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2018-07-27T11:33:56Z</text:p>
          </table:table-cell>
          <table:table-cell office:value-type="float" office:value="40.00517" calcext:value-type="float">
            <text:p>40.00517</text:p>
          </table:table-cell>
          <table:table-cell office:value-type="float" office:value="-79.587602" calcext:value-type="float">
            <text:p>-79.587602</text:p>
          </table:table-cell>
          <table:table-cell office:value-type="float" office:value="289.6" calcext:value-type="float">
            <text:p>289.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2018-07-27T11:33:59Z</text:p>
          </table:table-cell>
          <table:table-cell office:value-type="float" office:value="40.005198" calcext:value-type="float">
            <text:p>40.005198</text:p>
          </table:table-cell>
          <table:table-cell office:value-type="float" office:value="-79.58761" calcext:value-type="float">
            <text:p>-79.58761</text:p>
          </table:table-cell>
          <table:table-cell office:value-type="float" office:value="289.8" calcext:value-type="float">
            <text:p>289.8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8-07-27T11:34:02Z</text:p>
          </table:table-cell>
          <table:table-cell office:value-type="float" office:value="40.005236" calcext:value-type="float">
            <text:p>40.005236</text:p>
          </table:table-cell>
          <table:table-cell office:value-type="float" office:value="-79.587612" calcext:value-type="float">
            <text:p>-79.587612</text:p>
          </table:table-cell>
          <table:table-cell office:value-type="float" office:value="290" calcext:value-type="float">
            <text:p>2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8-07-27T11:34:04Z</text:p>
          </table:table-cell>
          <table:table-cell office:value-type="float" office:value="40.005263" calcext:value-type="float">
            <text:p>40.005263</text:p>
          </table:table-cell>
          <table:table-cell office:value-type="float" office:value="-79.58762" calcext:value-type="float">
            <text:p>-79.58762</text:p>
          </table:table-cell>
          <table:table-cell office:value-type="float" office:value="290.1" calcext:value-type="float">
            <text:p>290.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8-07-27T11:34:06Z</text:p>
          </table:table-cell>
          <table:table-cell office:value-type="float" office:value="40.005291" calcext:value-type="float">
            <text:p>40.005291</text:p>
          </table:table-cell>
          <table:table-cell office:value-type="float" office:value="-79.587625" calcext:value-type="float">
            <text:p>-79.587625</text:p>
          </table:table-cell>
          <table:table-cell office:value-type="float" office:value="290.3" calcext:value-type="float">
            <text:p>290.3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8-07-27T11:34:08Z</text:p>
          </table:table-cell>
          <table:table-cell office:value-type="float" office:value="40.005323" calcext:value-type="float">
            <text:p>40.005323</text:p>
          </table:table-cell>
          <table:table-cell office:value-type="float" office:value="-79.587628" calcext:value-type="float">
            <text:p>-79.587628</text:p>
          </table:table-cell>
          <table:table-cell office:value-type="float" office:value="290.4" calcext:value-type="float">
            <text:p>290.4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2018-07-27T11:34:10Z</text:p>
          </table:table-cell>
          <table:table-cell office:value-type="float" office:value="40.005355" calcext:value-type="float">
            <text:p>40.005355</text:p>
          </table:table-cell>
          <table:table-cell office:value-type="float" office:value="-79.587633" calcext:value-type="float">
            <text:p>-79.587633</text:p>
          </table:table-cell>
          <table:table-cell office:value-type="float" office:value="290.6" calcext:value-type="float">
            <text:p>290.6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18-07-27T11:34:12Z</text:p>
          </table:table-cell>
          <table:table-cell office:value-type="float" office:value="40.005381" calcext:value-type="float">
            <text:p>40.005381</text:p>
          </table:table-cell>
          <table:table-cell office:value-type="float" office:value="-79.587647" calcext:value-type="float">
            <text:p>-79.587647</text:p>
          </table:table-cell>
          <table:table-cell office:value-type="float" office:value="290.7" calcext:value-type="float">
            <text:p>290.7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18-07-27T11:34:14Z</text:p>
          </table:table-cell>
          <table:table-cell office:value-type="float" office:value="40.005412" calcext:value-type="float">
            <text:p>40.005412</text:p>
          </table:table-cell>
          <table:table-cell office:value-type="float" office:value="-79.587662" calcext:value-type="float">
            <text:p>-79.587662</text:p>
          </table:table-cell>
          <table:table-cell office:value-type="float" office:value="290.8" calcext:value-type="float">
            <text:p>290.8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2018-07-27T11:34:16Z</text:p>
          </table:table-cell>
          <table:table-cell office:value-type="float" office:value="40.005441" calcext:value-type="float">
            <text:p>40.005441</text:p>
          </table:table-cell>
          <table:table-cell office:value-type="float" office:value="-79.58767" calcext:value-type="float">
            <text:p>-79.58767</text:p>
          </table:table-cell>
          <table:table-cell office:value-type="float" office:value="290.8" calcext:value-type="float">
            <text:p>290.8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2018-07-27T11:34:18Z</text:p>
          </table:table-cell>
          <table:table-cell office:value-type="float" office:value="40.005469" calcext:value-type="float">
            <text:p>40.005469</text:p>
          </table:table-cell>
          <table:table-cell office:value-type="float" office:value="-79.58767" calcext:value-type="float">
            <text:p>-79.58767</text:p>
          </table:table-cell>
          <table:table-cell office:value-type="float" office:value="290.8" calcext:value-type="float">
            <text:p>290.8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18-07-27T11:34:20Z</text:p>
          </table:table-cell>
          <table:table-cell office:value-type="float" office:value="40.005497" calcext:value-type="float">
            <text:p>40.005497</text:p>
          </table:table-cell>
          <table:table-cell office:value-type="float" office:value="-79.587665" calcext:value-type="float">
            <text:p>-79.587665</text:p>
          </table:table-cell>
          <table:table-cell office:value-type="float" office:value="290.9" calcext:value-type="float">
            <text:p>290.9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18-07-27T11:34:23Z</text:p>
          </table:table-cell>
          <table:table-cell office:value-type="float" office:value="40.005532" calcext:value-type="float">
            <text:p>40.005532</text:p>
          </table:table-cell>
          <table:table-cell office:value-type="float" office:value="-79.587664" calcext:value-type="float">
            <text:p>-79.587664</text:p>
          </table:table-cell>
          <table:table-cell office:value-type="float" office:value="290.9" calcext:value-type="float">
            <text:p>290.9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18-07-27T11:34:26Z</text:p>
          </table:table-cell>
          <table:table-cell office:value-type="float" office:value="40.005564" calcext:value-type="float">
            <text:p>40.005564</text:p>
          </table:table-cell>
          <table:table-cell office:value-type="float" office:value="-79.587664" calcext:value-type="float">
            <text:p>-79.587664</text:p>
          </table:table-cell>
          <table:table-cell office:value-type="float" office:value="291" calcext:value-type="float">
            <text:p>291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2018-07-27T11:34:28Z</text:p>
          </table:table-cell>
          <table:table-cell office:value-type="float" office:value="40.005593" calcext:value-type="float">
            <text:p>40.005593</text:p>
          </table:table-cell>
          <table:table-cell office:value-type="float" office:value="-79.58766" calcext:value-type="float">
            <text:p>-79.58766</text:p>
          </table:table-cell>
          <table:table-cell office:value-type="float" office:value="291" calcext:value-type="float">
            <text:p>291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2018-07-27T11:34:31Z</text:p>
          </table:table-cell>
          <table:table-cell office:value-type="float" office:value="40.00563" calcext:value-type="float">
            <text:p>40.00563</text:p>
          </table:table-cell>
          <table:table-cell office:value-type="float" office:value="-79.587657" calcext:value-type="float">
            <text:p>-79.587657</text:p>
          </table:table-cell>
          <table:table-cell office:value-type="float" office:value="291.1" calcext:value-type="float">
            <text:p>291.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8-07-27T11:34:33Z</text:p>
          </table:table-cell>
          <table:table-cell office:value-type="float" office:value="40.00566" calcext:value-type="float">
            <text:p>40.00566</text:p>
          </table:table-cell>
          <table:table-cell office:value-type="float" office:value="-79.587661" calcext:value-type="float">
            <text:p>-79.587661</text:p>
          </table:table-cell>
          <table:table-cell office:value-type="float" office:value="291.1" calcext:value-type="float">
            <text:p>291.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8-07-27T11:34:35Z</text:p>
          </table:table-cell>
          <table:table-cell office:value-type="float" office:value="40.005689" calcext:value-type="float">
            <text:p>40.005689</text:p>
          </table:table-cell>
          <table:table-cell office:value-type="float" office:value="-79.587659" calcext:value-type="float">
            <text:p>-79.587659</text:p>
          </table:table-cell>
          <table:table-cell office:value-type="float" office:value="291.2" calcext:value-type="float">
            <text:p>291.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2018-07-27T11:34:37Z</text:p>
          </table:table-cell>
          <table:table-cell office:value-type="float" office:value="40.005718" calcext:value-type="float">
            <text:p>40.005718</text:p>
          </table:table-cell>
          <table:table-cell office:value-type="float" office:value="-79.587657" calcext:value-type="float">
            <text:p>-79.587657</text:p>
          </table:table-cell>
          <table:table-cell office:value-type="float" office:value="291.2" calcext:value-type="float">
            <text:p>291.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2018-07-27T11:34:40Z</text:p>
          </table:table-cell>
          <table:table-cell office:value-type="float" office:value="40.005756" calcext:value-type="float">
            <text:p>40.005756</text:p>
          </table:table-cell>
          <table:table-cell office:value-type="float" office:value="-79.587657" calcext:value-type="float">
            <text:p>-79.587657</text:p>
          </table:table-cell>
          <table:table-cell office:value-type="float" office:value="291.3" calcext:value-type="float">
            <text:p>291.3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2018-07-27T11:34:43Z</text:p>
          </table:table-cell>
          <table:table-cell office:value-type="float" office:value="40.005793" calcext:value-type="float">
            <text:p>40.005793</text:p>
          </table:table-cell>
          <table:table-cell office:value-type="float" office:value="-79.587667" calcext:value-type="float">
            <text:p>-79.587667</text:p>
          </table:table-cell>
          <table:table-cell office:value-type="float" office:value="291.3" calcext:value-type="float">
            <text:p>291.3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2018-07-27T11:34:46Z</text:p>
          </table:table-cell>
          <table:table-cell office:value-type="float" office:value="40.005833" calcext:value-type="float">
            <text:p>40.005833</text:p>
          </table:table-cell>
          <table:table-cell office:value-type="float" office:value="-79.587672" calcext:value-type="float">
            <text:p>-79.587672</text:p>
          </table:table-cell>
          <table:table-cell office:value-type="float" office:value="291.3" calcext:value-type="float">
            <text:p>291.3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2018-07-27T11:34:49Z</text:p>
          </table:table-cell>
          <table:table-cell office:value-type="float" office:value="40.00587" calcext:value-type="float">
            <text:p>40.00587</text:p>
          </table:table-cell>
          <table:table-cell office:value-type="float" office:value="-79.587675" calcext:value-type="float">
            <text:p>-79.587675</text:p>
          </table:table-cell>
          <table:table-cell office:value-type="float" office:value="291.3" calcext:value-type="float">
            <text:p>291.3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2018-07-27T11:34:52Z</text:p>
          </table:table-cell>
          <table:table-cell office:value-type="float" office:value="40.005911" calcext:value-type="float">
            <text:p>40.005911</text:p>
          </table:table-cell>
          <table:table-cell office:value-type="float" office:value="-79.587685" calcext:value-type="float">
            <text:p>-79.587685</text:p>
          </table:table-cell>
          <table:table-cell office:value-type="float" office:value="291.4" calcext:value-type="float">
            <text:p>291.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2018-07-27T11:34:55Z</text:p>
          </table:table-cell>
          <table:table-cell office:value-type="float" office:value="40.00595" calcext:value-type="float">
            <text:p>40.00595</text:p>
          </table:table-cell>
          <table:table-cell office:value-type="float" office:value="-79.587689" calcext:value-type="float">
            <text:p>-79.587689</text:p>
          </table:table-cell>
          <table:table-cell office:value-type="float" office:value="291.4" calcext:value-type="float">
            <text:p>291.4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2018-07-27T11:34:57Z</text:p>
          </table:table-cell>
          <table:table-cell office:value-type="float" office:value="40.005977" calcext:value-type="float">
            <text:p>40.005977</text:p>
          </table:table-cell>
          <table:table-cell office:value-type="float" office:value="-79.58769" calcext:value-type="float">
            <text:p>-79.58769</text:p>
          </table:table-cell>
          <table:table-cell office:value-type="float" office:value="291.4" calcext:value-type="float">
            <text:p>291.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2018-07-27T11:34:59Z</text:p>
          </table:table-cell>
          <table:table-cell office:value-type="float" office:value="40.006004" calcext:value-type="float">
            <text:p>40.006004</text:p>
          </table:table-cell>
          <table:table-cell office:value-type="float" office:value="-79.58769" calcext:value-type="float">
            <text:p>-79.58769</text:p>
          </table:table-cell>
          <table:table-cell office:value-type="float" office:value="291.4" calcext:value-type="float">
            <text:p>291.4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2018-07-27T11:35:01Z</text:p>
          </table:table-cell>
          <table:table-cell office:value-type="float" office:value="40.006034" calcext:value-type="float">
            <text:p>40.006034</text:p>
          </table:table-cell>
          <table:table-cell office:value-type="float" office:value="-79.587689" calcext:value-type="float">
            <text:p>-79.587689</text:p>
          </table:table-cell>
          <table:table-cell office:value-type="float" office:value="291.5" calcext:value-type="float">
            <text:p>291.5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8-07-27T11:35:03Z</text:p>
          </table:table-cell>
          <table:table-cell office:value-type="float" office:value="40.006062" calcext:value-type="float">
            <text:p>40.006062</text:p>
          </table:table-cell>
          <table:table-cell office:value-type="float" office:value="-79.58769" calcext:value-type="float">
            <text:p>-79.58769</text:p>
          </table:table-cell>
          <table:table-cell office:value-type="float" office:value="291.5" calcext:value-type="float">
            <text:p>291.5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8-07-27T11:35:05Z</text:p>
          </table:table-cell>
          <table:table-cell office:value-type="float" office:value="40.006092" calcext:value-type="float">
            <text:p>40.006092</text:p>
          </table:table-cell>
          <table:table-cell office:value-type="float" office:value="-79.587693" calcext:value-type="float">
            <text:p>-79.587693</text:p>
          </table:table-cell>
          <table:table-cell office:value-type="float" office:value="291.5" calcext:value-type="float">
            <text:p>291.5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8-07-27T11:35:08Z</text:p>
          </table:table-cell>
          <table:table-cell office:value-type="float" office:value="40.006123" calcext:value-type="float">
            <text:p>40.006123</text:p>
          </table:table-cell>
          <table:table-cell office:value-type="float" office:value="-79.587691" calcext:value-type="float">
            <text:p>-79.587691</text:p>
          </table:table-cell>
          <table:table-cell office:value-type="float" office:value="291.5" calcext:value-type="float">
            <text:p>291.5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2018-07-27T11:35:11Z</text:p>
          </table:table-cell>
          <table:table-cell office:value-type="float" office:value="40.006165" calcext:value-type="float">
            <text:p>40.006165</text:p>
          </table:table-cell>
          <table:table-cell office:value-type="float" office:value="-79.587693" calcext:value-type="float">
            <text:p>-79.587693</text:p>
          </table:table-cell>
          <table:table-cell office:value-type="float" office:value="291.5" calcext:value-type="float">
            <text:p>291.5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2018-07-27T11:35:13Z</text:p>
          </table:table-cell>
          <table:table-cell office:value-type="float" office:value="40.006194" calcext:value-type="float">
            <text:p>40.006194</text:p>
          </table:table-cell>
          <table:table-cell office:value-type="float" office:value="-79.587686" calcext:value-type="float">
            <text:p>-79.587686</text:p>
          </table:table-cell>
          <table:table-cell office:value-type="float" office:value="291.6" calcext:value-type="float">
            <text:p>291.6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2018-07-27T11:35:16Z</text:p>
          </table:table-cell>
          <table:table-cell office:value-type="float" office:value="40.006228" calcext:value-type="float">
            <text:p>40.006228</text:p>
          </table:table-cell>
          <table:table-cell office:value-type="float" office:value="-79.587691" calcext:value-type="float">
            <text:p>-79.587691</text:p>
          </table:table-cell>
          <table:table-cell office:value-type="float" office:value="291.6" calcext:value-type="float">
            <text:p>291.6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2018-07-27T11:35:20Z</text:p>
          </table:table-cell>
          <table:table-cell office:value-type="float" office:value="40.006267" calcext:value-type="float">
            <text:p>40.006267</text:p>
          </table:table-cell>
          <table:table-cell office:value-type="float" office:value="-79.587686" calcext:value-type="float">
            <text:p>-79.587686</text:p>
          </table:table-cell>
          <table:table-cell office:value-type="float" office:value="291.6" calcext:value-type="float">
            <text:p>291.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2018-07-27T11:35:22Z</text:p>
          </table:table-cell>
          <table:table-cell office:value-type="float" office:value="40.0063" calcext:value-type="float">
            <text:p>40.0063</text:p>
          </table:table-cell>
          <table:table-cell office:value-type="float" office:value="-79.587684" calcext:value-type="float">
            <text:p>-79.587684</text:p>
          </table:table-cell>
          <table:table-cell office:value-type="float" office:value="291.6" calcext:value-type="float">
            <text:p>291.6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2018-07-27T11:35:24Z</text:p>
          </table:table-cell>
          <table:table-cell office:value-type="float" office:value="40.006327" calcext:value-type="float">
            <text:p>40.006327</text:p>
          </table:table-cell>
          <table:table-cell office:value-type="float" office:value="-79.587681" calcext:value-type="float">
            <text:p>-79.587681</text:p>
          </table:table-cell>
          <table:table-cell office:value-type="float" office:value="291.7" calcext:value-type="float">
            <text:p>291.7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2018-07-27T11:35:26Z</text:p>
          </table:table-cell>
          <table:table-cell office:value-type="float" office:value="40.006357" calcext:value-type="float">
            <text:p>40.006357</text:p>
          </table:table-cell>
          <table:table-cell office:value-type="float" office:value="-79.587685" calcext:value-type="float">
            <text:p>-79.587685</text:p>
          </table:table-cell>
          <table:table-cell office:value-type="float" office:value="291.7" calcext:value-type="float">
            <text:p>291.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8-07-27T11:35:28Z</text:p>
          </table:table-cell>
          <table:table-cell office:value-type="float" office:value="40.006391" calcext:value-type="float">
            <text:p>40.006391</text:p>
          </table:table-cell>
          <table:table-cell office:value-type="float" office:value="-79.587686" calcext:value-type="float">
            <text:p>-79.587686</text:p>
          </table:table-cell>
          <table:table-cell office:value-type="float" office:value="291.7" calcext:value-type="float">
            <text:p>291.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8-07-27T11:35:31Z</text:p>
          </table:table-cell>
          <table:table-cell office:value-type="float" office:value="40.006425" calcext:value-type="float">
            <text:p>40.006425</text:p>
          </table:table-cell>
          <table:table-cell office:value-type="float" office:value="-79.587687" calcext:value-type="float">
            <text:p>-79.587687</text:p>
          </table:table-cell>
          <table:table-cell office:value-type="float" office:value="291.7" calcext:value-type="float">
            <text:p>291.7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8-07-27T11:35:34Z</text:p>
          </table:table-cell>
          <table:table-cell office:value-type="float" office:value="40.006454" calcext:value-type="float">
            <text:p>40.006454</text:p>
          </table:table-cell>
          <table:table-cell office:value-type="float" office:value="-79.587692" calcext:value-type="float">
            <text:p>-79.587692</text:p>
          </table:table-cell>
          <table:table-cell office:value-type="float" office:value="291.8" calcext:value-type="float">
            <text:p>291.8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2018-07-27T11:35:37Z</text:p>
          </table:table-cell>
          <table:table-cell office:value-type="float" office:value="40.006493" calcext:value-type="float">
            <text:p>40.006493</text:p>
          </table:table-cell>
          <table:table-cell office:value-type="float" office:value="-79.587692" calcext:value-type="float">
            <text:p>-79.587692</text:p>
          </table:table-cell>
          <table:table-cell office:value-type="float" office:value="291.8" calcext:value-type="float">
            <text:p>291.8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18-07-27T11:35:39Z</text:p>
          </table:table-cell>
          <table:table-cell office:value-type="float" office:value="40.006525" calcext:value-type="float">
            <text:p>40.006525</text:p>
          </table:table-cell>
          <table:table-cell office:value-type="float" office:value="-79.587698" calcext:value-type="float">
            <text:p>-79.587698</text:p>
          </table:table-cell>
          <table:table-cell office:value-type="float" office:value="291.8" calcext:value-type="float">
            <text:p>291.8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18-07-27T11:35:43Z</text:p>
          </table:table-cell>
          <table:table-cell office:value-type="float" office:value="40.006558" calcext:value-type="float">
            <text:p>40.006558</text:p>
          </table:table-cell>
          <table:table-cell office:value-type="float" office:value="-79.58771" calcext:value-type="float">
            <text:p>-79.58771</text:p>
          </table:table-cell>
          <table:table-cell office:value-type="float" office:value="291.9" calcext:value-type="float">
            <text:p>291.9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2018-07-27T11:35:46Z</text:p>
          </table:table-cell>
          <table:table-cell office:value-type="float" office:value="40.006583" calcext:value-type="float">
            <text:p>40.006583</text:p>
          </table:table-cell>
          <table:table-cell office:value-type="float" office:value="-79.587738" calcext:value-type="float">
            <text:p>-79.587738</text:p>
          </table:table-cell>
          <table:table-cell office:value-type="float" office:value="291.9" calcext:value-type="float">
            <text:p>291.9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2018-07-27T11:35:48Z</text:p>
          </table:table-cell>
          <table:table-cell office:value-type="float" office:value="40.006598" calcext:value-type="float">
            <text:p>40.006598</text:p>
          </table:table-cell>
          <table:table-cell office:value-type="float" office:value="-79.587774" calcext:value-type="float">
            <text:p>-79.587774</text:p>
          </table:table-cell>
          <table:table-cell office:value-type="float" office:value="291.9" calcext:value-type="float">
            <text:p>291.9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2018-07-27T11:35:50Z</text:p>
          </table:table-cell>
          <table:table-cell office:value-type="float" office:value="40.006621" calcext:value-type="float">
            <text:p>40.006621</text:p>
          </table:table-cell>
          <table:table-cell office:value-type="float" office:value="-79.587802" calcext:value-type="float">
            <text:p>-79.587802</text:p>
          </table:table-cell>
          <table:table-cell office:value-type="float" office:value="292" calcext:value-type="float">
            <text:p>292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18-07-27T11:35:54Z</text:p>
          </table:table-cell>
          <table:table-cell office:value-type="float" office:value="40.006656" calcext:value-type="float">
            <text:p>40.006656</text:p>
          </table:table-cell>
          <table:table-cell office:value-type="float" office:value="-79.587815" calcext:value-type="float">
            <text:p>-79.587815</text:p>
          </table:table-cell>
          <table:table-cell office:value-type="float" office:value="292" calcext:value-type="float">
            <text:p>292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18-07-27T11:35:57Z</text:p>
          </table:table-cell>
          <table:table-cell office:value-type="float" office:value="40.00669" calcext:value-type="float">
            <text:p>40.00669</text:p>
          </table:table-cell>
          <table:table-cell office:value-type="float" office:value="-79.587833" calcext:value-type="float">
            <text:p>-79.587833</text:p>
          </table:table-cell>
          <table:table-cell office:value-type="float" office:value="292" calcext:value-type="float">
            <text:p>292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2018-07-27T11:36:00Z</text:p>
          </table:table-cell>
          <table:table-cell office:value-type="float" office:value="40.006704" calcext:value-type="float">
            <text:p>40.006704</text:p>
          </table:table-cell>
          <table:table-cell office:value-type="float" office:value="-79.587873" calcext:value-type="float">
            <text:p>-79.587873</text:p>
          </table:table-cell>
          <table:table-cell office:value-type="float" office:value="292" calcext:value-type="float">
            <text:p>292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2018-07-27T11:36:02Z</text:p>
          </table:table-cell>
          <table:table-cell office:value-type="float" office:value="40.006716" calcext:value-type="float">
            <text:p>40.006716</text:p>
          </table:table-cell>
          <table:table-cell office:value-type="float" office:value="-79.587921" calcext:value-type="float">
            <text:p>-79.587921</text:p>
          </table:table-cell>
          <table:table-cell office:value-type="float" office:value="292" calcext:value-type="float">
            <text:p>292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2018-07-27T11:36:04Z</text:p>
          </table:table-cell>
          <table:table-cell office:value-type="float" office:value="40.006722" calcext:value-type="float">
            <text:p>40.006722</text:p>
          </table:table-cell>
          <table:table-cell office:value-type="float" office:value="-79.587967" calcext:value-type="float">
            <text:p>-79.587967</text:p>
          </table:table-cell>
          <table:table-cell office:value-type="float" office:value="292" calcext:value-type="float">
            <text:p>292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2018-07-27T11:36:07Z</text:p>
          </table:table-cell>
          <table:table-cell office:value-type="float" office:value="40.006724" calcext:value-type="float">
            <text:p>40.006724</text:p>
          </table:table-cell>
          <table:table-cell office:value-type="float" office:value="-79.588005" calcext:value-type="float">
            <text:p>-79.588005</text:p>
          </table:table-cell>
          <table:table-cell office:value-type="float" office:value="292" calcext:value-type="float">
            <text:p>292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2018-07-27T11:36:10Z</text:p>
          </table:table-cell>
          <table:table-cell office:value-type="float" office:value="40.006728" calcext:value-type="float">
            <text:p>40.006728</text:p>
          </table:table-cell>
          <table:table-cell office:value-type="float" office:value="-79.588048" calcext:value-type="float">
            <text:p>-79.588048</text:p>
          </table:table-cell>
          <table:table-cell office:value-type="float" office:value="292" calcext:value-type="float">
            <text:p>292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2018-07-27T11:36:13Z</text:p>
          </table:table-cell>
          <table:table-cell office:value-type="float" office:value="40.00673" calcext:value-type="float">
            <text:p>40.00673</text:p>
          </table:table-cell>
          <table:table-cell office:value-type="float" office:value="-79.588084" calcext:value-type="float">
            <text:p>-79.588084</text:p>
          </table:table-cell>
          <table:table-cell office:value-type="float" office:value="292" calcext:value-type="float">
            <text:p>292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2018-07-27T11:36:16Z</text:p>
          </table:table-cell>
          <table:table-cell office:value-type="float" office:value="40.006723" calcext:value-type="float">
            <text:p>40.006723</text:p>
          </table:table-cell>
          <table:table-cell office:value-type="float" office:value="-79.58813" calcext:value-type="float">
            <text:p>-79.58813</text:p>
          </table:table-cell>
          <table:table-cell office:value-type="float" office:value="292" calcext:value-type="float">
            <text:p>292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2018-07-27T11:36:18Z</text:p>
          </table:table-cell>
          <table:table-cell office:value-type="float" office:value="40.006716" calcext:value-type="float">
            <text:p>40.006716</text:p>
          </table:table-cell>
          <table:table-cell office:value-type="float" office:value="-79.588168" calcext:value-type="float">
            <text:p>-79.588168</text:p>
          </table:table-cell>
          <table:table-cell office:value-type="float" office:value="292" calcext:value-type="float">
            <text:p>292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18-07-27T11:36:22Z</text:p>
          </table:table-cell>
          <table:table-cell office:value-type="float" office:value="40.006705" calcext:value-type="float">
            <text:p>40.006705</text:p>
          </table:table-cell>
          <table:table-cell office:value-type="float" office:value="-79.5882" calcext:value-type="float">
            <text:p>-79.5882</text:p>
          </table:table-cell>
          <table:table-cell office:value-type="float" office:value="292" calcext:value-type="float">
            <text:p>292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2018-07-27T11:36:24Z</text:p>
          </table:table-cell>
          <table:table-cell office:value-type="float" office:value="40.006703" calcext:value-type="float">
            <text:p>40.006703</text:p>
          </table:table-cell>
          <table:table-cell office:value-type="float" office:value="-79.588237" calcext:value-type="float">
            <text:p>-79.588237</text:p>
          </table:table-cell>
          <table:table-cell office:value-type="float" office:value="292" calcext:value-type="float">
            <text:p>292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2018-07-27T11:36:26Z</text:p>
          </table:table-cell>
          <table:table-cell office:value-type="float" office:value="40.006707" calcext:value-type="float">
            <text:p>40.006707</text:p>
          </table:table-cell>
          <table:table-cell office:value-type="float" office:value="-79.588278" calcext:value-type="float">
            <text:p>-79.588278</text:p>
          </table:table-cell>
          <table:table-cell office:value-type="float" office:value="292" calcext:value-type="float">
            <text:p>292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18-07-27T11:36:28Z</text:p>
          </table:table-cell>
          <table:table-cell office:value-type="float" office:value="40.006708" calcext:value-type="float">
            <text:p>40.006708</text:p>
          </table:table-cell>
          <table:table-cell office:value-type="float" office:value="-79.588321" calcext:value-type="float">
            <text:p>-79.588321</text:p>
          </table:table-cell>
          <table:table-cell office:value-type="float" office:value="291.9" calcext:value-type="float">
            <text:p>291.9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18-07-27T11:36:30Z</text:p>
          </table:table-cell>
          <table:table-cell office:value-type="float" office:value="40.006703" calcext:value-type="float">
            <text:p>40.006703</text:p>
          </table:table-cell>
          <table:table-cell office:value-type="float" office:value="-79.588371" calcext:value-type="float">
            <text:p>-79.588371</text:p>
          </table:table-cell>
          <table:table-cell office:value-type="float" office:value="291.9" calcext:value-type="float">
            <text:p>291.9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18-07-27T11:36:32Z</text:p>
          </table:table-cell>
          <table:table-cell office:value-type="float" office:value="40.006702" calcext:value-type="float">
            <text:p>40.006702</text:p>
          </table:table-cell>
          <table:table-cell office:value-type="float" office:value="-79.588414" calcext:value-type="float">
            <text:p>-79.588414</text:p>
          </table:table-cell>
          <table:table-cell office:value-type="float" office:value="291.8" calcext:value-type="float">
            <text:p>291.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18-07-27T11:36:38Z</text:p>
          </table:table-cell>
          <table:table-cell office:value-type="float" office:value="40.006698" calcext:value-type="float">
            <text:p>40.006698</text:p>
          </table:table-cell>
          <table:table-cell office:value-type="float" office:value="-79.588462" calcext:value-type="float">
            <text:p>-79.588462</text:p>
          </table:table-cell>
          <table:table-cell office:value-type="float" office:value="291.7" calcext:value-type="float">
            <text:p>291.7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18-07-27T11:36:40Z</text:p>
          </table:table-cell>
          <table:table-cell office:value-type="float" office:value="40.006701" calcext:value-type="float">
            <text:p>40.006701</text:p>
          </table:table-cell>
          <table:table-cell office:value-type="float" office:value="-79.588518" calcext:value-type="float">
            <text:p>-79.588518</text:p>
          </table:table-cell>
          <table:table-cell office:value-type="float" office:value="291.6" calcext:value-type="float">
            <text:p>291.6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18-07-27T11:36:42Z</text:p>
          </table:table-cell>
          <table:table-cell office:value-type="float" office:value="40.006699" calcext:value-type="float">
            <text:p>40.006699</text:p>
          </table:table-cell>
          <table:table-cell office:value-type="float" office:value="-79.588574" calcext:value-type="float">
            <text:p>-79.588574</text:p>
          </table:table-cell>
          <table:table-cell office:value-type="float" office:value="291.5" calcext:value-type="float">
            <text:p>291.5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2018-07-27T11:36:44Z</text:p>
          </table:table-cell>
          <table:table-cell office:value-type="float" office:value="40.00671" calcext:value-type="float">
            <text:p>40.00671</text:p>
          </table:table-cell>
          <table:table-cell office:value-type="float" office:value="-79.588611" calcext:value-type="float">
            <text:p>-79.588611</text:p>
          </table:table-cell>
          <table:table-cell office:value-type="float" office:value="291.4" calcext:value-type="float">
            <text:p>291.4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2018-07-27T11:36:47Z</text:p>
          </table:table-cell>
          <table:table-cell office:value-type="float" office:value="40.006711" calcext:value-type="float">
            <text:p>40.006711</text:p>
          </table:table-cell>
          <table:table-cell office:value-type="float" office:value="-79.58867" calcext:value-type="float">
            <text:p>-79.58867</text:p>
          </table:table-cell>
          <table:table-cell office:value-type="float" office:value="291.3" calcext:value-type="float">
            <text:p>291.3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18-07-27T11:36:49Z</text:p>
          </table:table-cell>
          <table:table-cell office:value-type="float" office:value="40.006718" calcext:value-type="float">
            <text:p>40.006718</text:p>
          </table:table-cell>
          <table:table-cell office:value-type="float" office:value="-79.588711" calcext:value-type="float">
            <text:p>-79.588711</text:p>
          </table:table-cell>
          <table:table-cell office:value-type="float" office:value="291.2" calcext:value-type="float">
            <text:p>291.2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2018-07-27T11:36:53Z</text:p>
          </table:table-cell>
          <table:table-cell office:value-type="float" office:value="40.006751" calcext:value-type="float">
            <text:p>40.006751</text:p>
          </table:table-cell>
          <table:table-cell office:value-type="float" office:value="-79.588733" calcext:value-type="float">
            <text:p>-79.588733</text:p>
          </table:table-cell>
          <table:table-cell office:value-type="float" office:value="290.9" calcext:value-type="float">
            <text:p>290.9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18-07-27T11:36:55Z</text:p>
          </table:table-cell>
          <table:table-cell office:value-type="float" office:value="40.006787" calcext:value-type="float">
            <text:p>40.006787</text:p>
          </table:table-cell>
          <table:table-cell office:value-type="float" office:value="-79.588732" calcext:value-type="float">
            <text:p>-79.588732</text:p>
          </table:table-cell>
          <table:table-cell office:value-type="float" office:value="290.8" calcext:value-type="float">
            <text:p>290.8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18-07-27T11:36:58Z</text:p>
          </table:table-cell>
          <table:table-cell office:value-type="float" office:value="40.006815" calcext:value-type="float">
            <text:p>40.006815</text:p>
          </table:table-cell>
          <table:table-cell office:value-type="float" office:value="-79.58873" calcext:value-type="float">
            <text:p>-79.58873</text:p>
          </table:table-cell>
          <table:table-cell office:value-type="float" office:value="290.8" calcext:value-type="float">
            <text:p>290.8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18-07-27T11:37:00Z</text:p>
          </table:table-cell>
          <table:table-cell office:value-type="float" office:value="40.00683" calcext:value-type="float">
            <text:p>40.00683</text:p>
          </table:table-cell>
          <table:table-cell office:value-type="float" office:value="-79.588767" calcext:value-type="float">
            <text:p>-79.588767</text:p>
          </table:table-cell>
          <table:table-cell office:value-type="float" office:value="290.8" calcext:value-type="float">
            <text:p>290.8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18-07-27T11:37:02Z</text:p>
          </table:table-cell>
          <table:table-cell office:value-type="float" office:value="40.006841" calcext:value-type="float">
            <text:p>40.006841</text:p>
          </table:table-cell>
          <table:table-cell office:value-type="float" office:value="-79.588802" calcext:value-type="float">
            <text:p>-79.588802</text:p>
          </table:table-cell>
          <table:table-cell office:value-type="float" office:value="290.7" calcext:value-type="float">
            <text:p>290.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8-07-27T11:37:05Z</text:p>
          </table:table-cell>
          <table:table-cell office:value-type="float" office:value="40.006856" calcext:value-type="float">
            <text:p>40.006856</text:p>
          </table:table-cell>
          <table:table-cell office:value-type="float" office:value="-79.588841" calcext:value-type="float">
            <text:p>-79.588841</text:p>
          </table:table-cell>
          <table:table-cell office:value-type="float" office:value="290.7" calcext:value-type="float">
            <text:p>290.7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18-07-27T11:37:08Z</text:p>
          </table:table-cell>
          <table:table-cell office:value-type="float" office:value="40.006888" calcext:value-type="float">
            <text:p>40.006888</text:p>
          </table:table-cell>
          <table:table-cell office:value-type="float" office:value="-79.588865" calcext:value-type="float">
            <text:p>-79.588865</text:p>
          </table:table-cell>
          <table:table-cell office:value-type="float" office:value="290.7" calcext:value-type="float">
            <text:p>290.7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2018-07-27T11:37:11Z</text:p>
          </table:table-cell>
          <table:table-cell office:value-type="float" office:value="40.006915" calcext:value-type="float">
            <text:p>40.006915</text:p>
          </table:table-cell>
          <table:table-cell office:value-type="float" office:value="-79.588863" calcext:value-type="float">
            <text:p>-79.588863</text:p>
          </table:table-cell>
          <table:table-cell office:value-type="float" office:value="290.6" calcext:value-type="float">
            <text:p>290.6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18-07-27T11:37:14Z</text:p>
          </table:table-cell>
          <table:table-cell office:value-type="float" office:value="40.006949" calcext:value-type="float">
            <text:p>40.006949</text:p>
          </table:table-cell>
          <table:table-cell office:value-type="float" office:value="-79.588864" calcext:value-type="float">
            <text:p>-79.588864</text:p>
          </table:table-cell>
          <table:table-cell office:value-type="float" office:value="290.6" calcext:value-type="float">
            <text:p>290.6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18-07-27T11:37:17Z</text:p>
          </table:table-cell>
          <table:table-cell office:value-type="float" office:value="40.006989" calcext:value-type="float">
            <text:p>40.006989</text:p>
          </table:table-cell>
          <table:table-cell office:value-type="float" office:value="-79.588862" calcext:value-type="float">
            <text:p>-79.588862</text:p>
          </table:table-cell>
          <table:table-cell office:value-type="float" office:value="290.5" calcext:value-type="float">
            <text:p>290.5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2018-07-27T11:37:19Z</text:p>
          </table:table-cell>
          <table:table-cell office:value-type="float" office:value="40.007024" calcext:value-type="float">
            <text:p>40.007024</text:p>
          </table:table-cell>
          <table:table-cell office:value-type="float" office:value="-79.588858" calcext:value-type="float">
            <text:p>-79.588858</text:p>
          </table:table-cell>
          <table:table-cell office:value-type="float" office:value="290.5" calcext:value-type="float">
            <text:p>290.5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2018-07-27T11:37:22Z</text:p>
          </table:table-cell>
          <table:table-cell office:value-type="float" office:value="40.007052" calcext:value-type="float">
            <text:p>40.007052</text:p>
          </table:table-cell>
          <table:table-cell office:value-type="float" office:value="-79.588855" calcext:value-type="float">
            <text:p>-79.588855</text:p>
          </table:table-cell>
          <table:table-cell office:value-type="float" office:value="290.4" calcext:value-type="float">
            <text:p>290.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18-07-27T11:37:25Z</text:p>
          </table:table-cell>
          <table:table-cell office:value-type="float" office:value="40.007087" calcext:value-type="float">
            <text:p>40.007087</text:p>
          </table:table-cell>
          <table:table-cell office:value-type="float" office:value="-79.588866" calcext:value-type="float">
            <text:p>-79.588866</text:p>
          </table:table-cell>
          <table:table-cell office:value-type="float" office:value="290.4" calcext:value-type="float">
            <text:p>290.4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2018-07-27T11:37:28Z</text:p>
          </table:table-cell>
          <table:table-cell office:value-type="float" office:value="40.007092" calcext:value-type="float">
            <text:p>40.007092</text:p>
          </table:table-cell>
          <table:table-cell office:value-type="float" office:value="-79.588907" calcext:value-type="float">
            <text:p>-79.588907</text:p>
          </table:table-cell>
          <table:table-cell office:value-type="float" office:value="290.3" calcext:value-type="float">
            <text:p>290.3</text:p>
          </table:table-cell>
          <table:table-cell office:value-type="float" office:value="96" calcext:value-type="float">
            <text:p>9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27T13:06:23.692000000</dc:date>
    <meta:editing-duration>PT7M57S</meta:editing-duration>
    <meta:editing-cycles>1</meta:editing-cycles>
    <meta:document-statistic meta:table-count="1" meta:cell-count="7915" meta:object-count="1"/>
    <meta:generator>LibreOffice/5.4.5.1$Windows_X86_64 LibreOffice_project/79c9829dd5d8054ec39a82dc51cd9eff340dbee8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60" chart:maximum="140" chart:interval-major="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4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9.083cm" svg:height="19.684cm" xlink:href=".." xlink:type="simple" chart:class="chart:line" chart:style-name="ch1">
        <chart:legend svg:x="23.761cm" svg:y="14.345cm" style:legend-expansion="custom" chartooo:width="1.954cm" chartooo:height="0.598cm" style:legend-expansion-aspect-ratio="3.26755852842809" chart:style-name="ch2"/>
        <chart:plot-area chart:style-name="ch3" table:cell-range-address="'2018-07-27_MAF-5K_Strava-Android-Polar-Heart_Crunch'.A1:'2018-07-27_MAF-5K_Strava-Android-Polar-Heart_Crunch'.A1583 '2018-07-27_MAF-5K_Strava-Android-Polar-Heart_Crunch'.E1:'2018-07-27_MAF-5K_Strava-Android-Polar-Heart_Crunch'.E1583" chart:data-source-has-labels="both" svg:x="1.799cm" svg:y="0.273cm" svg:width="26.619cm" svg:height="17.916cm">
          <chartooo:coordinate-region svg:x="4.328cm" svg:y="0.472cm" svg:width="24.09cm" svg:height="14.755cm"/>
          <chart:axis chart:dimension="x" chart:name="primary-x" chart:style-name="ch4" chartooo:axis-type="auto">
            <chartooo:date-scale/>
            <chart:title svg:x="14.694cm" svg:y="18.582cm" chart:style-name="ch5">
              <text:p>Time</text:p>
            </chart:title>
            <chart:categories table:cell-range-address="'2018-07-27_MAF-5K_Strava-Android-Polar-Heart_Crunch'.A2:'2018-07-27_MAF-5K_Strava-Android-Polar-Heart_Crunch'.A1583"/>
          </chart:axis>
          <chart:axis chart:dimension="y" chart:name="primary-y" chart:style-name="ch6">
            <chart:title svg:x="0.366cm" svg:y="11.278cm" chart:style-name="ch7">
              <text:p>Heart Rate (bpm)</text:p>
            </chart:title>
            <chart:grid chart:style-name="ch8" chart:class="major"/>
            <chart:grid chart:style-name="ch9" chart:class="minor"/>
          </chart:axis>
          <chart:series chart:style-name="ch10" chart:values-cell-range-address="'2018-07-27_MAF-5K_Strava-Android-Polar-Heart_Crunch'.E2:'2018-07-27_MAF-5K_Strava-Android-Polar-Heart_Crunch'.E1583" chart:label-cell-address="'2018-07-27_MAF-5K_Strava-Android-Polar-Heart_Crunch'.E1:'2018-07-27_MAF-5K_Strava-Android-Polar-Heart_Crunch'.E1" chart:class="chart:line">
            <chart:data-point chart:repeated="158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eart</text:p>
                <draw:g>
                  <svg:desc>'2018-07-27_MAF-5K_Strava-Android-Polar-Heart_Crunch'.E1:'2018-07-27_MAF-5K_Strava-Android-Polar-Heart_Crunch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18-07-27T10:40:00Z</text:p>
                <draw:g>
                  <svg:desc>'2018-07-27_MAF-5K_Strava-Android-Polar-Heart_Crunch'.A2:'2018-07-27_MAF-5K_Strava-Android-Polar-Heart_Crunch'.A1583</svg:desc>
                </draw:g>
              </table:table-cell>
              <table:table-cell office:value-type="float" office:value="67">
                <text:p>67</text:p>
                <draw:g>
                  <svg:desc>'2018-07-27_MAF-5K_Strava-Android-Polar-Heart_Crunch'.E2:'2018-07-27_MAF-5K_Strava-Android-Polar-Heart_Crunch'.E1583</svg:desc>
                </draw:g>
              </table:table-cell>
            </table:table-row>
            <table:table-row>
              <table:table-cell office:value-type="string">
                <text:p>2018-07-27T10:40:03Z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018-07-27T10:40:05Z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018-07-27T10:40:08Z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018-07-27T10:40:12Z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018-07-27T10:40:14Z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018-07-27T10:40:16Z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018-07-27T10:40:18Z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018-07-27T10:40:21Z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018-07-27T10:40:23Z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018-07-27T10:40:26Z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018-07-27T10:40:29Z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018-07-27T10:40:31Z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018-07-27T10:40:33Z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018-07-27T10:40:36Z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018-07-27T10:40:38Z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018-07-27T10:40:41Z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018-07-27T10:40:44Z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018-07-27T10:40:47Z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018-07-27T10:40:49Z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018-07-27T10:40:52Z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018-07-27T10:40:55Z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018-07-27T10:40:57Z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018-07-27T10:41:00Z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018-07-27T10:41:03Z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018-07-27T10:41:05Z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018-07-27T10:41:07Z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018-07-27T10:41:09Z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018-07-27T10:41:11Z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018-07-27T10:41:13Z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018-07-27T10:41:15Z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018-07-27T10:41:17Z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018-07-27T10:41:19Z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018-07-27T10:41:21Z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018-07-27T10:41:23Z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018-07-27T10:41:25Z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018-07-27T10:41:28Z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018-07-27T10:41:31Z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018-07-27T10:41:34Z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018-07-27T10:41:36Z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018-07-27T10:41:38Z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018-07-27T10:41:41Z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018-07-27T10:41:44Z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018-07-27T10:41:46Z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018-07-27T10:41:48Z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018-07-27T10:41:51Z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018-07-27T10:41:54Z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018-07-27T10:41:57Z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018-07-27T10:42:00Z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018-07-27T10:42:03Z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018-07-27T10:42:07Z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018-07-27T10:42:10Z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018-07-27T10:42:13Z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018-07-27T10:42:15Z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018-07-27T10:42:17Z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018-07-27T10:42:20Z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018-07-27T10:42:23Z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018-07-27T10:42:25Z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018-07-27T10:42:27Z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018-07-27T10:42:29Z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018-07-27T10:42:31Z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018-07-27T10:42:34Z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018-07-27T10:42:38Z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018-07-27T10:42:41Z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018-07-27T10:42:44Z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018-07-27T10:42:46Z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018-07-27T10:42:48Z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018-07-27T10:42:50Z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018-07-27T10:42:53Z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018-07-27T10:42:55Z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018-07-27T10:42:57Z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018-07-27T10:42:59Z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018-07-27T10:43:02Z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018-07-27T10:43:04Z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018-07-27T10:43:06Z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018-07-27T10:43:09Z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018-07-27T10:43:12Z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018-07-27T10:43:14Z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018-07-27T10:43:17Z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018-07-27T10:43:19Z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018-07-27T10:43:21Z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018-07-27T10:43:23Z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18-07-27T10:43:26Z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018-07-27T10:43:29Z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18-07-27T10:43:31Z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018-07-27T10:43:33Z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018-07-27T10:43:35Z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018-07-27T10:43:37Z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018-07-27T10:43:39Z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018-07-27T10:43:41Z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018-07-27T10:43:44Z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018-07-27T10:43:46Z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018-07-27T10:43:48Z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018-07-27T10:43:51Z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18-07-27T10:43:54Z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018-07-27T10:43:56Z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018-07-27T10:43:58Z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18-07-27T10:44:02Z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18-07-27T10:44:05Z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018-07-27T10:44:07Z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018-07-27T10:44:09Z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018-07-27T10:44:11Z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018-07-27T10:44:13Z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018-07-27T10:44:17Z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18-07-27T10:44:19Z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18-07-27T10:44:23Z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18-07-27T10:44:25Z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18-07-27T10:44:27Z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18-07-27T10:44:29Z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18-07-27T10:44:32Z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018-07-27T10:44:36Z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018-07-27T10:44:41Z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018-07-27T10:44:44Z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018-07-27T10:44:46Z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018-07-27T10:44:48Z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018-07-27T10:44:50Z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018-07-27T10:44:52Z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018-07-27T10:44:54Z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18-07-27T10:44:57Z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18-07-27T10:44:59Z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018-07-27T10:45:01Z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018-07-27T10:45:04Z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018-07-27T10:45:06Z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018-07-27T10:45:08Z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018-07-27T10:45:13Z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18-07-27T10:45:15Z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018-07-27T10:45:17Z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018-07-27T10:45:19Z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018-07-27T10:45:21Z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018-07-27T10:45:23Z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018-07-27T10:45:25Z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018-07-27T10:45:28Z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18-07-27T10:45:30Z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018-07-27T10:45:32Z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018-07-27T10:45:34Z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018-07-27T10:45:37Z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018-07-27T10:45:40Z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018-07-27T10:45:42Z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018-07-27T10:45:45Z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018-07-27T10:45:48Z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018-07-27T10:45:50Z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018-07-27T10:45:53Z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018-07-27T10:45:56Z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018-07-27T10:45:58Z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018-07-27T10:46:01Z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018-07-27T10:46:03Z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018-07-27T10:46:06Z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018-07-27T10:46:09Z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018-07-27T10:46:11Z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018-07-27T10:46:14Z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018-07-27T10:46:16Z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018-07-27T10:46:18Z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018-07-27T10:46:20Z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018-07-27T10:46:22Z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018-07-27T10:46:25Z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018-07-27T10:46:28Z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018-07-27T10:46:31Z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018-07-27T10:46:33Z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018-07-27T10:46:35Z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018-07-27T10:46:38Z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018-07-27T10:46:40Z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18-07-27T10:46:43Z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018-07-27T10:46:46Z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018-07-27T10:46:49Z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018-07-27T10:46:51Z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018-07-27T10:46:53Z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018-07-27T10:46:55Z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018-07-27T10:46:57Z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018-07-27T10:47:00Z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018-07-27T10:47:02Z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018-07-27T10:47:05Z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018-07-27T10:47:07Z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018-07-27T10:47:10Z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018-07-27T10:47:13Z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018-07-27T10:47:15Z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018-07-27T10:47:18Z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018-07-27T10:47:21Z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018-07-27T10:47:25Z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018-07-27T10:47:28Z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018-07-27T10:47:30Z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018-07-27T10:47:33Z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018-07-27T10:47:36Z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018-07-27T10:47:38Z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018-07-27T10:47:40Z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018-07-27T10:47:42Z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018-07-27T10:47:46Z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018-07-27T10:47:49Z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018-07-27T10:47:51Z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018-07-27T10:47:53Z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18-07-27T10:47:55Z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18-07-27T10:47:57Z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018-07-27T10:47:59Z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018-07-27T10:48:01Z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018-07-27T10:48:03Z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018-07-27T10:48:05Z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018-07-27T10:48:08Z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018-07-27T10:48:11Z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018-07-27T10:48:14Z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018-07-27T10:48:16Z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018-07-27T10:48:19Z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018-07-27T10:48:23Z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018-07-27T10:48:25Z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018-07-27T10:48:27Z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018-07-27T10:48:29Z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018-07-27T10:48:32Z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018-07-27T10:48:35Z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018-07-27T10:48:37Z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18-07-27T10:48:39Z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18-07-27T10:48:41Z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18-07-27T10:48:43Z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18-07-27T10:48:46Z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18-07-27T10:48:48Z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018-07-27T10:48:50Z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018-07-27T10:48:53Z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018-07-27T10:48:56Z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018-07-27T10:48:59Z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018-07-27T10:49:01Z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018-07-27T10:49:03Z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018-07-27T10:49:05Z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018-07-27T10:49:07Z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018-07-27T10:49:09Z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018-07-27T10:49:11Z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18-07-27T10:49:14Z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18-07-27T10:49:17Z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18-07-27T10:49:19Z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18-07-27T10:49:21Z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18-07-27T10:49:23Z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18-07-27T10:49:25Z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18-07-27T10:49:28Z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018-07-27T10:49:30Z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018-07-27T10:49:32Z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018-07-27T10:49:34Z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018-07-27T10:49:36Z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018-07-27T10:49:39Z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018-07-27T10:49:41Z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018-07-27T10:49:43Z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018-07-27T10:49:45Z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018-07-27T10:49:47Z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018-07-27T10:49:49Z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018-07-27T10:49:51Z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018-07-27T10:49:53Z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018-07-27T10:49:56Z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018-07-27T10:49:58Z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018-07-27T10:50:00Z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018-07-27T10:50:03Z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018-07-27T10:50:07Z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018-07-27T10:50:09Z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018-07-27T10:50:11Z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018-07-27T10:50:13Z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018-07-27T10:50:15Z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018-07-27T10:50:17Z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018-07-27T10:50:19Z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018-07-27T10:50:21Z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018-07-27T10:50:23Z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018-07-27T10:50:25Z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018-07-27T10:50:27Z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018-07-27T10:50:30Z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018-07-27T10:50:34Z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018-07-27T10:50:37Z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018-07-27T10:50:40Z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018-07-27T10:50:42Z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018-07-27T10:50:44Z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018-07-27T10:50:46Z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018-07-27T10:50:48Z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018-07-27T10:50:51Z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018-07-27T10:50:54Z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018-07-27T10:50:57Z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018-07-27T10:50:59Z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018-07-27T10:51:01Z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018-07-27T10:51:03Z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018-07-27T10:51:06Z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018-07-27T10:51:09Z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018-07-27T10:51:12Z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018-07-27T10:51:15Z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018-07-27T10:51:17Z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018-07-27T10:51:19Z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018-07-27T10:51:22Z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018-07-27T10:51:24Z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018-07-27T10:51:26Z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018-07-27T10:51:29Z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018-07-27T10:51:31Z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018-07-27T10:51:33Z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018-07-27T10:51:35Z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018-07-27T10:51:37Z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018-07-27T10:51:40Z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018-07-27T10:51:42Z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018-07-27T10:51:45Z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018-07-27T10:51:48Z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018-07-27T10:51:50Z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018-07-27T10:51:53Z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018-07-27T10:51:55Z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018-07-27T10:51:57Z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018-07-27T10:51:59Z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018-07-27T10:52:01Z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18-07-27T10:52:03Z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18-07-27T10:52:06Z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018-07-27T10:52:10Z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018-07-27T10:52:12Z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018-07-27T10:52:14Z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018-07-27T10:52:16Z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018-07-27T10:52:18Z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18-07-27T10:52:20Z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18-07-27T10:52:22Z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018-07-27T10:52:25Z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018-07-27T10:52:27Z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18-07-27T10:52:30Z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018-07-27T10:52:32Z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018-07-27T10:52:34Z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018-07-27T10:52:36Z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018-07-27T10:52:39Z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018-07-27T10:52:41Z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018-07-27T10:52:43Z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018-07-27T10:52:47Z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018-07-27T10:52:53Z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018-07-27T10:52:55Z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018-07-27T10:52:57Z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018-07-27T10:52:59Z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018-07-27T10:53:01Z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018-07-27T10:53:04Z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018-07-27T10:53:07Z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18-07-27T10:53:10Z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018-07-27T10:53:12Z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018-07-27T10:53:15Z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018-07-27T10:53:17Z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018-07-27T10:53:19Z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018-07-27T10:53:21Z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18-07-27T10:53:23Z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18-07-27T10:53:25Z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18-07-27T10:53:28Z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18-07-27T10:53:30Z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018-07-27T10:53:32Z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018-07-27T10:53:34Z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018-07-27T10:53:36Z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018-07-27T10:53:38Z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018-07-27T10:53:40Z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018-07-27T10:53:42Z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018-07-27T10:53:44Z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018-07-27T10:53:46Z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018-07-27T10:53:48Z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018-07-27T10:53:51Z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018-07-27T10:53:53Z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018-07-27T10:53:55Z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018-07-27T10:53:57Z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018-07-27T10:53:59Z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18-07-27T10:54:01Z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018-07-27T10:54:03Z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018-07-27T10:54:05Z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018-07-27T10:54:07Z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018-07-27T10:54:10Z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18-07-27T10:54:13Z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018-07-27T10:54:17Z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018-07-27T10:54:19Z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018-07-27T10:54:21Z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018-07-27T10:54:23Z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018-07-27T10:54:25Z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018-07-27T10:54:27Z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018-07-27T10:54:29Z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018-07-27T10:54:31Z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018-07-27T10:54:33Z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018-07-27T10:54:35Z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018-07-27T10:54:37Z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018-07-27T10:54:39Z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018-07-27T10:54:41Z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018-07-27T10:54:44Z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018-07-27T10:54:48Z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018-07-27T10:54:51Z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018-07-27T10:54:53Z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018-07-27T10:54:55Z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018-07-27T10:54:57Z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018-07-27T10:54:59Z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018-07-27T10:55:00Z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018-07-27T10:55:02Z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018-07-27T10:55:04Z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018-07-27T10:55:06Z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018-07-27T10:55:08Z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18-07-27T10:55:09Z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18-07-27T10:55:10Z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018-07-27T10:55:12Z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018-07-27T10:55:14Z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018-07-27T10:55:15Z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018-07-27T10:55:16Z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018-07-27T10:55:17Z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018-07-27T10:55:18Z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018-07-27T10:55:19Z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018-07-27T10:55:20Z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018-07-27T10:55:22Z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018-07-27T10:55:24Z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018-07-27T10:55:26Z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8-07-27T10:55:28Z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018-07-27T10:55:30Z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018-07-27T10:55:32Z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018-07-27T10:55:34Z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018-07-27T10:55:36Z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018-07-27T10:55:39Z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018-07-27T10:55:41Z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018-07-27T10:55:43Z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018-07-27T10:55:46Z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018-07-27T10:55:49Z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018-07-27T10:55:52Z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018-07-27T10:55:55Z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018-07-27T10:55:58Z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018-07-27T10:56:00Z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018-07-27T10:56:02Z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018-07-27T10:56:04Z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018-07-27T10:56:07Z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018-07-27T10:56:10Z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018-07-27T10:56:12Z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018-07-27T10:56:14Z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018-07-27T10:56:16Z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018-07-27T10:56:18Z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018-07-27T10:56:20Z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018-07-27T10:56:21Z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018-07-27T10:56:23Z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018-07-27T10:56:25Z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018-07-27T10:56:27Z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018-07-27T10:56:28Z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8-07-27T10:56:30Z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7-27T10:56:32Z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7-27T10:56:33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7-27T10:56:34Z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7-27T10:56:35Z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7-27T10:56:37Z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8-07-27T10:56:38Z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18-07-27T10:56:40Z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018-07-27T10:56:43Z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018-07-27T10:56:45Z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018-07-27T10:56:48Z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018-07-27T10:56:52Z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018-07-27T10:56:54Z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018-07-27T10:56:56Z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18-07-27T10:56:58Z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7-27T10:57:01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7-27T10:57:03Z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7-27T10:57:05Z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7-27T10:57:07Z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-27T10:57:09Z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7-27T10:57:11Z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7-27T10:57:13Z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7-27T10:57:15Z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7-27T10:57:18Z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7-27T10:57:22Z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-27T10:57:25Z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-27T10:57:27Z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7-27T10:57:29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7-27T10:57:31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7-27T10:57:33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7-27T10:57:35Z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7-27T10:57:37Z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7-27T10:57:39Z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7-27T10:57:41Z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018-07-27T10:57:43Z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018-07-27T10:57:44Z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7-27T10:57:46Z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7-27T10:57:48Z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7-27T10:57:50Z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-27T10:57:51Z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-27T10:57:52Z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-27T10:57:53Z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7-27T10:57:55Z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7-27T10:57:56Z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7-27T10:57:58Z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7-27T10:58:00Z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8-07-27T10:58:02Z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18-07-27T10:58:04Z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18-07-27T10:58:06Z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018-07-27T10:58:08Z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018-07-27T10:58:10Z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18-07-27T10:58:12Z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8-07-27T10:58:14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7-27T10:58:16Z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-27T10:58:18Z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018-07-27T10:58:21Z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018-07-27T10:58:26Z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018-07-27T10:58:29Z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018-07-27T10:58:31Z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018-07-27T10:58:33Z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018-07-27T10:58:35Z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018-07-27T10:58:37Z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018-07-27T10:58:39Z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018-07-27T10:58:40Z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018-07-27T10:58:41Z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018-07-27T10:58:42Z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018-07-27T10:58:43Z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018-07-27T10:58:45Z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018-07-27T10:58:47Z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-27T10:58:49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7-27T10:58:50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7-27T10:58:51Z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7-27T10:58:52Z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7-27T10:58:53Z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7-27T10:58:55Z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8-07-27T10:58:57Z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18-07-27T10:58:59Z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18-07-27T10:59:00Z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018-07-27T10:59:02Z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018-07-27T10:59:05Z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018-07-27T10:59:07Z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018-07-27T10:59:10Z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18-07-27T10:59:12Z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8-07-27T10:59:14Z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7-27T10:59:16Z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7-27T10:59:18Z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7-27T10:59:20Z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018-07-27T10:59:22Z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8-07-27T10:59:24Z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018-07-27T10:59:26Z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018-07-27T10:59:29Z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018-07-27T10:59:31Z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018-07-27T10:59:34Z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018-07-27T10:59:36Z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018-07-27T10:59:37Z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018-07-27T10:59:38Z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8-07-27T10:59:39Z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8-07-27T10:59:40Z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8-07-27T10:59:42Z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7-27T10:59:43Z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7-27T10:59:44Z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-27T10:59:46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7-27T10:59:48Z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7-27T10:59:50Z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18-07-27T10:59:52Z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018-07-27T10:59:53Z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018-07-27T10:59:54Z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018-07-27T10:59:55Z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018-07-27T10:59:57Z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018-07-27T10:59:58Z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018-07-27T10:59:59Z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018-07-27T11:00:00Z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018-07-27T11:00:01Z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018-07-27T11:00:02Z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018-07-27T11:00:03Z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018-07-27T11:00:04Z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018-07-27T11:00:06Z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2018-07-27T11:00:08Z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2018-07-27T11:00:10Z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018-07-27T11:00:11Z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018-07-27T11:00:12Z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2018-07-27T11:00:14Z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2018-07-27T11:00:16Z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2018-07-27T11:00:18Z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018-07-27T11:00:20Z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018-07-27T11:00:22Z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018-07-27T11:00:24Z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018-07-27T11:00:26Z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018-07-27T11:00:28Z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018-07-27T11:00:30Z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18-07-27T11:00:32Z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18-07-27T11:00:34Z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7-27T11:00:36Z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7-27T11:00:38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7-27T11:00:41Z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7-27T11:00:46Z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8-07-27T11:00:51Z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018-07-27T11:00:53Z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018-07-27T11:00:55Z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018-07-27T11:00:57Z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018-07-27T11:00:59Z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018-07-27T11:01:01Z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018-07-27T11:01:03Z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018-07-27T11:01:05Z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018-07-27T11:01:07Z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018-07-27T11:01:09Z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018-07-27T11:01:12Z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18-07-27T11:01:16Z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18-07-27T11:01:18Z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18-07-27T11:01:20Z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18-07-27T11:01:22Z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018-07-27T11:01:24Z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018-07-27T11:01:26Z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018-07-27T11:01:27Z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018-07-27T11:01:29Z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018-07-27T11:01:31Z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018-07-27T11:01:32Z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-27T11:01:33Z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7-27T11:01:35Z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7-27T11:01:36Z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7-27T11:01:37Z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8-07-27T11:01:38Z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18-07-27T11:01:39Z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18-07-27T11:01:41Z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018-07-27T11:01:42Z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018-07-27T11:01:43Z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018-07-27T11:01:44Z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018-07-27T11:01:45Z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018-07-27T11:01:46Z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018-07-27T11:01:47Z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018-07-27T11:01:48Z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018-07-27T11:01:50Z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018-07-27T11:01:52Z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2018-07-27T11:01:55Z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2018-07-27T11:01:59Z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018-07-27T11:02:02Z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018-07-27T11:02:04Z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018-07-27T11:02:06Z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018-07-27T11:02:08Z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018-07-27T11:02:10Z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018-07-27T11:02:12Z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018-07-27T11:02:14Z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018-07-27T11:02:16Z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018-07-27T11:02:18Z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018-07-27T11:02:20Z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018-07-27T11:02:22Z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018-07-27T11:02:24Z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018-07-27T11:02:26Z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018-07-27T11:02:28Z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018-07-27T11:02:30Z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018-07-27T11:02:32Z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018-07-27T11:02:34Z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018-07-27T11:02:37Z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018-07-27T11:02:39Z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018-07-27T11:02:41Z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018-07-27T11:02:45Z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8-07-27T11:02:48Z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7-27T11:02:51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7-27T11:02:53Z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7-27T11:02:55Z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7-27T11:02:58Z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7-27T11:03:01Z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18-07-27T11:03:03Z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18-07-27T11:03:04Z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018-07-27T11:03:05Z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018-07-27T11:03:06Z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018-07-27T11:03:08Z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018-07-27T11:03:10Z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018-07-27T11:03:12Z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018-07-27T11:03:14Z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018-07-27T11:03:16Z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018-07-27T11:03:18Z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018-07-27T11:03:20Z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018-07-27T11:03:22Z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018-07-27T11:03:23Z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018-07-27T11:03:24Z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018-07-27T11:03:25Z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018-07-27T11:03:27Z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018-07-27T11:03:29Z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018-07-27T11:03:31Z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018-07-27T11:03:33Z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018-07-27T11:03:35Z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018-07-27T11:03:37Z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018-07-27T11:03:39Z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018-07-27T11:03:41Z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018-07-27T11:03:43Z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018-07-27T11:03:45Z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018-07-27T11:03:47Z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018-07-27T11:03:49Z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018-07-27T11:03:51Z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018-07-27T11:03:53Z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018-07-27T11:03:55Z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018-07-27T11:03:57Z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018-07-27T11:04:00Z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018-07-27T11:04:03Z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018-07-27T11:04:06Z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18-07-27T11:04:08Z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18-07-27T11:04:10Z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7-27T11:04:12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7-27T11:04:14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7-27T11:04:16Z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7-27T11:04:18Z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7-27T11:04:20Z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7-27T11:04:22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7-27T11:04:24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7-27T11:04:26Z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7-27T11:04:28Z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7-27T11:04:30Z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8-07-27T11:04:32Z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18-07-27T11:04:34Z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018-07-27T11:04:35Z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018-07-27T11:04:36Z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018-07-27T11:04:37Z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018-07-27T11:04:39Z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018-07-27T11:04:41Z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018-07-27T11:04:43Z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018-07-27T11:04:45Z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18-07-27T11:04:47Z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18-07-27T11:04:49Z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18-07-27T11:04:51Z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18-07-27T11:04:53Z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18-07-27T11:04:55Z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018-07-27T11:04:57Z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018-07-27T11:04:59Z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018-07-27T11:05:02Z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018-07-27T11:05:04Z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018-07-27T11:05:06Z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018-07-27T11:05:09Z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18-07-27T11:05:11Z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18-07-27T11:05:13Z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18-07-27T11:05:15Z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18-07-27T11:05:16Z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18-07-27T11:05:17Z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18-07-27T11:05:18Z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018-07-27T11:05:19Z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018-07-27T11:05:20Z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018-07-27T11:05:21Z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018-07-27T11:05:22Z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018-07-27T11:05:23Z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018-07-27T11:05:24Z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018-07-27T11:05:25Z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018-07-27T11:05:27Z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018-07-27T11:05:29Z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018-07-27T11:05:31Z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018-07-27T11:05:33Z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018-07-27T11:05:35Z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018-07-27T11:05:37Z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018-07-27T11:05:40Z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018-07-27T11:05:43Z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18-07-27T11:05:45Z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18-07-27T11:05:47Z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7-27T11:05:49Z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7-27T11:05:51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7-27T11:05:53Z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7-27T11:05:55Z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-27T11:05:57Z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-27T11:05:59Z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7-27T11:06:01Z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7-27T11:06:03Z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018-07-27T11:06:05Z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018-07-27T11:06:07Z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018-07-27T11:06:09Z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7-27T11:06:11Z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-27T11:06:13Z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7-27T11:06:15Z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7-27T11:06:16Z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7-27T11:06:17Z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8-07-27T11:06:18Z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8-07-27T11:06:19Z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18-07-27T11:06:20Z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18-07-27T11:06:21Z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018-07-27T11:06:23Z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018-07-27T11:06:25Z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018-07-27T11:06:27Z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018-07-27T11:06:29Z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18-07-27T11:06:32Z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18-07-27T11:06:34Z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8-07-27T11:06:36Z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7-27T11:06:38Z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7-27T11:06:40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7-27T11:06:42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7-27T11:06:44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7-27T11:06:46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7-27T11:06:48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7-27T11:06:50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7-27T11:06:52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7-27T11:06:55Z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-27T11:07:00Z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7-27T11:07:03Z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-27T11:07:05Z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7-27T11:07:07Z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-27T11:07:09Z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-27T11:07:11Z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7-27T11:07:13Z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7-27T11:07:15Z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7-27T11:07:17Z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7-27T11:07:23Z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018-07-27T11:07:25Z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018-07-27T11:07:27Z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018-07-27T11:07:29Z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018-07-27T11:07:31Z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8-07-27T11:07:33Z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8-07-27T11:07:35Z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8-07-27T11:07:37Z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8-07-27T11:07:39Z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8-07-27T11:07:41Z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018-07-27T11:07:43Z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018-07-27T11:07:45Z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018-07-27T11:07:46Z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018-07-27T11:07:47Z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8-07-27T11:07:49Z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018-07-27T11:07:50Z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7-27T11:07:52Z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-27T11:07:54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7-27T11:07:56Z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7-27T11:07:58Z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18-07-27T11:08:00Z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18-07-27T11:08:02Z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018-07-27T11:08:04Z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018-07-27T11:08:06Z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018-07-27T11:08:08Z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018-07-27T11:08:10Z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018-07-27T11:08:12Z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2018-07-27T11:08:14Z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018-07-27T11:08:16Z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2018-07-27T11:08:18Z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2018-07-27T11:08:20Z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2018-07-27T11:08:22Z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2018-07-27T11:08:24Z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018-07-27T11:08:26Z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018-07-27T11:08:27Z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018-07-27T11:08:28Z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018-07-27T11:08:29Z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2018-07-27T11:08:31Z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2018-07-27T11:08:32Z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2018-07-27T11:08:33Z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2018-07-27T11:08:34Z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2018-07-27T11:08:35Z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2018-07-27T11:08:36Z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2018-07-27T11:08:37Z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2018-07-27T11:08:38Z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2018-07-27T11:08:40Z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2018-07-27T11:08:42Z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2018-07-27T11:08:44Z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2018-07-27T11:08:46Z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2018-07-27T11:08:48Z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2018-07-27T11:08:50Z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2018-07-27T11:08:52Z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2018-07-27T11:08:54Z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2018-07-27T11:08:56Z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2018-07-27T11:08:58Z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2018-07-27T11:09:00Z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018-07-27T11:09:02Z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018-07-27T11:09:04Z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018-07-27T11:09:06Z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018-07-27T11:09:08Z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018-07-27T11:09:10Z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018-07-27T11:09:12Z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18-07-27T11:09:14Z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7-27T11:09:16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7-27T11:09:18Z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7-27T11:09:20Z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7-27T11:09:22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7-27T11:09:24Z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7-27T11:09:26Z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7-27T11:09:28Z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18-07-27T11:09:31Z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18-07-27T11:09:34Z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7-27T11:09:36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7-27T11:09:38Z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7-27T11:09:41Z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018-07-27T11:09:45Z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8-07-27T11:09:48Z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018-07-27T11:09:50Z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018-07-27T11:09:52Z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018-07-27T11:09:54Z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018-07-27T11:09:56Z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018-07-27T11:09:58Z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018-07-27T11:10:00Z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018-07-27T11:10:02Z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018-07-27T11:10:04Z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018-07-27T11:10:06Z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018-07-27T11:10:08Z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018-07-27T11:10:10Z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018-07-27T11:10:12Z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018-07-27T11:10:14Z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018-07-27T11:10:16Z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018-07-27T11:10:18Z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018-07-27T11:10:20Z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018-07-27T11:10:22Z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7-27T11:10:24Z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-27T11:10:26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7-27T11:10:28Z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7-27T11:10:29Z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7-27T11:10:30Z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7-27T11:10:32Z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8-07-27T11:10:33Z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8-07-27T11:10:35Z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18-07-27T11:10:38Z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18-07-27T11:10:40Z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18-07-27T11:10:43Z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7-27T11:10:45Z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7-27T11:10:47Z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7-27T11:10:49Z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7-27T11:10:51Z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7-27T11:10:53Z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7-27T11:10:55Z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8-07-27T11:10:56Z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8-07-27T11:10:57Z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18-07-27T11:10:59Z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18-07-27T11:11:01Z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18-07-27T11:11:03Z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8-07-27T11:11:05Z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7-27T11:11:07Z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7-27T11:11:09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7-27T11:11:11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7-27T11:11:13Z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7-27T11:11:15Z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7-27T11:11:17Z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8-07-27T11:11:19Z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18-07-27T11:11:21Z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18-07-27T11:11:23Z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018-07-27T11:11:25Z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018-07-27T11:11:27Z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018-07-27T11:11:28Z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018-07-27T11:11:29Z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018-07-27T11:11:31Z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018-07-27T11:11:33Z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018-07-27T11:11:35Z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018-07-27T11:11:37Z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18-07-27T11:11:39Z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18-07-27T11:11:41Z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7-27T11:11:43Z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7-27T11:11:45Z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7-27T11:11:47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7-27T11:11:50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7-27T11:11:53Z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7-27T11:11:56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7-27T11:11:58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7-27T11:12:00Z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-27T11:12:02Z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-27T11:12:04Z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018-07-27T11:12:06Z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018-07-27T11:12:08Z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7-27T11:12:10Z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7-27T11:12:12Z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7-27T11:12:14Z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7-27T11:12:16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7-27T11:12:18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7-27T11:12:19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7-27T11:12:20Z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7-27T11:12:21Z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7-27T11:12:22Z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7-27T11:12:23Z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8-07-27T11:12:25Z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18-07-27T11:12:27Z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018-07-27T11:12:29Z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018-07-27T11:12:32Z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018-07-27T11:12:34Z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018-07-27T11:12:37Z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018-07-27T11:12:39Z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018-07-27T11:12:41Z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18-07-27T11:12:43Z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18-07-27T11:12:47Z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8-07-27T11:12:49Z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7-27T11:12:52Z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7-27T11:12:54Z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7-27T11:12:56Z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7-27T11:12:58Z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7-27T11:13:00Z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7-27T11:13:03Z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8-07-27T11:13:05Z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8-07-27T11:13:07Z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18-07-27T11:13:09Z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18-07-27T11:13:10Z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18-07-27T11:13:11Z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18-07-27T11:13:12Z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18-07-27T11:13:14Z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018-07-27T11:13:16Z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018-07-27T11:13:17Z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018-07-27T11:13:19Z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018-07-27T11:13:21Z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018-07-27T11:13:23Z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018-07-27T11:13:24Z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2018-07-27T11:13:25Z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2018-07-27T11:13:27Z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2018-07-27T11:13:30Z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018-07-27T11:13:32Z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2018-07-27T11:13:35Z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2018-07-27T11:13:39Z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018-07-27T11:13:41Z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018-07-27T11:13:43Z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018-07-27T11:13:45Z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018-07-27T11:13:47Z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018-07-27T11:13:49Z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018-07-27T11:13:51Z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018-07-27T11:13:55Z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018-07-27T11:13:58Z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018-07-27T11:14:01Z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018-07-27T11:14:03Z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018-07-27T11:14:05Z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018-07-27T11:14:09Z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18-07-27T11:14:11Z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18-07-27T11:14:13Z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18-07-27T11:14:16Z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8-07-27T11:14:18Z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8-07-27T11:14:20Z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8-07-27T11:14:22Z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8-07-27T11:14:24Z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8-07-27T11:14:26Z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18-07-27T11:14:28Z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18-07-27T11:14:30Z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18-07-27T11:14:32Z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018-07-27T11:14:34Z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018-07-27T11:14:35Z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018-07-27T11:14:37Z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018-07-27T11:14:39Z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018-07-27T11:14:41Z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018-07-27T11:14:42Z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2018-07-27T11:14:44Z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2018-07-27T11:14:47Z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2018-07-27T11:14:49Z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018-07-27T11:14:52Z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018-07-27T11:14:55Z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018-07-27T11:14:57Z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18-07-27T11:14:59Z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8-07-27T11:15:01Z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7-27T11:15:03Z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7-27T11:15:06Z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-27T11:15:08Z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7-27T11:15:10Z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018-07-27T11:15:12Z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7-27T11:15:14Z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7-27T11:15:16Z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7-27T11:15:18Z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-27T11:15:20Z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-27T11:15:22Z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7-27T11:15:24Z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7-27T11:15:27Z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018-07-27T11:15:31Z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018-07-27T11:15:35Z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018-07-27T11:15:37Z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018-07-27T11:15:40Z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018-07-27T11:15:43Z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018-07-27T11:15:45Z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018-07-27T11:15:47Z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018-07-27T11:15:49Z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018-07-27T11:15:51Z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018-07-27T11:15:53Z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018-07-27T11:15:54Z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018-07-27T11:15:55Z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8-07-27T11:15:56Z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8-07-27T11:15:58Z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7-27T11:16:00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7-27T11:16:02Z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7-27T11:16:04Z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7-27T11:16:05Z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7-27T11:16:06Z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7-27T11:16:08Z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8-07-27T11:16:10Z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8-07-27T11:16:11Z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18-07-27T11:16:12Z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18-07-27T11:16:13Z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18-07-27T11:16:14Z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18-07-27T11:16:16Z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18-07-27T11:16:18Z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018-07-27T11:16:20Z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018-07-27T11:16:24Z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018-07-27T11:16:26Z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018-07-27T11:16:28Z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18-07-27T11:16:30Z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18-07-27T11:16:32Z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8-07-27T11:16:34Z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8-07-27T11:16:37Z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7-27T11:16:39Z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7-27T11:16:41Z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7-27T11:16:43Z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7-27T11:16:45Z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7-27T11:16:47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7-27T11:16:49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7-27T11:16:51Z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7-27T11:16:53Z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7-27T11:16:55Z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-27T11:16:57Z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-27T11:16:59Z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7-27T11:17:01Z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7-27T11:17:03Z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-27T11:17:05Z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7-27T11:17:07Z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7-27T11:17:09Z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7-27T11:17:11Z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8-07-27T11:17:13Z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18-07-27T11:17:15Z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18-07-27T11:17:17Z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18-07-27T11:17:19Z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18-07-27T11:17:21Z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18-07-27T11:17:23Z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018-07-27T11:17:24Z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018-07-27T11:17:25Z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018-07-27T11:17:27Z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018-07-27T11:17:29Z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018-07-27T11:17:31Z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018-07-27T11:17:33Z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018-07-27T11:17:35Z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018-07-27T11:17:37Z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018-07-27T11:17:39Z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18-07-27T11:17:42Z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18-07-27T11:17:47Z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8-07-27T11:17:50Z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7-27T11:17:52Z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7-27T11:17:54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7-27T11:17:56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7-27T11:17:58Z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7-27T11:18:01Z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7-27T11:18:04Z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-27T11:18:06Z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-27T11:18:08Z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7-27T11:18:10Z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7-27T11:18:12Z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7-27T11:18:14Z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-27T11:18:16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7-27T11:18:18Z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7-27T11:18:19Z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7-27T11:18:20Z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8-07-27T11:18:21Z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18-07-27T11:18:22Z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18-07-27T11:18:24Z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018-07-27T11:18:26Z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018-07-27T11:18:28Z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018-07-27T11:18:30Z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018-07-27T11:18:32Z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2018-07-27T11:18:34Z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018-07-27T11:18:36Z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2018-07-27T11:18:38Z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2018-07-27T11:18:41Z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2018-07-27T11:18:43Z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2018-07-27T11:18:45Z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2018-07-27T11:18:47Z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2018-07-27T11:18:49Z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2018-07-27T11:18:51Z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2018-07-27T11:18:53Z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018-07-27T11:18:56Z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018-07-27T11:19:01Z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018-07-27T11:19:04Z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018-07-27T11:19:06Z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018-07-27T11:19:08Z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018-07-27T11:19:10Z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018-07-27T11:19:12Z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018-07-27T11:19:15Z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018-07-27T11:19:17Z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018-07-27T11:19:19Z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018-07-27T11:19:21Z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018-07-27T11:19:24Z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018-07-27T11:19:28Z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018-07-27T11:19:30Z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018-07-27T11:19:32Z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018-07-27T11:19:35Z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18-07-27T11:19:37Z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18-07-27T11:19:39Z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18-07-27T11:19:42Z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8-07-27T11:19:46Z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7-27T11:19:48Z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7-27T11:19:50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7-27T11:19:52Z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7-27T11:19:54Z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7-27T11:19:56Z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7-27T11:19:59Z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8-07-27T11:20:02Z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18-07-27T11:20:04Z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18-07-27T11:20:06Z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18-07-27T11:20:08Z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18-07-27T11:20:10Z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018-07-27T11:20:11Z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018-07-27T11:20:12Z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018-07-27T11:20:14Z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018-07-27T11:20:16Z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018-07-27T11:20:18Z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018-07-27T11:20:20Z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018-07-27T11:20:22Z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18-07-27T11:20:24Z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8-07-27T11:20:26Z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7-27T11:20:28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7-27T11:20:30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7-27T11:20:32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7-27T11:20:34Z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7-27T11:20:37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7-27T11:20:40Z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-27T11:20:42Z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-27T11:20:44Z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-27T11:20:46Z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7-27T11:20:48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7-27T11:20:50Z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7-27T11:20:52Z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8-07-27T11:20:54Z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18-07-27T11:20:56Z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18-07-27T11:20:58Z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8-07-27T11:21:00Z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7-27T11:21:02Z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7-27T11:21:05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7-27T11:21:09Z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7-27T11:21:13Z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-27T11:21:15Z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7-27T11:21:17Z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7-27T11:21:19Z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018-07-27T11:21:21Z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8-07-27T11:21:23Z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8-07-27T11:21:25Z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018-07-27T11:21:27Z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018-07-27T11:21:29Z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018-07-27T11:21:32Z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018-07-27T11:21:34Z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018-07-27T11:21:36Z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018-07-27T11:21:38Z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018-07-27T11:21:40Z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8-07-27T11:21:42Z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7-27T11:21:43Z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-27T11:21:44Z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7-27T11:21:46Z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7-27T11:21:47Z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8-07-27T11:21:49Z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18-07-27T11:21:51Z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018-07-27T11:21:52Z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018-07-27T11:21:54Z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018-07-27T11:21:56Z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018-07-27T11:21:57Z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018-07-27T11:21:58Z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018-07-27T11:21:59Z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018-07-27T11:22:01Z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018-07-27T11:22:03Z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018-07-27T11:22:05Z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018-07-27T11:22:07Z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018-07-27T11:22:08Z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2018-07-27T11:22:09Z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2018-07-27T11:22:11Z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2018-07-27T11:22:13Z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018-07-27T11:22:15Z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2018-07-27T11:22:18Z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2018-07-27T11:22:20Z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2018-07-27T11:22:22Z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018-07-27T11:22:24Z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018-07-27T11:22:27Z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018-07-27T11:22:29Z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018-07-27T11:22:31Z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018-07-27T11:22:33Z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018-07-27T11:22:35Z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018-07-27T11:22:37Z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018-07-27T11:22:39Z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018-07-27T11:22:41Z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018-07-27T11:22:43Z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018-07-27T11:22:45Z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18-07-27T11:22:48Z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8-07-27T11:22:50Z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7-27T11:22:52Z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7-27T11:22:54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7-27T11:22:56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7-27T11:22:58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7-27T11:23:01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7-27T11:23:03Z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7-27T11:23:05Z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7-27T11:23:07Z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7-27T11:23:09Z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7-27T11:23:11Z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7-27T11:23:13Z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-27T11:23:16Z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7-27T11:23:18Z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018-07-27T11:23:20Z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018-07-27T11:23:22Z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018-07-27T11:23:24Z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018-07-27T11:23:26Z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018-07-27T11:23:29Z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018-07-27T11:23:32Z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018-07-27T11:23:34Z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018-07-27T11:23:37Z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018-07-27T11:23:39Z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018-07-27T11:23:41Z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018-07-27T11:23:43Z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018-07-27T11:23:45Z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018-07-27T11:23:47Z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018-07-27T11:23:50Z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018-07-27T11:23:52Z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018-07-27T11:23:54Z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018-07-27T11:23:56Z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018-07-27T11:23:58Z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018-07-27T11:24:00Z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018-07-27T11:24:03Z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018-07-27T11:24:05Z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018-07-27T11:24:07Z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018-07-27T11:24:08Z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018-07-27T11:24:09Z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8-07-27T11:24:10Z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018-07-27T11:24:12Z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7-27T11:24:13Z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-27T11:24:14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7-27T11:24:16Z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7-27T11:24:18Z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018-07-27T11:24:20Z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018-07-27T11:24:21Z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018-07-27T11:24:22Z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018-07-27T11:24:23Z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018-07-27T11:24:24Z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018-07-27T11:24:25Z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2018-07-27T11:24:26Z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2018-07-27T11:24:27Z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018-07-27T11:24:28Z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2018-07-27T11:24:30Z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2018-07-27T11:24:32Z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2018-07-27T11:24:34Z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2018-07-27T11:24:36Z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2018-07-27T11:24:38Z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2018-07-27T11:24:40Z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2018-07-27T11:24:42Z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2018-07-27T11:24:44Z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2018-07-27T11:24:47Z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2018-07-27T11:24:50Z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2018-07-27T11:24:53Z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018-07-27T11:24:55Z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018-07-27T11:24:58Z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018-07-27T11:25:00Z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018-07-27T11:25:02Z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018-07-27T11:25:05Z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018-07-27T11:25:09Z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018-07-27T11:25:11Z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018-07-27T11:25:13Z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018-07-27T11:25:15Z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018-07-27T11:25:17Z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018-07-27T11:25:19Z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018-07-27T11:25:21Z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018-07-27T11:25:24Z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018-07-27T11:25:28Z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018-07-27T11:25:30Z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018-07-27T11:25:32Z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018-07-27T11:25:34Z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018-07-27T11:25:36Z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18-07-27T11:25:39Z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18-07-27T11:25:43Z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18-07-27T11:25:45Z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18-07-27T11:25:47Z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18-07-27T11:25:49Z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18-07-27T11:25:51Z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18-07-27T11:25:54Z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8-07-27T11:25:57Z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8-07-27T11:25:59Z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8-07-27T11:26:01Z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8-07-27T11:26:03Z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18-07-27T11:26:06Z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8-07-27T11:26:09Z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8-07-27T11:26:11Z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8-07-27T11:26:13Z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8-07-27T11:26:15Z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8-07-27T11:26:17Z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18-07-27T11:26:19Z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18-07-27T11:26:20Z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18-07-27T11:26:22Z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18-07-27T11:26:24Z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018-07-27T11:26:26Z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018-07-27T11:26:28Z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018-07-27T11:26:30Z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018-07-27T11:26:31Z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018-07-27T11:26:32Z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018-07-27T11:26:34Z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018-07-27T11:26:36Z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2018-07-27T11:26:39Z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2018-07-27T11:26:41Z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018-07-27T11:26:43Z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018-07-27T11:26:45Z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018-07-27T11:26:47Z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018-07-27T11:26:49Z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018-07-27T11:26:51Z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018-07-27T11:26:53Z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018-07-27T11:26:55Z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18-07-27T11:26:57Z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18-07-27T11:26:59Z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8-07-27T11:27:01Z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7-27T11:27:03Z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7-27T11:27:05Z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7-27T11:27:07Z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7-27T11:27:12Z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7-27T11:27:16Z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7-27T11:27:19Z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018-07-27T11:27:21Z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018-07-27T11:27:23Z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7-27T11:27:25Z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-27T11:27:28Z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7-27T11:27:30Z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018-07-27T11:27:32Z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8-07-27T11:27:35Z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018-07-27T11:27:37Z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018-07-27T11:27:39Z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018-07-27T11:27:42Z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018-07-27T11:27:44Z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018-07-27T11:27:46Z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018-07-27T11:27:48Z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018-07-27T11:27:50Z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018-07-27T11:27:52Z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018-07-27T11:27:55Z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018-07-27T11:28:00Z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018-07-27T11:28:03Z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018-07-27T11:28:06Z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018-07-27T11:28:08Z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8-07-27T11:28:10Z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8-07-27T11:28:12Z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018-07-27T11:28:14Z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7-27T11:28:16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7-27T11:28:18Z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7-27T11:28:20Z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18-07-27T11:28:21Z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18-07-27T11:28:22Z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018-07-27T11:28:24Z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018-07-27T11:28:26Z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018-07-27T11:28:28Z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018-07-27T11:28:30Z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018-07-27T11:28:32Z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018-07-27T11:28:34Z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2018-07-27T11:28:36Z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2018-07-27T11:28:38Z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2018-07-27T11:28:40Z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018-07-27T11:28:42Z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018-07-27T11:28:44Z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018-07-27T11:28:46Z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018-07-27T11:28:48Z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018-07-27T11:28:50Z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018-07-27T11:28:52Z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018-07-27T11:28:54Z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18-07-27T11:28:56Z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18-07-27T11:28:58Z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18-07-27T11:29:00Z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8-07-27T11:29:02Z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7-27T11:29:04Z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7-27T11:29:06Z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7-27T11:29:08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7-27T11:29:10Z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7-27T11:29:12Z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-27T11:29:15Z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018-07-27T11:29:17Z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018-07-27T11:29:19Z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018-07-27T11:29:23Z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018-07-27T11:29:27Z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018-07-27T11:29:30Z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018-07-27T11:29:32Z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018-07-27T11:29:34Z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018-07-27T11:29:37Z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018-07-27T11:29:41Z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018-07-27T11:29:44Z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018-07-27T11:29:47Z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018-07-27T11:29:49Z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018-07-27T11:29:52Z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018-07-27T11:29:54Z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018-07-27T11:29:56Z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018-07-27T11:29:58Z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018-07-27T11:30:01Z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018-07-27T11:30:03Z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018-07-27T11:30:05Z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018-07-27T11:30:07Z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018-07-27T11:30:10Z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018-07-27T11:30:14Z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018-07-27T11:30:16Z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018-07-27T11:30:18Z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018-07-27T11:30:21Z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18-07-27T11:30:23Z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018-07-27T11:30:25Z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018-07-27T11:30:28Z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018-07-27T11:30:32Z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018-07-27T11:30:34Z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018-07-27T11:30:36Z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018-07-27T11:30:38Z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18-07-27T11:30:41Z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18-07-27T11:30:43Z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18-07-27T11:30:46Z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018-07-27T11:30:52Z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018-07-27T11:30:54Z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018-07-27T11:30:57Z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018-07-27T11:30:59Z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018-07-27T11:31:01Z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018-07-27T11:31:03Z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018-07-27T11:31:08Z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018-07-27T11:31:11Z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018-07-27T11:31:13Z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018-07-27T11:31:15Z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018-07-27T11:31:18Z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018-07-27T11:31:20Z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018-07-27T11:31:22Z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018-07-27T11:31:25Z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018-07-27T11:31:29Z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018-07-27T11:31:31Z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018-07-27T11:31:34Z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018-07-27T11:31:37Z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018-07-27T11:31:39Z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018-07-27T11:31:41Z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018-07-27T11:31:43Z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018-07-27T11:31:46Z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018-07-27T11:31:50Z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018-07-27T11:31:52Z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018-07-27T11:31:54Z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018-07-27T11:31:57Z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018-07-27T11:31:59Z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018-07-27T11:32:01Z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018-07-27T11:32:03Z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018-07-27T11:32:06Z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018-07-27T11:32:11Z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018-07-27T11:32:14Z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018-07-27T11:32:16Z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018-07-27T11:32:18Z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018-07-27T11:32:21Z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018-07-27T11:32:23Z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018-07-27T11:32:25Z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018-07-27T11:32:27Z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018-07-27T11:32:30Z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018-07-27T11:32:34Z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018-07-27T11:32:36Z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018-07-27T11:32:38Z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018-07-27T11:32:40Z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018-07-27T11:32:42Z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18-07-27T11:32:44Z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18-07-27T11:32:46Z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018-07-27T11:32:48Z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018-07-27T11:32:50Z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18-07-27T11:32:52Z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18-07-27T11:32:56Z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018-07-27T11:33:00Z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018-07-27T11:33:02Z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018-07-27T11:33:04Z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018-07-27T11:33:06Z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018-07-27T11:33:08Z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018-07-27T11:33:10Z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018-07-27T11:33:12Z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018-07-27T11:33:14Z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018-07-27T11:33:16Z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018-07-27T11:33:18Z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018-07-27T11:33:20Z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018-07-27T11:33:24Z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018-07-27T11:33:27Z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018-07-27T11:33:29Z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018-07-27T11:33:31Z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018-07-27T11:33:33Z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018-07-27T11:33:35Z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018-07-27T11:33:37Z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018-07-27T11:33:39Z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018-07-27T11:33:43Z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018-07-27T11:33:45Z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018-07-27T11:33:47Z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018-07-27T11:33:50Z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018-07-27T11:33:52Z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018-07-27T11:33:54Z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018-07-27T11:33:56Z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018-07-27T11:33:59Z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18-07-27T11:34:02Z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18-07-27T11:34:04Z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18-07-27T11:34:06Z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18-07-27T11:34:08Z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018-07-27T11:34:10Z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018-07-27T11:34:12Z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018-07-27T11:34:14Z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018-07-27T11:34:16Z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018-07-27T11:34:18Z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018-07-27T11:34:20Z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018-07-27T11:34:23Z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018-07-27T11:34:26Z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018-07-27T11:34:28Z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018-07-27T11:34:31Z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18-07-27T11:34:33Z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18-07-27T11:34:35Z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018-07-27T11:34:37Z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018-07-27T11:34:40Z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018-07-27T11:34:43Z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018-07-27T11:34:46Z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018-07-27T11:34:49Z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018-07-27T11:34:52Z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018-07-27T11:34:55Z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018-07-27T11:34:57Z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018-07-27T11:34:59Z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018-07-27T11:35:01Z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018-07-27T11:35:03Z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018-07-27T11:35:05Z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018-07-27T11:35:08Z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018-07-27T11:35:11Z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018-07-27T11:35:13Z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018-07-27T11:35:16Z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018-07-27T11:35:20Z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018-07-27T11:35:22Z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018-07-27T11:35:24Z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018-07-27T11:35:26Z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18-07-27T11:35:28Z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18-07-27T11:35:31Z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18-07-27T11:35:34Z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018-07-27T11:35:37Z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018-07-27T11:35:39Z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018-07-27T11:35:43Z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018-07-27T11:35:46Z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018-07-27T11:35:48Z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018-07-27T11:35:50Z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018-07-27T11:35:54Z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018-07-27T11:35:57Z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018-07-27T11:36:00Z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018-07-27T11:36:02Z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018-07-27T11:36:04Z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018-07-27T11:36:07Z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018-07-27T11:36:10Z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018-07-27T11:36:13Z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018-07-27T11:36:16Z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018-07-27T11:36:18Z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018-07-27T11:36:22Z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018-07-27T11:36:24Z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018-07-27T11:36:26Z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018-07-27T11:36:28Z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018-07-27T11:36:30Z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018-07-27T11:36:32Z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018-07-27T11:36:38Z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018-07-27T11:36:40Z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018-07-27T11:36:42Z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018-07-27T11:36:44Z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018-07-27T11:36:47Z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018-07-27T11:36:49Z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018-07-27T11:36:53Z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018-07-27T11:36:55Z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018-07-27T11:36:58Z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018-07-27T11:37:00Z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018-07-27T11:37:02Z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18-07-27T11:37:05Z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018-07-27T11:37:08Z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018-07-27T11:37:11Z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018-07-27T11:37:14Z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018-07-27T11:37:17Z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018-07-27T11:37:19Z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018-07-27T11:37:22Z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018-07-27T11:37:25Z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018-07-27T11:37:28Z</text:p>
              </table:table-cell>
              <table:table-cell office:value-type="float" office:value="96">
                <text:p>9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Windows_X86_64 LibreOffice_project/79c9829dd5d8054ec39a82dc51cd9eff340dbee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